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1" svg:font-family="Calibri1"/>
    <style:font-face style:name="Arial1" svg:font-family="Arial1"/>
  </office:font-face-decls>
  <office:automatic-styles>
    <style:style style:name="ce1" style:family="table-cell" style:parent-style-name="Default" style:data-style-name="N0"/>
    <style:style style:name="ce2" style:family="table-cell" style:parent-style-name="CategoryHeader" style:data-style-name="N0">
      <style:table-cell-properties fo:border="thin solid #000000" style:vertical-align="top" fo:wrap-option="wrap" fo:background-color="#000000"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3" style:family="table-cell" style:parent-style-name="Default" style:data-style-name="N0">
      <style:table-cell-properties fo:border="none" style:vertical-align="top" fo:wrap-option="no-wrap"/>
      <style:text-properties fo:font-size="10pt" style:font-size-asian="10pt" style:font-size-complex="10pt" fo:font-weight="bold" style:font-weight-asian="bold" style:font-weight-complex="bold"/>
    </style:style>
    <style:style style:name="ce4" style:family="table-cell" style:parent-style-name="Default" style:data-style-name="N0">
      <style:table-cell-properties fo:border="none" style:vertical-align="top" fo:wrap-option="no-wrap"/>
      <style:text-properties fo:font-size="10pt" style:font-size-asian="10pt" style:font-size-complex="10pt"/>
    </style:style>
    <style:style style:name="ce5" style:family="table-cell" style:parent-style-name="Default" style:data-style-name="N0">
      <style:table-cell-properties fo:border="none"/>
      <style:text-properties fo:font-size="10pt" style:font-size-asian="10pt" style:font-size-complex="10pt"/>
    </style:style>
    <style:style style:name="ce6" style:family="table-cell" style:parent-style-name="Default" style:data-style-name="N0">
      <style:table-cell-properties fo:border-top="thin solid #000000" fo:border-bottom="thin solid #000000" fo:border-left="none" fo:border-right="none" style:vertical-align="middle" fo:wrap-option="no-wrap" style:repeat-content="false"/>
      <style:paragraph-properties fo:text-align="center"/>
      <style:text-properties fo:font-size="10pt" style:font-size-asian="10pt" style:font-size-complex="10pt" fo:font-weight="bold" style:font-weight-asian="bold" style:font-weight-complex="bold"/>
    </style:style>
    <style:style style:name="ce7" style:family="table-cell" style:parent-style-name="Default" style:data-style-name="N0">
      <style:table-cell-properties fo:border-top="thin solid #000000" fo:border-bottom="thin solid #000000" fo:border-left="none" fo:border-right="none" style:vertical-align="top" fo:wrap-option="no-wrap"/>
      <style:text-properties fo:font-size="10pt" style:font-size-asian="10pt" style:font-size-complex="10pt" fo:font-weight="bold" style:font-weight-asian="bold" style:font-weight-complex="bold"/>
    </style:style>
    <style:style style:name="ce8" style:family="table-cell" style:parent-style-name="Default" style:data-style-name="N0">
      <style:table-cell-properties fo:border="none" style:vertical-align="middle" fo:wrap-option="no-wrap" style:repeat-content="false"/>
      <style:paragraph-properties fo:text-align="center"/>
      <style:text-properties fo:font-size="10pt" style:font-size-asian="10pt" style:font-size-complex="10pt" fo:font-weight="bold" style:font-weight-asian="bold" style:font-weight-complex="bold"/>
    </style:style>
    <style:style style:name="ce9" style:family="table-cell" style:parent-style-name="Default" style:data-style-name="N0">
      <style:table-cell-properties fo:border="none" style:vertical-align="top" fo:wrap-option="no-wrap" style:repeat-content="false"/>
      <style:paragraph-properties fo:text-align="center"/>
      <style:text-properties fo:font-size="10pt" style:font-size-asian="10pt" style:font-size-complex="10pt" fo:font-weight="bold" style:font-weight-asian="bold" style:font-weight-complex="bold"/>
    </style:style>
    <style:style style:name="ce10" style:family="table-cell" style:parent-style-name="Default" style:data-style-name="N0">
      <style:table-cell-properties fo:border="none" style:vertical-align="top" fo:wrap-option="no-wrap" fo:background-color="transparent"/>
      <style:text-properties fo:font-size="10pt" style:font-size-asian="10pt" style:font-size-complex="10pt"/>
    </style:style>
    <style:style style:name="ce11" style:family="table-cell" style:parent-style-name="Default" style:data-style-name="N0">
      <style:table-cell-properties fo:border="none" style:vertical-align="top" fo:wrap-option="no-wrap" fo:background-color="transparent" style:repeat-content="false"/>
      <style:paragraph-properties fo:text-align="center"/>
      <style:text-properties fo:font-size="10pt" style:font-size-asian="10pt" style:font-size-complex="10pt"/>
    </style:style>
    <style:style style:name="ce12" style:family="table-cell" style:parent-style-name="Default" style:data-style-name="N13">
      <style:table-cell-properties fo:border="none" style:vertical-align="top" fo:wrap-option="no-wrap" fo:background-color="transparent" style:repeat-content="false"/>
      <style:paragraph-properties fo:text-align="center"/>
      <style:text-properties fo:font-size="10pt" style:font-size-asian="10pt" style:font-size-complex="10pt"/>
    </style:style>
    <style:style style:name="ce13" style:family="table-cell" style:parent-style-name="Default" style:data-style-name="N0">
      <style:table-cell-properties fo:border="thin solid #000000" style:vertical-align="top" fo:wrap-option="no-wrap" fo:background-color="#000000" style:repeat-content="false"/>
      <style:paragraph-properties fo:text-align="center"/>
      <style:text-properties fo:color="#FFFFFF" fo:font-size="10pt" style:font-size-asian="10pt" style:font-size-complex="10pt" fo:font-weight="bold" style:font-weight-asian="bold" style:font-weight-complex="bold"/>
    </style:style>
    <style:style style:name="ce14" style:family="table-cell" style:parent-style-name="Default" style:data-style-name="N13">
      <style:table-cell-properties fo:border="thin solid #000000" style:vertical-align="top" fo:wrap-option="no-wrap" fo:background-color="#000000" style:cell-protect="protected" style:repeat-content="false"/>
      <style:paragraph-properties fo:text-align="start" fo:margin-left="0cm"/>
      <style:text-properties fo:color="#FFFFFF" fo:font-size="10pt" style:font-size-asian="10pt" style:font-size-complex="10pt" fo:font-weight="bold" style:font-weight-asian="bold" style:font-weight-complex="bold"/>
    </style:style>
    <style:style style:name="ce15" style:family="table-cell" style:parent-style-name="Default" style:data-style-name="N13">
      <style:table-cell-properties fo:border="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6" style:family="table-cell" style:parent-style-name="Default" style:data-style-name="N0">
      <style:table-cell-properties fo:border="thin solid #000000" style:vertical-align="top" fo:wrap-option="no-wrap" style:repeat-content="false"/>
      <style:paragraph-properties fo:text-align="center"/>
      <style:text-properties fo:font-size="10pt" style:font-size-asian="10pt" style:font-size-complex="10pt" fo:font-weight="bold" style:font-weight-asian="bold" style:font-weight-complex="bold"/>
    </style:style>
    <style:style style:name="ce17" style:family="table-cell" style:parent-style-name="Default" style:data-style-name="N0">
      <style:table-cell-properties fo:border-top="thin solid #000000" fo:border-bottom="thin solid #000000" fo:border-left="thin solid #000000" fo:border-right="none" style:vertical-align="top" fo:wrap-option="no-wrap"/>
      <style:text-properties fo:font-size="10pt" style:font-size-asian="10pt" style:font-size-complex="10pt"/>
    </style:style>
    <style:style style:name="ce18" style:family="table-cell" style:parent-style-name="Default" style:data-style-name="N0">
      <style:table-cell-properties fo:border-top="thin solid #000000" fo:border-bottom="thin solid #000000" fo:border-left="none" fo:border-right="thin solid #000000" style:vertical-align="top" fo:wrap-option="no-wrap" style:repeat-content="false"/>
      <style:paragraph-properties fo:text-align="start" fo:margin-left="0cm"/>
      <style:text-properties fo:font-size="10pt" style:font-size-asian="10pt" style:font-size-complex="10pt"/>
    </style:style>
    <style:style style:name="ce19" style:family="table-cell" style:parent-style-name="Default" style:data-style-name="N0">
      <style:table-cell-properties fo:border="none" fo:background-color="transparent"/>
      <style:text-properties fo:font-size="10pt" style:font-size-asian="10pt" style:font-size-complex="10pt"/>
    </style:style>
    <style:style style:name="ce20" style:family="table-cell" style:parent-style-name="CategoryHeader" style:data-style-name="N13">
      <style:table-cell-properties fo:border="none" style:vertical-align="top" fo:wrap-option="wrap" fo:background-color="transparent"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21" style:family="table-cell" style:parent-style-name="CategoryHeader" style:data-style-name="N0">
      <style:table-cell-properties fo:border="none" style:vertical-align="top" fo:wrap-option="wrap" fo:background-color="transparent"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22" style:family="table-cell" style:parent-style-name="Default" style:data-style-name="N13">
      <style:table-cell-properties fo:border="none" style:vertical-align="top" fo:wrap-option="no-wrap" fo:background-color="transparent"/>
      <style:text-properties fo:font-size="10pt" style:font-size-asian="10pt" style:font-size-complex="10pt"/>
    </style:style>
    <style:style style:name="ce23" style:family="table-cell" style:parent-style-name="Default" style:data-style-name="N0">
      <style:table-cell-properties fo:border="none" style:vertical-align="top" fo:wrap-option="no-wrap" style:repeat-content="false"/>
      <style:paragraph-properties fo:text-align="center"/>
      <style:text-properties fo:font-size="10pt" style:font-size-asian="10pt" style:font-size-complex="10pt"/>
    </style:style>
    <style:style style:name="ce24" style:family="table-cell" style:parent-style-name="CategoryHeader" style:data-style-name="N13">
      <style:table-cell-properties fo:border="none" style:vertical-align="middle" fo:wrap-option="wrap" fo:background-color="transparent"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25" style:family="table-cell" style:parent-style-name="CategoryHeader" style:data-style-name="N13">
      <style:table-cell-properties fo:border="none" style:vertical-align="middle" fo:wrap-option="wrap" fo:background-color="transparent" style:repeat-content="false"/>
      <style:paragraph-properties fo:text-align="center"/>
      <style:text-properties fo:color="#FFFFFF" style:font-name="Calibri1" style:font-name-asian="Calibri1" style:font-name-complex="Calibri1" fo:font-size="10pt" style:font-size-asian="10pt" style:font-size-complex="10pt" fo:font-weight="normal" style:font-weight-asian="normal" style:font-weight-complex="normal"/>
    </style:style>
    <style:style style:name="ce26" style:family="table-cell" style:parent-style-name="Default" style:data-style-name="N0">
      <style:table-cell-properties fo:border="none" style:vertical-align="top" fo:wrap-option="no-wrap" fo:background-color="transparent" style:cell-protect="protected"/>
      <style:text-properties fo:font-size="10pt" style:font-size-asian="10pt" style:font-size-complex="10pt"/>
    </style:style>
    <style:style style:name="ce27" style:family="table-cell" style:parent-style-name="Default" style:data-style-name="N0">
      <style:table-cell-properties fo:border="none" style:vertical-align="top" fo:wrap-option="wrap" style:repeat-content="false"/>
      <style:paragraph-properties fo:text-align="end" fo:margin-right="0cm"/>
      <style:text-properties fo:font-size="10pt" style:font-size-asian="10pt" style:font-size-complex="10pt" fo:font-weight="bold" style:font-weight-asian="bold" style:font-weight-complex="bold"/>
    </style:style>
    <style:style style:name="ce28" style:family="table-cell" style:parent-style-name="Default" style:data-style-name="N13">
      <style:table-cell-properties fo:border="none" style:vertical-align="top" fo:wrap-option="wrap" style:repeat-content="false"/>
      <style:paragraph-properties fo:text-align="center"/>
      <style:text-properties fo:font-size="10pt" style:font-size-asian="10pt" style:font-size-complex="10pt"/>
    </style:style>
    <style:style style:name="ce29" style:family="table-cell" style:parent-style-name="CategoryHeader" style:data-style-name="N0">
      <style:table-cell-properties fo:border="thin solid #000000" style:vertical-align="top" fo:wrap-option="wrap" fo:background-color="#000000"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30" style:family="table-cell" style:parent-style-name="CategoryHeader" style:data-style-name="N0">
      <style:table-cell-properties fo:border="thin solid #000000" style:vertical-align="middle" fo:wrap-option="wrap" fo:background-color="#000000"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31" style:family="table-cell" style:parent-style-name="Default" style:data-style-name="N0">
      <style:table-cell-properties fo:border="thin solid #000000"/>
    </style:style>
    <style:style style:name="ce32" style:family="table-cell" style:parent-style-name="Default" style:data-style-name="N0">
      <style:table-cell-properties fo:border="thin solid #000000" style:vertical-align="middle" fo:wrap-option="wrap" style:repeat-content="false"/>
      <style:paragraph-properties fo:text-align="start" fo:margin-left="0cm"/>
      <style:text-properties fo:font-size="10pt" style:font-size-asian="10pt" style:font-size-complex="10pt" fo:font-style="italic" style:font-style-asian="italic" style:font-style-complex="italic"/>
    </style:style>
    <style:style style:name="ce33"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font-size="10pt" style:font-size-asian="10pt" style:font-size-complex="10pt"/>
    </style:style>
    <style:style style:name="ce34" style:family="table-cell" style:parent-style-name="Default" style:data-style-name="N0">
      <style:table-cell-properties fo:border="thin solid #000000" style:vertical-align="middle" fo:wrap-option="no-wrap" fo:background-color="#000000" style:repeat-content="false"/>
      <style:paragraph-properties fo:text-align="center"/>
      <style:text-properties fo:font-size="10pt" style:font-size-asian="10pt" style:font-size-complex="10pt" fo:font-weight="bold" style:font-weight-asian="bold" style:font-weight-complex="bold"/>
    </style:style>
    <style:style style:name="ce35" style:family="table-cell" style:parent-style-name="Default" style:data-style-name="N13">
      <style:table-cell-properties fo:border="thin solid #000000" style:vertical-align="middle" fo:wrap-option="no-wrap" fo:background-color="transparent" style:repeat-content="false"/>
      <style:paragraph-properties fo:text-align="center"/>
      <style:text-properties fo:font-size="10pt" style:font-size-asian="10pt" style:font-size-complex="10pt"/>
    </style:style>
    <style:style style:name="ce36" style:family="table-cell" style:parent-style-name="Default" style:data-style-name="N0">
      <style:table-cell-properties fo:border="thin solid #000000" style:vertical-align="middle" fo:wrap-option="wrap" style:repeat-content="false"/>
      <style:paragraph-properties fo:text-align="start" fo:margin-left="0cm"/>
      <style:text-properties fo:font-size="10pt" style:font-size-asian="10pt" style:font-size-complex="10pt"/>
    </style:style>
    <style:style style:name="ce37" style:family="table-cell" style:parent-style-name="Default" style:data-style-name="N0">
      <style:table-cell-properties fo:border="thin solid #000000" style:vertical-align="middle" fo:wrap-option="wrap" style:repeat-content="false"/>
      <style:paragraph-properties fo:text-align="end" fo:margin-right="0cm"/>
      <style:text-properties fo:font-size="10pt" style:font-size-asian="10pt" style:font-size-complex="10pt" fo:font-weight="bold" style:font-weight-asian="bold" style:font-weight-complex="bold"/>
    </style:style>
    <style:style style:name="ce38" style:family="table-cell" style:parent-style-name="Hyperlink" style:data-style-name="N0">
      <style:table-cell-properties fo:border="thin solid #000000"/>
      <style:text-properties fo:color="#0563C1" style:text-underline-style="solid" style:text-underline-type="single"/>
    </style:style>
    <style:style style:name="ce39" style:family="table-cell" style:parent-style-name="Default" style:data-style-name="N0">
      <style:table-cell-properties fo:border-top="none" fo:border-bottom="thin solid #000000" fo:border-left="none" fo:border-right="none" style:vertical-align="middle" fo:wrap-option="no-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40" style:family="table-cell" style:parent-style-name="Default" style:data-style-name="N0">
      <style:table-cell-properties fo:border="thin solid #000000" style:vertical-align="middle" fo:wrap-option="wrap" style:repeat-content="false"/>
      <style:paragraph-properties fo:text-align="center"/>
      <style:text-properties fo:font-size="10pt" style:font-size-asian="10pt" style:font-size-complex="10pt"/>
    </style:style>
    <style:style style:name="ce41" style:family="table-cell" style:parent-style-name="CategoryHeader" style:data-style-name="N0">
      <style:table-cell-properties fo:border="thin solid #000000" style:vertical-align="top" fo:wrap-option="wrap" fo:background-color="#000000" style:repeat-content="false"/>
      <style:paragraph-properties fo:text-align="start" fo:margin-left="0cm"/>
      <style:text-properties fo:color="#FFFFFF" style:font-name="Calibri1" style:font-name-asian="Calibri1" style:font-name-complex="Calibri1" fo:font-size="10pt" style:font-size-asian="10pt" style:font-size-complex="10pt" fo:font-weight="bold" style:font-weight-asian="bold" style:font-weight-complex="bold"/>
    </style:style>
    <style:style style:name="ce42" style:family="table-cell" style:parent-style-name="Default" style:data-style-name="N0">
      <style:table-cell-properties fo:border="none" style:vertical-align="top" fo:wrap-option="wrap" style:repeat-content="false"/>
      <style:paragraph-properties fo:text-align="start" fo:margin-left="0cm"/>
      <style:text-properties fo:font-size="10pt" style:font-size-asian="10pt" style:font-size-complex="10pt"/>
    </style:style>
    <style:style style:name="ce43" style:family="table-cell" style:parent-style-name="CategoryHeader" style:data-style-name="N13">
      <style:table-cell-properties fo:border-top="thin solid #000000" fo:border-bottom="thin solid #000000" fo:border-left="thin solid #000000" fo:border-right="none" style:vertical-align="top" fo:wrap-option="wrap" fo:background-color="#000000"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44" style:family="table-cell" style:parent-style-name="CategoryHeader" style:data-style-name="N13">
      <style:table-cell-properties fo:border-top="thin solid #000000" fo:border-bottom="thin solid #000000" fo:border-left="none" fo:border-right="none" style:vertical-align="top" fo:wrap-option="wrap" fo:background-color="#000000"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45" style:family="table-cell" style:parent-style-name="CategoryHeader" style:data-style-name="N0">
      <style:table-cell-properties fo:border-top="thin solid #000000" fo:border-bottom="thin solid #000000" fo:border-left="none" fo:border-right="thin solid #000000" style:vertical-align="top" fo:wrap-option="wrap" fo:background-color="#000000"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46" style:family="table-cell" style:parent-style-name="Default" style:data-style-name="N0">
      <style:table-cell-properties fo:border="none"/>
    </style:style>
    <style:style style:name="ce47" style:family="table-cell" style:parent-style-name="Default" style:data-style-name="N0">
      <style:table-cell-properties fo:border-top="thin solid #000000" fo:border-bottom="none" fo:border-left="thin solid #000000" fo:border-right="none" style:vertical-align="top" fo:wrap-option="no-wrap"/>
      <style:text-properties fo:font-size="10pt" style:font-size-asian="10pt" style:font-size-complex="10pt"/>
    </style:style>
    <style:style style:name="ce48" style:family="table-cell" style:parent-style-name="Default" style:data-style-name="N0">
      <style:table-cell-properties fo:border-top="thin solid #000000" fo:border-bottom="none" fo:border-left="none" fo:border-right="none" style:vertical-align="top" fo:wrap-option="no-wrap" style:repeat-content="false"/>
      <style:paragraph-properties fo:text-align="center"/>
      <style:text-properties fo:font-size="10pt" style:font-size-asian="10pt" style:font-size-complex="10pt"/>
    </style:style>
    <style:style style:name="ce49" style:family="table-cell" style:parent-style-name="Default" style:data-style-name="N13">
      <style:table-cell-properties fo:border-top="none" fo:border-bottom="none" fo:border-left="none" fo:border-right="thin solid #000000" style:vertical-align="top" fo:wrap-option="wrap" style:repeat-content="false"/>
      <style:paragraph-properties fo:text-align="center"/>
      <style:text-properties fo:font-size="10pt" style:font-size-asian="10pt" style:font-size-complex="10pt"/>
    </style:style>
    <style:style style:name="ce50" style:family="table-cell" style:parent-style-name="Default" style:data-style-name="N0">
      <style:table-cell-properties fo:border-top="none" fo:border-bottom="none" fo:border-left="thin solid #000000" fo:border-right="thin solid #000000" fo:background-color="transparent"/>
      <style:text-properties fo:font-size="10pt" style:font-size-asian="10pt" style:font-size-complex="10pt" fo:font-style="italic" style:font-style-asian="italic" style:font-style-complex="italic"/>
    </style:style>
    <style:style style:name="ce51" style:family="table-cell" style:parent-style-name="Default" style:data-style-name="N0">
      <style:table-cell-properties fo:border-top="none" fo:border-bottom="none" fo:border-left="thin solid #000000" fo:border-right="none" style:vertical-align="top" fo:wrap-option="no-wrap"/>
      <style:text-properties fo:font-size="10pt" style:font-size-asian="10pt" style:font-size-complex="10pt"/>
    </style:style>
    <style:style style:name="ce52" style:family="table-cell" style:parent-style-name="Default" style:data-style-name="N0">
      <style:table-cell-properties fo:border-top="none" fo:border-bottom="none" fo:border-left="thin solid #000000" fo:border-right="thin solid #000000"/>
      <style:text-properties fo:font-size="10pt" style:font-size-asian="10pt" style:font-size-complex="10pt" fo:font-style="italic" style:font-style-asian="italic" style:font-style-complex="italic"/>
    </style:style>
    <style:style style:name="ce53" style:family="table-cell" style:parent-style-name="Default" style:data-style-name="N0">
      <style:table-cell-properties fo:border-top="none" fo:border-bottom="none" fo:border-left="thin solid #000000" fo:border-right="thin solid #000000" style:vertical-align="top" fo:wrap-option="no-wrap"/>
      <style:text-properties fo:font-size="10pt" style:font-size-asian="10pt" style:font-size-complex="10pt" fo:font-style="italic" style:font-style-asian="italic" style:font-style-complex="italic"/>
    </style:style>
    <style:style style:name="ce54" style:family="table-cell" style:parent-style-name="Default" style:data-style-name="N0">
      <style:table-cell-properties fo:border-top="none" fo:border-bottom="thin solid #000000" fo:border-left="thin solid #000000" fo:border-right="none" style:vertical-align="top" fo:wrap-option="no-wrap"/>
      <style:text-properties fo:font-size="10pt" style:font-size-asian="10pt" style:font-size-complex="10pt"/>
    </style:style>
    <style:style style:name="ce55" style:family="table-cell" style:parent-style-name="Default" style:data-style-name="N0">
      <style:table-cell-properties fo:border-top="none" fo:border-bottom="thin solid #000000" fo:border-left="none" fo:border-right="none" style:vertical-align="top" fo:wrap-option="no-wrap" style:repeat-content="false"/>
      <style:paragraph-properties fo:text-align="center"/>
      <style:text-properties fo:font-size="10pt" style:font-size-asian="10pt" style:font-size-complex="10pt"/>
    </style:style>
    <style:style style:name="ce56" style:family="table-cell" style:parent-style-name="Default" style:data-style-name="N13">
      <style:table-cell-properties fo:border-top="none" fo:border-bottom="thin solid #000000" fo:border-left="none" fo:border-right="none" style:vertical-align="top" fo:wrap-option="wrap" style:repeat-content="false"/>
      <style:paragraph-properties fo:text-align="center"/>
      <style:text-properties fo:font-size="10pt" style:font-size-asian="10pt" style:font-size-complex="10pt"/>
    </style:style>
    <style:style style:name="ce57" style:family="table-cell" style:parent-style-name="Default" style:data-style-name="N13">
      <style:table-cell-properties fo:border-top="none" fo:border-bottom="thin solid #000000" fo:border-left="none" fo:border-right="thin solid #000000" style:vertical-align="top" fo:wrap-option="wrap" style:repeat-content="false"/>
      <style:paragraph-properties fo:text-align="center"/>
      <style:text-properties fo:font-size="10pt" style:font-size-asian="10pt" style:font-size-complex="10pt"/>
    </style:style>
    <style:style style:name="ce58" style:family="table-cell" style:parent-style-name="Default" style:data-style-name="N0">
      <style:table-cell-properties fo:border-top="none" fo:border-bottom="thin solid #000000" fo:border-left="thin solid #000000" fo:border-right="thin solid #000000"/>
      <style:text-properties fo:font-size="10pt" style:font-size-asian="10pt" style:font-size-complex="10pt" fo:font-style="italic" style:font-style-asian="italic" style:font-style-complex="italic"/>
    </style:style>
    <style:style style:name="ce59" style:family="table-cell" style:parent-style-name="Default" style:data-style-name="N0">
      <style:table-cell-properties fo:border="none" style:vertical-align="top" fo:wrap-option="no-wrap" style:repeat-content="false"/>
      <style:paragraph-properties fo:text-align="end" fo:margin-right="0cm"/>
      <style:text-properties fo:font-size="10pt" style:font-size-asian="10pt" style:font-size-complex="10pt" fo:font-weight="bold" style:font-weight-asian="bold" style:font-weight-complex="bold"/>
    </style:style>
    <style:style style:name="ce60" style:family="table-cell" style:parent-style-name="Default" style:data-style-name="N13">
      <style:table-cell-properties fo:border="none" style:vertical-align="top" fo:wrap-option="wrap" style:repeat-content="false"/>
      <style:paragraph-properties fo:text-align="center"/>
      <style:text-properties fo:font-size="10pt" style:font-size-asian="10pt" style:font-size-complex="10pt" fo:font-weight="bold" style:font-weight-asian="bold" style:font-weight-complex="bold"/>
    </style:style>
    <style:style style:name="ce61" style:family="table-cell" style:parent-style-name="Default" style:data-style-name="N0">
      <style:table-cell-properties fo:border="thin solid #000000" style:vertical-align="top" fo:wrap-option="wrap" style:repeat-content="false"/>
      <style:paragraph-properties fo:text-align="start" fo:margin-left="0cm"/>
      <style:text-properties fo:font-size="10pt" style:font-size-asian="10pt" style:font-size-complex="10pt" fo:font-weight="bold" style:font-weight-asian="bold" style:font-weight-complex="bold"/>
    </style:style>
    <style:style style:name="ce62" style:family="table-cell" style:parent-style-name="Default" style:data-style-name="N0">
      <style:table-cell-properties fo:border="thin solid #000000" style:vertical-align="top" fo:wrap-option="wrap" style:repeat-content="false"/>
      <style:paragraph-properties fo:text-align="start" fo:margin-left="0cm"/>
      <style:text-properties fo:font-size="9pt" style:font-size-asian="9pt" style:font-size-complex="9pt"/>
    </style:style>
    <style:style style:name="ce63" style:family="table-cell" style:parent-style-name="Default" style:data-style-name="N0">
      <style:table-cell-properties fo:border="none" style:vertical-align="top" fo:wrap-option="wrap" style:repeat-content="false"/>
      <style:paragraph-properties fo:text-align="start" fo:margin-left="0cm"/>
      <style:text-properties fo:color="#333333" style:font-name="Arial1" style:font-name-asian="Arial1" style:font-name-complex="Arial1" fo:font-size="10pt" style:font-size-asian="10pt" style:font-size-complex="10pt"/>
    </style:style>
    <style:style style:name="ce64" style:family="table-cell" style:parent-style-name="Default" style:data-style-name="N0">
      <style:table-cell-properties fo:border="none" style:vertical-align="top" fo:wrap-option="wrap"/>
      <style:text-properties fo:font-size="10pt" style:font-size-asian="10pt" style:font-size-complex="10pt"/>
    </style:style>
    <style:style style:name="ce65" style:family="table-cell" style:parent-style-name="CategoryHeader" style:data-style-name="N0">
      <style:table-cell-properties fo:border="thin solid #000000" style:vertical-align="top" fo:wrap-option="wrap" fo:background-color="#000000" style:repeat-content="false"/>
      <style:paragraph-properties fo:text-align="start" fo:margin-left="0cm"/>
      <style:text-properties fo:color="#FFFFFF" style:font-name="Calibri1" style:font-name-asian="Calibri1" style:font-name-complex="Calibri1" fo:font-size="10pt" style:font-size-asian="10pt" style:font-size-complex="10pt" fo:font-weight="bold" style:font-weight-asian="bold" style:font-weight-complex="bold"/>
    </style:style>
    <style:style style:name="ce66" style:family="table-cell" style:parent-style-name="Default" style:data-style-name="N0">
      <style:table-cell-properties fo:border="thin solid #000000" style:vertical-align="top" fo:wrap-option="wrap" style:repeat-content="false"/>
      <style:paragraph-properties fo:text-align="start" fo:margin-left="0cm"/>
      <style:text-properties fo:font-size="10pt" style:font-size-asian="10pt" style:font-size-complex="10pt"/>
    </style:style>
    <style:style style:name="ce67" style:family="table-cell" style:parent-style-name="CategoryHeader" style:data-style-name="N0">
      <style:table-cell-properties fo:border="thin solid #000000" style:vertical-align="top" fo:wrap-option="wrap" fo:background-color="#000000"/>
      <style:text-properties fo:color="#FFFFFF" style:font-name="Calibri1" style:font-name-asian="Calibri1" style:font-name-complex="Calibri1" fo:font-size="10pt" style:font-size-asian="10pt" style:font-size-complex="10pt" fo:font-weight="bold" style:font-weight-asian="bold" style:font-weight-complex="bold"/>
    </style:style>
    <style:style style:name="ce68" style:family="table-cell" style:parent-style-name="Default" style:data-style-name="N14">
      <style:table-cell-properties fo:border="none" style:vertical-align="top" fo:wrap-option="wrap" fo:background-color="#FFFFFF"/>
      <style:text-properties fo:font-size="10pt" style:font-size-asian="10pt" style:font-size-complex="10pt"/>
    </style:style>
    <style:style style:name="ce69" style:family="table-cell" style:parent-style-name="Default" style:data-style-name="N0">
      <style:table-cell-properties fo:border="none" style:vertical-align="top" fo:wrap-option="wrap" fo:background-color="#FFFFFF"/>
      <style:text-properties fo:font-size="10pt" style:font-size-asian="10pt" style:font-size-complex="10pt"/>
    </style:style>
    <style:style style:name="ce70" style:family="table-cell" style:parent-style-name="Default" style:data-style-name="N0">
      <style:table-cell-properties fo:border="thin solid #000000" style:vertical-align="automatic" fo:wrap-option="wrap"/>
      <style:text-properties fo:font-size="10pt" style:font-size-asian="10pt" style:font-size-complex="10pt" fo:font-weight="bold" style:font-weight-asian="bold" style:font-weight-complex="bold"/>
    </style:style>
    <style:style style:name="ce71" style:family="table-cell" style:parent-style-name="Default" style:data-style-name="N0">
      <style:table-cell-properties fo:border="thin solid #000000" style:vertical-align="top" fo:wrap-option="wrap" fo:background-color="#FFFFFF"/>
      <style:text-properties fo:font-size="10pt" style:font-size-asian="10pt" style:font-size-complex="10pt"/>
    </style:style>
    <style:style style:name="ce72" style:family="table-cell" style:parent-style-name="Default" style:data-style-name="N0">
      <style:table-cell-properties fo:border="thin solid #000000" style:vertical-align="top" fo:wrap-option="wrap" fo:background-color="#FFFFFF" style:repeat-content="false"/>
      <style:paragraph-properties fo:text-align="center"/>
      <style:text-properties fo:font-size="10pt" style:font-size-asian="10pt" style:font-size-complex="10pt"/>
    </style:style>
    <style:style style:name="ce73" style:family="table-cell" style:parent-style-name="Default" style:data-style-name="N39">
      <style:table-cell-properties fo:border="none" style:vertical-align="top" fo:wrap-option="wrap" fo:background-color="#FFFFFF"/>
      <style:text-properties fo:font-size="10pt" style:font-size-asian="10pt" style:font-size-complex="10pt"/>
    </style:style>
    <style:style style:name="ce74" style:family="table-cell" style:parent-style-name="Default" style:data-style-name="N0">
      <style:table-cell-properties fo:border="thin solid #000000" style:vertical-align="top" fo:wrap-option="wrap"/>
      <style:text-properties fo:font-size="10pt" style:font-size-asian="10pt" style:font-size-complex="10pt" fo:font-weight="bold" style:font-weight-asian="bold" style:font-weight-complex="bold"/>
    </style:style>
    <style:style style:name="ce75" style:family="table-cell" style:parent-style-name="Default" style:data-style-name="N0">
      <style:table-cell-properties fo:border="thin solid #000000" style:vertical-align="top" fo:wrap-option="wrap" fo:background-color="#000000"/>
      <style:text-properties fo:color="#FFFFFF" fo:font-size="10pt" style:font-size-asian="10pt" style:font-size-complex="10pt" fo:font-weight="bold" style:font-weight-asian="bold" style:font-weight-complex="bold"/>
    </style:style>
    <style:style style:name="ce76" style:family="table-cell" style:parent-style-name="Default" style:data-style-name="N38">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style>
    <style:style style:name="ce77" style:family="table-cell" style:parent-style-name="Default" style:data-style-name="N38">
      <style:table-cell-properties fo:border="thin solid #000000" style:vertical-align="top" fo:wrap-option="wrap" fo:background-color="#000000"/>
      <style:text-properties fo:color="#FFFFFF" fo:font-size="10pt" style:font-size-asian="10pt" style:font-size-complex="10pt" fo:font-weight="bold" style:font-weight-asian="bold" style:font-weight-complex="bold"/>
    </style:style>
    <style:style style:name="ce78" style:family="table-cell" style:parent-style-name="Default" style:data-style-name="N38">
      <style:table-cell-properties fo:border="none" style:vertical-align="top" fo:wrap-option="wrap" fo:background-color="#FFFFFF"/>
      <style:text-properties fo:font-size="10pt" style:font-size-asian="10pt" style:font-size-complex="10pt" fo:font-weight="bold" style:font-weight-asian="bold" style:font-weight-complex="bold"/>
    </style:style>
    <style:style style:name="ce79" style:family="table-cell" style:parent-style-name="Default" style:data-style-name="N0">
      <style:table-cell-properties fo:border="none" style:vertical-align="top" fo:wrap-option="wrap" fo:background-color="#FFFFFF"/>
      <style:text-properties fo:font-size="10pt" style:font-size-asian="10pt" style:font-size-complex="10pt" fo:font-weight="bold" style:font-weight-asian="bold" style:font-weight-complex="bold"/>
    </style:style>
    <style:style style:name="ce80" style:family="table-cell" style:parent-style-name="Default" style:data-style-name="N0">
      <style:table-cell-properties fo:border="thin solid #000000" style:vertical-align="top" fo:wrap-option="wrap"/>
      <style:text-properties fo:font-size="10pt" style:font-size-asian="10pt" style:font-size-complex="10pt"/>
    </style:style>
    <style:style style:name="ce81" style:family="table-cell" style:parent-style-name="Default" style:data-style-name="N0">
      <style:table-cell-properties fo:border="none" style:vertical-align="top" fo:wrap-option="wrap" fo:background-color="#FFFFFF" style:repeat-content="false"/>
      <style:paragraph-properties fo:text-align="center"/>
      <style:text-properties fo:font-size="10pt" style:font-size-asian="10pt" style:font-size-complex="10pt"/>
    </style:style>
    <style:style style:name="ce82" style:family="table-cell" style:parent-style-name="Default" style:data-style-name="N39">
      <style:table-cell-properties fo:border="thin solid #000000" style:vertical-align="top" fo:wrap-option="wrap" fo:background-color="#FFFFFF" style:repeat-content="false"/>
      <style:paragraph-properties fo:text-align="start" fo:margin-left="0cm"/>
      <style:text-properties fo:font-size="10pt" style:font-size-asian="10pt" style:font-size-complex="10pt"/>
    </style:style>
    <style:style style:name="ce83" style:family="table-cell" style:parent-style-name="Default" style:data-style-name="N0">
      <style:table-cell-properties fo:border="thin solid #000000" style:vertical-align="middle" fo:wrap-option="wrap" style:repeat-content="false"/>
      <style:paragraph-properties fo:text-align="center"/>
      <style:text-properties fo:font-size="10pt" style:font-size-asian="10pt" style:font-size-complex="10pt" fo:font-style="italic" style:font-style-asian="italic" style:font-style-complex="italic"/>
    </style:style>
    <style:style style:name="ce84"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85"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style:style>
    <style:style style:name="ce86" style:family="table-cell" style:parent-style-name="Default" style:data-style-name="N0">
      <style:table-cell-properties fo:border-top="none" fo:border-bottom="none" fo:border-left="thin solid #000000" fo:border-right="thin solid #000000" style:vertical-align="top" fo:wrap-option="wrap" fo:background-color="#FFFFFF"/>
      <style:text-properties fo:font-size="10pt" style:font-size-asian="10pt" style:font-size-complex="10pt"/>
    </style:style>
    <style:style style:name="ce87" style:family="table-cell" style:parent-style-name="Default" style:data-style-name="N0">
      <style:table-cell-properties fo:border="thin solid #000000" style:vertical-align="top" fo:wrap-option="wrap" fo:background-color="#FFFFFF"/>
    </style:style>
    <style:style style:name="ce88" style:family="table-cell" style:parent-style-name="Default" style:data-style-name="N0">
      <style:table-cell-properties fo:border="thin solid #000000" style:vertical-align="top" fo:wrap-option="wrap" fo:background-color="#FFFFFF"/>
      <style:text-properties fo:font-size="10pt" style:font-size-asian="10pt" style:font-size-complex="10pt" fo:font-weight="bold" style:font-weight-asian="bold" style:font-weight-complex="bold"/>
    </style:style>
    <style:style style:name="ce89" style:family="table-cell" style:parent-style-name="Default" style:data-style-name="N0">
      <style:table-cell-properties fo:border="none" style:vertical-align="top" fo:wrap-option="no-wrap" style:repeat-content="false"/>
      <style:paragraph-properties fo:text-align="center"/>
      <style:text-properties fo:font-size="16pt" style:font-size-asian="16pt" style:font-size-complex="16pt"/>
    </style:style>
    <style:style style:name="ce90" style:family="table-cell" style:parent-style-name="Default" style:data-style-name="N0">
      <style:table-cell-properties fo:border="none" style:vertical-align="top" fo:wrap-option="no-wrap"/>
      <style:text-properties fo:font-size="16pt" style:font-size-asian="16pt" style:font-size-complex="16pt"/>
    </style:style>
    <style:style style:name="ce91" style:family="table-cell" style:parent-style-name="Default" style:data-style-name="N0">
      <style:table-cell-properties fo:border="none" style:vertical-align="top" fo:wrap-option="no-wrap" style:repeat-content="false"/>
      <style:paragraph-properties fo:text-align="center"/>
      <style:text-properties fo:font-size="24pt" style:font-size-asian="24pt" style:font-size-complex="24pt"/>
    </style:style>
    <style:style style:name="ce92" style:family="table-cell" style:parent-style-name="Default" style:data-style-name="N0">
      <style:table-cell-properties fo:border="none" style:vertical-align="top" fo:wrap-option="no-wrap"/>
      <style:text-properties fo:font-size="24pt" style:font-size-asian="24pt" style:font-size-complex="24pt"/>
    </style:style>
    <style:style style:name="ce93" style:family="table-cell" style:parent-style-name="Default" style:data-style-name="N0">
      <style:table-cell-properties fo:border="none" style:vertical-align="top" fo:wrap-option="no-wrap"/>
    </style:style>
    <style:style style:name="ce94" style:family="table-cell" style:parent-style-name="Default" style:data-style-name="N0">
      <style:table-cell-properties fo:border="none" style:vertical-align="top" fo:wrap-option="no-wrap" style:repeat-content="false"/>
      <style:paragraph-properties fo:text-align="center"/>
    </style:style>
    <style:style style:name="ce95" style:family="table-cell" style:parent-style-name="Default" style:data-style-name="N13">
      <style:table-cell-properties fo:border="none" style:vertical-align="top" fo:wrap-option="no-wrap" fo:background-color="transparent" style:cell-protect="protected" style:repeat-content="false"/>
      <style:paragraph-properties fo:text-align="center"/>
    </style:style>
    <style:style style:name="ce96" style:family="table-cell" style:parent-style-name="Default" style:data-style-name="N36">
      <style:table-cell-properties fo:border="none" style:vertical-align="top" fo:wrap-option="no-wrap" fo:background-color="transparent" style:cell-protect="protected" style:repeat-content="false"/>
      <style:paragraph-properties fo:text-align="center"/>
    </style:style>
    <style:style style:name="ce97" style:family="table-cell" style:parent-style-name="Default" style:data-style-name="N0">
      <style:table-cell-properties fo:border-top="thin solid #000000" fo:border-bottom="none" fo:border-left="thin solid #000000" fo:border-right="thin solid #000000" style:vertical-align="middle" fo:wrap-option="no-wrap" fo:background-color="#000000" style:repeat-content="false"/>
      <style:paragraph-properties fo:text-align="center"/>
      <style:text-properties fo:color="#FFFFFF" fo:font-size="10pt" style:font-size-asian="10pt" style:font-size-complex="10pt" fo:font-weight="bold" style:font-weight-asian="bold" style:font-weight-complex="bold"/>
    </style:style>
    <style:style style:name="ce98" style:family="table-cell" style:parent-style-name="Default" style:data-style-name="N13">
      <style:table-cell-properties fo:border="thin solid #000000" style:vertical-align="middle" fo:wrap-option="no-wrap" style:repeat-content="false"/>
      <style:paragraph-properties fo:text-align="center"/>
      <style:text-properties fo:font-size="10pt" style:font-size-asian="10pt" style:font-size-complex="10pt" fo:font-weight="bold" style:font-weight-asian="bold" style:font-weight-complex="bold"/>
    </style:style>
    <style:style style:name="ce99" style:family="table-cell" style:parent-style-name="CategoryHeader" style:data-style-name="N36">
      <style:table-cell-properties fo:border-top="thin solid #000000" fo:border-bottom="thin solid #000000" fo:border-left="none" fo:border-right="thin solid #000000" style:vertical-align="top" fo:wrap-option="wrap" fo:background-color="#000000"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100" style:family="table-cell" style:parent-style-name="Default" style:data-style-name="N13">
      <style:table-cell-properties fo:border-top="thin solid #000000" fo:border-bottom="none" fo:border-left="thin solid #000000" fo:border-right="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01" style:family="table-cell" style:parent-style-name="Default" style:data-style-name="N36">
      <style:table-cell-properties fo:border-top="thin solid #000000" fo:border-bottom="none" fo:border-left="none" fo:border-right="thin solid #000000"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02" style:family="table-cell" style:parent-style-name="Default" style:data-style-name="N13">
      <style:table-cell-properties fo:border-top="none" fo:border-bottom="none" fo:border-left="thin solid #000000" fo:border-right="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03" style:family="table-cell" style:parent-style-name="Default" style:data-style-name="N36">
      <style:table-cell-properties fo:border-top="none" fo:border-bottom="none" fo:border-left="none" fo:border-right="thin solid #000000"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04" style:family="table-cell" style:parent-style-name="Default" style:data-style-name="N37">
      <style:table-cell-properties fo:border-top="none" fo:border-bottom="none" fo:border-left="thin solid #000000" fo:border-right="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05" style:family="table-cell" style:parent-style-name="Default" style:data-style-name="N37">
      <style:table-cell-properties fo:border-top="none" fo:border-bottom="thin solid #000000" fo:border-left="thin solid #000000" fo:border-right="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06" style:family="table-cell" style:parent-style-name="Default" style:data-style-name="N36">
      <style:table-cell-properties fo:border-top="none" fo:border-bottom="thin solid #000000" fo:border-left="none" fo:border-right="thin solid #000000"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07" style:family="table-cell" style:parent-style-name="Default" style:data-style-name="N13">
      <style:table-cell-properties fo:border="none" style:vertical-align="top" fo:wrap-option="no-wrap" fo:background-color="transparent" style:cell-protect="protected" style:repeat-content="false"/>
      <style:paragraph-properties fo:text-align="end" fo:margin-right="0cm"/>
      <style:text-properties fo:font-size="10pt" style:font-size-asian="10pt" style:font-size-complex="10pt" fo:font-weight="bold" style:font-weight-asian="bold" style:font-weight-complex="bold"/>
    </style:style>
    <style:style style:name="ce108" style:family="table-cell" style:parent-style-name="Default" style:data-style-name="N36">
      <style:table-cell-properties fo:border="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09" style:family="table-cell" style:parent-style-name="Default" style:data-style-name="N36">
      <style:table-cell-properties fo:border-top="none" fo:border-bottom="none" fo:border-left="thin solid #000000" fo:border-right="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10" style:family="table-cell" style:parent-style-name="Default" style:data-style-name="N0">
      <style:text-properties fo:font-size="10pt" style:font-size-asian="10pt" style:font-size-complex="10pt"/>
    </style:style>
    <style:style style:name="ce111" style:family="table-cell" style:parent-style-name="Default" style:data-style-name="N13">
      <style:table-cell-properties fo:border="none" style:vertical-align="top" fo:wrap-option="no-wrap" fo:background-color="transparent" style:cell-protect="protected" style:repeat-content="false"/>
      <style:paragraph-properties fo:text-align="end" fo:margin-right="0cm"/>
      <style:text-properties fo:font-weight="bold" style:font-weight-asian="bold" style:font-weight-complex="bold"/>
    </style:style>
    <style:style style:name="ce112" style:family="table-cell" style:parent-style-name="Default" style:data-style-name="N0">
      <style:table-cell-properties fo:border="none" style:vertical-align="top" fo:wrap-option="no-wrap"/>
      <style:text-properties fo:font-weight="bold" style:font-weight-asian="bold" style:font-weight-complex="bold"/>
    </style:style>
    <style:style style:name="ce113" style:family="table-cell" style:parent-style-name="Default" style:data-style-name="N13">
      <style:table-cell-properties fo:border="none" style:vertical-align="top" fo:wrap-option="no-wrap" fo:background-color="transparent" style:cell-protect="protected" style:repeat-content="false"/>
      <style:paragraph-properties fo:text-align="center"/>
      <style:text-properties fo:font-weight="bold" style:font-weight-asian="bold" style:font-weight-complex="bold"/>
    </style:style>
    <style:style style:name="ce114" style:family="table-cell" style:parent-style-name="Default" style:data-style-name="N36">
      <style:table-cell-properties fo:border="none" style:vertical-align="top" fo:wrap-option="no-wrap" fo:background-color="transparent" style:cell-protect="protected" style:repeat-content="false"/>
      <style:paragraph-properties fo:text-align="center"/>
      <style:text-properties fo:font-weight="bold" style:font-weight-asian="bold" style:font-weight-complex="bold"/>
    </style:style>
    <style:style style:name="ce115"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fo:font-size="24pt" style:font-size-asian="24pt" style:font-size-complex="24pt" fo:font-weight="bold" style:font-weight-asian="bold" style:font-weight-complex="bold"/>
    </style:style>
    <style:style style:name="ce116" style:family="table-cell" style:parent-style-name="Default" style:data-style-name="N0">
      <style:table-cell-properties fo:border="thin solid #000000" style:vertical-align="middle" fo:wrap-option="no-wrap" fo:background-color="#000000" style:repeat-content="false"/>
      <style:paragraph-properties fo:text-align="center"/>
      <style:text-properties fo:color="#FFFFFF" fo:font-size="16pt" style:font-size-asian="16pt" style:font-size-complex="16pt" fo:font-weight="bold" style:font-weight-asian="bold" style:font-weight-complex="bold"/>
    </style:style>
    <style:style style:name="ce117" style:family="table-cell" style:parent-style-name="Default" style:data-style-name="N0">
      <style:table-cell-properties fo:border-top="thin solid #000000" fo:border-bottom="none" fo:border-left="thin solid #000000" fo:border-right="thin solid #000000" style:vertical-align="middle" fo:wrap-option="no-wrap" fo:background-color="#000000" style:repeat-content="false"/>
      <style:paragraph-properties fo:text-align="center"/>
      <style:text-properties fo:color="#FFFFFF" fo:font-size="16pt" style:font-size-asian="16pt" style:font-size-complex="16pt" fo:font-weight="bold" style:font-weight-asian="bold" style:font-weight-complex="bold"/>
    </style:style>
    <style:style style:name="ce118" style:family="table-cell" style:parent-style-name="Default" style:data-style-name="N13">
      <style:table-cell-properties fo:border-top="none" fo:border-bottom="thin solid #000000" fo:border-left="thin solid #000000" fo:border-right="thin solid #000000" style:vertical-align="top" fo:wrap-option="no-wrap" fo:background-color="transparent" style:cell-protect="protected" style:repeat-content="false"/>
      <style:paragraph-properties fo:text-align="center"/>
      <style:text-properties fo:font-size="20pt" style:font-size-asian="20pt" style:font-size-complex="20pt" fo:font-weight="bold" style:font-weight-asian="bold" style:font-weight-complex="bold"/>
    </style:style>
    <style:style style:name="ce119" style:family="table-cell" style:parent-style-name="Default" style:data-style-name="N0">
      <style:table-cell-properties fo:border="thin solid #000000" style:vertical-align="middle" fo:wrap-option="no-wrap" fo:background-color="#000000" style:repeat-content="false"/>
      <style:paragraph-properties fo:text-align="center"/>
      <style:text-properties fo:color="#FFFFFF" fo:font-size="10pt" style:font-size-asian="10pt" style:font-size-complex="10pt" fo:font-weight="bold" style:font-weight-asian="bold" style:font-weight-complex="bold"/>
    </style:style>
    <style:style style:name="ce120" style:family="table-cell" style:parent-style-name="Default" style:data-style-name="N36">
      <style:table-cell-properties fo:border="thin solid #000000" style:vertical-align="middle" fo:wrap-option="no-wrap" style:repeat-content="false"/>
      <style:paragraph-properties fo:text-align="center"/>
      <style:text-properties fo:font-size="10pt" style:font-size-asian="10pt" style:font-size-complex="10pt" fo:font-weight="bold" style:font-weight-asian="bold" style:font-weight-complex="bold"/>
    </style:style>
    <style:style style:name="ce121" style:family="table-cell" style:parent-style-name="Default" style:data-style-name="N13">
      <style:table-cell-properties fo:border-top="thin solid #000000" fo:border-bottom="thin solid #000000" fo:border-left="none" fo:border-right="none" style:vertical-align="middle" fo:wrap-option="no-wrap" fo:background-color="transparent" style:cell-protect="protected" style:repeat-content="false"/>
      <style:paragraph-properties fo:text-align="center"/>
      <style:text-properties fo:font-size="10pt" style:font-size-asian="10pt" style:font-size-complex="10pt" fo:font-weight="bold" style:font-weight-asian="bold" style:font-weight-complex="bold"/>
    </style:style>
    <style:style style:name="ce122" style:family="table-cell" style:parent-style-name="Default" style:data-style-name="N13">
      <style:table-cell-properties fo:border-top="none" fo:border-bottom="thin solid #000000" fo:border-left="none" fo:border-right="none" style:vertical-align="middle" fo:wrap-option="no-wrap" fo:background-color="transparent" style:cell-protect="protected" style:repeat-content="false"/>
      <style:paragraph-properties fo:text-align="center"/>
      <style:text-properties fo:font-size="10pt" style:font-size-asian="10pt" style:font-size-complex="10pt" fo:font-weight="bold" style:font-weight-asian="bold" style:font-weight-complex="bold"/>
    </style:style>
    <style:style style:name="ce123" style:family="table-cell" style:parent-style-name="Default" style:data-style-name="N14">
      <style:table-cell-properties fo:border="thin solid #000000" style:vertical-align="top" fo:wrap-option="no-wrap" style:repeat-content="false"/>
      <style:paragraph-properties fo:text-align="center"/>
      <style:text-properties fo:font-size="10pt" style:font-size-asian="10pt" style:font-size-complex="10pt"/>
    </style:style>
    <style:style style:name="ce124" style:family="table-cell" style:parent-style-name="Default" style:data-style-name="N0">
      <style:table-cell-properties fo:border="none" style:vertical-align="top" fo:wrap-option="no-wrap" fo:background-color="transparent" style:cell-protect="protected" style:repeat-content="false"/>
      <style:paragraph-properties fo:text-align="center"/>
    </style:style>
    <style:style style:name="ce125" style:family="table-cell" style:parent-style-name="Default" style:data-style-name="N0">
      <style:table-cell-properties fo:border="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26" style:family="table-cell" style:parent-style-name="Default" style:data-style-name="N13">
      <style:table-cell-properties fo:border="thin solid #000000" style:vertical-align="top" fo:wrap-option="no-wrap" style:repeat-content="false"/>
      <style:paragraph-properties fo:text-align="center"/>
      <style:text-properties fo:font-size="10pt" style:font-size-asian="10pt" style:font-size-complex="10pt"/>
    </style:style>
    <style:style style:name="ce127" style:family="table-cell" style:parent-style-name="Default" style:data-style-name="N0">
      <style:table-cell-properties fo:border="none" style:vertical-align="top" fo:wrap-option="no-wrap" fo:background-color="transparent" style:cell-protect="protected" style:repeat-content="false"/>
      <style:paragraph-properties fo:text-align="center"/>
      <style:text-properties fo:font-size="10pt" style:font-size-asian="10pt" style:font-size-complex="10pt" fo:font-weight="bold" style:font-weight-asian="bold" style:font-weight-complex="bold"/>
    </style:style>
    <style:style style:name="ce128" style:family="table-cell" style:parent-style-name="Default" style:data-style-name="N14">
      <style:table-cell-properties fo:border="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29" style:family="table-cell" style:parent-style-name="Default" style:data-style-name="N0">
      <style:table-cell-properties fo:border="none" style:vertical-align="top" fo:wrap-option="wrap" style:repeat-content="false"/>
      <style:paragraph-properties fo:text-align="center"/>
      <style:text-properties fo:font-size="10pt" style:font-size-asian="10pt" style:font-size-complex="10pt"/>
    </style:style>
    <style:style style:name="ce130" style:family="table-cell" style:parent-style-name="Default" style:data-style-name="N37">
      <style:table-cell-properties fo:border="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31" style:family="table-cell" style:parent-style-name="Default" style:data-style-name="N0">
      <style:table-cell-properties fo:border="none" style:vertical-align="top" fo:wrap-option="no-wrap" fo:background-color="transparent" style:cell-protect="protected" style:repeat-content="false"/>
      <style:paragraph-properties fo:text-align="center"/>
      <style:text-properties fo:font-weight="bold" style:font-weight-asian="bold" style:font-weight-complex="bold"/>
    </style:style>
    <style:style style:name="ce132"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C5000B"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77270833333333cm"/>
    </style:style>
    <style:style style:name="co2" style:family="table-column">
      <style:table-column-properties fo:break-before="auto" style:column-width="5.58270833333333cm"/>
    </style:style>
    <style:style style:name="co3" style:family="table-column">
      <style:table-column-properties fo:break-before="auto" style:column-width="2.03729166666667cm"/>
    </style:style>
    <style:style style:name="co4" style:family="table-column">
      <style:table-column-properties fo:break-before="auto" style:column-width="0.714375cm"/>
    </style:style>
    <style:style style:name="co5" style:family="table-column">
      <style:table-column-properties fo:break-before="auto" style:column-width="5.08cm"/>
    </style:style>
    <style:style style:name="co6" style:family="table-column">
      <style:table-column-properties fo:break-before="auto" style:column-width="3.04270833333333cm"/>
    </style:style>
    <style:style style:name="co7" style:family="table-column">
      <style:table-column-properties fo:break-before="auto" style:column-width="1.53458333333333cm"/>
    </style:style>
    <style:style style:name="co8" style:family="table-column">
      <style:table-column-properties fo:break-before="auto" style:column-width="0.687916666666667cm"/>
    </style:style>
    <style:style style:name="co9" style:family="table-column">
      <style:table-column-properties fo:break-before="auto" style:column-width="6.45583333333333cm"/>
    </style:style>
    <style:style style:name="co10" style:family="table-column">
      <style:table-column-properties fo:break-before="auto" style:column-width="1.74625cm"/>
    </style:style>
    <style:style style:name="co11" style:family="table-column">
      <style:table-column-properties fo:break-before="auto" style:column-width="11.8533333333333cm"/>
    </style:style>
    <style:style style:name="co12" style:family="table-column">
      <style:table-column-properties fo:break-before="auto" style:column-width="2.24895833333333cm"/>
    </style:style>
    <style:style style:name="co13" style:family="table-column">
      <style:table-column-properties fo:break-before="auto" style:column-width="1.69333333333333cm"/>
    </style:style>
    <style:style style:name="co14" style:family="table-column">
      <style:table-column-properties fo:break-before="auto" style:column-width="4.70958333333333cm"/>
    </style:style>
    <style:style style:name="co15" style:family="table-column">
      <style:table-column-properties fo:break-before="auto" style:column-width="1.508125cm"/>
    </style:style>
    <style:style style:name="co16" style:family="table-column">
      <style:table-column-properties fo:break-before="auto" style:column-width="18.6002083333333cm"/>
    </style:style>
    <style:style style:name="co17" style:family="table-column">
      <style:table-column-properties fo:break-before="auto" style:column-width="0.873125cm"/>
    </style:style>
    <style:style style:name="co18" style:family="table-column">
      <style:table-column-properties fo:break-before="auto" style:column-width="2.27541666666667cm"/>
    </style:style>
    <style:style style:name="co19" style:family="table-column">
      <style:table-column-properties fo:break-before="auto" style:column-width="15.24cm"/>
    </style:style>
    <style:style style:name="co20" style:family="table-column">
      <style:table-column-properties fo:break-before="auto" style:column-width="8.89cm"/>
    </style:style>
    <style:style style:name="co21" style:family="table-column">
      <style:table-column-properties fo:break-before="auto" style:column-width="2.143125cm"/>
    </style:style>
    <style:style style:name="co22" style:family="table-column">
      <style:table-column-properties fo:break-before="auto" style:column-width="4.81541666666667cm"/>
    </style:style>
    <style:style style:name="co23" style:family="table-column">
      <style:table-column-properties fo:break-before="auto" style:column-width="7.064375cm"/>
    </style:style>
    <style:style style:name="co24" style:family="table-column">
      <style:table-column-properties fo:break-before="auto" style:column-width="1.00541666666667cm"/>
    </style:style>
    <style:style style:name="co25" style:family="table-column">
      <style:table-column-properties fo:break-before="auto" style:column-width="0.767291666666667cm"/>
    </style:style>
    <style:style style:name="co26" style:family="table-column">
      <style:table-column-properties fo:break-before="auto" style:column-width="1.27cm"/>
    </style:style>
    <style:style style:name="co27" style:family="table-column">
      <style:table-column-properties fo:break-before="auto" style:column-width="5.84729166666667cm"/>
    </style:style>
    <style:style style:name="co28" style:family="table-column">
      <style:table-column-properties fo:break-before="auto" style:column-width="3.36020833333333cm"/>
    </style:style>
    <style:style style:name="ro1" style:family="table-row">
      <style:table-row-properties style:row-height="15pt" style:use-optimal-row-height="true" fo:break-before="auto"/>
    </style:style>
    <style:style style:name="ro2" style:family="table-row">
      <style:table-row-properties style:row-height="31.5pt" style:use-optimal-row-height="false" fo:break-before="auto"/>
    </style:style>
    <style:style style:name="ro3" style:family="table-row">
      <style:table-row-properties style:row-height="12.75pt" style:use-optimal-row-height="true" fo:break-before="auto"/>
    </style:style>
    <style:style style:name="ro4" style:family="table-row">
      <style:table-row-properties style:row-height="34.9pt" style:use-optimal-row-height="false" fo:break-before="auto"/>
    </style:style>
    <style:style style:name="ro5" style:family="table-row">
      <style:table-row-properties style:row-height="14.1pt" style:use-optimal-row-height="tru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42.75pt" style:use-optimal-row-height="true" fo:break-before="auto"/>
    </style:style>
    <style:style style:name="ro10" style:family="table-row">
      <style:table-row-properties style:row-height="102pt" style:use-optimal-row-height="true" fo:break-before="auto"/>
    </style:style>
    <style:style style:name="ro11" style:family="table-row">
      <style:table-row-properties style:row-height="57.75pt" style:use-optimal-row-height="true" fo:break-before="auto"/>
    </style:style>
    <style:style style:name="ro12" style:family="table-row">
      <style:table-row-properties style:row-height="86.1pt" style:use-optimal-row-height="false" fo:break-before="auto"/>
    </style:style>
    <style:style style:name="ro13" style:family="table-row">
      <style:table-row-properties style:row-height="76.5pt" style:use-optimal-row-height="true" fo:break-before="auto"/>
    </style:style>
    <style:style style:name="ro14" style:family="table-row">
      <style:table-row-properties style:row-height="89.25pt" style:use-optimal-row-height="true" fo:break-before="auto"/>
    </style:style>
    <style:style style:name="ro15" style:family="table-row">
      <style:table-row-properties style:row-height="127.5pt" style:use-optimal-row-height="true" fo:break-before="auto"/>
    </style:style>
    <style:style style:name="ro16" style:family="table-row">
      <style:table-row-properties style:row-height="36.4pt" style:use-optimal-row-height="true" fo:break-before="auto"/>
    </style:style>
    <style:style style:name="ro17" style:family="table-row">
      <style:table-row-properties style:row-height="30pt" style:use-optimal-row-height="true" fo:break-before="auto"/>
    </style:style>
    <style:style style:name="ro18" style:family="table-row">
      <style:table-row-properties style:row-height="45pt" style:use-optimal-row-height="true" fo:break-before="auto"/>
    </style:style>
    <style:style style:name="ro19" style:family="table-row">
      <style:table-row-properties style:row-height="60pt" style:use-optimal-row-height="true" fo:break-before="auto"/>
    </style:style>
    <style:style style:name="ro20" style:family="table-row">
      <style:table-row-properties style:row-height="90pt" style:use-optimal-row-height="true" fo:break-before="auto"/>
    </style:style>
    <style:style style:name="ro21" style:family="table-row">
      <style:table-row-properties style:row-height="19.35pt" style:use-optimal-row-height="false" fo:break-before="auto"/>
    </style:style>
    <style:style style:name="ro22" style:family="table-row">
      <style:table-row-properties style:row-height="21pt" style:use-optimal-row-height="true" fo:break-before="auto"/>
    </style:style>
    <style:style style:name="ro23" style:family="table-row">
      <style:table-row-properties style:row-height="3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33"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36"/>
      <style:map style:condition="of:cell-content()=&quot;Basic&quot;" style:apply-style-name="cf32"/>
      <style:map style:condition="of:cell-content()=&quot;Intermediate&quot;" style:apply-style-name="cf34"/>
      <style:map style:condition="of:cell-content()=&quot;Advanced&quot;" style:apply-style-name="cf31"/>
      <style:map style:condition="of:cell-content()=&quot;Professional&quot;" style:apply-style-name="cf35"/>
      <style:map style:condition="of:cell-content()=&quot;Innovative&quot;" style:apply-style-name="cf33"/>
      <style:map style:condition="of:cell-content()=[.$D$2]" style:apply-style-name="cf37" style:base-cell-address="TCRs.A11"/>
      <style:map style:condition="of:cell-content()=[.$D$3]" style:apply-style-name="cf36" style:base-cell-address="TCRs.A11"/>
      <style:map style:condition="of:cell-content()=[.$D$4]" style:apply-style-name="cf32" style:base-cell-address="TCRs.A11"/>
      <style:map style:condition="of:cell-content()=[.$D$5]" style:apply-style-name="cf31" style:base-cell-address="TCRs.A11"/>
      <style:map style:condition="of:cell-content()=[.$D$6]" style:apply-style-name="cf31" style:base-cell-address="TCRs.A11"/>
      <style:map style:condition="of:cell-content()=[.$D$7]" style:apply-style-name="cf34" style:base-cell-address="TCRs.A11"/>
      <style:map style:condition="of:cell-content()=[.$D$8]" style:apply-style-name="cf34" style:base-cell-address="TCRs.A11"/>
      <style:map style:condition="of:cell-content()!=0" style:apply-style-name="cf16"/>
    </style:style>
    <style:style style:name="ce134" style:family="table-cell" style:parent-style-name="Default" style:data-style-name="N38">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map style:condition="of:cell-content()=&quot;Required&quot;" style:apply-style-name="cf36"/>
      <style:map style:condition="of:cell-content()=&quot;Basic&quot;" style:apply-style-name="cf32"/>
      <style:map style:condition="of:cell-content()=&quot;Intermediate&quot;" style:apply-style-name="cf34"/>
      <style:map style:condition="of:cell-content()=&quot;Advanced&quot;" style:apply-style-name="cf31"/>
      <style:map style:condition="of:cell-content()=&quot;Professional&quot;" style:apply-style-name="cf35"/>
      <style:map style:condition="of:cell-content()=&quot;Innovative&quot;" style:apply-style-name="cf33"/>
      <style:map style:condition="of:cell-content()=[.$A$2]" style:apply-style-name="cf37" style:base-cell-address="TCRs.A10"/>
      <style:map style:condition="of:cell-content()=[.$A$3]" style:apply-style-name="cf36" style:base-cell-address="TCRs.A10"/>
      <style:map style:condition="of:cell-content()=[.$A$4]" style:apply-style-name="cf32" style:base-cell-address="TCRs.A10"/>
      <style:map style:condition="of:cell-content()=[.$A$5]" style:apply-style-name="cf31" style:base-cell-address="TCRs.A10"/>
      <style:map style:condition="of:cell-content()=[.$A$6]" style:apply-style-name="cf31" style:base-cell-address="TCRs.A10"/>
      <style:map style:condition="of:cell-content()=[.$A$7]" style:apply-style-name="cf34" style:base-cell-address="TCRs.A10"/>
      <style:map style:condition="of:cell-content()=[.$A$8]" style:apply-style-name="cf34" style:base-cell-address="TCRs.A10"/>
      <style:map style:condition="of:cell-content()!=0" style:apply-style-name="cf16"/>
    </style:style>
    <style:style style:name="ce135" style:family="table-cell" style:parent-style-name="Default" style:data-style-name="N0">
      <style:table-cell-properties fo:border="thin solid #000000" style:vertical-align="top" fo:wrap-option="wrap" fo:background-color="#FFFFFF" style:repeat-content="false"/>
      <style:paragraph-properties fo:text-align="center"/>
      <style:text-properties fo:font-size="10pt" style:font-size-asian="10pt" style:font-size-complex="10pt"/>
      <style:map style:condition="of:cell-content()=&quot;Required&quot;" style:apply-style-name="cf36"/>
      <style:map style:condition="of:cell-content()=&quot;Basic&quot;" style:apply-style-name="cf32"/>
      <style:map style:condition="of:cell-content()=&quot;Intermediate&quot;" style:apply-style-name="cf34"/>
      <style:map style:condition="of:cell-content()=&quot;Advanced&quot;" style:apply-style-name="cf31"/>
      <style:map style:condition="of:cell-content()=&quot;Professional&quot;" style:apply-style-name="cf35"/>
      <style:map style:condition="of:cell-content()=&quot;Innovative&quot;" style:apply-style-name="cf33"/>
      <style:map style:condition="of:cell-content()=[.$A$2]" style:apply-style-name="cf37" style:base-cell-address="TCRs.A10"/>
      <style:map style:condition="of:cell-content()=[.$A$3]" style:apply-style-name="cf36" style:base-cell-address="TCRs.A10"/>
      <style:map style:condition="of:cell-content()=[.$A$4]" style:apply-style-name="cf32" style:base-cell-address="TCRs.A10"/>
      <style:map style:condition="of:cell-content()=[.$A$5]" style:apply-style-name="cf31" style:base-cell-address="TCRs.A10"/>
      <style:map style:condition="of:cell-content()=[.$A$6]" style:apply-style-name="cf31" style:base-cell-address="TCRs.A10"/>
      <style:map style:condition="of:cell-content()=[.$A$7]" style:apply-style-name="cf34" style:base-cell-address="TCRs.A10"/>
      <style:map style:condition="of:cell-content()=[.$A$8]" style:apply-style-name="cf34" style:base-cell-address="TCRs.A10"/>
      <style:map style:condition="of:cell-content()!=0" style:apply-style-name="cf16"/>
    </style:style>
    <style:style style:name="ce136" style:family="table-cell" style:parent-style-name="Default" style:data-style-name="N38">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map style:condition="of:cell-content()=&quot;Required&quot;" style:apply-style-name="cf36"/>
      <style:map style:condition="of:cell-content()=&quot;Basic&quot;" style:apply-style-name="cf32"/>
      <style:map style:condition="of:cell-content()=&quot;Intermediate&quot;" style:apply-style-name="cf34"/>
      <style:map style:condition="of:cell-content()=&quot;Advanced&quot;" style:apply-style-name="cf31"/>
      <style:map style:condition="of:cell-content()=&quot;Professional&quot;" style:apply-style-name="cf35"/>
      <style:map style:condition="of:cell-content()=&quot;Innovative&quot;" style:apply-style-name="cf33"/>
      <style:map style:condition="of:cell-content()=[.$A$2]" style:apply-style-name="cf37" style:base-cell-address="TCRs.D13"/>
      <style:map style:condition="of:cell-content()=[.$A$3]" style:apply-style-name="cf36" style:base-cell-address="TCRs.D13"/>
      <style:map style:condition="of:cell-content()=[.$A$4]" style:apply-style-name="cf32" style:base-cell-address="TCRs.D13"/>
      <style:map style:condition="of:cell-content()=[.$A$5]" style:apply-style-name="cf31" style:base-cell-address="TCRs.D13"/>
      <style:map style:condition="of:cell-content()=[.$A$6]" style:apply-style-name="cf31" style:base-cell-address="TCRs.D13"/>
      <style:map style:condition="of:cell-content()=[.$A$7]" style:apply-style-name="cf34" style:base-cell-address="TCRs.D13"/>
      <style:map style:condition="of:cell-content()=[.$A$8]" style:apply-style-name="cf34" style:base-cell-address="TCRs.D13"/>
      <style:map style:condition="of:cell-content()!=0" style:apply-style-name="cf16"/>
    </style:style>
    <style:style style:name="ce137" style:family="table-cell" style:parent-style-name="Default" style:data-style-name="N38">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map style:condition="of:cell-content()=&quot;Required&quot;" style:apply-style-name="cf36"/>
      <style:map style:condition="of:cell-content()=&quot;Basic&quot;" style:apply-style-name="cf32"/>
      <style:map style:condition="of:cell-content()=&quot;Intermediate&quot;" style:apply-style-name="cf34"/>
      <style:map style:condition="of:cell-content()=&quot;Advanced&quot;" style:apply-style-name="cf31"/>
      <style:map style:condition="of:cell-content()=&quot;Professional&quot;" style:apply-style-name="cf35"/>
      <style:map style:condition="of:cell-content()=&quot;Innovative&quot;" style:apply-style-name="cf33"/>
      <style:map style:condition="of:cell-content()=[.$A$2]" style:apply-style-name="cf37" style:base-cell-address="TCRs.D18"/>
      <style:map style:condition="of:cell-content()=[.$A$3]" style:apply-style-name="cf36" style:base-cell-address="TCRs.D18"/>
      <style:map style:condition="of:cell-content()=[.$A$4]" style:apply-style-name="cf32" style:base-cell-address="TCRs.D18"/>
      <style:map style:condition="of:cell-content()=[.$A$5]" style:apply-style-name="cf31" style:base-cell-address="TCRs.D18"/>
      <style:map style:condition="of:cell-content()=[.$A$6]" style:apply-style-name="cf31" style:base-cell-address="TCRs.D18"/>
      <style:map style:condition="of:cell-content()=[.$A$7]" style:apply-style-name="cf34" style:base-cell-address="TCRs.D18"/>
      <style:map style:condition="of:cell-content()=[.$A$8]" style:apply-style-name="cf34" style:base-cell-address="TCRs.D18"/>
      <style:map style:condition="of:cell-content()!=0" style:apply-style-name="cf16"/>
    </style:style>
    <style:style style:name="ce138"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map style:condition="of:cell-content()=&quot;Required&quot;" style:apply-style-name="cf36"/>
      <style:map style:condition="of:cell-content()=&quot;Basic&quot;" style:apply-style-name="cf32"/>
      <style:map style:condition="of:cell-content()=&quot;Intermediate&quot;" style:apply-style-name="cf34"/>
      <style:map style:condition="of:cell-content()=&quot;Advanced&quot;" style:apply-style-name="cf31"/>
      <style:map style:condition="of:cell-content()=&quot;Professional&quot;" style:apply-style-name="cf35"/>
      <style:map style:condition="of:cell-content()=&quot;Innovative&quot;" style:apply-style-name="cf33"/>
      <style:map style:condition="of:cell-content()=[.$A$2]" style:apply-style-name="cf37" style:base-cell-address="TCRs.A10"/>
      <style:map style:condition="of:cell-content()=[.$A$3]" style:apply-style-name="cf36" style:base-cell-address="TCRs.A10"/>
      <style:map style:condition="of:cell-content()=[.$A$4]" style:apply-style-name="cf32" style:base-cell-address="TCRs.A10"/>
      <style:map style:condition="of:cell-content()=[.$A$5]" style:apply-style-name="cf31" style:base-cell-address="TCRs.A10"/>
      <style:map style:condition="of:cell-content()=[.$A$6]" style:apply-style-name="cf31" style:base-cell-address="TCRs.A10"/>
      <style:map style:condition="of:cell-content()=[.$A$7]" style:apply-style-name="cf34" style:base-cell-address="TCRs.A10"/>
      <style:map style:condition="of:cell-content()=[.$A$8]" style:apply-style-name="cf34" style:base-cell-address="TCRs.A10"/>
      <style:map style:condition="of:cell-content()!=0" style:apply-style-name="cf16"/>
    </style:style>
    <style:style style:name="ce139" style:family="table-cell" style:parent-style-name="Default" style:data-style-name="N38">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map style:condition="of:cell-content()=&quot;Required&quot;" style:apply-style-name="cf36"/>
      <style:map style:condition="of:cell-content()=&quot;Basic&quot;" style:apply-style-name="cf32"/>
      <style:map style:condition="of:cell-content()=&quot;Intermediate&quot;" style:apply-style-name="cf34"/>
      <style:map style:condition="of:cell-content()=&quot;Advanced&quot;" style:apply-style-name="cf31"/>
      <style:map style:condition="of:cell-content()=&quot;Professional&quot;" style:apply-style-name="cf35"/>
      <style:map style:condition="of:cell-content()=&quot;Innovative&quot;" style:apply-style-name="cf33"/>
      <style:map style:condition="of:cell-content()=[.$A$2]" style:apply-style-name="cf37" style:base-cell-address="TCRs.D30"/>
      <style:map style:condition="of:cell-content()=[.$A$3]" style:apply-style-name="cf36" style:base-cell-address="TCRs.D30"/>
      <style:map style:condition="of:cell-content()=[.$A$4]" style:apply-style-name="cf32" style:base-cell-address="TCRs.D30"/>
      <style:map style:condition="of:cell-content()=[.$A$5]" style:apply-style-name="cf31" style:base-cell-address="TCRs.D30"/>
      <style:map style:condition="of:cell-content()=[.$A$6]" style:apply-style-name="cf31" style:base-cell-address="TCRs.D30"/>
      <style:map style:condition="of:cell-content()=[.$A$7]" style:apply-style-name="cf34" style:base-cell-address="TCRs.D30"/>
      <style:map style:condition="of:cell-content()=[.$A$8]" style:apply-style-name="cf34" style:base-cell-address="TCRs.D30"/>
      <style:map style:condition="of:cell-content()!=0" style:apply-style-name="cf16"/>
    </style:style>
    <style:style style:name="ce140" style:family="table-cell" style:parent-style-name="Default" style:data-style-name="N0">
      <style:table-cell-properties fo:border="none" style:vertical-align="top" fo:wrap-option="wrap" fo:background-color="#FFFFFF" style:repeat-content="false"/>
      <style:paragraph-properties fo:text-align="center"/>
      <style:text-properties fo:font-size="10pt" style:font-size-asian="10pt" style:font-size-complex="10pt"/>
      <style:map style:condition="of:cell-content()=&quot;Required&quot;" style:apply-style-name="cf36"/>
      <style:map style:condition="of:cell-content()=&quot;Basic&quot;" style:apply-style-name="cf32"/>
      <style:map style:condition="of:cell-content()=&quot;Intermediate&quot;" style:apply-style-name="cf34"/>
      <style:map style:condition="of:cell-content()=&quot;Advanced&quot;" style:apply-style-name="cf31"/>
      <style:map style:condition="of:cell-content()=&quot;Professional&quot;" style:apply-style-name="cf35"/>
      <style:map style:condition="of:cell-content()=&quot;Innovative&quot;" style:apply-style-name="cf33"/>
      <style:map style:condition="of:cell-content()=[.$A$2]" style:apply-style-name="cf37" style:base-cell-address="TCRs.A10"/>
      <style:map style:condition="of:cell-content()=[.$A$3]" style:apply-style-name="cf36" style:base-cell-address="TCRs.A10"/>
      <style:map style:condition="of:cell-content()=[.$A$4]" style:apply-style-name="cf32" style:base-cell-address="TCRs.A10"/>
      <style:map style:condition="of:cell-content()=[.$A$5]" style:apply-style-name="cf31" style:base-cell-address="TCRs.A10"/>
      <style:map style:condition="of:cell-content()=[.$A$6]" style:apply-style-name="cf31" style:base-cell-address="TCRs.A10"/>
      <style:map style:condition="of:cell-content()=[.$A$7]" style:apply-style-name="cf34" style:base-cell-address="TCRs.A10"/>
      <style:map style:condition="of:cell-content()=[.$A$8]" style:apply-style-name="cf34" style:base-cell-address="TCRs.A10"/>
      <style:map style:condition="of:cell-content()!=0" style:apply-style-name="cf16"/>
    </style:style>
    <style:style style:name="ce141" style:family="table-cell" style:parent-style-name="Default" style:data-style-name="N38">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map style:condition="of:cell-content()=&quot;Required&quot;" style:apply-style-name="cf36"/>
      <style:map style:condition="of:cell-content()=&quot;Basic&quot;" style:apply-style-name="cf32"/>
      <style:map style:condition="of:cell-content()=&quot;Intermediate&quot;" style:apply-style-name="cf34"/>
      <style:map style:condition="of:cell-content()=&quot;Advanced&quot;" style:apply-style-name="cf31"/>
      <style:map style:condition="of:cell-content()=&quot;Professional&quot;" style:apply-style-name="cf35"/>
      <style:map style:condition="of:cell-content()=&quot;Innovative&quot;" style:apply-style-name="cf33"/>
      <style:map style:condition="of:cell-content()=[.$A$2]" style:apply-style-name="cf37" style:base-cell-address="TCRs.D24"/>
      <style:map style:condition="of:cell-content()=[.$A$3]" style:apply-style-name="cf36" style:base-cell-address="TCRs.D24"/>
      <style:map style:condition="of:cell-content()=[.$A$4]" style:apply-style-name="cf32" style:base-cell-address="TCRs.D24"/>
      <style:map style:condition="of:cell-content()=[.$A$5]" style:apply-style-name="cf31" style:base-cell-address="TCRs.D24"/>
      <style:map style:condition="of:cell-content()=[.$A$6]" style:apply-style-name="cf31" style:base-cell-address="TCRs.D24"/>
      <style:map style:condition="of:cell-content()=[.$A$7]" style:apply-style-name="cf34" style:base-cell-address="TCRs.D24"/>
      <style:map style:condition="of:cell-content()=[.$A$8]" style:apply-style-name="cf34" style:base-cell-address="TCRs.D24"/>
      <style:map style:condition="of:cell-content()!=0" style:apply-style-name="cf16"/>
    </style:style>
    <style:style style:name="ce142" style:family="table-cell" style:parent-style-name="Default" style:data-style-name="N38">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map style:condition="of:cell-content()=&quot;Required&quot;" style:apply-style-name="cf36"/>
      <style:map style:condition="of:cell-content()=&quot;Basic&quot;" style:apply-style-name="cf32"/>
      <style:map style:condition="of:cell-content()=&quot;Intermediate&quot;" style:apply-style-name="cf34"/>
      <style:map style:condition="of:cell-content()=&quot;Advanced&quot;" style:apply-style-name="cf31"/>
      <style:map style:condition="of:cell-content()=&quot;Professional&quot;" style:apply-style-name="cf35"/>
      <style:map style:condition="of:cell-content()=&quot;Innovative&quot;" style:apply-style-name="cf33"/>
      <style:map style:condition="of:cell-content()=[.$A$2]" style:apply-style-name="cf37" style:base-cell-address="TCRs.D32"/>
      <style:map style:condition="of:cell-content()=[.$A$3]" style:apply-style-name="cf36" style:base-cell-address="TCRs.D32"/>
      <style:map style:condition="of:cell-content()=[.$A$4]" style:apply-style-name="cf32" style:base-cell-address="TCRs.D32"/>
      <style:map style:condition="of:cell-content()=[.$A$5]" style:apply-style-name="cf31" style:base-cell-address="TCRs.D32"/>
      <style:map style:condition="of:cell-content()=[.$A$6]" style:apply-style-name="cf31" style:base-cell-address="TCRs.D32"/>
      <style:map style:condition="of:cell-content()=[.$A$7]" style:apply-style-name="cf34" style:base-cell-address="TCRs.D32"/>
      <style:map style:condition="of:cell-content()=[.$A$8]" style:apply-style-name="cf34" style:base-cell-address="TCRs.D32"/>
      <style:map style:condition="of:cell-content()!=0" style:apply-style-name="cf16"/>
    </style:style>
    <style:style style:name="ce143" style:family="table-cell" style:parent-style-name="Default" style:data-style-name="N38">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map style:condition="of:cell-content()=&quot;Required&quot;" style:apply-style-name="cf36"/>
      <style:map style:condition="of:cell-content()=&quot;Basic&quot;" style:apply-style-name="cf32"/>
      <style:map style:condition="of:cell-content()=&quot;Intermediate&quot;" style:apply-style-name="cf34"/>
      <style:map style:condition="of:cell-content()=&quot;Advanced&quot;" style:apply-style-name="cf31"/>
      <style:map style:condition="of:cell-content()=&quot;Professional&quot;" style:apply-style-name="cf35"/>
      <style:map style:condition="of:cell-content()=&quot;Innovative&quot;" style:apply-style-name="cf33"/>
      <style:map style:condition="of:cell-content()=[.$A$2]" style:apply-style-name="cf37" style:base-cell-address="TCRs.D37"/>
      <style:map style:condition="of:cell-content()=[.$A$3]" style:apply-style-name="cf36" style:base-cell-address="TCRs.D37"/>
      <style:map style:condition="of:cell-content()=[.$A$4]" style:apply-style-name="cf32" style:base-cell-address="TCRs.D37"/>
      <style:map style:condition="of:cell-content()=[.$A$5]" style:apply-style-name="cf31" style:base-cell-address="TCRs.D37"/>
      <style:map style:condition="of:cell-content()=[.$A$6]" style:apply-style-name="cf31" style:base-cell-address="TCRs.D37"/>
      <style:map style:condition="of:cell-content()=[.$A$7]" style:apply-style-name="cf34" style:base-cell-address="TCRs.D37"/>
      <style:map style:condition="of:cell-content()=[.$A$8]" style:apply-style-name="cf34" style:base-cell-address="TCRs.D37"/>
      <style:map style:condition="of:cell-content()!=0" style:apply-style-name="cf16"/>
    </style:style>
    <style:style style:name="ce144"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36"/>
      <style:map style:condition="of:cell-content()=&quot;Basic&quot;" style:apply-style-name="cf32"/>
      <style:map style:condition="of:cell-content()=&quot;Intermediate&quot;" style:apply-style-name="cf34"/>
      <style:map style:condition="of:cell-content()=&quot;Advanced&quot;" style:apply-style-name="cf31"/>
      <style:map style:condition="of:cell-content()=&quot;Professional&quot;" style:apply-style-name="cf35"/>
      <style:map style:condition="of:cell-content()=&quot;Innovative&quot;" style:apply-style-name="cf33"/>
      <style:map style:condition="of:cell-content()=[.$A$2]" style:apply-style-name="cf37" style:base-cell-address="TCRs.A10"/>
      <style:map style:condition="of:cell-content()=[.$A$3]" style:apply-style-name="cf36" style:base-cell-address="TCRs.A10"/>
      <style:map style:condition="of:cell-content()=[.$A$4]" style:apply-style-name="cf32" style:base-cell-address="TCRs.A10"/>
      <style:map style:condition="of:cell-content()=[.$A$5]" style:apply-style-name="cf31" style:base-cell-address="TCRs.A10"/>
      <style:map style:condition="of:cell-content()=[.$A$6]" style:apply-style-name="cf31" style:base-cell-address="TCRs.A10"/>
      <style:map style:condition="of:cell-content()=[.$A$7]" style:apply-style-name="cf34" style:base-cell-address="TCRs.A10"/>
      <style:map style:condition="of:cell-content()=[.$A$8]" style:apply-style-name="cf34" style:base-cell-address="TCRs.A10"/>
      <style:map style:condition="of:cell-content()!=0" style:apply-style-name="cf16"/>
    </style:style>
    <style:style style:name="ce145"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style:map style:condition="of:cell-content()=&quot;Required&quot;" style:apply-style-name="cf36"/>
      <style:map style:condition="of:cell-content()=&quot;Basic&quot;" style:apply-style-name="cf32"/>
      <style:map style:condition="of:cell-content()=&quot;Intermediate&quot;" style:apply-style-name="cf34"/>
      <style:map style:condition="of:cell-content()=&quot;Advanced&quot;" style:apply-style-name="cf31"/>
      <style:map style:condition="of:cell-content()=&quot;Professional&quot;" style:apply-style-name="cf35"/>
      <style:map style:condition="of:cell-content()=&quot;Innovative&quot;" style:apply-style-name="cf33"/>
      <style:map style:condition="of:cell-content()=[.$A$2]" style:apply-style-name="cf37" style:base-cell-address="TCRs.A10"/>
      <style:map style:condition="of:cell-content()=[.$A$3]" style:apply-style-name="cf36" style:base-cell-address="TCRs.A10"/>
      <style:map style:condition="of:cell-content()=[.$A$4]" style:apply-style-name="cf32" style:base-cell-address="TCRs.A10"/>
      <style:map style:condition="of:cell-content()=[.$A$5]" style:apply-style-name="cf31" style:base-cell-address="TCRs.A10"/>
      <style:map style:condition="of:cell-content()=[.$A$6]" style:apply-style-name="cf31" style:base-cell-address="TCRs.A10"/>
      <style:map style:condition="of:cell-content()=[.$A$7]" style:apply-style-name="cf34" style:base-cell-address="TCRs.A10"/>
      <style:map style:condition="of:cell-content()=[.$A$8]" style:apply-style-name="cf34" style:base-cell-address="TCRs.A10"/>
      <style:map style:condition="of:cell-content()!=0" style:apply-style-name="cf16"/>
    </style:style>
    <style:style style:name="ce146" style:family="table-cell" style:parent-style-name="Default" style:data-style-name="N0">
      <style:table-cell-properties fo:border="none" style:vertical-align="top" fo:wrap-option="wrap" fo:background-color="#FFFFFF"/>
      <style:text-properties fo:font-size="10pt" style:font-size-asian="10pt" style:font-size-complex="10pt"/>
      <style:map style:condition="of:cell-content()=&quot;Required&quot;" style:apply-style-name="cf36"/>
      <style:map style:condition="of:cell-content()=&quot;Basic&quot;" style:apply-style-name="cf32"/>
      <style:map style:condition="of:cell-content()=&quot;Intermediate&quot;" style:apply-style-name="cf34"/>
      <style:map style:condition="of:cell-content()=&quot;Advanced&quot;" style:apply-style-name="cf31"/>
      <style:map style:condition="of:cell-content()=&quot;Professional&quot;" style:apply-style-name="cf35"/>
      <style:map style:condition="of:cell-content()=&quot;Innovative&quot;" style:apply-style-name="cf33"/>
      <style:map style:condition="of:cell-content()=[.$A$2]" style:apply-style-name="cf37" style:base-cell-address="TCRs.A10"/>
      <style:map style:condition="of:cell-content()=[.$A$3]" style:apply-style-name="cf36" style:base-cell-address="TCRs.A10"/>
      <style:map style:condition="of:cell-content()=[.$A$4]" style:apply-style-name="cf32" style:base-cell-address="TCRs.A10"/>
      <style:map style:condition="of:cell-content()=[.$A$5]" style:apply-style-name="cf31" style:base-cell-address="TCRs.A10"/>
      <style:map style:condition="of:cell-content()=[.$A$6]" style:apply-style-name="cf31" style:base-cell-address="TCRs.A10"/>
      <style:map style:condition="of:cell-content()=[.$A$7]" style:apply-style-name="cf34" style:base-cell-address="TCRs.A10"/>
      <style:map style:condition="of:cell-content()=[.$A$8]" style:apply-style-name="cf34" style:base-cell-address="TCRs.A10"/>
      <style:map style:condition="of:cell-content()!=0" style:apply-style-name="cf16"/>
    </style:style>
    <style:style style:name="ce147" style:family="table-cell" style:parent-style-name="Default" style:data-style-name="N38">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map style:condition="of:cell-content()=&quot;Required&quot;" style:apply-style-name="cf36"/>
      <style:map style:condition="of:cell-content()=&quot;Basic&quot;" style:apply-style-name="cf32"/>
      <style:map style:condition="of:cell-content()=&quot;Intermediate&quot;" style:apply-style-name="cf34"/>
      <style:map style:condition="of:cell-content()=&quot;Advanced&quot;" style:apply-style-name="cf31"/>
      <style:map style:condition="of:cell-content()=&quot;Professional&quot;" style:apply-style-name="cf35"/>
      <style:map style:condition="of:cell-content()=&quot;Innovative&quot;" style:apply-style-name="cf33"/>
      <style:map style:condition="of:cell-content()=[.$A$2]" style:apply-style-name="cf37" style:base-cell-address="TCRs.D20"/>
      <style:map style:condition="of:cell-content()=[.$A$3]" style:apply-style-name="cf36" style:base-cell-address="TCRs.D20"/>
      <style:map style:condition="of:cell-content()=[.$A$4]" style:apply-style-name="cf32" style:base-cell-address="TCRs.D20"/>
      <style:map style:condition="of:cell-content()=[.$A$5]" style:apply-style-name="cf31" style:base-cell-address="TCRs.D20"/>
      <style:map style:condition="of:cell-content()=[.$A$6]" style:apply-style-name="cf31" style:base-cell-address="TCRs.D20"/>
      <style:map style:condition="of:cell-content()=[.$A$7]" style:apply-style-name="cf34" style:base-cell-address="TCRs.D20"/>
      <style:map style:condition="of:cell-content()=[.$A$8]" style:apply-style-name="cf34" style:base-cell-address="TCRs.D20"/>
      <style:map style:condition="of:cell-content()!=0" style:apply-style-name="cf16"/>
    </style:style>
    <style:style style:name="ce148"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map style:condition="of:cell-content()=&quot;Required&quot;" style:apply-style-name="cf36"/>
      <style:map style:condition="of:cell-content()=&quot;Basic&quot;" style:apply-style-name="cf32"/>
      <style:map style:condition="of:cell-content()=&quot;Intermediate&quot;" style:apply-style-name="cf34"/>
      <style:map style:condition="of:cell-content()=&quot;Advanced&quot;" style:apply-style-name="cf31"/>
      <style:map style:condition="of:cell-content()=&quot;Professional&quot;" style:apply-style-name="cf35"/>
      <style:map style:condition="of:cell-content()=&quot;Innovative&quot;" style:apply-style-name="cf33"/>
      <style:map style:condition="of:cell-content()=[.$A$2]" style:apply-style-name="cf37" style:base-cell-address="FCRs.A10"/>
      <style:map style:condition="of:cell-content()=[.$A$3]" style:apply-style-name="cf36" style:base-cell-address="FCRs.A10"/>
      <style:map style:condition="of:cell-content()=[.$A$4]" style:apply-style-name="cf32" style:base-cell-address="FCRs.A10"/>
      <style:map style:condition="of:cell-content()=[.$A$5]" style:apply-style-name="cf31" style:base-cell-address="FCRs.A10"/>
      <style:map style:condition="of:cell-content()=[.$A$6]" style:apply-style-name="cf31" style:base-cell-address="FCRs.A10"/>
      <style:map style:condition="of:cell-content()=[.$A$7]" style:apply-style-name="cf34" style:base-cell-address="FCRs.A10"/>
      <style:map style:condition="of:cell-content()=[.$A$8]" style:apply-style-name="cf34" style:base-cell-address="FCRs.A10"/>
      <style:map style:condition="of:cell-content()!=0" style:apply-style-name="cf16"/>
    </style:style>
    <style:style style:name="ce149" style:family="table-cell" style:parent-style-name="Default" style:data-style-name="N0">
      <style:table-cell-properties fo:border="thin solid #000000" style:vertical-align="top" fo:wrap-option="wrap" fo:background-color="#FFFFFF" style:repeat-content="false"/>
      <style:paragraph-properties fo:text-align="center"/>
      <style:text-properties fo:font-size="10pt" style:font-size-asian="10pt" style:font-size-complex="10pt"/>
      <style:map style:condition="of:cell-content()=&quot;Required&quot;" style:apply-style-name="cf36"/>
      <style:map style:condition="of:cell-content()=&quot;Basic&quot;" style:apply-style-name="cf32"/>
      <style:map style:condition="of:cell-content()=&quot;Intermediate&quot;" style:apply-style-name="cf34"/>
      <style:map style:condition="of:cell-content()=&quot;Advanced&quot;" style:apply-style-name="cf31"/>
      <style:map style:condition="of:cell-content()=&quot;Professional&quot;" style:apply-style-name="cf35"/>
      <style:map style:condition="of:cell-content()=&quot;Innovative&quot;" style:apply-style-name="cf33"/>
      <style:map style:condition="of:cell-content()=[.$A$2]" style:apply-style-name="cf37" style:base-cell-address="FCRs.D11"/>
      <style:map style:condition="of:cell-content()=[.$A$3]" style:apply-style-name="cf36" style:base-cell-address="FCRs.D11"/>
      <style:map style:condition="of:cell-content()=[.$A$4]" style:apply-style-name="cf32" style:base-cell-address="FCRs.D11"/>
      <style:map style:condition="of:cell-content()=[.$A$5]" style:apply-style-name="cf31" style:base-cell-address="FCRs.D11"/>
      <style:map style:condition="of:cell-content()=[.$A$6]" style:apply-style-name="cf31" style:base-cell-address="FCRs.D11"/>
      <style:map style:condition="of:cell-content()=[.$A$7]" style:apply-style-name="cf34" style:base-cell-address="FCRs.D11"/>
      <style:map style:condition="of:cell-content()=[.$A$8]" style:apply-style-name="cf34" style:base-cell-address="FCRs.D11"/>
      <style:map style:condition="of:cell-content()!=0" style:apply-style-name="cf16"/>
    </style:style>
    <style:style style:name="ce150" style:family="table-cell" style:parent-style-name="Default" style:data-style-name="N38">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map style:condition="of:cell-content()=&quot;Required&quot;" style:apply-style-name="cf36"/>
      <style:map style:condition="of:cell-content()=&quot;Basic&quot;" style:apply-style-name="cf32"/>
      <style:map style:condition="of:cell-content()=&quot;Intermediate&quot;" style:apply-style-name="cf34"/>
      <style:map style:condition="of:cell-content()=&quot;Advanced&quot;" style:apply-style-name="cf31"/>
      <style:map style:condition="of:cell-content()=&quot;Professional&quot;" style:apply-style-name="cf35"/>
      <style:map style:condition="of:cell-content()=&quot;Innovative&quot;" style:apply-style-name="cf33"/>
      <style:map style:condition="of:cell-content()=[.$A$2]" style:apply-style-name="cf37" style:base-cell-address="FCRs.A10"/>
      <style:map style:condition="of:cell-content()=[.$A$3]" style:apply-style-name="cf36" style:base-cell-address="FCRs.A10"/>
      <style:map style:condition="of:cell-content()=[.$A$4]" style:apply-style-name="cf32" style:base-cell-address="FCRs.A10"/>
      <style:map style:condition="of:cell-content()=[.$A$5]" style:apply-style-name="cf31" style:base-cell-address="FCRs.A10"/>
      <style:map style:condition="of:cell-content()=[.$A$6]" style:apply-style-name="cf31" style:base-cell-address="FCRs.A10"/>
      <style:map style:condition="of:cell-content()=[.$A$7]" style:apply-style-name="cf34" style:base-cell-address="FCRs.A10"/>
      <style:map style:condition="of:cell-content()=[.$A$8]" style:apply-style-name="cf34" style:base-cell-address="FCRs.A10"/>
      <style:map style:condition="of:cell-content()!=0" style:apply-style-name="cf16"/>
    </style:style>
    <style:style style:name="ce151"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36"/>
      <style:map style:condition="of:cell-content()=&quot;Basic&quot;" style:apply-style-name="cf32"/>
      <style:map style:condition="of:cell-content()=&quot;Intermediate&quot;" style:apply-style-name="cf34"/>
      <style:map style:condition="of:cell-content()=&quot;Advanced&quot;" style:apply-style-name="cf31"/>
      <style:map style:condition="of:cell-content()=&quot;Professional&quot;" style:apply-style-name="cf35"/>
      <style:map style:condition="of:cell-content()=&quot;Innovative&quot;" style:apply-style-name="cf33"/>
      <style:map style:condition="of:cell-content()=[.$A$2]" style:apply-style-name="cf37" style:base-cell-address="FCRs.A20"/>
      <style:map style:condition="of:cell-content()=[.$A$3]" style:apply-style-name="cf36" style:base-cell-address="FCRs.A20"/>
      <style:map style:condition="of:cell-content()=[.$A$4]" style:apply-style-name="cf32" style:base-cell-address="FCRs.A20"/>
      <style:map style:condition="of:cell-content()=[.$A$5]" style:apply-style-name="cf31" style:base-cell-address="FCRs.A20"/>
      <style:map style:condition="of:cell-content()=[.$A$6]" style:apply-style-name="cf31" style:base-cell-address="FCRs.A20"/>
      <style:map style:condition="of:cell-content()=[.$A$7]" style:apply-style-name="cf34" style:base-cell-address="FCRs.A20"/>
      <style:map style:condition="of:cell-content()=[.$A$8]" style:apply-style-name="cf34" style:base-cell-address="FCRs.A20"/>
      <style:map style:condition="of:cell-content()!=0" style:apply-style-name="cf16"/>
    </style:style>
    <style:style style:name="ce152"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36"/>
      <style:map style:condition="of:cell-content()=&quot;Basic&quot;" style:apply-style-name="cf32"/>
      <style:map style:condition="of:cell-content()=&quot;Intermediate&quot;" style:apply-style-name="cf34"/>
      <style:map style:condition="of:cell-content()=&quot;Advanced&quot;" style:apply-style-name="cf31"/>
      <style:map style:condition="of:cell-content()=&quot;Professional&quot;" style:apply-style-name="cf35"/>
      <style:map style:condition="of:cell-content()=&quot;Innovative&quot;" style:apply-style-name="cf33"/>
      <style:map style:condition="of:cell-content()=[.$A$2]" style:apply-style-name="cf37" style:base-cell-address="FCRs.A18"/>
      <style:map style:condition="of:cell-content()=[.$A$3]" style:apply-style-name="cf36" style:base-cell-address="FCRs.A18"/>
      <style:map style:condition="of:cell-content()=[.$A$4]" style:apply-style-name="cf32" style:base-cell-address="FCRs.A18"/>
      <style:map style:condition="of:cell-content()=[.$A$5]" style:apply-style-name="cf31" style:base-cell-address="FCRs.A18"/>
      <style:map style:condition="of:cell-content()=[.$A$6]" style:apply-style-name="cf31" style:base-cell-address="FCRs.A18"/>
      <style:map style:condition="of:cell-content()=[.$A$7]" style:apply-style-name="cf34" style:base-cell-address="FCRs.A18"/>
      <style:map style:condition="of:cell-content()=[.$A$8]" style:apply-style-name="cf34" style:base-cell-address="FCRs.A18"/>
      <style:map style:condition="of:cell-content()!=0" style:apply-style-name="cf16"/>
    </style:style>
    <style:style style:name="ce153"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36"/>
      <style:map style:condition="of:cell-content()=&quot;Basic&quot;" style:apply-style-name="cf32"/>
      <style:map style:condition="of:cell-content()=&quot;Intermediate&quot;" style:apply-style-name="cf34"/>
      <style:map style:condition="of:cell-content()=&quot;Advanced&quot;" style:apply-style-name="cf31"/>
      <style:map style:condition="of:cell-content()=&quot;Professional&quot;" style:apply-style-name="cf35"/>
      <style:map style:condition="of:cell-content()=&quot;Innovative&quot;" style:apply-style-name="cf33"/>
      <style:map style:condition="of:cell-content()=[.$A$2]" style:apply-style-name="cf37" style:base-cell-address="FCRs.A11"/>
      <style:map style:condition="of:cell-content()=[.$A$3]" style:apply-style-name="cf36" style:base-cell-address="FCRs.A11"/>
      <style:map style:condition="of:cell-content()=[.$A$4]" style:apply-style-name="cf32" style:base-cell-address="FCRs.A11"/>
      <style:map style:condition="of:cell-content()=[.$A$5]" style:apply-style-name="cf31" style:base-cell-address="FCRs.A11"/>
      <style:map style:condition="of:cell-content()=[.$A$6]" style:apply-style-name="cf31" style:base-cell-address="FCRs.A11"/>
      <style:map style:condition="of:cell-content()=[.$A$7]" style:apply-style-name="cf34" style:base-cell-address="FCRs.A11"/>
      <style:map style:condition="of:cell-content()=[.$A$8]" style:apply-style-name="cf34" style:base-cell-address="FCRs.A11"/>
      <style:map style:condition="of:cell-content()!=0" style:apply-style-name="cf16"/>
    </style:style>
    <style:style style:name="ce154"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style:map style:condition="of:cell-content()=&quot;Required&quot;" style:apply-style-name="cf36"/>
      <style:map style:condition="of:cell-content()=&quot;Basic&quot;" style:apply-style-name="cf32"/>
      <style:map style:condition="of:cell-content()=&quot;Intermediate&quot;" style:apply-style-name="cf34"/>
      <style:map style:condition="of:cell-content()=&quot;Advanced&quot;" style:apply-style-name="cf31"/>
      <style:map style:condition="of:cell-content()=&quot;Professional&quot;" style:apply-style-name="cf35"/>
      <style:map style:condition="of:cell-content()=&quot;Innovative&quot;" style:apply-style-name="cf33"/>
      <style:map style:condition="of:cell-content()=[.$A$2]" style:apply-style-name="cf37" style:base-cell-address="FCRs.A10"/>
      <style:map style:condition="of:cell-content()=[.$A$3]" style:apply-style-name="cf36" style:base-cell-address="FCRs.A10"/>
      <style:map style:condition="of:cell-content()=[.$A$4]" style:apply-style-name="cf32" style:base-cell-address="FCRs.A10"/>
      <style:map style:condition="of:cell-content()=[.$A$5]" style:apply-style-name="cf31" style:base-cell-address="FCRs.A10"/>
      <style:map style:condition="of:cell-content()=[.$A$6]" style:apply-style-name="cf31" style:base-cell-address="FCRs.A10"/>
      <style:map style:condition="of:cell-content()=[.$A$7]" style:apply-style-name="cf34" style:base-cell-address="FCRs.A10"/>
      <style:map style:condition="of:cell-content()=[.$A$8]" style:apply-style-name="cf34" style:base-cell-address="FCRs.A10"/>
      <style:map style:condition="of:cell-content()!=0" style:apply-style-name="cf16"/>
    </style:style>
    <style:style style:name="ce155"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36"/>
      <style:map style:condition="of:cell-content()=&quot;Basic&quot;" style:apply-style-name="cf32"/>
      <style:map style:condition="of:cell-content()=&quot;Intermediate&quot;" style:apply-style-name="cf34"/>
      <style:map style:condition="of:cell-content()=&quot;Advanced&quot;" style:apply-style-name="cf31"/>
      <style:map style:condition="of:cell-content()=&quot;Professional&quot;" style:apply-style-name="cf35"/>
      <style:map style:condition="of:cell-content()=&quot;Innovative&quot;" style:apply-style-name="cf33"/>
      <style:map style:condition="of:cell-content()=[.$A$2]" style:apply-style-name="cf37" style:base-cell-address="FCRs.A10"/>
      <style:map style:condition="of:cell-content()=[.$A$3]" style:apply-style-name="cf36" style:base-cell-address="FCRs.A10"/>
      <style:map style:condition="of:cell-content()=[.$A$4]" style:apply-style-name="cf32" style:base-cell-address="FCRs.A10"/>
      <style:map style:condition="of:cell-content()=[.$A$5]" style:apply-style-name="cf31" style:base-cell-address="FCRs.A10"/>
      <style:map style:condition="of:cell-content()=[.$A$6]" style:apply-style-name="cf31" style:base-cell-address="FCRs.A10"/>
      <style:map style:condition="of:cell-content()=[.$A$7]" style:apply-style-name="cf34" style:base-cell-address="FCRs.A10"/>
      <style:map style:condition="of:cell-content()=[.$A$8]" style:apply-style-name="cf34" style:base-cell-address="FCRs.A10"/>
      <style:map style:condition="of:cell-content()!=0" style:apply-style-name="cf16"/>
    </style:style>
    <style:style style:name="ce156" style:family="table-cell" style:parent-style-name="Default" style:data-style-name="N0">
      <style:table-cell-properties fo:border="none" style:vertical-align="top" fo:wrap-option="wrap" fo:background-color="#FFFFFF"/>
      <style:text-properties fo:font-size="10pt" style:font-size-asian="10pt" style:font-size-complex="10pt"/>
      <style:map style:condition="of:cell-content()=&quot;Required&quot;" style:apply-style-name="cf36"/>
      <style:map style:condition="of:cell-content()=&quot;Basic&quot;" style:apply-style-name="cf32"/>
      <style:map style:condition="of:cell-content()=&quot;Intermediate&quot;" style:apply-style-name="cf34"/>
      <style:map style:condition="of:cell-content()=&quot;Advanced&quot;" style:apply-style-name="cf31"/>
      <style:map style:condition="of:cell-content()=&quot;Professional&quot;" style:apply-style-name="cf35"/>
      <style:map style:condition="of:cell-content()=&quot;Innovative&quot;" style:apply-style-name="cf33"/>
      <style:map style:condition="of:cell-content()=[.$A$2]" style:apply-style-name="cf37" style:base-cell-address="FCRs.A10"/>
      <style:map style:condition="of:cell-content()=[.$A$3]" style:apply-style-name="cf36" style:base-cell-address="FCRs.A10"/>
      <style:map style:condition="of:cell-content()=[.$A$4]" style:apply-style-name="cf32" style:base-cell-address="FCRs.A10"/>
      <style:map style:condition="of:cell-content()=[.$A$5]" style:apply-style-name="cf31" style:base-cell-address="FCRs.A10"/>
      <style:map style:condition="of:cell-content()=[.$A$6]" style:apply-style-name="cf31" style:base-cell-address="FCRs.A10"/>
      <style:map style:condition="of:cell-content()=[.$A$7]" style:apply-style-name="cf34" style:base-cell-address="FCRs.A10"/>
      <style:map style:condition="of:cell-content()=[.$A$8]" style:apply-style-name="cf34" style:base-cell-address="FCRs.A10"/>
      <style:map style:condition="of:cell-content()!=0" style:apply-style-name="cf16"/>
    </style:style>
    <style:style style:name="ce157"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36"/>
      <style:map style:condition="of:cell-content()=&quot;Basic&quot;" style:apply-style-name="cf32"/>
      <style:map style:condition="of:cell-content()=&quot;Intermediate&quot;" style:apply-style-name="cf34"/>
      <style:map style:condition="of:cell-content()=&quot;Advanced&quot;" style:apply-style-name="cf31"/>
      <style:map style:condition="of:cell-content()=&quot;Professional&quot;" style:apply-style-name="cf35"/>
      <style:map style:condition="of:cell-content()=&quot;Innovative&quot;" style:apply-style-name="cf33"/>
      <style:map style:condition="of:cell-content()=[.$A$2]" style:apply-style-name="cf37" style:base-cell-address="VCRs.A27"/>
      <style:map style:condition="of:cell-content()=[.$A$3]" style:apply-style-name="cf36" style:base-cell-address="VCRs.A27"/>
      <style:map style:condition="of:cell-content()=[.$A$4]" style:apply-style-name="cf32" style:base-cell-address="VCRs.A27"/>
      <style:map style:condition="of:cell-content()=[.$A$5]" style:apply-style-name="cf31" style:base-cell-address="VCRs.A27"/>
      <style:map style:condition="of:cell-content()=[.$A$6]" style:apply-style-name="cf31" style:base-cell-address="VCRs.A27"/>
      <style:map style:condition="of:cell-content()=[.$A$7]" style:apply-style-name="cf34" style:base-cell-address="VCRs.A27"/>
      <style:map style:condition="of:cell-content()=[.$A$8]" style:apply-style-name="cf34" style:base-cell-address="VCRs.A27"/>
      <style:map style:condition="of:cell-content()!=0" style:apply-style-name="cf16"/>
    </style:style>
    <style:style style:name="ce158"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36"/>
      <style:map style:condition="of:cell-content()=&quot;Basic&quot;" style:apply-style-name="cf32"/>
      <style:map style:condition="of:cell-content()=&quot;Intermediate&quot;" style:apply-style-name="cf34"/>
      <style:map style:condition="of:cell-content()=&quot;Advanced&quot;" style:apply-style-name="cf31"/>
      <style:map style:condition="of:cell-content()=&quot;Professional&quot;" style:apply-style-name="cf35"/>
      <style:map style:condition="of:cell-content()=&quot;Innovative&quot;" style:apply-style-name="cf33"/>
      <style:map style:condition="of:cell-content()=[.$A$2]" style:apply-style-name="cf37" style:base-cell-address="VCRs.A30"/>
      <style:map style:condition="of:cell-content()=[.$A$3]" style:apply-style-name="cf36" style:base-cell-address="VCRs.A30"/>
      <style:map style:condition="of:cell-content()=[.$A$4]" style:apply-style-name="cf32" style:base-cell-address="VCRs.A30"/>
      <style:map style:condition="of:cell-content()=[.$A$5]" style:apply-style-name="cf31" style:base-cell-address="VCRs.A30"/>
      <style:map style:condition="of:cell-content()=[.$A$6]" style:apply-style-name="cf31" style:base-cell-address="VCRs.A30"/>
      <style:map style:condition="of:cell-content()=[.$A$7]" style:apply-style-name="cf34" style:base-cell-address="VCRs.A30"/>
      <style:map style:condition="of:cell-content()=[.$A$8]" style:apply-style-name="cf34" style:base-cell-address="VCRs.A30"/>
      <style:map style:condition="of:cell-content()!=0" style:apply-style-name="cf16"/>
    </style:style>
    <style:style style:name="ce159" style:family="table-cell" style:parent-style-name="Default" style:data-style-name="N0">
      <style:table-cell-properties fo:border="thin solid #000000" style:vertical-align="top" fo:wrap-option="wrap" fo:background-color="#FFFFFF" style:repeat-content="false"/>
      <style:paragraph-properties fo:text-align="center"/>
      <style:text-properties fo:font-size="10pt" style:font-size-asian="10pt" style:font-size-complex="10pt"/>
      <style:map style:condition="of:cell-content()=&quot;Required&quot;" style:apply-style-name="cf36"/>
      <style:map style:condition="of:cell-content()=&quot;Basic&quot;" style:apply-style-name="cf32"/>
      <style:map style:condition="of:cell-content()=&quot;Intermediate&quot;" style:apply-style-name="cf34"/>
      <style:map style:condition="of:cell-content()=&quot;Advanced&quot;" style:apply-style-name="cf31"/>
      <style:map style:condition="of:cell-content()=&quot;Professional&quot;" style:apply-style-name="cf35"/>
      <style:map style:condition="of:cell-content()=&quot;Innovative&quot;" style:apply-style-name="cf33"/>
      <style:map style:condition="of:cell-content()=[.$A$2]" style:apply-style-name="cf37" style:base-cell-address="VCRs.D11"/>
      <style:map style:condition="of:cell-content()=[.$A$3]" style:apply-style-name="cf36" style:base-cell-address="VCRs.D11"/>
      <style:map style:condition="of:cell-content()=[.$A$4]" style:apply-style-name="cf32" style:base-cell-address="VCRs.D11"/>
      <style:map style:condition="of:cell-content()=[.$A$5]" style:apply-style-name="cf31" style:base-cell-address="VCRs.D11"/>
      <style:map style:condition="of:cell-content()=[.$A$6]" style:apply-style-name="cf31" style:base-cell-address="VCRs.D11"/>
      <style:map style:condition="of:cell-content()=[.$A$7]" style:apply-style-name="cf34" style:base-cell-address="VCRs.D11"/>
      <style:map style:condition="of:cell-content()=[.$A$8]" style:apply-style-name="cf34" style:base-cell-address="VCRs.D11"/>
      <style:map style:condition="of:cell-content()!=0" style:apply-style-name="cf16"/>
    </style:style>
  </office:automatic-styles>
  <office:body>
    <office:spreadsheet>
      <table:calculation-settings table:case-sensitive="false" table:search-criteria-must-apply-to-whole-cell="true" table:use-wildcards="false" table:use-regular-expressions="false" table:automatic-find-labels="false"/>
      <table:content-validations>
        <table:content-validation table:name="val1">
          <table:help-message/>
          <table:error-message table:display="true"/>
        </table:content-validation>
        <table:content-validation table:name="val2" table:condition="of:cell-content-is-in-list(&quot;GAM 200&quot;;&quot;GAM 205&quot;;&quot;GAM 250&quot;;&quot;GAM 255&quot;;&quot;GAM 300&quot;;&quot;GAM 302&quot;;&quot;GAM 350&quot;;&quot;GAM 352&quot;;&quot;GAM 400&quot;;&quot;GAM 450&quot;;&quot;GAM 541&quot;;&quot;GAM 550&quot;;&quot;GAM 551&quot;;&quot;PRJ 402&quot;;&quot;PRJ 452&quot;;&quot;CG 310&quot;;&quot;CG 311&quot;;&quot;GAT 399&quot;;&quot;MUS 150&quot;;&quot;MUS 151&quot;;&quot;MUS 250&quot;;&quot;MUS 251&quot;;&quot;MUS 350&quot;;&quot;MUS 351&quot;;&quot;MUS 450&quot;;&quot;MUS 451&quot;;&quot;OTHER&quot;;&quot;NONE&quot;)">
          <table:help-message/>
          <table:error-message table:display="true"/>
        </table:content-validation>
        <table:content-validation table:name="val3" table:condition="of:cell-content-is-in-list(&quot;BSCE&quot;;&quot;BSCS&quot;;&quot;BSESD&quot;;&quot;BSGD&quot;;&quot;BAGD&quot;;&quot;BAMSD&quot;;&quot;BFA&quot;;&quot;MSCS&quot;;&quot;MFA&quot;)">
          <table:help-message/>
          <table:error-message table:display="true"/>
        </table:content-validation>
        <table:content-validation table:name="val4" table:condition="of:cell-content-is-in-list(&quot;(full)&quot;;&quot;(partial)&quot;;&quot;(unofficial)&quot;)">
          <table:help-message/>
          <table:error-message table:display="true"/>
        </table:content-validation>
        <table:content-validation table:name="val5" table:condition="of:cell-content-is-in-list([.$A$2:.$A$8])" table:base-cell-address="FCRs.D11">
          <table:help-message/>
          <table:error-message table:display="true"/>
        </table:content-validation>
        <table:content-validation table:name="val6" table:condition="of:cell-content-is-in-list([Game_Data.$E$1:.$E$7])" table:base-cell-address="FCRs.D83">
          <table:help-message/>
          <table:error-message table:display="true"/>
        </table:content-validation>
        <table:content-validation table:name="val7" table:condition="of:cell-content-is-in-list([.$A$2:.$A$8])" table:base-cell-address="VCRs.D11">
          <table:help-message/>
          <table:error-message table:display="true"/>
        </table:content-validation>
        <table:content-validation table:name="val8" table:condition="of:cell-content-is-in-list([FCRs.$F$1:.$F$6])" table:base-cell-address="VCRs.D33">
          <table:help-message/>
          <table:error-message table:display="true"/>
        </table:content-validation>
        <table:content-validation table:name="val9" table:condition="of:cell-content-is-in-list([.#REF!])" table:base-cell-address="VCRs.D42">
          <table:help-message/>
          <table:error-message table:display="true"/>
        </table:content-validation>
      </table:content-validations>
      <table:table table:name="Game_Data" table:style-name="ta1">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4"/>
        <table:table-column table:style-name="co6" table:default-cell-style-name="ce4"/>
        <table:table-column table:style-name="co7" table:number-columns-repeated="2" table:default-cell-style-name="ce4"/>
        <table:table-column table:style-name="co8" table:default-cell-style-name="ce4"/>
        <table:table-column table:style-name="co9" table:default-cell-style-name="ce4"/>
        <table:table-column table:style-name="co10" table:number-columns-repeated="4" table:default-cell-style-name="ce4"/>
        <table:table-column table:style-name="co11" table:default-cell-style-name="ce4"/>
        <table:table-column table:style-name="co10" table:number-columns-repeated="246" table:default-cell-style-name="ce4"/>
        <table:table-column table:style-name="co12" table:number-columns-repeated="761" table:default-cell-style-name="ce5"/>
        <table:table-column table:style-name="co13" table:default-cell-style-name="ce5"/>
        <table:table-column table:style-name="co13" table:number-columns-repeated="15360" table:default-cell-style-name="ce1"/>
        <table:table-row table:style-name="ro1">
          <table:table-cell office:value-type="string" table:number-columns-spanned="4" table:number-rows-spanned="1" table:style-name="ce29">
            <text:p>GAME NAME</text:p>
          </table:table-cell>
          <table:covered-table-cell table:number-columns-repeated="3"/>
          <table:table-cell table:style-name="ce3"/>
          <table:table-cell office:value-type="string" table:number-columns-spanned="4" table:number-rows-spanned="1" table:style-name="ce30">
            <text:p>TEAM NAME</text:p>
          </table:table-cell>
          <table:covered-table-cell table:number-columns-repeated="3"/>
          <table:table-cell table:number-columns-repeated="253" table:style-name="ce4"/>
          <table:table-cell table:number-columns-repeated="16122"/>
        </table:table-row>
        <table:table-row table:style-name="ro1">
          <table:table-cell office:value-type="string" table:number-columns-spanned="4" table:number-rows-spanned="2" table:style-name="ce31">
            <text:p>Manic Monkey</text:p>
          </table:table-cell>
          <table:covered-table-cell table:number-columns-repeated="3"/>
          <table:table-cell table:style-name="ce3"/>
          <table:table-cell office:value-type="string" table:number-columns-spanned="4" table:number-rows-spanned="2" table:style-name="ce31">
            <text:p>Team Travis Moore</text:p>
          </table:table-cell>
          <table:covered-table-cell table:number-columns-repeated="3"/>
          <table:table-cell table:number-columns-repeated="253" table:style-name="ce4"/>
          <table:table-cell table:number-columns-repeated="16122"/>
        </table:table-row>
        <table:table-row table:style-name="ro1">
          <table:covered-table-cell/>
          <table:covered-table-cell table:number-columns-repeated="3"/>
          <table:table-cell table:style-name="ce3"/>
          <table:covered-table-cell/>
          <table:covered-table-cell table:number-columns-repeated="3"/>
          <table:table-cell table:number-columns-repeated="253" table:style-name="ce4"/>
          <table:table-cell table:number-columns-repeated="16122"/>
        </table:table-row>
        <table:table-row table:style-name="ro1">
          <table:table-cell table:number-columns-repeated="5" table:style-name="ce3"/>
          <table:table-cell table:number-columns-repeated="257" table:style-name="ce4"/>
          <table:table-cell table:number-columns-repeated="16122"/>
        </table:table-row>
        <table:table-row table:style-name="ro1">
          <table:table-cell office:value-type="string" table:number-columns-spanned="4" table:number-rows-spanned="1" table:style-name="ce29">
            <text:p>Optimal Game Controls</text:p>
          </table:table-cell>
          <table:covered-table-cell table:number-columns-repeated="3"/>
          <table:table-cell table:style-name="ce3"/>
          <table:table-cell office:value-type="string" table:number-columns-spanned="4" table:number-rows-spanned="1" table:style-name="ce30">
            <text:p>Core Types of Engagement (optional)</text:p>
          </table:table-cell>
          <table:covered-table-cell table:number-columns-repeated="3"/>
          <table:table-cell table:style-name="ce4"/>
          <table:table-cell office:value-type="string" table:number-columns-spanned="1" table:number-rows-spanned="5" table:style-name="ce32">
            <text:p>While GAT240 projects are intended to be prototypes they do have the potential to be well designed and interesting. Extra points may be awarded based on engagement and design merit.</text:p>
          </table:table-cell>
          <table:table-cell table:number-columns-repeated="251" table:style-name="ce4"/>
          <table:table-cell table:number-columns-repeated="16122"/>
        </table:table-row>
        <table:table-row table:style-name="ro1">
          <table:table-cell office:value-type="string" table:number-columns-spanned="4" table:number-rows-spanned="1" table:style-name="ce31">
            <text:p>Keyboard and Mouse</text:p>
          </table:table-cell>
          <table:covered-table-cell table:number-columns-repeated="3"/>
          <table:table-cell table:style-name="ce3"/>
          <table:table-cell office:value-type="string" table:number-columns-spanned="4" table:number-rows-spanned="1" table:style-name="ce31">
            <text:p>Challenge</text:p>
          </table:table-cell>
          <table:covered-table-cell table:number-columns-repeated="3"/>
          <table:table-cell table:style-name="ce4"/>
          <table:covered-table-cell/>
          <table:table-cell table:number-columns-repeated="251" table:style-name="ce4"/>
          <table:table-cell table:number-columns-repeated="16122"/>
        </table:table-row>
        <table:table-row table:style-name="ro1">
          <table:table-cell table:number-columns-repeated="3" table:style-name="ce6"/>
          <table:table-cell table:style-name="ce7"/>
          <table:table-cell table:style-name="ce3"/>
          <table:table-cell table:number-columns-spanned="4" table:number-rows-spanned="1" table:style-name="ce31"/>
          <table:covered-table-cell table:number-columns-repeated="3"/>
          <table:table-cell table:style-name="ce4"/>
          <table:covered-table-cell/>
          <table:table-cell table:number-columns-repeated="251" table:style-name="ce4"/>
          <table:table-cell table:number-columns-repeated="16122"/>
        </table:table-row>
        <table:table-row table:style-name="ro1">
          <table:table-cell office:value-type="string" table:number-columns-spanned="4" table:number-rows-spanned="1" table:style-name="ce30">
            <text:p>Optimal Number of Players</text:p>
          </table:table-cell>
          <table:covered-table-cell table:number-columns-repeated="3"/>
          <table:table-cell table:style-name="ce3"/>
          <table:table-cell table:number-columns-spanned="4" table:number-rows-spanned="1" table:style-name="ce31"/>
          <table:covered-table-cell table:number-columns-repeated="3"/>
          <table:table-cell table:style-name="ce4"/>
          <table:covered-table-cell/>
          <table:table-cell table:number-columns-repeated="251" table:style-name="ce4"/>
          <table:table-cell table:number-columns-repeated="16122"/>
        </table:table-row>
        <table:table-row table:style-name="ro1">
          <table:table-cell office:value-type="float" office:value="1" table:number-columns-spanned="4" table:number-rows-spanned="1" table:style-name="ce31">
            <text:p>1</text:p>
          </table:table-cell>
          <table:covered-table-cell table:number-columns-repeated="3"/>
          <table:table-cell table:style-name="ce3"/>
          <table:table-cell table:number-columns-spanned="4" table:number-rows-spanned="1" table:style-name="ce31"/>
          <table:covered-table-cell table:number-columns-repeated="3"/>
          <table:table-cell table:style-name="ce4"/>
          <table:covered-table-cell/>
          <table:table-cell table:number-columns-repeated="251" table:style-name="ce4"/>
          <table:table-cell table:number-columns-repeated="16122"/>
        </table:table-row>
        <table:table-row table:style-name="ro1">
          <table:table-cell table:content-validation-name="val1" table:style-name="ce8"/>
          <table:table-cell table:content-validation-name="val1" table:style-name="ce8"/>
          <table:table-cell table:content-validation-name="val1" table:style-name="ce8"/>
          <table:table-cell table:content-validation-name="val1" table:style-name="ce3"/>
          <table:table-cell table:content-validation-name="val1" table:style-name="ce3"/>
          <table:table-cell table:content-validation-name="val1" table:style-name="ce9"/>
          <table:table-cell table:content-validation-name="val1" table:style-name="ce9"/>
          <table:table-cell table:content-validation-name="val1" table:style-name="ce9"/>
          <table:table-cell table:content-validation-name="val1" table:style-name="ce9"/>
          <table:table-cell table:content-validation-name="val1" table:style-name="ce4"/>
          <table:table-cell table:content-validation-name="val1" table:style-name="ce4"/>
          <table:table-cell table:number-columns-repeated="251" table:style-name="ce4"/>
          <table:table-cell table:number-columns-repeated="16122"/>
        </table:table-row>
        <table:table-row table:style-name="ro1">
          <table:table-cell office:value-type="string" table:number-columns-spanned="4" table:number-rows-spanned="1" table:style-name="ce30">
            <text:p>Student Information</text:p>
          </table:table-cell>
          <table:covered-table-cell table:number-columns-repeated="3"/>
          <table:table-cell table:style-name="ce3"/>
          <table:table-cell office:value-type="string" table:number-columns-spanned="1" table:number-rows-spanned="4" table:style-name="ce33">
            <text:p>Notes about cheat codes, controls, bugs, known crashes, etc. should be put in the comments field for the appropriate CR.</text:p>
          </table:table-cell>
          <table:table-cell table:style-name="ce10"/>
          <table:table-cell table:style-name="ce11"/>
          <table:table-cell table:style-name="ce12"/>
          <table:table-cell table:number-columns-repeated="253" table:style-name="ce4"/>
          <table:table-cell table:number-columns-repeated="16122"/>
        </table:table-row>
        <table:table-row table:style-name="ro2">
          <table:table-cell office:value-type="string" table:style-name="ce13">
            <text:p>Class</text:p>
          </table:table-cell>
          <table:table-cell office:value-type="string" table:style-name="ce13">
            <text:p>Degree</text:p>
          </table:table-cell>
          <table:table-cell office:value-type="string" table:style-name="ce14">
            <text:p>Student Name</text:p>
          </table:table-cell>
          <table:table-cell office:value-type="string" table:style-name="ce14">
            <text:p>Note</text:p>
          </table:table-cell>
          <table:table-cell table:style-name="ce15"/>
          <table:covered-table-cell/>
          <table:table-cell table:style-name="ce10"/>
          <table:table-cell office:value-type="string" table:number-columns-spanned="1" table:number-rows-spanned="2" table:style-name="ce34">
            <text:p>Base</text:p>
            <text:p>Grade</text:p>
          </table:table-cell>
          <table:table-cell office:value-type="percentage" office:value="0.7" table:number-columns-spanned="1" table:number-rows-spanned="2" table:style-name="ce35">
            <text:p>70%</text:p>
          </table:table-cell>
          <table:table-cell table:style-name="ce4"/>
          <table:table-cell office:value-type="string" table:number-columns-spanned="1" table:number-rows-spanned="2" table:style-name="ce36">
            <text:p>The base grade is modified by the CRs and submission penalties to get the total grade.</text:p>
          </table:table-cell>
          <table:table-cell table:number-columns-repeated="251" table:style-name="ce4"/>
          <table:table-cell table:number-columns-repeated="16122"/>
        </table:table-row>
        <table:table-row table:style-name="ro3">
          <table:table-cell office:value-type="string" table:content-validation-name="val2" table:style-name="ce16">
            <text:p>OTHER</text:p>
          </table:table-cell>
          <table:table-cell office:value-type="string" table:content-validation-name="val3" table:style-name="ce16">
            <text:p>BAGD</text:p>
          </table:table-cell>
          <table:table-cell office:value-type="string" table:content-validation-name="val1" table:style-name="ce17">
            <text:p>Travis Moore</text:p>
          </table:table-cell>
          <table:table-cell table:content-validation-name="val4" table:style-name="ce18"/>
          <table:table-cell table:style-name="ce4"/>
          <table:covered-table-cell/>
          <table:table-cell table:style-name="ce19"/>
          <table:covered-table-cell/>
          <table:covered-table-cell/>
          <table:table-cell table:style-name="ce20"/>
          <table:covered-table-cell/>
          <table:table-cell table:style-name="ce21"/>
          <table:table-cell table:number-columns-repeated="247" table:style-name="ce4"/>
          <table:table-cell table:number-columns-repeated="16125" table:style-name="ce5"/>
        </table:table-row>
        <table:table-row table:style-name="ro1">
          <table:table-cell office:value-type="string" table:number-columns-spanned="2" table:number-rows-spanned="1" table:style-name="ce37">
            <text:p>Student Email</text:p>
          </table:table-cell>
          <table:covered-table-cell/>
          <table:table-cell office:value-type="string" table:number-columns-spanned="2" table:number-rows-spanned="1" table:style-name="ce38">
            <text:p><text:a xlink:href="mailto:travis.moore@digipen.edu">travis.moore@digipen.edu</text:a></text:p>
          </table:table-cell>
          <table:covered-table-cell/>
          <table:table-cell table:style-name="ce4"/>
          <table:covered-table-cell/>
          <table:table-cell table:number-columns-repeated="2" table:style-name="ce10"/>
          <table:table-cell table:style-name="ce22"/>
          <table:table-cell table:style-name="ce23"/>
          <table:table-cell table:style-name="ce4"/>
          <table:table-cell table:style-name="ce15"/>
          <table:table-cell table:number-columns-repeated="247" table:style-name="ce4"/>
          <table:table-cell table:number-columns-repeated="16125" table:style-name="ce5"/>
        </table:table-row>
        <table:table-row table:style-name="ro3">
          <table:table-cell table:number-columns-repeated="4" table:style-name="ce3"/>
          <table:table-cell table:style-name="ce4"/>
          <table:table-cell table:number-columns-repeated="2" table:style-name="ce20"/>
          <table:table-cell table:style-name="ce24"/>
          <table:table-cell table:style-name="ce25"/>
          <table:table-cell table:style-name="ce23"/>
          <table:table-cell table:style-name="ce4"/>
          <table:table-cell table:style-name="ce15"/>
          <table:table-cell table:number-columns-repeated="247" table:style-name="ce4"/>
          <table:table-cell table:number-columns-repeated="16125" table:style-name="ce5"/>
        </table:table-row>
        <table:table-row table:style-name="ro3">
          <table:table-cell table:number-columns-repeated="4" table:style-name="ce3"/>
          <table:table-cell table:style-name="ce4"/>
          <table:table-cell office:value-type="string" table:number-columns-spanned="4" table:number-rows-spanned="1" table:style-name="ce39">
            <text:p>WAIVERS</text:p>
          </table:table-cell>
          <table:covered-table-cell table:number-columns-repeated="3"/>
          <table:table-cell table:style-name="ce23"/>
          <table:table-cell table:style-name="ce4"/>
          <table:table-cell table:style-name="ce15"/>
          <table:table-cell table:number-columns-repeated="247" table:style-name="ce4"/>
          <table:table-cell table:number-columns-repeated="16125" table:style-name="ce5"/>
        </table:table-row>
        <table:table-row table:style-name="ro4">
          <table:table-cell table:number-columns-repeated="4"/>
          <table:table-cell table:style-name="ce4"/>
          <table:table-cell office:value-type="string" table:number-columns-spanned="4" table:number-rows-spanned="5" table:style-name="ce40">
            <text:p>If you believe your game should get a waiver from any of the requirements in this rubric, you must talk to the instructors first. If the waiver is granted, you must include the reason for the waiver being granted (and who granted it) in the comments section for that requirement when you submit this document with your game. You must get a waiver BEFORE you submit your game, not after.</text:p>
          </table:table-cell>
          <table:covered-table-cell table:number-columns-repeated="3"/>
          <table:table-cell table:style-name="ce5"/>
          <table:table-cell table:style-name="ce4"/>
          <table:table-cell table:style-name="ce15"/>
          <table:table-cell table:number-columns-repeated="247" table:style-name="ce4"/>
          <table:table-cell table:number-columns-repeated="765" table:style-name="ce5"/>
          <table:table-cell table:number-columns-repeated="15360"/>
        </table:table-row>
        <table:table-row table:style-name="ro1">
          <table:table-cell table:number-columns-repeated="4"/>
          <table:table-cell table:style-name="ce4"/>
          <table:covered-table-cell/>
          <table:covered-table-cell table:number-columns-repeated="3"/>
          <table:table-cell table:style-name="ce26"/>
          <table:table-cell table:number-columns-repeated="249" table:style-name="ce4"/>
          <table:table-cell table:number-columns-repeated="765" table:style-name="ce5"/>
          <table:table-cell table:number-columns-repeated="15360"/>
        </table:table-row>
        <table:table-row table:number-rows-repeated="3" table:style-name="ro1">
          <table:table-cell table:number-columns-repeated="4"/>
          <table:table-cell table:style-name="ce4"/>
          <table:covered-table-cell/>
          <table:covered-table-cell table:number-columns-repeated="3"/>
          <table:table-cell table:number-columns-repeated="247" table:style-name="ce4"/>
          <table:table-cell table:number-columns-repeated="766" table:style-name="ce5"/>
          <table:table-cell table:number-columns-repeated="15362" table:style-name="ce1"/>
        </table:table-row>
        <table:table-row table:style-name="ro1">
          <table:table-cell table:number-columns-repeated="4"/>
          <table:table-cell table:style-name="ce4"/>
          <table:table-cell table:number-columns-repeated="2" table:style-name="ce5"/>
          <table:table-cell table:style-name="ce27"/>
          <table:table-cell table:style-name="ce28"/>
          <table:table-cell table:number-columns-repeated="247" table:style-name="ce4"/>
          <table:table-cell table:number-columns-repeated="766" table:style-name="ce5"/>
          <table:table-cell table:number-columns-repeated="15362" table:style-name="ce1"/>
        </table:table-row>
        <table:table-row table:number-rows-repeated="2" table:style-name="ro1">
          <table:table-cell table:number-columns-repeated="4"/>
          <table:table-cell table:number-columns-repeated="252" table:style-name="ce4"/>
          <table:table-cell table:number-columns-repeated="766" table:style-name="ce5"/>
          <table:table-cell table:number-columns-repeated="15362" table:style-name="ce1"/>
        </table:table-row>
        <table:table-row table:style-name="ro1">
          <table:table-cell table:number-columns-repeated="4"/>
          <table:table-cell table:number-columns-repeated="5" table:style-name="ce4"/>
          <table:table-cell table:style-name="ce5"/>
          <table:table-cell table:number-columns-repeated="247" table:style-name="ce4"/>
          <table:table-cell table:number-columns-repeated="766" table:style-name="ce5"/>
          <table:table-cell table:number-columns-repeated="15361" table:style-name="ce1"/>
        </table:table-row>
        <table:table-row table:number-rows-repeated="5" table:style-name="ro1">
          <table:table-cell table:number-columns-repeated="4"/>
          <table:table-cell table:style-name="ce3"/>
          <table:table-cell table:number-columns-repeated="254" table:style-name="ce4"/>
          <table:table-cell table:number-columns-repeated="765" table:style-name="ce5"/>
          <table:table-cell table:number-columns-repeated="15360"/>
        </table:table-row>
        <table:table-row table:style-name="ro1">
          <table:table-cell table:number-columns-repeated="4"/>
          <table:table-cell table:style-name="ce5"/>
          <table:table-cell table:number-columns-repeated="254" table:style-name="ce4"/>
          <table:table-cell table:number-columns-repeated="765" table:style-name="ce5"/>
          <table:table-cell table:number-columns-repeated="15360"/>
        </table:table-row>
        <table:table-row table:number-rows-repeated="1048545" table:style-name="ro5">
          <table:table-cell table:number-columns-repeated="16384"/>
        </table:table-row>
      </table:table>
      <table:table table:name="Submission" table:style-name="ta2">
        <table:table-column table:style-name="co14" table:default-cell-style-name="ce42"/>
        <table:table-column table:style-name="co12" table:default-cell-style-name="ce42"/>
        <table:table-column table:style-name="co15" table:number-columns-repeated="3" table:default-cell-style-name="ce42"/>
        <table:table-column table:style-name="co16" table:default-cell-style-name="ce42"/>
        <table:table-column table:style-name="co17" table:default-cell-style-name="ce42"/>
        <table:table-column table:style-name="co10" table:number-columns-repeated="252" table:default-cell-style-name="ce42"/>
        <table:table-column table:style-name="co12" table:number-columns-repeated="764" table:default-cell-style-name="ce42"/>
        <table:table-column table:style-name="co13" table:default-cell-style-name="ce42"/>
        <table:table-column table:style-name="co13" table:number-columns-repeated="15360" table:default-cell-style-name="ce1"/>
        <table:table-row table:style-name="ro1">
          <table:table-cell office:value-type="string" table:number-columns-spanned="6" table:number-rows-spanned="1" table:style-name="ce65">
            <text:p>INSTRUCTIONS FOR SUBMISSION OF PROJECTS</text:p>
          </table:table-cell>
          <table:covered-table-cell table:number-columns-repeated="5"/>
          <table:table-cell table:number-columns-repeated="1018" table:style-name="ce42"/>
          <table:table-cell table:number-columns-repeated="15360"/>
        </table:table-row>
        <table:table-row table:style-name="ro1">
          <table:table-cell office:value-type="string" table:number-columns-spanned="6" table:number-rows-spanned="1" table:style-name="ce66">
            <text:p>Fill out the corresponding rubric file for the project (like this one). Include this rubric in a zip package with an executable of your game, and the project file and and content folder.</text:p>
          </table:table-cell>
          <table:covered-table-cell table:number-columns-repeated="5"/>
          <table:table-cell table:number-columns-repeated="1018" table:style-name="ce42"/>
          <table:table-cell table:number-columns-repeated="15360"/>
        </table:table-row>
        <table:table-row table:style-name="ro1">
          <table:table-cell office:value-type="string" table:number-columns-spanned="6" table:number-rows-spanned="1" table:style-name="ce66">
            <text:p>Once the project, exe, and rubric file are in a single folder turn it into a zip file and submit to the GAT240 moodle page (distance.digipen.edu) for the assignment.</text:p>
          </table:table-cell>
          <table:covered-table-cell table:number-columns-repeated="5"/>
          <table:table-cell table:number-columns-repeated="1018" table:style-name="ce42"/>
          <table:table-cell table:number-columns-repeated="15360"/>
        </table:table-row>
        <table:table-row table:style-name="ro1">
          <table:table-cell table:number-columns-spanned="6" table:number-rows-spanned="1" table:style-name="ce31"/>
          <table:covered-table-cell table:number-columns-repeated="5"/>
          <table:table-cell table:number-columns-repeated="1018" table:style-name="ce42"/>
          <table:table-cell table:number-columns-repeated="15360"/>
        </table:table-row>
        <table:table-row table:style-name="ro1">
          <table:table-cell table:number-columns-spanned="6" table:number-rows-spanned="1" table:style-name="ce31"/>
          <table:covered-table-cell table:number-columns-repeated="5"/>
          <table:table-cell table:number-columns-repeated="1018" table:style-name="ce42"/>
          <table:table-cell table:number-columns-repeated="15360"/>
        </table:table-row>
        <table:table-row table:style-name="ro1">
          <table:table-cell table:number-columns-spanned="6" table:number-rows-spanned="1" table:style-name="ce31"/>
          <table:covered-table-cell table:number-columns-repeated="5"/>
          <table:table-cell table:number-columns-repeated="1018" table:style-name="ce42"/>
          <table:table-cell table:number-columns-repeated="15360"/>
        </table:table-row>
        <table:table-row table:style-name="ro1">
          <table:table-cell table:number-columns-repeated="1024" table:style-name="ce42"/>
          <table:table-cell table:number-columns-repeated="15360"/>
        </table:table-row>
        <table:table-row table:style-name="ro1">
          <table:table-cell office:value-type="string" table:style-name="ce43">
            <text:p>Submission Requirements</text:p>
          </table:table-cell>
          <table:table-cell table:style-name="ce44"/>
          <table:table-cell office:value-type="string" table:style-name="ce44">
            <text:p>#</text:p>
          </table:table-cell>
          <table:table-cell office:value-type="string" table:style-name="ce44">
            <text:p>Penalty</text:p>
          </table:table-cell>
          <table:table-cell office:value-type="string" table:style-name="ce45">
            <text:p>Total</text:p>
          </table:table-cell>
          <table:table-cell office:value-type="string" table:style-name="ce41">
            <text:p><text:s/>Notes</text:p>
          </table:table-cell>
          <table:table-cell table:number-columns-repeated="5" table:style-name="ce46"/>
          <table:table-cell table:number-columns-repeated="16373"/>
        </table:table-row>
        <table:table-row table:style-name="ro1">
          <table:table-cell office:value-type="string" table:style-name="ce47">
            <text:p>Minor Correctable Submission Mistakes</text:p>
          </table:table-cell>
          <table:table-cell table:style-name="ce48"/>
          <table:table-cell office:value-type="float" office:value="0" table:style-name="ce48">
            <text:p>0</text:p>
          </table:table-cell>
          <table:table-cell office:value-type="percentage" office:value="-0.01" table:style-name="ce28">
            <text:p>-1%</text:p>
          </table:table-cell>
          <table:table-cell office:value-type="percentage" office:value="0" table:formula="of:=[.C9]*[.D9]" table:style-name="ce49">
            <text:p>0%</text:p>
          </table:table-cell>
          <table:table-cell office:value-type="string" table:style-name="ce50">
            <text:p><text:s/>File or folder is named incorrectly, submission email is incorrect, has extra files in the base folder (like thumbs.db), etc.</text:p>
          </table:table-cell>
          <table:table-cell table:number-columns-repeated="5" table:style-name="ce46"/>
          <table:table-cell table:number-columns-repeated="16373"/>
        </table:table-row>
        <table:table-row table:style-name="ro1">
          <table:table-cell office:value-type="string" table:style-name="ce51">
            <text:p>Major Correctable Submission Mistakes</text:p>
          </table:table-cell>
          <table:table-cell table:style-name="ce23"/>
          <table:table-cell office:value-type="float" office:value="0" table:style-name="ce23">
            <text:p>0</text:p>
          </table:table-cell>
          <table:table-cell office:value-type="percentage" office:value="-0.02" table:style-name="ce28">
            <text:p>-2%</text:p>
          </table:table-cell>
          <table:table-cell office:value-type="percentage" office:value="0" table:formula="of:=[.C10]*[.D10]" table:style-name="ce49">
            <text:p>0%</text:p>
          </table:table-cell>
          <table:table-cell office:value-type="string" table:style-name="ce52">
            <text:p><text:s/>Game is submitted to the wrong location, no submission email sent, file content is incorrect, etc.</text:p>
          </table:table-cell>
          <table:table-cell table:number-columns-repeated="5" table:style-name="ce46"/>
          <table:table-cell table:number-columns-repeated="16373"/>
        </table:table-row>
        <table:table-row table:style-name="ro3">
          <table:table-cell office:value-type="string" table:style-name="ce4">
            <text:p>Number of Tabs w/o Student Grade Fields Set</text:p>
          </table:table-cell>
          <table:table-cell table:style-name="ce4"/>
          <table:table-cell office:value-type="float" office:value="0" table:style-name="ce23">
            <text:p>0</text:p>
          </table:table-cell>
          <table:table-cell office:value-type="percentage" office:value="-0.01" table:style-name="ce28">
            <text:p>-1%</text:p>
          </table:table-cell>
          <table:table-cell office:value-type="percentage" office:value="0" table:formula="of:=[.C11]*[.D11]" table:style-name="ce49">
            <text:p>0%</text:p>
          </table:table-cell>
          <table:table-cell office:value-type="string" table:style-name="ce53">
            <text:p><text:s/>You don't have to set the professional or innovative fields, but all others must be set (take your best guess if you are not sure).</text:p>
          </table:table-cell>
          <table:table-cell table:number-columns-repeated="16378" table:style-name="ce4"/>
        </table:table-row>
        <table:table-row table:style-name="ro3">
          <table:table-cell office:value-type="string" table:style-name="ce4">
            <text:p>Number of Fields Missing on the Game Data Tab</text:p>
          </table:table-cell>
          <table:table-cell table:style-name="ce4"/>
          <table:table-cell office:value-type="float" office:value="0" table:style-name="ce23">
            <text:p>0</text:p>
          </table:table-cell>
          <table:table-cell office:value-type="percentage" office:value="-0.02" table:style-name="ce28">
            <text:p>-2%</text:p>
          </table:table-cell>
          <table:table-cell office:value-type="percentage" office:value="0" table:formula="of:=[.C12]*[.D12]" table:style-name="ce49">
            <text:p>0%</text:p>
          </table:table-cell>
          <table:table-cell office:value-type="string" table:style-name="ce53">
            <text:p><text:s/>You must fill out the game data tab correctly.</text:p>
          </table:table-cell>
          <table:table-cell table:number-columns-repeated="16378" table:style-name="ce4"/>
        </table:table-row>
        <table:table-row table:style-name="ro1">
          <table:table-cell office:value-type="string" table:style-name="ce4">
            <text:p>Number of Required Submission Files Missing</text:p>
          </table:table-cell>
          <table:table-cell table:style-name="ce4"/>
          <table:table-cell office:value-type="float" office:value="0" table:style-name="ce23">
            <text:p>0</text:p>
          </table:table-cell>
          <table:table-cell office:value-type="percentage" office:value="-0.05" table:style-name="ce28">
            <text:p>-5%</text:p>
          </table:table-cell>
          <table:table-cell office:value-type="percentage" office:value="0" table:formula="of:=[.C13]*[.D13]" table:style-name="ce49">
            <text:p>0%</text:p>
          </table:table-cell>
          <table:table-cell office:value-type="string" table:style-name="ce52">
            <text:p><text:s/>Make sure you have all of the required files listed below.</text:p>
          </table:table-cell>
          <table:table-cell table:number-columns-repeated="5" table:style-name="ce46"/>
          <table:table-cell table:number-columns-repeated="16373"/>
        </table:table-row>
        <table:table-row table:style-name="ro1">
          <table:table-cell office:value-type="string" table:style-name="ce51">
            <text:p>Number of Days Late</text:p>
          </table:table-cell>
          <table:table-cell table:style-name="ce23"/>
          <table:table-cell office:value-type="float" office:value="0" table:style-name="ce23">
            <text:p>0</text:p>
          </table:table-cell>
          <table:table-cell office:value-type="percentage" office:value="-0.05" table:style-name="ce28">
            <text:p>-5%</text:p>
          </table:table-cell>
          <table:table-cell office:value-type="percentage" office:value="0" table:formula="of:=[.C14]*[.D14]" table:style-name="ce49">
            <text:p>0%</text:p>
          </table:table-cell>
          <table:table-cell office:value-type="string" table:style-name="ce52">
            <text:p><text:s/>You are always better off turning in what you have by the deadline, since you can resubmit later.</text:p>
          </table:table-cell>
          <table:table-cell table:number-columns-repeated="5" table:style-name="ce46"/>
          <table:table-cell table:number-columns-repeated="16373"/>
        </table:table-row>
        <table:table-row table:style-name="ro6">
          <table:table-cell office:value-type="string" table:style-name="ce51">
            <text:p>Number of Resubmissions Required</text:p>
          </table:table-cell>
          <table:table-cell table:style-name="ce23"/>
          <table:table-cell office:value-type="float" office:value="0" table:style-name="ce23">
            <text:p>0</text:p>
          </table:table-cell>
          <table:table-cell office:value-type="percentage" office:value="-0.05" table:style-name="ce28">
            <text:p>-5%</text:p>
          </table:table-cell>
          <table:table-cell office:value-type="percentage" office:value="0" table:formula="of:=[.C15]*[.D15]" table:style-name="ce49">
            <text:p>0%</text:p>
          </table:table-cell>
          <table:table-cell office:value-type="string" table:style-name="ce52">
            <text:p><text:s/>If a resubmission is required, you will get a minimum of 24 hours from when you are notified to resubmit without a late penalty.</text:p>
          </table:table-cell>
          <table:table-cell table:number-columns-repeated="5" table:style-name="ce46"/>
          <table:table-cell table:number-columns-repeated="16373"/>
        </table:table-row>
        <table:table-row table:style-name="ro1">
          <table:table-cell office:value-type="string" table:style-name="ce54">
            <text:p>Number of Copyright/Ratings Violations</text:p>
          </table:table-cell>
          <table:table-cell table:style-name="ce55"/>
          <table:table-cell office:value-type="float" office:value="0" table:style-name="ce55">
            <text:p>0</text:p>
          </table:table-cell>
          <table:table-cell office:value-type="percentage" office:value="-0.3" table:style-name="ce56">
            <text:p>-30%</text:p>
          </table:table-cell>
          <table:table-cell office:value-type="percentage" office:value="0" table:formula="of:=[.C16]*[.D16]" table:style-name="ce57">
            <text:p>0%</text:p>
          </table:table-cell>
          <table:table-cell office:value-type="string" table:style-name="ce58">
            <text:p><text:s/>Any copyright or ratings violations will require you to resubmit your game in order to pass.</text:p>
          </table:table-cell>
          <table:table-cell table:number-columns-repeated="5" table:style-name="ce46"/>
          <table:table-cell table:number-columns-repeated="16373"/>
        </table:table-row>
        <table:table-row table:style-name="ro1">
          <table:table-cell table:number-columns-repeated="3" table:style-name="ce5"/>
          <table:table-cell office:value-type="string" table:style-name="ce59">
            <text:p>Total Submission Penalties:</text:p>
          </table:table-cell>
          <table:table-cell office:value-type="percentage" office:value="0" table:formula="of:=SUM([.E9:.E16])" table:style-name="ce60">
            <text:p>0%</text:p>
          </table:table-cell>
          <table:table-cell table:style-name="ce5"/>
          <table:table-cell table:number-columns-repeated="5" table:style-name="ce46"/>
          <table:table-cell table:number-columns-repeated="16373"/>
        </table:table-row>
        <table:table-row table:style-name="ro1">
          <table:table-cell table:number-columns-repeated="1024" table:style-name="ce42"/>
          <table:table-cell table:number-columns-repeated="15360"/>
        </table:table-row>
        <table:table-row table:style-name="ro1">
          <table:table-cell office:value-type="string" table:style-name="ce41">
            <text:p>File/Folder</text:p>
          </table:table-cell>
          <table:table-cell office:value-type="string" table:number-columns-spanned="5" table:number-rows-spanned="1" table:style-name="ce65">
            <text:p>Instructions</text:p>
          </table:table-cell>
          <table:covered-table-cell table:number-columns-repeated="4"/>
          <table:table-cell table:number-columns-repeated="1018" table:style-name="ce42"/>
          <table:table-cell table:number-columns-repeated="15360"/>
        </table:table-row>
        <table:table-row table:style-name="ro1">
          <table:table-cell office:value-type="string" table:style-name="ce61">
            <text:p>gamename<text:span text:style-name="T1">_rubric.ods</text:span></text:p>
          </table:table-cell>
          <table:table-cell office:value-type="string" table:number-columns-spanned="5" table:number-rows-spanned="1" table:style-name="ce66">
            <text:p>This file must be named properly and have the game data tab filled out, along with the “student” columns on all the CR tabs (you can leave the professional/innovative fields as untested, but all the other ones need to be set).<text:span text:style-name="T2"><text:s/>Do not convert this file into an Excel spreadsheet (or any other format) and do not change it in any way (except to fill in the data for your game).</text:span></text:p>
          </table:table-cell>
          <table:covered-table-cell table:number-columns-repeated="4"/>
          <table:table-cell table:number-columns-repeated="1018" table:style-name="ce42"/>
          <table:table-cell table:number-columns-repeated="15360"/>
        </table:table-row>
        <table:table-row table:style-name="ro6">
          <table:table-cell office:value-type="string" table:style-name="ce61">
            <text:p>gamename_studentname_GAT240.zip</text:p>
          </table:table-cell>
          <table:table-cell office:value-type="string" table:number-columns-spanned="5" table:number-rows-spanned="1" table:style-name="ce66">
            <text:p>A zipped file that contains the assignment rubric, the assignment executable, and the project file and content folder (for both the game and any tools). Comment all code, include copyright notices in each code file, and put who wrote the code near the top of the file.</text:p>
          </table:table-cell>
          <table:covered-table-cell table:number-columns-repeated="4"/>
          <table:table-cell table:number-columns-repeated="1018" table:style-name="ce42"/>
          <table:table-cell table:number-columns-repeated="15360"/>
        </table:table-row>
        <table:table-row table:style-name="ro1">
          <table:table-cell office:value-type="string" table:style-name="ce62">
            <text:p><text:span text:style-name="T3">gamename</text:span><text:span text:style-name="T1">.exe</text:span></text:p>
          </table:table-cell>
          <table:table-cell office:value-type="string" table:number-columns-spanned="5" table:number-rows-spanned="1" table:style-name="ce66">
            <text:p>A standalone exe exported using the Zero Engine command Export Game. I should be able to run this exe from anywhere.</text:p>
          </table:table-cell>
          <table:covered-table-cell table:number-columns-repeated="4"/>
          <table:table-cell table:number-columns-repeated="1018" table:style-name="ce42"/>
          <table:table-cell table:number-columns-repeated="15360"/>
        </table:table-row>
        <table:table-row table:style-name="ro1">
          <table:table-cell table:number-columns-repeated="1024" table:style-name="ce42"/>
          <table:table-cell table:number-columns-repeated="15360"/>
        </table:table-row>
        <table:table-row table:number-rows-repeated="9" table:style-name="ro1">
          <table:table-cell table:number-columns-repeated="5" table:style-name="ce42"/>
          <table:table-cell table:style-name="ce63"/>
          <table:table-cell table:number-columns-repeated="1018" table:style-name="ce42"/>
          <table:table-cell table:number-columns-repeated="15360"/>
        </table:table-row>
        <table:table-row table:style-name="ro3">
          <table:table-cell table:number-columns-repeated="5" table:style-name="ce42"/>
          <table:table-cell table:style-name="ce63"/>
          <table:table-cell table:number-columns-repeated="250" table:style-name="ce64"/>
          <table:table-cell table:number-columns-repeated="16128" table:style-name="ce5"/>
        </table:table-row>
        <table:table-row table:number-rows-repeated="12" table:style-name="ro1">
          <table:table-cell table:number-columns-repeated="5" table:style-name="ce42"/>
          <table:table-cell table:style-name="ce63"/>
          <table:table-cell table:number-columns-repeated="1018" table:style-name="ce42"/>
          <table:table-cell table:number-columns-repeated="15360"/>
        </table:table-row>
        <table:table-row table:number-rows-repeated="1048531" table:style-name="ro3">
          <table:table-cell table:number-columns-repeated="16384"/>
        </table:table-row>
      </table:table>
      <table:table table:name="TCRs" table:style-name="ta2">
        <table:table-column table:style-name="co18" table:default-cell-style-name="ce69"/>
        <table:table-column table:style-name="co5" table:default-cell-style-name="ce69"/>
        <table:table-column table:style-name="co19" table:default-cell-style-name="ce69"/>
        <table:table-column table:style-name="co18" table:number-columns-repeated="2" table:default-cell-style-name="ce81"/>
        <table:table-column table:style-name="co20" table:default-cell-style-name="ce69"/>
        <table:table-column table:style-name="co21" table:number-columns-repeated="4" table:default-cell-style-name="ce69"/>
        <table:table-column table:style-name="co22" table:number-columns-repeated="2" table:default-cell-style-name="ce69"/>
        <table:table-column table:style-name="co1" table:number-columns-repeated="241" table:default-cell-style-name="ce69"/>
        <table:table-column table:style-name="co18" table:number-columns-repeated="770" table:default-cell-style-name="ce5"/>
        <table:table-column table:style-name="co13" table:default-cell-style-name="ce5"/>
        <table:table-column table:style-name="co13" table:number-columns-repeated="15360" table:default-cell-style-name="ce1"/>
        <table:table-row table:style-name="ro6">
          <table:table-cell office:value-type="string" table:style-name="ce67">
            <text:p>STATUS LIST</text:p>
          </table:table-cell>
          <table:table-cell office:value-type="string" table:style-name="ce67">
            <text:p>STATUS DESCRIPTION</text:p>
          </table:table-cell>
          <table:table-cell office:value-type="string" table:style-name="ce67">
            <text:p>TECHNICAL REQUIREMENTS</text:p>
          </table:table-cell>
          <table:table-cell office:value-type="string" office:string-value="0 Untested" table:formula="of:=&quot;&quot;&amp;COUNTIF([.D$10:.D$163];[.$A$2])&amp;&quot; &quot;&amp;[.$A$2]" table:style-name="ce2">
            <text:p>0 Untested</text:p>
          </table:table-cell>
          <table:table-cell office:value-type="string" office:string-value="22 Untested" table:formula="of:=&quot;&quot;&amp;COUNTIF([.E$10:.E$163];[.$A$2])&amp;&quot; &quot;&amp;[.$A$2]" table:style-name="ce2">
            <text:p>22 Untested</text:p>
          </table:table-cell>
          <table:table-cell office:value-type="string" table:style-name="ce67">
            <text:p>TCR</text:p>
          </table:table-cell>
          <table:table-cell table:style-name="ce68"/>
          <table:table-cell table:number-columns-repeated="2" table:style-name="ce46"/>
          <table:table-cell table:style-name="ce68"/>
          <table:table-cell table:number-columns-repeated="243" table:style-name="ce69"/>
          <table:table-cell table:number-columns-repeated="771" table:style-name="ce5"/>
          <table:table-cell table:number-columns-repeated="15360"/>
        </table:table-row>
        <table:table-row table:style-name="ro1">
          <table:table-cell office:value-type="string" table:style-name="ce70">
            <text:p>Untested</text:p>
          </table:table-cell>
          <table:table-cell office:value-type="string" table:style-name="ce71">
            <text:p>Has not been tested/checked</text:p>
          </table:table-cell>
          <table:table-cell office:value-type="string" table:number-columns-spanned="1" table:number-rows-spanned="8" table:style-name="ce82">
            <text:p>Make sure you read all of the details for each requirement. There are a lot of small details that must be met in order to pass these requirements.</text:p>
          </table:table-cell>
          <table:table-cell office:value-type="float" office:value="0" table:formula="of:=SUMPRODUCT(([.$A$10:.$A$163]=&quot;Required&quot;)*([.D$10:.D$163]=&quot;Missing&quot;))+0.5*SUMPRODUCT(([.$A$10:.$A$163]=&quot;Required&quot;)*([.D$10:.D$163]=&quot;Partial&quot;))" table:style-name="ce72">
            <text:p>0</text:p>
          </table:table-cell>
          <table:table-cell office:value-type="float" office:value="0" table:formula="of:=SUMPRODUCT(([.$A$10:.$A$163]=&quot;Required&quot;)*([.E$10:.E$163]=&quot;Missing&quot;))+0.5*SUMPRODUCT(([.$A$10:.$A$163]=&quot;Required&quot;)*([.E$10:.E$163]=&quot;Partial&quot;))" table:style-name="ce72">
            <text:p>0</text:p>
          </table:table-cell>
          <table:table-cell office:value-type="string" office:string-value="Required TCRs Missing" table:formula="of:=&quot;Required &quot;&amp;[.$F$1]&amp;&quot;s &quot;&amp;[.A3]" table:style-name="ce71">
            <text:p>Required TCRs Missing</text:p>
          </table:table-cell>
          <table:table-cell table:style-name="ce68"/>
          <table:table-cell table:number-columns-repeated="2" table:style-name="ce46"/>
          <table:table-cell table:style-name="ce68"/>
          <table:table-cell table:number-columns-repeated="243" table:style-name="ce69"/>
          <table:table-cell table:number-columns-repeated="771" table:style-name="ce5"/>
          <table:table-cell table:number-columns-repeated="15360"/>
        </table:table-row>
        <table:table-row table:style-name="ro1">
          <table:table-cell office:value-type="string" table:style-name="ce70">
            <text:p>Missing</text:p>
          </table:table-cell>
          <table:table-cell office:value-type="string" table:style-name="ce71">
            <text:p>Requirement not met</text:p>
          </table:table-cell>
          <table:covered-table-cell/>
          <table:table-cell office:value-type="float" office:value="0" table:formula="of:=SUMPRODUCT(([.$A$10:.$A$163]=&quot;Basic&quot;)*([.D$10:.D$163]=&quot;Missing&quot;))+0.5*SUMPRODUCT(([.$A$10:.$A$163]=&quot;Basic&quot;)*([.D$10:.D$163]=&quot;Partial&quot;))" table:style-name="ce72">
            <text:p>0</text:p>
          </table:table-cell>
          <table:table-cell office:value-type="float" office:value="0" table:formula="of:=SUMPRODUCT(([.$A$10:.$A$163]=&quot;Basic&quot;)*([.E$10:.E$163]=&quot;Missing&quot;))+0.5*SUMPRODUCT(([.$A$10:.$A$163]=&quot;Basic&quot;)*([.E$10:.E$163]=&quot;Partial&quot;))" table:style-name="ce72">
            <text:p>0</text:p>
          </table:table-cell>
          <table:table-cell office:value-type="string" office:string-value="Basic TCRs Missing" table:formula="of:=&quot;Basic &quot;&amp;[.$F$1]&amp;&quot;s &quot;&amp;[.A3]" table:style-name="ce71">
            <text:p>Basic TCRs Missing</text:p>
          </table:table-cell>
          <table:table-cell table:style-name="ce68"/>
          <table:table-cell table:number-columns-repeated="2" table:style-name="ce46"/>
          <table:table-cell table:style-name="ce68"/>
          <table:table-cell table:number-columns-repeated="243" table:style-name="ce69"/>
          <table:table-cell table:number-columns-repeated="771" table:style-name="ce5"/>
          <table:table-cell table:number-columns-repeated="15360"/>
        </table:table-row>
        <table:table-row table:style-name="ro1">
          <table:table-cell office:value-type="string" table:style-name="ce70">
            <text:p>Partial</text:p>
          </table:table-cell>
          <table:table-cell office:value-type="string" table:style-name="ce71">
            <text:p>Completed at least half-way</text:p>
          </table:table-cell>
          <table:covered-table-cell/>
          <table:table-cell office:value-type="float" office:value="0" table:formula="of:=SUMPRODUCT(([.$A$10:.$A$163]=&quot;Intermediate&quot;)*([.D$10:.D$163]=&quot;Missing&quot;))+0.5*SUMPRODUCT(([.$A$10:.$A$163]=&quot;Intermediate&quot;)*([.D$10:.D$163]=&quot;Partial&quot;))" table:style-name="ce72">
            <text:p>0</text:p>
          </table:table-cell>
          <table:table-cell office:value-type="float" office:value="0" table:formula="of:=SUMPRODUCT(([.$A$10:.$A$163]=&quot;Intermediate&quot;)*([.E$10:.E$163]=&quot;Missing&quot;))+0.5*SUMPRODUCT(([.$A$10:.$A$163]=&quot;Intermediate&quot;)*([.E$10:.E$163]=&quot;Partial&quot;))" table:style-name="ce72">
            <text:p>0</text:p>
          </table:table-cell>
          <table:table-cell office:value-type="string" office:string-value="Intermediate TCRs Missing" table:formula="of:=&quot;Intermediate &quot;&amp;[.$F$1]&amp;&quot;s &quot;&amp;[.A3]" table:style-name="ce71">
            <text:p>Intermediate TCRs Missing</text:p>
          </table:table-cell>
          <table:table-cell table:style-name="ce68"/>
          <table:table-cell table:number-columns-repeated="2" table:style-name="ce46"/>
          <table:table-cell table:style-name="ce68"/>
          <table:table-cell table:number-columns-repeated="243" table:style-name="ce69"/>
          <table:table-cell table:number-columns-repeated="771" table:style-name="ce5"/>
          <table:table-cell table:number-columns-repeated="15360"/>
        </table:table-row>
        <table:table-row table:style-name="ro1">
          <table:table-cell office:value-type="string" table:style-name="ce70">
            <text:p>Completed</text:p>
          </table:table-cell>
          <table:table-cell office:value-type="string" table:style-name="ce71">
            <text:p>Fully completed</text:p>
          </table:table-cell>
          <table:covered-table-cell/>
          <table:table-cell office:value-type="float" office:value="2" table:formula="of:=SUMPRODUCT(([.$A$10:.$A$163]=&quot;Intermediate&quot;)*([.D$10:.D$163]=&quot;Completed&quot;))+SUMPRODUCT(([.$A$10:.$A$163]=&quot;Intermediate&quot;)*([.D$10:.D$163]=&quot;Pre-Passed&quot;))+0.5*SUMPRODUCT(([.$A$10:.$A$163]=&quot;Intermediate&quot;)*([.D$10:.D$163]=&quot;Partial&quot;))" table:style-name="ce72">
            <text:p>2</text:p>
          </table:table-cell>
          <table:table-cell office:value-type="float" office:value="0" table:formula="of:=SUMPRODUCT(([.$A$10:.$A$163]=&quot;Intermediate&quot;)*([.E$10:.E$163]=&quot;Completed&quot;))+SUMPRODUCT(([.$A$10:.$A$163]=&quot;Intermediate&quot;)*([.E$10:.E$163]=&quot;Pre-Passed&quot;))+0.5*SUMPRODUCT(([.$A$10:.$A$163]=&quot;Intermediate&quot;)*([.E$10:.E$163]=&quot;Partial&quot;))" table:style-name="ce72">
            <text:p>0</text:p>
          </table:table-cell>
          <table:table-cell office:value-type="string" office:string-value="Intermediate TCRs Completed" table:formula="of:=&quot;Intermediate &quot;&amp;[.$F$1]&amp;&quot;s &quot;&amp;[.A5]" table:style-name="ce71">
            <text:p>Intermediate TCRs Completed</text:p>
          </table:table-cell>
          <table:table-cell table:style-name="ce68"/>
          <table:table-cell table:number-columns-repeated="2" table:style-name="ce46"/>
          <table:table-cell table:style-name="ce68"/>
          <table:table-cell table:number-columns-repeated="243" table:style-name="ce69"/>
          <table:table-cell table:number-columns-repeated="771" table:style-name="ce5"/>
          <table:table-cell table:number-columns-repeated="15360"/>
        </table:table-row>
        <table:table-row table:style-name="ro6">
          <table:table-cell office:value-type="string" table:style-name="ce70">
            <text:p>Pre-Passed</text:p>
          </table:table-cell>
          <table:table-cell office:value-type="string" table:style-name="ce71">
            <text:p>Marked as completed by instructor*</text:p>
          </table:table-cell>
          <table:covered-table-cell/>
          <table:table-cell office:value-type="float" office:value="0" table:formula="of:=SUMPRODUCT(([.$A$10:.$A$163]=&quot;Advanced&quot;)*([.D$10:.D$163]=&quot;Missing&quot;))+0.5*SUMPRODUCT(([.$A$10:.$A$163]=&quot;Advanced&quot;)*([.D$10:.D$163]=&quot;Partial&quot;))" table:style-name="ce72">
            <text:p>0</text:p>
          </table:table-cell>
          <table:table-cell office:value-type="float" office:value="0" table:formula="of:=SUMPRODUCT(([.$A$10:.$A$163]=&quot;Advanced&quot;)*([.E$10:.E$163]=&quot;Missing&quot;))+0.5*SUMPRODUCT(([.$A$10:.$A$163]=&quot;Advanced&quot;)*([.E$10:.E$163]=&quot;Partial&quot;))" table:style-name="ce72">
            <text:p>0</text:p>
          </table:table-cell>
          <table:table-cell office:value-type="string" office:string-value="Advanced TCRs Missing" table:formula="of:=&quot;Advanced &quot;&amp;[.$F$1]&amp;&quot;s &quot;&amp;[.A3]" table:style-name="ce71">
            <text:p>Advanced TCRs Missing</text:p>
          </table:table-cell>
          <table:table-cell table:style-name="ce68"/>
          <table:table-cell table:number-columns-repeated="2" table:style-name="ce46"/>
          <table:table-cell table:style-name="ce68"/>
          <table:table-cell table:number-columns-repeated="243" table:style-name="ce69"/>
          <table:table-cell table:number-columns-repeated="771" table:style-name="ce5"/>
          <table:table-cell table:number-columns-repeated="15360"/>
        </table:table-row>
        <table:table-row table:style-name="ro6">
          <table:table-cell office:value-type="string" table:style-name="ce70">
            <text:p>Waived</text:p>
          </table:table-cell>
          <table:table-cell office:value-type="string" table:style-name="ce71">
            <text:p>Requirement waived by instructor*</text:p>
          </table:table-cell>
          <table:covered-table-cell/>
          <table:table-cell office:value-type="float" office:value="1" table:formula="of:=SUMPRODUCT(([.$A$10:.$A$163]=&quot;Advanced&quot;)*([.D$10:.D$163]=&quot;Completed&quot;))+SUMPRODUCT(([.$A$10:.$A$163]=&quot;Advanced&quot;)*([.D$10:.D$163]=&quot;Pre-Passed&quot;))+0.5*SUMPRODUCT(([.$A$10:.$A$163]=&quot;Advanced&quot;)*([.D$10:.D$163]=&quot;Partial&quot;))" table:style-name="ce72">
            <text:p>1</text:p>
          </table:table-cell>
          <table:table-cell office:value-type="float" office:value="0" table:formula="of:=SUMPRODUCT(([.$A$10:.$A$163]=&quot;Advanced&quot;)*([.E$10:.E$163]=&quot;Completed&quot;))+SUMPRODUCT(([.$A$10:.$A$163]=&quot;Advanced&quot;)*([.E$10:.E$163]=&quot;Pre-Passed&quot;))+0.5*SUMPRODUCT(([.$A$10:.$A$163]=&quot;Advanced&quot;)*([.E$10:.E$163]=&quot;Partial&quot;))" table:style-name="ce72">
            <text:p>0</text:p>
          </table:table-cell>
          <table:table-cell office:value-type="string" office:string-value="Advanced TCRs Completed" table:formula="of:=&quot;Advanced &quot;&amp;[.$F$1]&amp;&quot;s &quot;&amp;[.A5]" table:style-name="ce71">
            <text:p>Advanced TCRs Completed</text:p>
          </table:table-cell>
          <table:table-cell table:style-name="ce73"/>
          <table:table-cell table:number-columns-repeated="2" table:style-name="ce46"/>
          <table:table-cell table:number-columns-repeated="1012" table:style-name="ce73"/>
          <table:table-cell table:number-columns-repeated="15363"/>
        </table:table-row>
        <table:table-row table:style-name="ro6">
          <table:table-cell office:value-type="string" table:style-name="ce74">
            <text:p>Not Applicable</text:p>
          </table:table-cell>
          <table:table-cell office:value-type="string" table:style-name="ce71">
            <text:p>Does not apply to this project</text:p>
          </table:table-cell>
          <table:covered-table-cell/>
          <table:table-cell office:value-type="float" office:value="0" table:formula="of:=SUMPRODUCT(([.$A$10:.$A$163]=&quot;Professional&quot;)*([.D$10:.D$163]=&quot;Completed&quot;))+SUMPRODUCT(([.$A$10:.$A$163]=&quot;Professional&quot;)*([.D$10:.D$163]=&quot;Pre-Passed&quot;))+0.5*SUMPRODUCT(([.$A$10:.$A$163]=&quot;Professional&quot;)*([.D$10:.D$163]=&quot;Partial&quot;))" table:style-name="ce72">
            <text:p>0</text:p>
          </table:table-cell>
          <table:table-cell office:value-type="float" office:value="0" table:formula="of:=SUMPRODUCT(([.$A$10:.$A$163]=&quot;Professional&quot;)*([.E$10:.E$163]=&quot;Completed&quot;))+SUMPRODUCT(([.$A$10:.$A$163]=&quot;Professional&quot;)*([.E$10:.E$163]=&quot;Pre-Passed&quot;))+0.5*SUMPRODUCT(([.$A$10:.$A$163]=&quot;Professional&quot;)*([.E$10:.E$163]=&quot;Partial&quot;))" table:style-name="ce72">
            <text:p>0</text:p>
          </table:table-cell>
          <table:table-cell office:value-type="string" office:string-value="Professional TCRs Completed" table:formula="of:=&quot;Professional &quot;&amp;[.$F$1]&amp;&quot;s &quot;&amp;[.A5]" table:style-name="ce71">
            <text:p>Professional TCRs Completed</text:p>
          </table:table-cell>
          <table:table-cell table:style-name="ce73"/>
          <table:table-cell table:number-columns-repeated="2" table:style-name="ce46"/>
          <table:table-cell table:number-columns-repeated="1012" table:style-name="ce73"/>
          <table:table-cell table:number-columns-repeated="15363"/>
        </table:table-row>
        <table:table-row table:style-name="ro1">
          <table:table-cell office:value-type="string" table:number-columns-spanned="2" table:number-rows-spanned="1" table:style-name="ce83">
            <text:p>*Comments must list instructor's name</text:p>
          </table:table-cell>
          <table:covered-table-cell/>
          <table:covered-table-cell/>
          <table:table-cell office:value-type="float" office:value="0" table:formula="of:=SUMPRODUCT(([.$A$10:.$A$163]=&quot;Innovative&quot;)*([.D$10:.D$163]=&quot;Completed&quot;))+SUMPRODUCT(([.$A$10:.$A$163]=&quot;Innovative&quot;)*([.D$10:.D$163]=&quot;Pre-Passed&quot;))+0.5*SUMPRODUCT(([.$A$10:.$A$163]=&quot;Innovative&quot;)*([.D$10:.D$163]=&quot;Partial&quot;))" table:style-name="ce72">
            <text:p>0</text:p>
          </table:table-cell>
          <table:table-cell office:value-type="float" office:value="0" table:formula="of:=SUMPRODUCT(([.$A$10:.$A$163]=&quot;Innovative&quot;)*([.E$10:.E$163]=&quot;Completed&quot;))+SUMPRODUCT(([.$A$10:.$A$163]=&quot;Innovative&quot;)*([.E$10:.E$163]=&quot;Pre-Passed&quot;))+0.5*SUMPRODUCT(([.$A$10:.$A$163]=&quot;Innovative&quot;)*([.E$10:.E$163]=&quot;Partial&quot;))" table:style-name="ce72">
            <text:p>0</text:p>
          </table:table-cell>
          <table:table-cell office:value-type="string" office:string-value="Innovative TCRs Completed" table:formula="of:=&quot;Innovative &quot;&amp;[.$F$1]&amp;&quot;s &quot;&amp;[.A5]" table:style-name="ce71">
            <text:p>Innovative TCRs Completed</text:p>
          </table:table-cell>
          <table:table-cell table:style-name="ce73"/>
          <table:table-cell table:number-columns-repeated="2" table:style-name="ce46"/>
          <table:table-cell table:number-columns-repeated="1012" table:style-name="ce73"/>
          <table:table-cell table:number-columns-repeated="15363"/>
        </table:table-row>
        <table:table-row table:style-name="ro1">
          <table:table-cell office:value-type="string" table:number-columns-spanned="2" table:number-rows-spanned="1" table:style-name="ce138">
            <text:p><text:s/>SUBMISSION</text:p>
          </table:table-cell>
          <table:covered-table-cell/>
          <table:table-cell office:value-type="string" table:style-name="ce75">
            <text:p>Details</text:p>
          </table:table-cell>
          <table:table-cell office:value-type="string" table:style-name="ce134">
            <text:p>Student</text:p>
          </table:table-cell>
          <table:table-cell office:value-type="string" table:style-name="ce134">
            <text:p>Instructor</text:p>
          </table:table-cell>
          <table:table-cell office:value-type="string" table:style-name="ce77">
            <text:p>Comment</text:p>
          </table:table-cell>
          <table:table-cell table:number-columns-repeated="4" table:style-name="ce78"/>
          <table:table-cell table:number-columns-repeated="1011" table:style-name="ce79"/>
          <table:table-cell table:number-columns-repeated="15363"/>
        </table:table-row>
        <table:table-row table:style-name="ro7">
          <table:table-cell office:value-type="string" table:style-name="ce133">
            <text:p>Required</text:p>
          </table:table-cell>
          <table:table-cell office:value-type="string" table:style-name="ce71">
            <text:p>Rubric File</text:p>
          </table:table-cell>
          <table:table-cell office:value-type="string" table:style-name="ce80">
            <text:p>The game has an accurate rubric file with the Game Data tab filled in and the “student” column of all entries in the CR tabs set correctly (as far as you know, at least). You do not have to set the “professional” or “innovative” CRs, but all other CRs must be set (to the best of your knowledge).</text:p>
          </table:table-cell>
          <table:table-cell office:value-type="string" table:style-name="ce135">
            <text:p>Completed</text:p>
          </table:table-cell>
          <table:table-cell office:value-type="string" table:style-name="ce135">
            <text:p>untested</text:p>
          </table:table-cell>
          <table:table-cell table:style-name="ce71"/>
          <table:table-cell table:number-columns-repeated="247" table:style-name="ce69"/>
          <table:table-cell table:number-columns-repeated="771" table:style-name="ce5"/>
          <table:table-cell table:number-columns-repeated="15360"/>
        </table:table-row>
        <table:table-row table:style-name="ro8">
          <table:table-cell office:value-type="string" table:style-name="ce144">
            <text:p>Advanced</text:p>
          </table:table-cell>
          <table:table-cell office:value-type="string" table:style-name="ce71">
            <text:p>Commented Source Code</text:p>
          </table:table-cell>
          <table:table-cell office:value-type="string" table:style-name="ce80">
            <text:p>All source files in the final submission must be commented. In particular, each must have the DigiPen copyright at the top of file, along with who is the primary author of the file (not who just created it initially--who wrote most of the code in it). If more than one person wrote code in the file, put who and what they did at the top of the file as well.</text:p>
          </table:table-cell>
          <table:table-cell office:value-type="string" table:style-name="ce135">
            <text:p>Completed</text:p>
          </table:table-cell>
          <table:table-cell office:value-type="string" table:style-name="ce135">
            <text:p>untested</text:p>
          </table:table-cell>
          <table:table-cell table:style-name="ce71"/>
          <table:table-cell table:number-columns-repeated="247" table:style-name="ce69"/>
          <table:table-cell table:number-columns-repeated="771" table:style-name="ce5"/>
          <table:table-cell table:number-columns-repeated="15360"/>
        </table:table-row>
        <table:table-row table:style-name="ro1">
          <table:table-cell office:value-type="string" table:number-columns-spanned="2" table:number-rows-spanned="1" table:style-name="ce145">
            <text:p><text:s/>MENUS</text:p>
          </table:table-cell>
          <table:covered-table-cell/>
          <table:table-cell office:value-type="string" table:style-name="ce75">
            <text:p>Details</text:p>
          </table:table-cell>
          <table:table-cell office:value-type="string" table:style-name="ce136">
            <text:p>Student</text:p>
          </table:table-cell>
          <table:table-cell office:value-type="string" table:style-name="ce136">
            <text:p>Instructor</text:p>
          </table:table-cell>
          <table:table-cell office:value-type="string" table:style-name="ce77">
            <text:p>Comment</text:p>
          </table:table-cell>
          <table:table-cell table:number-columns-repeated="247" table:style-name="ce69"/>
          <table:table-cell table:number-columns-repeated="771" table:style-name="ce5"/>
          <table:table-cell table:number-columns-repeated="15360"/>
        </table:table-row>
        <table:table-row table:style-name="ro9">
          <table:table-cell office:value-type="string" table:style-name="ce144">
            <text:p>Required</text:p>
          </table:table-cell>
          <table:table-cell office:value-type="string" table:style-name="ce71">
            <text:p>DigiPen Copyright</text:p>
          </table:table-cell>
          <table:table-cell office:value-type="string" table:style-name="ce80">
            <text:p>Game must display the official DigiPen copyright on the game’s credits screen (at the top or beginning of the credits--<text:span text:style-name="T4">do not put this at the end of a scrolling credits sequence</text:span><text:span text:style-name="T1">). This notice <text:s/>is found on DigiPen Central at distance.digipen.edu.</text:span></text:p>
          </table:table-cell>
          <table:table-cell office:value-type="string" table:style-name="ce135">
            <text:p>Completed</text:p>
          </table:table-cell>
          <table:table-cell office:value-type="string" table:style-name="ce135">
            <text:p>untested</text:p>
          </table:table-cell>
          <table:table-cell table:style-name="ce71"/>
          <table:table-cell table:number-columns-repeated="247" table:style-name="ce69"/>
          <table:table-cell table:number-columns-repeated="771" table:style-name="ce5"/>
          <table:table-cell table:number-columns-repeated="15360"/>
        </table:table-row>
        <table:table-row table:style-name="ro10">
          <table:table-cell office:value-type="string" table:style-name="ce144">
            <text:p>Basic</text:p>
          </table:table-cell>
          <table:table-cell office:value-type="string" table:style-name="ce71">
            <text:p>Other Copyrights</text:p>
          </table:table-cell>
          <table:table-cell office:value-type="string" table:style-name="ce80">
            <text:p>Game must display any copyrights required by any libraries the game uses (FMOD, for example). These copyrights (if any) must be on the game’s credits screen (at the top or beginning of the credits--do not put this at the end of a scrolling credits sequence. If you do not have credits place them at the bottom of your main menu). Note that many libraries are not allowed to be used in some classes (always ask your instructor), any allowable libraries must be legal for use in an educational setting, and there are some libraries that do not require a copyright notice (other than in the source code). Always read the license for any libraries carefully, and ask your instructor if it is not completely clear.</text:p>
          </table:table-cell>
          <table:table-cell office:value-type="string" table:style-name="ce135">
            <text:p>Completed</text:p>
          </table:table-cell>
          <table:table-cell office:value-type="string" table:style-name="ce135">
            <text:p>untested</text:p>
          </table:table-cell>
          <table:table-cell table:style-name="ce71"/>
          <table:table-cell table:number-columns-repeated="247" table:style-name="ce69"/>
          <table:table-cell table:number-columns-repeated="771" table:style-name="ce5"/>
          <table:table-cell table:number-columns-repeated="15360"/>
        </table:table-row>
        <table:table-row table:style-name="ro11">
          <table:table-cell office:value-type="string" table:style-name="ce144">
            <text:p>Basic</text:p>
          </table:table-cell>
          <table:table-cell office:value-type="string" table:style-name="ce71">
            <text:p>How To Play</text:p>
          </table:table-cell>
          <table:table-cell office:value-type="string" table:style-name="ce80">
            <text:p>Game has a screen that describes the basic controls, instructions, and goals of the game, even it does so poorly. This screen<text:s/><text:span text:style-name="T4">must be accessible from the pause menu (if you have one)</text:span><text:span text:style-name="T1"><text:s/>and<text:s/></text:span><text:span text:style-name="T4">must be labeled "How to Play" (do not change the wording of this option)</text:span><text:span text:style-name="T1">. In game tutorials, instructions, etc. <text:s/>are good things but do not fulfill this TCR.</text:span></text:p>
          </table:table-cell>
          <table:table-cell office:value-type="string" table:style-name="ce135">
            <text:p>Completed</text:p>
          </table:table-cell>
          <table:table-cell office:value-type="string" table:style-name="ce135">
            <text:p>untested</text:p>
          </table:table-cell>
          <table:table-cell table:style-name="ce71"/>
          <table:table-cell table:number-columns-repeated="247" table:style-name="ce69"/>
          <table:table-cell table:number-columns-repeated="771" table:style-name="ce5"/>
          <table:table-cell table:number-columns-repeated="15360"/>
        </table:table-row>
        <table:table-row table:style-name="ro12">
          <table:table-cell office:value-type="string" table:style-name="ce144">
            <text:p>Intermediate</text:p>
          </table:table-cell>
          <table:table-cell office:value-type="string" table:style-name="ce71">
            <text:p>Proper End Of Game</text:p>
          </table:table-cell>
          <table:table-cell office:value-type="string" table:style-name="ce80">
            <text:p>When the game is completed, it must end properly. The game cannot just exit upon completion (or do nothing), even if you have a confirmation dialog before doing so. Acceptable end-of-game sequences include returning to the main menu (if you have one) or asking the player whether they want to play again or quit (use this option if you do not have a main menu). Playing credits automatically at the end of the game is fine, but then you must either return to the main menu or asking whether to play again/quit after the credits are done.</text:p>
          </table:table-cell>
          <table:table-cell office:value-type="string" table:style-name="ce135">
            <text:p>Completed</text:p>
          </table:table-cell>
          <table:table-cell office:value-type="string" table:style-name="ce135">
            <text:p>untested</text:p>
          </table:table-cell>
          <table:table-cell table:style-name="ce71"/>
          <table:table-cell table:number-columns-repeated="16378"/>
        </table:table-row>
        <table:table-row table:style-name="ro1">
          <table:table-cell office:value-type="string" table:number-columns-spanned="2" table:number-rows-spanned="1" table:style-name="ce145">
            <text:p><text:s/>STARTUP</text:p>
          </table:table-cell>
          <table:covered-table-cell/>
          <table:table-cell office:value-type="string" table:style-name="ce75">
            <text:p>Details</text:p>
          </table:table-cell>
          <table:table-cell office:value-type="string" table:style-name="ce137">
            <text:p>Student</text:p>
          </table:table-cell>
          <table:table-cell office:value-type="string" table:style-name="ce137">
            <text:p>Instructor</text:p>
          </table:table-cell>
          <table:table-cell office:value-type="string" table:style-name="ce77">
            <text:p>Comment</text:p>
          </table:table-cell>
          <table:table-cell table:number-columns-repeated="16378"/>
        </table:table-row>
        <table:table-row table:style-name="ro6">
          <table:table-cell office:value-type="string" table:style-name="ce144">
            <text:p>Basic</text:p>
          </table:table-cell>
          <table:table-cell office:value-type="string" table:style-name="ce71">
            <text:p>Game Launch</text:p>
          </table:table-cell>
          <table:table-cell office:value-type="string" table:style-name="ce71">
            <text:p>The game must start displaying a non blank window within 3 seconds on launch. <text:s/>Then other transition TCRs apply. This can be a special loading window.</text:p>
          </table:table-cell>
          <table:table-cell office:value-type="string" table:style-name="ce135">
            <text:p>Completed</text:p>
          </table:table-cell>
          <table:table-cell office:value-type="string" table:style-name="ce135">
            <text:p>untested</text:p>
          </table:table-cell>
          <table:table-cell table:style-name="ce71"/>
          <table:table-cell table:number-columns-repeated="16378"/>
        </table:table-row>
        <table:table-row table:style-name="ro1">
          <table:table-cell office:value-type="string" table:number-columns-spanned="2" table:number-rows-spanned="1" table:style-name="ce145">
            <text:p><text:s/>PHYSICAL INPUT</text:p>
          </table:table-cell>
          <table:covered-table-cell/>
          <table:table-cell office:value-type="string" table:style-name="ce75">
            <text:p>Details</text:p>
          </table:table-cell>
          <table:table-cell office:value-type="string" table:style-name="ce147">
            <text:p>Student</text:p>
          </table:table-cell>
          <table:table-cell office:value-type="string" table:style-name="ce147">
            <text:p>Instructor</text:p>
          </table:table-cell>
          <table:table-cell office:value-type="string" table:style-name="ce77">
            <text:p>Comment</text:p>
          </table:table-cell>
          <table:table-cell table:number-columns-repeated="16378"/>
        </table:table-row>
        <table:table-row table:style-name="ro13">
          <table:table-cell office:value-type="string" table:style-name="ce144">
            <text:p>Basic</text:p>
          </table:table-cell>
          <table:table-cell office:value-type="string" table:style-name="ce71">
            <text:p>Keyboard/Mouse Support</text:p>
          </table:table-cell>
          <table:table-cell office:value-type="string" table:style-name="ce80">
            <text:p>Game must support keyboard or mouse-based gameplay, even if it is primarily designed to be played with a controller or special peripheral. All menus must work with keyboard or mouse input as well, and this must not be disabled, even if a peripheral is active. Note that the game does not have to fun or even very playable with the mouse and keyboard if it is meant to be played with a gamepad or special peripheral—we just need to be able to do some basic technical checks of the menus, level loading, etc.</text:p>
          </table:table-cell>
          <table:table-cell office:value-type="string" table:style-name="ce135">
            <text:p>Completed</text:p>
          </table:table-cell>
          <table:table-cell office:value-type="string" table:style-name="ce135">
            <text:p>untested</text:p>
          </table:table-cell>
          <table:table-cell table:style-name="ce71"/>
          <table:table-cell table:number-columns-repeated="16378"/>
        </table:table-row>
        <table:table-row table:style-name="ro14">
          <table:table-cell office:value-type="string" table:style-name="ce144">
            <text:p>Basic</text:p>
          </table:table-cell>
          <table:table-cell office:value-type="string" table:style-name="ce71">
            <text:p>Gamepad/Peripheral Screen</text:p>
          </table:table-cell>
          <table:table-cell office:value-type="string" table:style-name="ce80">
            <text:p>If the game supports and is intended to be played using a gamepad or special peripheral, there must be a screen informing the player of this before the controller is used (which generally means before the main menu is displayed). Note that if you include this screen, we will assume we should play with a controller, otherwise we will assume mouse and/or keyboard. If your game refers to gamepads or other controllers anywhere (How To Play, tutorial, hints, etc.) and does not have this screen, then this TCR will be failed. This screen does not have to be in game and can be included with the project files.</text:p>
          </table:table-cell>
          <table:table-cell office:value-type="string" table:style-name="ce135">
            <text:p>Not Applicable</text:p>
          </table:table-cell>
          <table:table-cell office:value-type="string" table:style-name="ce135">
            <text:p>untested</text:p>
          </table:table-cell>
          <table:table-cell table:style-name="ce71"/>
          <table:table-cell table:number-columns-repeated="16378"/>
        </table:table-row>
        <table:table-row table:style-name="ro6">
          <table:table-cell office:value-type="string" table:style-name="ce144">
            <text:p>Basic</text:p>
          </table:table-cell>
          <table:table-cell office:value-type="string" table:style-name="ce71">
            <text:p>Vibration Pause</text:p>
          </table:table-cell>
          <table:table-cell office:value-type="string" table:style-name="ce80">
            <text:p>If the game is paused, any controller vibration must also be paused (assuming the game uses vibration at all).</text:p>
          </table:table-cell>
          <table:table-cell office:value-type="string" table:style-name="ce135">
            <text:p>Not Applicable</text:p>
          </table:table-cell>
          <table:table-cell office:value-type="string" table:style-name="ce135">
            <text:p>untested</text:p>
          </table:table-cell>
          <table:table-cell table:style-name="ce71"/>
          <table:table-cell table:number-columns-repeated="16378"/>
        </table:table-row>
        <table:table-row table:style-name="ro1">
          <table:table-cell office:value-type="string" table:number-columns-spanned="2" table:number-rows-spanned="1" table:style-name="ce145">
            <text:p><text:s/>STABILITY</text:p>
          </table:table-cell>
          <table:covered-table-cell/>
          <table:table-cell office:value-type="string" table:style-name="ce75">
            <text:p>Details</text:p>
          </table:table-cell>
          <table:table-cell office:value-type="string" table:style-name="ce141">
            <text:p>Student</text:p>
          </table:table-cell>
          <table:table-cell office:value-type="string" table:style-name="ce141">
            <text:p>Instructor</text:p>
          </table:table-cell>
          <table:table-cell office:value-type="string" table:style-name="ce77">
            <text:p>Comment</text:p>
          </table:table-cell>
          <table:table-cell table:number-columns-repeated="16378"/>
        </table:table-row>
        <table:table-row table:style-name="ro6">
          <table:table-cell office:value-type="string" table:style-name="ce144">
            <text:p>Required</text:p>
          </table:table-cell>
          <table:table-cell office:value-type="string" table:style-name="ce71">
            <text:p>Low Stability</text:p>
          </table:table-cell>
          <table:table-cell office:value-type="string" table:style-name="ce80">
            <text:p>Game must be able to run occasionally without crashing or destabilizing the operating system, and without soft locking in a way that continually prevents the game from being played.</text:p>
          </table:table-cell>
          <table:table-cell office:value-type="string" table:style-name="ce135">
            <text:p>Completed</text:p>
          </table:table-cell>
          <table:table-cell office:value-type="string" table:style-name="ce135">
            <text:p>untested</text:p>
          </table:table-cell>
          <table:table-cell table:style-name="ce71"/>
          <table:table-cell table:number-columns-repeated="16378"/>
        </table:table-row>
        <table:table-row table:style-name="ro6">
          <table:table-cell office:value-type="string" table:style-name="ce144">
            <text:p>Required</text:p>
          </table:table-cell>
          <table:table-cell office:value-type="string" table:style-name="ce71">
            <text:p>Proper Shutdown</text:p>
          </table:table-cell>
          <table:table-cell office:value-type="string" table:style-name="ce80">
            <text:p>Game must shutdown properly, releasing all file handles and other resources. It must also not destabilize the OS in any way upon exit.</text:p>
          </table:table-cell>
          <table:table-cell office:value-type="string" table:style-name="ce135">
            <text:p>Completed</text:p>
          </table:table-cell>
          <table:table-cell office:value-type="string" table:style-name="ce135">
            <text:p>untested</text:p>
          </table:table-cell>
          <table:table-cell table:style-name="ce71"/>
          <table:table-cell table:number-columns-repeated="16378"/>
        </table:table-row>
        <table:table-row table:style-name="ro1">
          <table:table-cell office:value-type="string" table:style-name="ce144">
            <text:p>Basic</text:p>
          </table:table-cell>
          <table:table-cell office:value-type="string" table:style-name="ce71">
            <text:p>Medium Stability</text:p>
          </table:table-cell>
          <table:table-cell office:value-type="string" table:style-name="ce80">
            <text:p>The game crashed once at most and only soft-locks infrequently.</text:p>
          </table:table-cell>
          <table:table-cell office:value-type="string" table:style-name="ce135">
            <text:p>Completed</text:p>
          </table:table-cell>
          <table:table-cell office:value-type="string" table:style-name="ce135">
            <text:p>untested</text:p>
          </table:table-cell>
          <table:table-cell table:style-name="ce71"/>
          <table:table-cell table:number-columns-repeated="16378"/>
        </table:table-row>
        <table:table-row table:style-name="ro6">
          <table:table-cell office:value-type="string" table:style-name="ce144">
            <text:p>basic</text:p>
          </table:table-cell>
          <table:table-cell office:value-type="string" table:style-name="ce71">
            <text:p>No Soft Locks</text:p>
          </table:table-cell>
          <table:table-cell office:value-type="string" table:style-name="ce71">
            <text:p>The game must not reach a "soft lock" state in which it must be shutdown, quit, or restarted <text:s/>to continue gameplay.</text:p>
          </table:table-cell>
          <table:table-cell office:value-type="string" table:style-name="ce135">
            <text:p>Completed</text:p>
          </table:table-cell>
          <table:table-cell office:value-type="string" table:style-name="ce135">
            <text:p>untested</text:p>
          </table:table-cell>
          <table:table-cell table:style-name="ce71"/>
          <table:table-cell table:number-columns-repeated="16378"/>
        </table:table-row>
        <table:table-row table:style-name="ro1">
          <table:table-cell office:value-type="string" table:style-name="ce144">
            <text:p>Basic</text:p>
          </table:table-cell>
          <table:table-cell office:value-type="string" table:style-name="ce71">
            <text:p>High Stability</text:p>
          </table:table-cell>
          <table:table-cell office:value-type="string" table:style-name="ce80">
            <text:p>Game must never crash or destabilize the operating system.</text:p>
          </table:table-cell>
          <table:table-cell office:value-type="string" table:style-name="ce135">
            <text:p>Completed</text:p>
          </table:table-cell>
          <table:table-cell office:value-type="string" table:style-name="ce135">
            <text:p>untested</text:p>
          </table:table-cell>
          <table:table-cell table:style-name="ce71"/>
          <table:table-cell table:number-columns-repeated="16378"/>
        </table:table-row>
        <table:table-row table:style-name="ro1">
          <table:table-cell office:value-type="string" table:number-columns-spanned="2" table:number-rows-spanned="1" table:style-name="ce145">
            <text:p><text:s/>RESOLUTION</text:p>
          </table:table-cell>
          <table:covered-table-cell/>
          <table:table-cell office:value-type="string" table:style-name="ce75">
            <text:p>Details</text:p>
          </table:table-cell>
          <table:table-cell office:value-type="string" table:style-name="ce139">
            <text:p>Student</text:p>
          </table:table-cell>
          <table:table-cell office:value-type="string" table:style-name="ce139">
            <text:p>Instructor</text:p>
          </table:table-cell>
          <table:table-cell office:value-type="string" table:style-name="ce77">
            <text:p>Comment</text:p>
          </table:table-cell>
          <table:table-cell table:number-columns-repeated="16378"/>
        </table:table-row>
        <table:table-row table:style-name="ro6">
          <table:table-cell office:value-type="string" table:style-name="ce144">
            <text:p>Basic</text:p>
          </table:table-cell>
          <table:table-cell office:value-type="string" table:style-name="ce71">
            <text:p>Proper Launching</text:p>
          </table:table-cell>
          <table:table-cell office:value-type="string" table:style-name="ce80">
            <text:p>Game either launches in fullscreen mode or has a launcher that allows you to choose the resolution (and windowed/fullscreen).</text:p>
          </table:table-cell>
          <table:table-cell office:value-type="string" table:style-name="ce135">
            <text:p>Completed</text:p>
          </table:table-cell>
          <table:table-cell office:value-type="string" table:style-name="ce135">
            <text:p>untested</text:p>
          </table:table-cell>
          <table:table-cell table:style-name="ce71"/>
          <table:table-cell table:number-columns-repeated="16378"/>
        </table:table-row>
        <table:table-row table:style-name="ro1">
          <table:table-cell office:value-type="string" table:number-columns-spanned="2" table:number-rows-spanned="1" table:style-name="ce145">
            <text:p><text:s/>RESPONSIVENESS</text:p>
          </table:table-cell>
          <table:covered-table-cell/>
          <table:table-cell office:value-type="string" table:style-name="ce75">
            <text:p>Details</text:p>
          </table:table-cell>
          <table:table-cell office:value-type="string" table:style-name="ce142">
            <text:p>Student</text:p>
          </table:table-cell>
          <table:table-cell office:value-type="string" table:style-name="ce142">
            <text:p>Instructor</text:p>
          </table:table-cell>
          <table:table-cell office:value-type="string" table:style-name="ce77">
            <text:p>Comment</text:p>
          </table:table-cell>
          <table:table-cell table:number-columns-repeated="16378"/>
        </table:table-row>
        <table:table-row table:style-name="ro6">
          <table:table-cell office:value-type="string" table:style-name="ce144">
            <text:p>Required</text:p>
          </table:table-cell>
          <table:table-cell office:value-type="string" table:style-name="ce71">
            <text:p>Minimum Frame Rate</text:p>
          </table:table-cell>
          <table:table-cell office:value-type="string" table:style-name="ce80">
            <text:p>The game must maintain a framerate at which the game is at least reasonably playable on the normal lab machines (this does not include machines with integrated video cards).</text:p>
          </table:table-cell>
          <table:table-cell office:value-type="string" table:style-name="ce135">
            <text:p>Completed</text:p>
          </table:table-cell>
          <table:table-cell office:value-type="string" table:style-name="ce135">
            <text:p>untested</text:p>
          </table:table-cell>
          <table:table-cell table:style-name="ce71"/>
          <table:table-cell table:number-columns-repeated="16378"/>
        </table:table-row>
        <table:table-row table:style-name="ro6">
          <table:table-cell office:value-type="string" table:style-name="ce144">
            <text:p>Required</text:p>
          </table:table-cell>
          <table:table-cell office:value-type="string" table:style-name="ce71">
            <text:p>30 Frames Per Second</text:p>
          </table:table-cell>
          <table:table-cell office:value-type="string" table:style-name="ce80">
            <text:p>The game must maintain a framerate of at least 30 FPS on the normal lab machines (this does not include machines with integrated video cards).</text:p>
          </table:table-cell>
          <table:table-cell office:value-type="string" table:style-name="ce135">
            <text:p>Completed</text:p>
          </table:table-cell>
          <table:table-cell office:value-type="string" table:style-name="ce135">
            <text:p>untested</text:p>
          </table:table-cell>
          <table:table-cell table:style-name="ce71"/>
          <table:table-cell table:number-columns-repeated="16378"/>
        </table:table-row>
        <table:table-row table:style-name="ro6">
          <table:table-cell office:value-type="string" table:style-name="ce144">
            <text:p>Basic</text:p>
          </table:table-cell>
          <table:table-cell office:value-type="string" table:style-name="ce71">
            <text:p>Minimized Performance</text:p>
          </table:table-cell>
          <table:table-cell office:value-type="string" table:style-name="ce80">
            <text:p>The game must not be using large amounts of CPU or GPU cycles (especially if it causes lag) when minimized or otherwise not active.</text:p>
          </table:table-cell>
          <table:table-cell office:value-type="string" table:style-name="ce135">
            <text:p>Completed</text:p>
          </table:table-cell>
          <table:table-cell office:value-type="string" table:style-name="ce135">
            <text:p>untested</text:p>
          </table:table-cell>
          <table:table-cell table:style-name="ce71"/>
          <table:table-cell table:number-columns-repeated="16378"/>
        </table:table-row>
        <table:table-row table:style-name="ro7">
          <table:table-cell office:value-type="string" table:style-name="ce144">
            <text:p>Basic</text:p>
          </table:table-cell>
          <table:table-cell office:value-type="string" table:style-name="ce71">
            <text:p>Low-End Basic Performance</text:p>
          </table:table-cell>
          <table:table-cell office:value-type="string" table:style-name="ce80">
            <text:p>The game must maintain a framerate at which the game is at least reasonably playable on a low-end machine (any machine with an integrated video card counts). If you think you meet this TCR, you must explain in detail the testing you have done (in the comments for this TCR).</text:p>
          </table:table-cell>
          <table:table-cell office:value-type="string" table:style-name="ce135">
            <text:p>Completed</text:p>
          </table:table-cell>
          <table:table-cell office:value-type="string" table:style-name="ce135">
            <text:p>untested</text:p>
          </table:table-cell>
          <table:table-cell table:style-name="ce71"/>
          <table:table-cell table:number-columns-repeated="16378"/>
        </table:table-row>
        <table:table-row table:style-name="ro1">
          <table:table-cell office:value-type="string" table:number-columns-spanned="2" table:number-rows-spanned="1" table:style-name="ce145">
            <text:p><text:s/>MISCELLANEOUS</text:p>
          </table:table-cell>
          <table:covered-table-cell/>
          <table:table-cell office:value-type="string" table:style-name="ce75">
            <text:p>Details</text:p>
          </table:table-cell>
          <table:table-cell office:value-type="string" table:style-name="ce143">
            <text:p>Student</text:p>
          </table:table-cell>
          <table:table-cell office:value-type="string" table:style-name="ce143">
            <text:p>Instructor</text:p>
          </table:table-cell>
          <table:table-cell office:value-type="string" table:style-name="ce77">
            <text:p>Comment</text:p>
          </table:table-cell>
          <table:table-cell table:number-columns-repeated="16378"/>
        </table:table-row>
        <table:table-row table:style-name="ro15">
          <table:table-cell office:value-type="string" table:style-name="ce144">
            <text:p>Intermediate</text:p>
          </table:table-cell>
          <table:table-cell office:value-type="string" table:style-name="ce71">
            <text:p>Cheat Codes</text:p>
          </table:table-cell>
          <table:table-cell office:value-type="string" table:style-name="ce80">
            <text:p>Game must have a set of cheat codes/buttons/etc. that allow the instructors to skip to the next level/wave/section, skip directly to the end of the game (even in a game that cannot be “won”, this cheat must jump the player forward to very “late” in the game), and turn on/off “god” mode in a combat game (this is not required in a non-combat game). God mode must make the player invulnerable and do at least twice normal damage. These cheat codes must be listed in the game notes section of the Team Data tab and can have a “secret” way to be activated if you don't want your normal players to stumble upon them. If you do have a secret activation method, it must be listed in the game notes section and it must be very simple (requiring no skill or arcane knowledge). Note that even a very simple and easy game will still need cheat codes (an “I win” code, an “I lose” code, a “goto the end” code, etc.).</text:p>
          </table:table-cell>
          <table:table-cell office:value-type="string" table:style-name="ce135">
            <text:p>Completed</text:p>
          </table:table-cell>
          <table:table-cell office:value-type="string" table:style-name="ce135">
            <text:p>untested</text:p>
          </table:table-cell>
          <table:table-cell table:style-name="ce71"/>
          <table:table-cell table:number-columns-repeated="16378"/>
        </table:table-row>
        <table:table-row table:style-name="ro7">
          <table:table-cell office:value-type="string" table:style-name="ce144">
            <text:p>Basic</text:p>
          </table:table-cell>
          <table:table-cell office:value-type="string" table:style-name="ce71">
            <text:p>No Debug Info</text:p>
          </table:table-cell>
          <table:table-cell office:value-type="string" table:style-name="ce80">
            <text:p>Game must not display any debug text or other debug info (including separate debug command windows or anything similar) by default. It’s okay to have something on the options screen that turns on debugging features.</text:p>
          </table:table-cell>
          <table:table-cell office:value-type="string" table:style-name="ce135">
            <text:p>Completed</text:p>
          </table:table-cell>
          <table:table-cell office:value-type="string" table:style-name="ce135">
            <text:p>untested</text:p>
          </table:table-cell>
          <table:table-cell table:style-name="ce71"/>
          <table:table-cell table:number-columns-repeated="16378"/>
        </table:table-row>
        <table:table-row table:number-rows-repeated="124" table:style-name="ro16">
          <table:table-cell table:style-name="ce146"/>
          <table:table-cell table:number-columns-repeated="2"/>
          <table:table-cell table:style-name="ce140"/>
          <table:table-cell table:style-name="ce140"/>
          <table:table-cell table:number-columns-repeated="16379"/>
        </table:table-row>
        <table:table-row table:number-rows-repeated="1048413" table:style-name="ro16">
          <table:table-cell table:number-columns-repeated="16384"/>
        </table:table-row>
      </table:table>
      <table:table table:name="FCRs" table:style-name="ta2">
        <table:table-column table:style-name="co18" table:default-cell-style-name="ce69"/>
        <table:table-column table:style-name="co5" table:default-cell-style-name="ce69"/>
        <table:table-column table:style-name="co19" table:default-cell-style-name="ce69"/>
        <table:table-column table:style-name="co18" table:number-columns-repeated="2" table:default-cell-style-name="ce69"/>
        <table:table-column table:style-name="co20" table:default-cell-style-name="ce69"/>
        <table:table-column table:style-name="co21" table:number-columns-repeated="4" table:default-cell-style-name="ce69"/>
        <table:table-column table:style-name="co1" table:number-columns-repeated="240" table:default-cell-style-name="ce69"/>
        <table:table-column table:style-name="co18" table:number-columns-repeated="773" table:default-cell-style-name="ce5"/>
        <table:table-column table:style-name="co13" table:default-cell-style-name="ce5"/>
        <table:table-column table:style-name="co13" table:number-columns-repeated="15360" table:default-cell-style-name="ce1"/>
        <table:table-row table:style-name="ro6">
          <table:table-cell office:value-type="string" table:style-name="ce67">
            <text:p>STATUS LIST</text:p>
          </table:table-cell>
          <table:table-cell office:value-type="string" table:style-name="ce67">
            <text:p>STATUS DESCRIPTION</text:p>
          </table:table-cell>
          <table:table-cell office:value-type="string" table:style-name="ce67">
            <text:p>FEATURE REQUIREMENTS</text:p>
          </table:table-cell>
          <table:table-cell office:value-type="string" office:string-value="0 Untested" table:formula="of:=&quot;&quot;&amp;COUNTIF([.D$10:.D$231];[.$A$2])&amp;&quot; &quot;&amp;[.$A$2]" table:style-name="ce2">
            <text:p>0 Untested</text:p>
          </table:table-cell>
          <table:table-cell office:value-type="string" office:string-value="65 Untested" table:formula="of:=&quot;&quot;&amp;COUNTIF([.E$10:.E$231];[.$A$2])&amp;&quot; &quot;&amp;[.$A$2]" table:style-name="ce2">
            <text:p>65 Untested</text:p>
          </table:table-cell>
          <table:table-cell office:value-type="string" table:style-name="ce67">
            <text:p>FCR</text:p>
          </table:table-cell>
          <table:table-cell table:number-columns-repeated="4" table:style-name="ce68"/>
          <table:table-cell table:number-columns-repeated="240" table:style-name="ce69"/>
          <table:table-cell table:number-columns-repeated="774" table:style-name="ce5"/>
          <table:table-cell table:number-columns-repeated="15360"/>
        </table:table-row>
        <table:table-row table:style-name="ro1">
          <table:table-cell office:value-type="string" table:style-name="ce70">
            <text:p>Untested</text:p>
          </table:table-cell>
          <table:table-cell office:value-type="string" table:style-name="ce71">
            <text:p>Has not been tested/checked</text:p>
          </table:table-cell>
          <table:table-cell office:value-type="string" table:number-columns-spanned="1" table:number-rows-spanned="8" table:style-name="ce82">
            <text:p>The following features are available for points. Some are more important than others and are required or basic. Optional features are marked as intermediate, advanced or professional. Additional features not listed can be added, just ask the instructor for their point value. Additional features must be run by an instructor before the assignment due date to receive points. Additional features will not offset late penalties as points already on the rubric will. Please include in the comment section for a feature where the functionality can be found in the project and/or code.</text:p>
          </table:table-cell>
          <table:table-cell office:value-type="float" office:value="0" table:formula="of:=SUMPRODUCT(([.$A$10:.$A$231]=&quot;Required&quot;)*([.D$10:.D$231]=&quot;Missing&quot;))+0.5*SUMPRODUCT(([.$A$10:.$A$231]=&quot;Required&quot;)*([.D$10:.D$231]=&quot;Partial&quot;))" table:style-name="ce72">
            <text:p>0</text:p>
          </table:table-cell>
          <table:table-cell office:value-type="float" office:value="0" table:formula="of:=SUMPRODUCT(([.$A$10:.$A$231]=&quot;Required&quot;)*([.E$10:.E$231]=&quot;Missing&quot;))+0.5*SUMPRODUCT(([.$A$10:.$A$231]=&quot;Required&quot;)*([.E$10:.E$231]=&quot;Partial&quot;))" table:style-name="ce72">
            <text:p>0</text:p>
          </table:table-cell>
          <table:table-cell office:value-type="string" office:string-value="Required FCRs Missing" table:formula="of:=&quot;Required &quot;&amp;[.$F$1]&amp;&quot;s &quot;&amp;[.A3]" table:style-name="ce71">
            <text:p>Required FCRs Missing</text:p>
          </table:table-cell>
          <table:table-cell table:number-columns-repeated="4" table:style-name="ce68"/>
          <table:table-cell table:number-columns-repeated="240" table:style-name="ce69"/>
          <table:table-cell table:number-columns-repeated="774" table:style-name="ce5"/>
          <table:table-cell table:number-columns-repeated="15360"/>
        </table:table-row>
        <table:table-row table:style-name="ro1">
          <table:table-cell office:value-type="string" table:style-name="ce70">
            <text:p>Missing</text:p>
          </table:table-cell>
          <table:table-cell office:value-type="string" table:style-name="ce71">
            <text:p>Requirement not met</text:p>
          </table:table-cell>
          <table:covered-table-cell/>
          <table:table-cell office:value-type="float" office:value="0" table:formula="of:=SUMPRODUCT(([.$A$10:.$A$231]=&quot;Basic&quot;)*([.D$10:.D$231]=&quot;Missing&quot;))+0.5*SUMPRODUCT(([.$A$10:.$A$231]=&quot;Basic&quot;)*([.D$10:.D$231]=&quot;Partial&quot;))" table:style-name="ce72">
            <text:p>0</text:p>
          </table:table-cell>
          <table:table-cell office:value-type="float" office:value="0" table:formula="of:=SUMPRODUCT(([.$A$10:.$A$231]=&quot;Basic&quot;)*([.E$10:.E$231]=&quot;Missing&quot;))+0.5*SUMPRODUCT(([.$A$10:.$A$231]=&quot;Basic&quot;)*([.E$10:.E$231]=&quot;Partial&quot;))" table:style-name="ce72">
            <text:p>0</text:p>
          </table:table-cell>
          <table:table-cell office:value-type="string" office:string-value="Basic FCRs Missing" table:formula="of:=&quot;Basic &quot;&amp;[.$F$1]&amp;&quot;s &quot;&amp;[.A3]" table:style-name="ce71">
            <text:p>Basic FCRs Missing</text:p>
          </table:table-cell>
          <table:table-cell table:number-columns-repeated="4" table:style-name="ce68"/>
          <table:table-cell table:number-columns-repeated="240" table:style-name="ce69"/>
          <table:table-cell table:number-columns-repeated="774" table:style-name="ce5"/>
          <table:table-cell table:number-columns-repeated="15360"/>
        </table:table-row>
        <table:table-row table:style-name="ro1">
          <table:table-cell office:value-type="string" table:style-name="ce70">
            <text:p>Partial</text:p>
          </table:table-cell>
          <table:table-cell office:value-type="string" table:style-name="ce71">
            <text:p>Completed at least half-way</text:p>
          </table:table-cell>
          <table:covered-table-cell/>
          <table:table-cell office:value-type="float" office:value="14" table:formula="of:=SUMPRODUCT(([.$A$10:.$A$231]=&quot;Intermediate&quot;)*([.D$10:.D$231]=&quot;Missing&quot;))+0.5*SUMPRODUCT(([.$A$10:.$A$231]=&quot;Intermediate&quot;)*([.D$10:.D$231]=&quot;Partial&quot;))" table:style-name="ce72">
            <text:p>14</text:p>
          </table:table-cell>
          <table:table-cell office:value-type="float" office:value="0" table:formula="of:=SUMPRODUCT(([.$A$10:.$A$231]=&quot;Intermediate&quot;)*([.E$10:.E$231]=&quot;Missing&quot;))+0.5*SUMPRODUCT(([.$A$10:.$A$231]=&quot;Intermediate&quot;)*([.E$10:.E$231]=&quot;Partial&quot;))" table:style-name="ce72">
            <text:p>0</text:p>
          </table:table-cell>
          <table:table-cell office:value-type="string" office:string-value="Intermediate FCRs Missing" table:formula="of:=&quot;Intermediate &quot;&amp;[.$F$1]&amp;&quot;s &quot;&amp;[.A3]" table:style-name="ce71">
            <text:p>Intermediate FCRs Missing</text:p>
          </table:table-cell>
          <table:table-cell table:number-columns-repeated="4" table:style-name="ce68"/>
          <table:table-cell table:number-columns-repeated="240" table:style-name="ce69"/>
          <table:table-cell table:number-columns-repeated="774" table:style-name="ce5"/>
          <table:table-cell table:number-columns-repeated="15360"/>
        </table:table-row>
        <table:table-row table:style-name="ro1">
          <table:table-cell office:value-type="string" table:style-name="ce70">
            <text:p>Completed</text:p>
          </table:table-cell>
          <table:table-cell office:value-type="string" table:style-name="ce71">
            <text:p>Fully completed</text:p>
          </table:table-cell>
          <table:covered-table-cell/>
          <table:table-cell office:value-type="float" office:value="9" table:formula="of:=SUMPRODUCT(([.$A$10:.$A$231]=&quot;Intermediate&quot;)*([.D$10:.D$231]=&quot;Completed&quot;))+SUMPRODUCT(([.$A$10:.$A$231]=&quot;Intermediate&quot;)*([.D$10:.D$231]=&quot;Pre-Passed&quot;))+0.5*SUMPRODUCT(([.$A$10:.$A$231]=&quot;Intermediate&quot;)*([.D$10:.D$231]=&quot;Partial&quot;))" table:style-name="ce72">
            <text:p>9</text:p>
          </table:table-cell>
          <table:table-cell office:value-type="float" office:value="0" table:formula="of:=SUMPRODUCT(([.$A$10:.$A$231]=&quot;Intermediate&quot;)*([.E$10:.E$231]=&quot;Completed&quot;))+SUMPRODUCT(([.$A$10:.$A$231]=&quot;Intermediate&quot;)*([.E$10:.E$231]=&quot;Pre-Passed&quot;))+0.5*SUMPRODUCT(([.$A$10:.$A$231]=&quot;Intermediate&quot;)*([.E$10:.E$231]=&quot;Partial&quot;))" table:style-name="ce72">
            <text:p>0</text:p>
          </table:table-cell>
          <table:table-cell office:value-type="string" office:string-value="Intermediate FCRs Completed" table:formula="of:=&quot;Intermediate &quot;&amp;[.$F$1]&amp;&quot;s &quot;&amp;[.A5]" table:style-name="ce71">
            <text:p>Intermediate FCRs Completed</text:p>
          </table:table-cell>
          <table:table-cell table:number-columns-repeated="4" table:style-name="ce68"/>
          <table:table-cell table:number-columns-repeated="240" table:style-name="ce69"/>
          <table:table-cell table:number-columns-repeated="774" table:style-name="ce5"/>
          <table:table-cell table:number-columns-repeated="15360"/>
        </table:table-row>
        <table:table-row table:style-name="ro6">
          <table:table-cell office:value-type="string" table:style-name="ce70">
            <text:p>Pre-Passed</text:p>
          </table:table-cell>
          <table:table-cell office:value-type="string" table:style-name="ce71">
            <text:p>Marked as completed by instructor*</text:p>
          </table:table-cell>
          <table:covered-table-cell/>
          <table:table-cell office:value-type="float" office:value="11" table:formula="of:=SUMPRODUCT(([.$A$10:.$A$231]=&quot;Advanced&quot;)*([.D$10:.D$231]=&quot;Missing&quot;))+0.5*SUMPRODUCT(([.$A$10:.$A$231]=&quot;Advanced&quot;)*([.D$10:.D$231]=&quot;Partial&quot;))" table:style-name="ce72">
            <text:p>11</text:p>
          </table:table-cell>
          <table:table-cell office:value-type="float" office:value="0" table:formula="of:=SUMPRODUCT(([.$A$10:.$A$231]=&quot;Advanced&quot;)*([.E$10:.E$231]=&quot;Missing&quot;))+0.5*SUMPRODUCT(([.$A$10:.$A$231]=&quot;Advanced&quot;)*([.E$10:.E$231]=&quot;Partial&quot;))" table:style-name="ce72">
            <text:p>0</text:p>
          </table:table-cell>
          <table:table-cell office:value-type="string" office:string-value="Advanced FCRs Missing" table:formula="of:=&quot;Advanced &quot;&amp;[.$F$1]&amp;&quot;s &quot;&amp;[.A3]" table:style-name="ce71">
            <text:p>Advanced FCRs Missing</text:p>
          </table:table-cell>
          <table:table-cell table:number-columns-repeated="4" table:style-name="ce68"/>
          <table:table-cell table:number-columns-repeated="240" table:style-name="ce69"/>
          <table:table-cell table:number-columns-repeated="774" table:style-name="ce5"/>
          <table:table-cell table:number-columns-repeated="15360"/>
        </table:table-row>
        <table:table-row table:style-name="ro6">
          <table:table-cell office:value-type="string" table:style-name="ce70">
            <text:p>Waived</text:p>
          </table:table-cell>
          <table:table-cell office:value-type="string" table:style-name="ce71">
            <text:p>Requirement waived by instructor*</text:p>
          </table:table-cell>
          <table:covered-table-cell/>
          <table:table-cell office:value-type="float" office:value="5" table:formula="of:=SUMPRODUCT(([.$A$10:.$A$231]=&quot;Advanced&quot;)*([.D$10:.D$231]=&quot;Completed&quot;))+SUMPRODUCT(([.$A$10:.$A$231]=&quot;Advanced&quot;)*([.D$10:.D$231]=&quot;Pre-Passed&quot;))+0.5*SUMPRODUCT(([.$A$10:.$A$231]=&quot;Advanced&quot;)*([.D$10:.D$231]=&quot;Partial&quot;))" table:style-name="ce72">
            <text:p>5</text:p>
          </table:table-cell>
          <table:table-cell office:value-type="float" office:value="0" table:formula="of:=SUMPRODUCT(([.$A$10:.$A$231]=&quot;Advanced&quot;)*([.E$10:.E$231]=&quot;Completed&quot;))+SUMPRODUCT(([.$A$10:.$A$231]=&quot;Advanced&quot;)*([.E$10:.E$231]=&quot;Pre-Passed&quot;))+0.5*SUMPRODUCT(([.$A$10:.$A$231]=&quot;Advanced&quot;)*([.E$10:.E$231]=&quot;Partial&quot;))" table:style-name="ce72">
            <text:p>0</text:p>
          </table:table-cell>
          <table:table-cell office:value-type="string" office:string-value="Advanced FCRs Completed" table:formula="of:=&quot;Advanced &quot;&amp;[.$F$1]&amp;&quot;s &quot;&amp;[.A5]" table:style-name="ce71">
            <text:p>Advanced FCRs Completed</text:p>
          </table:table-cell>
          <table:table-cell table:number-columns-repeated="1012" table:style-name="ce73"/>
          <table:table-cell table:number-columns-repeated="15366"/>
        </table:table-row>
        <table:table-row table:style-name="ro6">
          <table:table-cell office:value-type="string" table:style-name="ce74">
            <text:p>Not Applicable</text:p>
          </table:table-cell>
          <table:table-cell office:value-type="string" table:style-name="ce71">
            <text:p>Does not apply to this project</text:p>
          </table:table-cell>
          <table:covered-table-cell/>
          <table:table-cell office:value-type="float" office:value="0" table:formula="of:=SUMPRODUCT(([.$A$10:.$A$231]=&quot;Professional&quot;)*([.D$10:.D$231]=&quot;Completed&quot;))+SUMPRODUCT(([.$A$10:.$A$231]=&quot;Professional&quot;)*([.D$10:.D$231]=&quot;Pre-Passed&quot;))+0.5*SUMPRODUCT(([.$A$10:.$A$231]=&quot;Professional&quot;)*([.D$10:.D$231]=&quot;Partial&quot;))" table:style-name="ce72">
            <text:p>0</text:p>
          </table:table-cell>
          <table:table-cell office:value-type="float" office:value="0" table:formula="of:=SUMPRODUCT(([.$A$10:.$A$231]=&quot;Professional&quot;)*([.E$10:.E$231]=&quot;Completed&quot;))+SUMPRODUCT(([.$A$10:.$A$231]=&quot;Professional&quot;)*([.E$10:.E$231]=&quot;Pre-Passed&quot;))+0.5*SUMPRODUCT(([.$A$10:.$A$231]=&quot;Professional&quot;)*([.E$10:.E$231]=&quot;Partial&quot;))" table:style-name="ce72">
            <text:p>0</text:p>
          </table:table-cell>
          <table:table-cell office:value-type="string" office:string-value="Professional FCRs Completed" table:formula="of:=&quot;Professional &quot;&amp;[.$F$1]&amp;&quot;s &quot;&amp;[.A5]" table:style-name="ce71">
            <text:p>Professional FCRs Completed</text:p>
          </table:table-cell>
          <table:table-cell table:number-columns-repeated="1012" table:style-name="ce73"/>
          <table:table-cell table:number-columns-repeated="15366"/>
        </table:table-row>
        <table:table-row table:style-name="ro1">
          <table:table-cell office:value-type="string" table:number-columns-spanned="2" table:number-rows-spanned="1" table:style-name="ce83">
            <text:p>*Comments must list instructor's name</text:p>
          </table:table-cell>
          <table:covered-table-cell/>
          <table:covered-table-cell/>
          <table:table-cell office:value-type="float" office:value="0" table:formula="of:=SUMPRODUCT(([.$A$10:.$A$231]=&quot;Innovative&quot;)*([.D$10:.D$231]=&quot;Completed&quot;))+SUMPRODUCT(([.$A$10:.$A$231]=&quot;Innovative&quot;)*([.D$10:.D$231]=&quot;Pre-Passed&quot;))+0.5*SUMPRODUCT(([.$A$10:.$A$231]=&quot;Innovative&quot;)*([.D$10:.D$231]=&quot;Partial&quot;))" table:style-name="ce72">
            <text:p>0</text:p>
          </table:table-cell>
          <table:table-cell office:value-type="float" office:value="0" table:formula="of:=SUMPRODUCT(([.$A$10:.$A$231]=&quot;Innovative&quot;)*([.E$10:.E$231]=&quot;Completed&quot;))+SUMPRODUCT(([.$A$10:.$A$231]=&quot;Innovative&quot;)*([.E$10:.E$231]=&quot;Pre-Passed&quot;))+0.5*SUMPRODUCT(([.$A$10:.$A$231]=&quot;Innovative&quot;)*([.E$10:.E$231]=&quot;Partial&quot;))" table:style-name="ce72">
            <text:p>0</text:p>
          </table:table-cell>
          <table:table-cell office:value-type="string" office:string-value="Innovative FCRs Completed" table:formula="of:=&quot;Innovative &quot;&amp;[.$F$1]&amp;&quot;s &quot;&amp;[.A5]" table:style-name="ce71">
            <text:p>Innovative FCRs Completed</text:p>
          </table:table-cell>
          <table:table-cell table:number-columns-repeated="1012" table:style-name="ce73"/>
          <table:table-cell table:number-columns-repeated="15366"/>
        </table:table-row>
        <table:table-row table:style-name="ro1">
          <table:table-cell office:value-type="string" table:number-columns-spanned="2" table:number-rows-spanned="1" table:style-name="ce148">
            <text:p>Player</text:p>
          </table:table-cell>
          <table:covered-table-cell/>
          <table:table-cell office:value-type="string" table:style-name="ce75">
            <text:p>Details</text:p>
          </table:table-cell>
          <table:table-cell office:value-type="string" table:style-name="ce150">
            <text:p>Student</text:p>
          </table:table-cell>
          <table:table-cell office:value-type="string" table:style-name="ce150">
            <text:p>Instructor</text:p>
          </table:table-cell>
          <table:table-cell office:value-type="string" table:style-name="ce77">
            <text:p>Comment</text:p>
          </table:table-cell>
          <table:table-cell table:number-columns-repeated="4" table:style-name="ce78"/>
          <table:table-cell table:number-columns-repeated="1008" table:style-name="ce79"/>
          <table:table-cell table:number-columns-repeated="15366"/>
        </table:table-row>
        <table:table-row table:style-name="ro1">
          <table:table-cell office:value-type="string" table:style-name="ce153">
            <text:p>Required</text:p>
          </table:table-cell>
          <table:table-cell office:value-type="string" table:style-name="ce71">
            <text:p>Basic Player Movement</text:p>
          </table:table-cell>
          <table:table-cell office:value-type="string" table:style-name="ce80">
            <text:p>Basic player input controlled movement</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71">
            <text:p>Player moves left using "A" and right using "D"</text:p>
          </table:table-cell>
          <table:table-cell table:number-columns-repeated="244" table:style-name="ce69"/>
          <table:table-cell table:number-columns-repeated="774" table:style-name="ce5"/>
          <table:table-cell table:number-columns-repeated="15360"/>
        </table:table-row>
        <table:table-row table:style-name="ro1">
          <table:table-cell office:value-type="string" table:style-name="ce153">
            <text:p>Required</text:p>
          </table:table-cell>
          <table:table-cell office:value-type="string" table:style-name="ce71">
            <text:p>Base Player Jumping</text:p>
          </table:table-cell>
          <table:table-cell office:value-type="string" table:style-name="ce80">
            <text:p>Basic player input controlled jumping</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71">
            <text:p>Player jumps using "Spacebar"</text:p>
          </table:table-cell>
          <table:table-cell table:number-columns-repeated="244" table:style-name="ce69"/>
          <table:table-cell table:number-columns-repeated="774" table:style-name="ce5"/>
          <table:table-cell table:number-columns-repeated="15360"/>
        </table:table-row>
        <table:table-row table:style-name="ro17">
          <table:table-cell office:value-type="string" table:style-name="ce153">
            <text:p>Basic</text:p>
          </table:table-cell>
          <table:table-cell office:value-type="string" table:style-name="ce1">
            <text:p>Player Collision with Static Environment</text:p>
          </table:table-cell>
          <table:table-cell table:style-name="ce80"/>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71">
            <text:p>Player does not fall through walls or ground</text:p>
          </table:table-cell>
          <table:table-cell table:number-columns-repeated="244" table:style-name="ce69"/>
          <table:table-cell table:number-columns-repeated="774" table:style-name="ce5"/>
          <table:table-cell table:number-columns-repeated="15360"/>
        </table:table-row>
        <table:table-row table:style-name="ro17">
          <table:table-cell office:value-type="string" table:style-name="ce153">
            <text:p>Intermediate</text:p>
          </table:table-cell>
          <table:table-cell office:value-type="string" table:style-name="ce1">
            <text:p>Using Character Motor / Or Swept Controller</text:p>
          </table:table-cell>
          <table:table-cell table:style-name="ce80"/>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71">
            <text:p>Using the Swept Controller</text:p>
          </table:table-cell>
          <table:table-cell table:number-columns-repeated="244" table:style-name="ce69"/>
          <table:table-cell table:number-columns-repeated="774" table:style-name="ce5"/>
          <table:table-cell table:number-columns-repeated="15360"/>
        </table:table-row>
        <table:table-row table:style-name="ro1">
          <table:table-cell office:value-type="string" table:style-name="ce153">
            <text:p>Intermediate</text:p>
          </table:table-cell>
          <table:table-cell office:value-type="string" table:style-name="ce71">
            <text:p>Fire In Direction of Movement</text:p>
          </table:table-cell>
          <table:table-cell office:value-type="string" table:style-name="ce80">
            <text:p>Player can fire I nthe direction they are facing</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71"/>
          <table:table-cell table:number-columns-repeated="244" table:style-name="ce69"/>
          <table:table-cell table:number-columns-repeated="774" table:style-name="ce5"/>
          <table:table-cell table:number-columns-repeated="15360"/>
        </table:table-row>
        <table:table-row table:style-name="ro1">
          <table:table-cell office:value-type="string" table:number-columns-spanned="2" table:number-rows-spanned="1" table:style-name="ce154">
            <text:p>Player Advanced Movement</text:p>
          </table:table-cell>
          <table:covered-table-cell/>
          <table:table-cell office:value-type="string" table:style-name="ce75">
            <text:p>Details</text:p>
          </table:table-cell>
          <table:table-cell office:value-type="string" table:style-name="ce150">
            <text:p>Student</text:p>
          </table:table-cell>
          <table:table-cell office:value-type="string" table:style-name="ce150">
            <text:p>Instructor</text:p>
          </table:table-cell>
          <table:table-cell office:value-type="string" table:style-name="ce77">
            <text:p>Comment</text:p>
          </table:table-cell>
          <table:table-cell table:number-columns-repeated="244" table:style-name="ce69"/>
          <table:table-cell table:number-columns-repeated="774" table:style-name="ce5"/>
          <table:table-cell table:number-columns-repeated="15360"/>
        </table:table-row>
        <table:table-row table:style-name="ro6">
          <table:table-cell office:value-type="string" table:style-name="ce155">
            <text:p>Basic</text:p>
          </table:table-cell>
          <table:table-cell office:value-type="string" table:style-name="ce1">
            <text:p>Double Jumping</text:p>
          </table:table-cell>
          <table:table-cell office:value-type="string" table:style-name="ce80">
            <text:p>The ability for the player to double jump either by continuing to hold down the jump button or by pressing it twice before contact with the ground.</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71">
            <text:p>Player can jump once while in the air once he gets the jump power up</text:p>
          </table:table-cell>
          <table:table-cell table:number-columns-repeated="16378"/>
        </table:table-row>
        <table:table-row table:style-name="ro1">
          <table:table-cell office:value-type="string" table:style-name="ce152">
            <text:p>Intermediate</text:p>
          </table:table-cell>
          <table:table-cell office:value-type="string" table:style-name="ce1">
            <text:p>Hover</text:p>
          </table:table-cell>
          <table:table-cell office:value-type="string" table:style-name="ce80">
            <text:p>The ability for the player to hover via reduced or removal of y velocity via player input.</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71"/>
          <table:table-cell table:number-columns-repeated="16378"/>
        </table:table-row>
        <table:table-row table:style-name="ro1">
          <table:table-cell office:value-type="string" table:style-name="ce152">
            <text:p>Intermediate</text:p>
          </table:table-cell>
          <table:table-cell office:value-type="string" table:style-name="ce1">
            <text:p>Wall Sliding</text:p>
          </table:table-cell>
          <table:table-cell office:value-type="string" table:style-name="ce80">
            <text:p>The ability for the player to stick to and slide down walls before wall jumping</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71"/>
          <table:table-cell table:number-columns-repeated="16378"/>
        </table:table-row>
        <table:table-row table:style-name="ro6">
          <table:table-cell office:value-type="string" table:style-name="ce151">
            <text:p>Advanced</text:p>
          </table:table-cell>
          <table:table-cell office:value-type="string" table:style-name="ce1">
            <text:p>Wall jumping</text:p>
          </table:table-cell>
          <table:table-cell office:value-type="string" table:style-name="ce80">
            <text:p>The ability to jump off of walls when in contact with them</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71">
            <text:p>Player can jump off of a wall in an opposite diagonal direction.</text:p>
          </table:table-cell>
          <table:table-cell table:number-columns-repeated="16378"/>
        </table:table-row>
        <table:table-row table:style-name="ro6">
          <table:table-cell office:value-type="string" table:style-name="ce152">
            <text:p>Advanced</text:p>
          </table:table-cell>
          <table:table-cell office:value-type="string" table:style-name="ce1">
            <text:p>Character can use joints</text:p>
          </table:table-cell>
          <table:table-cell office:value-type="string" table:style-name="ce80">
            <text:p>Using joints for some functionality that interacts with the player object. This should make sense in the context of your game.</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71"/>
          <table:table-cell table:number-columns-repeated="16378"/>
        </table:table-row>
        <table:table-row table:style-name="ro6">
          <table:table-cell office:value-type="string" table:style-name="ce152">
            <text:p>Advanced</text:p>
          </table:table-cell>
          <table:table-cell office:value-type="string" table:style-name="ce1">
            <text:p>Riding on vehicles</text:p>
          </table:table-cell>
          <table:table-cell office:value-type="string" table:style-name="ce80">
            <text:p>The ability for the player to board and operate a vehicle logically based on player input. The should be able to move the vehicle and not slide around on it.</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71"/>
          <table:table-cell table:number-columns-repeated="16378"/>
        </table:table-row>
        <table:table-row table:style-name="ro1">
          <table:table-cell office:value-type="string" table:number-columns-spanned="2" table:number-rows-spanned="1" table:style-name="ce154">
            <text:p>Platforms</text:p>
          </table:table-cell>
          <table:covered-table-cell/>
          <table:table-cell office:value-type="string" table:style-name="ce75">
            <text:p>Details</text:p>
          </table:table-cell>
          <table:table-cell office:value-type="string" table:style-name="ce150">
            <text:p>Student</text:p>
          </table:table-cell>
          <table:table-cell office:value-type="string" table:style-name="ce150">
            <text:p>Instructor</text:p>
          </table:table-cell>
          <table:table-cell office:value-type="string" table:style-name="ce77">
            <text:p>Comment</text:p>
          </table:table-cell>
          <table:table-cell table:number-columns-repeated="16378"/>
        </table:table-row>
        <table:table-row table:style-name="ro1">
          <table:table-cell office:value-type="string" table:style-name="ce155">
            <text:p>Basic</text:p>
          </table:table-cell>
          <table:table-cell office:value-type="string" table:style-name="ce1">
            <text:p>Bounce platforms</text:p>
          </table:table-cell>
          <table:table-cell office:value-type="string" table:style-name="ce80">
            <text:p>Platforms with a higher restitution than the standard ground.</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71">
            <text:p>yup</text:p>
          </table:table-cell>
          <table:table-cell table:number-columns-repeated="16378"/>
        </table:table-row>
        <table:table-row table:style-name="ro1">
          <table:table-cell office:value-type="string" table:style-name="ce152">
            <text:p>Basic</text:p>
          </table:table-cell>
          <table:table-cell office:value-type="string" table:style-name="ce1">
            <text:p>Slippery platforms</text:p>
          </table:table-cell>
          <table:table-cell office:value-type="string" table:style-name="ce1">
            <text:p>Platforms with a smaller coefficient of friction than standard ground.</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86">
            <text:p>ice is slippery and plays noises</text:p>
          </table:table-cell>
          <table:table-cell table:number-columns-repeated="16378"/>
        </table:table-row>
        <table:table-row table:style-name="ro18">
          <table:table-cell office:value-type="string" table:style-name="ce155">
            <text:p>Intermediate</text:p>
          </table:table-cell>
          <table:table-cell office:value-type="string" table:style-name="ce1">
            <text:p>Moving platforms</text:p>
          </table:table-cell>
          <table:table-cell office:value-type="string" table:style-name="ce1">
            <text:p>Platforms that move along a specified root that the player can ride and jump off. The player should not cause the platforms to move by colliding with them and they should nnot move on top of the platform unless it is cause by player input.</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86">
            <text:p>moving platforms, check.</text:p>
          </table:table-cell>
          <table:table-cell table:number-columns-repeated="16378"/>
        </table:table-row>
        <table:table-row table:style-name="ro17">
          <table:table-cell office:value-type="string" table:style-name="ce152">
            <text:p>Intermediate</text:p>
          </table:table-cell>
          <table:table-cell office:value-type="string" table:style-name="ce1">
            <text:p>Platforms that trigger on land</text:p>
          </table:table-cell>
          <table:table-cell office:value-type="string" table:style-name="ce1">
            <text:p>Platforms that trigger when the player lands on top of them to perform some functionality that is not performed by another platform.</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86">
            <text:p>falling platform is triggered once player touches it.</text:p>
          </table:table-cell>
          <table:table-cell table:number-columns-repeated="16378"/>
        </table:table-row>
        <table:table-row table:style-name="ro1">
          <table:table-cell office:value-type="string" table:number-columns-spanned="2" table:number-rows-spanned="1" table:style-name="ce154">
            <text:p>Sound</text:p>
          </table:table-cell>
          <table:covered-table-cell/>
          <table:table-cell office:value-type="string" table:style-name="ce75">
            <text:p>Details</text:p>
          </table:table-cell>
          <table:table-cell office:value-type="string" table:style-name="ce150">
            <text:p>Student</text:p>
          </table:table-cell>
          <table:table-cell office:value-type="string" table:style-name="ce150">
            <text:p>Instructor</text:p>
          </table:table-cell>
          <table:table-cell office:value-type="string" table:style-name="ce77">
            <text:p>Comment</text:p>
          </table:table-cell>
          <table:table-cell table:number-columns-repeated="16378"/>
        </table:table-row>
        <table:table-row table:style-name="ro1">
          <table:table-cell office:value-type="string" table:style-name="ce152">
            <text:p>Basic</text:p>
          </table:table-cell>
          <table:table-cell office:value-type="string" table:style-name="ce1">
            <text:p>Background Music</text:p>
          </table:table-cell>
          <table:table-cell office:value-type="string" table:style-name="ce1">
            <text:p>Basic background music that plays while the game is being played</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1">
            <text:p>Level 01 starts playing music that is on a loop</text:p>
          </table:table-cell>
          <table:table-cell table:number-columns-repeated="16378"/>
        </table:table-row>
        <table:table-row table:style-name="ro19">
          <table:table-cell office:value-type="string" table:style-name="ce155">
            <text:p>Basic</text:p>
          </table:table-cell>
          <table:table-cell office:value-type="string" table:style-name="ce1">
            <text:p>Sounds Effects</text:p>
          </table:table-cell>
          <table:table-cell office:value-type="string" table:style-name="ce1">
            <text:p>Three or more sound effects that play in response to player actions</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1">
            <text:p>1-Player jump plays a spring noise, 2-Bounce Pads play a deeper/low pitched spring noise, 3-landing on ice makes a ice sound on contact and on leaving the ice.</text:p>
          </table:table-cell>
          <table:table-cell table:number-columns-repeated="16378"/>
        </table:table-row>
        <table:table-row table:style-name="ro20">
          <table:table-cell office:value-type="string" table:style-name="ce155">
            <text:p>Intermediate</text:p>
          </table:table-cell>
          <table:table-cell office:value-type="string" table:style-name="ce1">
            <text:p>Sounds Effects</text:p>
          </table:table-cell>
          <table:table-cell office:value-type="string" table:style-name="ce1">
            <text:p>Five or more sound effects that play in response to player and enemy actions</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1">
            <text:p>4- Pressing "S" makes a Monkey Screech noise (randomly chosen between 2 noises). 5- Entering a checkpoint makes a noise, 6-falling platforms makes a rumble noise, 7- falling platforms make a fall noise, 8-buttons make a click noise on hover, 9-powerups make a noise on collection…</text:p>
          </table:table-cell>
          <table:table-cell table:number-columns-repeated="16378"/>
        </table:table-row>
        <table:table-row table:style-name="ro1">
          <table:table-cell office:value-type="string" table:style-name="ce155">
            <text:p>Advanced</text:p>
          </table:table-cell>
          <table:table-cell office:value-type="string" table:style-name="ce1">
            <text:p>Sounds Effects</text:p>
          </table:table-cell>
          <table:table-cell office:value-type="string" table:style-name="ce1">
            <text:p>Ten or more sound effects that play in response to player and enemy actions</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1">
            <text:p>10-player makes ow noise when hurt</text:p>
          </table:table-cell>
          <table:table-cell table:number-columns-repeated="16378"/>
        </table:table-row>
        <table:table-row table:style-name="ro17">
          <table:table-cell office:value-type="string" table:style-name="ce155">
            <text:p>Intermediate</text:p>
          </table:table-cell>
          <table:table-cell office:value-type="string" table:style-name="ce1">
            <text:p>Sound Effects using variations</text:p>
          </table:table-cell>
          <table:table-cell office:value-type="string" table:style-name="ce1">
            <text:p>Variations are added to the sound cues used for the sound effect</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1">
            <text:p>background music is controlled by player x velocity</text:p>
          </table:table-cell>
          <table:table-cell table:number-columns-repeated="16378"/>
        </table:table-row>
        <table:table-row table:style-name="ro1">
          <table:table-cell office:value-type="string" table:style-name="ce155">
            <text:p>Intermediate</text:p>
          </table:table-cell>
          <table:table-cell office:value-type="string" table:style-name="ce1">
            <text:p>Persistant Music</text:p>
          </table:table-cell>
          <table:table-cell office:value-type="string" table:style-name="ce1">
            <text:p>Music that does not restart and continues playing through to the next level</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1"/>
          <table:table-cell table:number-columns-repeated="16378"/>
        </table:table-row>
        <table:table-row table:style-name="ro1">
          <table:table-cell office:value-type="string" table:number-columns-spanned="2" table:number-rows-spanned="1" table:style-name="ce154">
            <text:p>Enemies</text:p>
          </table:table-cell>
          <table:covered-table-cell/>
          <table:table-cell office:value-type="string" table:style-name="ce75">
            <text:p>Details</text:p>
          </table:table-cell>
          <table:table-cell office:value-type="string" table:style-name="ce150">
            <text:p>Student</text:p>
          </table:table-cell>
          <table:table-cell office:value-type="string" table:style-name="ce150">
            <text:p>Instructor</text:p>
          </table:table-cell>
          <table:table-cell office:value-type="string" table:style-name="ce77">
            <text:p>Comment</text:p>
          </table:table-cell>
          <table:table-cell table:number-columns-repeated="16378"/>
        </table:table-row>
        <table:table-row table:style-name="ro1">
          <table:table-cell office:value-type="string" table:style-name="ce155">
            <text:p>Basic</text:p>
          </table:table-cell>
          <table:table-cell office:value-type="string" table:style-name="ce1">
            <text:p>Ambient Movement</text:p>
          </table:table-cell>
          <table:table-cell office:value-type="string" table:style-name="ce80">
            <text:p>Basic patrols or wandering movement for the enemies</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71">
            <text:p>snail enemy patrols an area, cannot be killed.</text:p>
          </table:table-cell>
          <table:table-cell table:number-columns-repeated="16378"/>
        </table:table-row>
        <table:table-row table:style-name="ro1">
          <table:table-cell office:value-type="string" table:style-name="ce155">
            <text:p>Intermediate</text:p>
          </table:table-cell>
          <table:table-cell office:value-type="string" table:style-name="ce1">
            <text:p>Chase the player when close</text:p>
          </table:table-cell>
          <table:table-cell office:value-type="string" table:style-name="ce80">
            <text:p>The functionality for enemies to chase and attack the player when they are within a given range</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71"/>
          <table:table-cell table:number-columns-repeated="16378"/>
        </table:table-row>
        <table:table-row table:style-name="ro1">
          <table:table-cell office:value-type="string" table:style-name="ce155">
            <text:p>Intermediate</text:p>
          </table:table-cell>
          <table:table-cell office:value-type="string" table:style-name="ce1">
            <text:p>Damage player on collision</text:p>
          </table:table-cell>
          <table:table-cell office:value-type="string" table:style-name="ce80">
            <text:p>The functionality for enemies to damage the player on collision</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71"/>
          <table:table-cell table:number-columns-repeated="16378"/>
        </table:table-row>
        <table:table-row table:style-name="ro8">
          <table:table-cell office:value-type="string" table:style-name="ce155">
            <text:p>Advanced</text:p>
          </table:table-cell>
          <table:table-cell office:value-type="string" table:style-name="ce1">
            <text:p>Direction Based Damage / Directional Shield</text:p>
          </table:table-cell>
          <table:table-cell office:value-type="string" table:style-name="ce80">
            <text:p>Directional shield i.e. Mario jumping on top of goombas and not being damaged</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71">
            <text:p>you can jump on the snails and not be hurt (and it gives weird movement), but if you touch the snails while not about their transform.translation.y, then you will get hurt (ow noise).</text:p>
          </table:table-cell>
          <table:table-cell table:number-columns-repeated="16378"/>
        </table:table-row>
        <table:table-row table:style-name="ro1">
          <table:table-cell office:value-type="string" table:style-name="ce155">
            <text:p>Basic</text:p>
          </table:table-cell>
          <table:table-cell office:value-type="string" table:style-name="ce1">
            <text:p>Distinct enemies type one</text:p>
          </table:table-cell>
          <table:table-cell office:value-type="string" table:style-name="ce80">
            <text:p>Basic enemy</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71">
            <text:p>Snails can not be killed.</text:p>
          </table:table-cell>
          <table:table-cell table:number-columns-repeated="16378"/>
        </table:table-row>
        <table:table-row table:style-name="ro1">
          <table:table-cell office:value-type="string" table:style-name="ce155">
            <text:p>Intermediate</text:p>
          </table:table-cell>
          <table:table-cell office:value-type="string" table:style-name="ce1">
            <text:p>Distinct enemies type one</text:p>
          </table:table-cell>
          <table:table-cell office:value-type="string" table:style-name="ce80">
            <text:p>Enemy with different functionality relative to other enemies</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71"/>
          <table:table-cell table:number-columns-repeated="16378"/>
        </table:table-row>
        <table:table-row table:style-name="ro1">
          <table:table-cell office:value-type="string" table:style-name="ce155">
            <text:p>Advanced</text:p>
          </table:table-cell>
          <table:table-cell office:value-type="string" table:style-name="ce1">
            <text:p>Distinct enemies type one</text:p>
          </table:table-cell>
          <table:table-cell office:value-type="string" table:style-name="ce80">
            <text:p>Enemy with unique functionality relative to other enemies</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71"/>
          <table:table-cell table:number-columns-repeated="16378"/>
        </table:table-row>
        <table:table-row table:style-name="ro1">
          <table:table-cell office:value-type="string" table:style-name="ce155">
            <text:p>Professional</text:p>
          </table:table-cell>
          <table:table-cell office:value-type="string" table:style-name="ce1">
            <text:p>Distinct enemies type one</text:p>
          </table:table-cell>
          <table:table-cell office:value-type="string" table:style-name="ce80">
            <text:p>Enemy with interesting functionality in general.</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71"/>
          <table:table-cell table:number-columns-repeated="16378"/>
        </table:table-row>
        <table:table-row table:style-name="ro1">
          <table:table-cell office:value-type="string" table:style-name="ce155">
            <text:p>Intermediate</text:p>
          </table:table-cell>
          <table:table-cell office:value-type="string" table:style-name="ce1">
            <text:p>Distinct enemies type two</text:p>
          </table:table-cell>
          <table:table-cell office:value-type="string" table:style-name="ce80">
            <text:p>Enemy with different functionality relative to other enemies</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71"/>
          <table:table-cell table:number-columns-repeated="16378"/>
        </table:table-row>
        <table:table-row table:style-name="ro1">
          <table:table-cell office:value-type="string" table:style-name="ce155">
            <text:p>Advanced</text:p>
          </table:table-cell>
          <table:table-cell office:value-type="string" table:style-name="ce1">
            <text:p>Distinct enemies type two</text:p>
          </table:table-cell>
          <table:table-cell office:value-type="string" table:style-name="ce80">
            <text:p>Enemy with unique functionality relative to other enemies</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71"/>
          <table:table-cell table:number-columns-repeated="16378"/>
        </table:table-row>
        <table:table-row table:style-name="ro1">
          <table:table-cell office:value-type="string" table:style-name="ce155">
            <text:p>Professional</text:p>
          </table:table-cell>
          <table:table-cell office:value-type="string" table:style-name="ce1">
            <text:p>Distinct enemies type two</text:p>
          </table:table-cell>
          <table:table-cell office:value-type="string" table:style-name="ce80">
            <text:p>Enemy with interesting functionality in general.</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71"/>
          <table:table-cell table:number-columns-repeated="16378"/>
        </table:table-row>
        <table:table-row table:style-name="ro1">
          <table:table-cell office:value-type="string" table:style-name="ce155">
            <text:p>Intermediate</text:p>
          </table:table-cell>
          <table:table-cell office:value-type="string" table:style-name="ce87">
            <text:p>Distinct enemies type three</text:p>
          </table:table-cell>
          <table:table-cell office:value-type="string" table:style-name="ce80">
            <text:p>Enemy with different functionality relative to other enemies</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71"/>
          <table:table-cell table:number-columns-repeated="16378"/>
        </table:table-row>
        <table:table-row table:style-name="ro1">
          <table:table-cell office:value-type="string" table:style-name="ce155">
            <text:p>Advanced</text:p>
          </table:table-cell>
          <table:table-cell office:value-type="string" table:style-name="ce87">
            <text:p>Distinct enemies type three</text:p>
          </table:table-cell>
          <table:table-cell office:value-type="string" table:style-name="ce80">
            <text:p>Enemy with unique functionality relative to other enemies</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71"/>
          <table:table-cell table:number-columns-repeated="16378"/>
        </table:table-row>
        <table:table-row table:style-name="ro1">
          <table:table-cell office:value-type="string" table:style-name="ce155">
            <text:p>Professional</text:p>
          </table:table-cell>
          <table:table-cell office:value-type="string" table:style-name="ce87">
            <text:p>Distinct enemies type three</text:p>
          </table:table-cell>
          <table:table-cell office:value-type="string" table:style-name="ce80">
            <text:p>Enemy with interesting functionality in general.</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71"/>
          <table:table-cell table:number-columns-repeated="16378"/>
        </table:table-row>
        <table:table-row table:style-name="ro1">
          <table:table-cell office:value-type="string" table:number-columns-spanned="2" table:number-rows-spanned="1" table:style-name="ce154">
            <text:p>Visual</text:p>
          </table:table-cell>
          <table:covered-table-cell/>
          <table:table-cell office:value-type="string" table:style-name="ce75">
            <text:p>Details</text:p>
          </table:table-cell>
          <table:table-cell office:value-type="string" table:style-name="ce150">
            <text:p>Student</text:p>
          </table:table-cell>
          <table:table-cell office:value-type="string" table:style-name="ce150">
            <text:p>Instructor</text:p>
          </table:table-cell>
          <table:table-cell office:value-type="string" table:style-name="ce77">
            <text:p>Comment</text:p>
          </table:table-cell>
          <table:table-cell table:number-columns-repeated="16378"/>
        </table:table-row>
        <table:table-row table:style-name="ro6">
          <table:table-cell office:value-type="string" table:style-name="ce155">
            <text:p>Required</text:p>
          </table:table-cell>
          <table:table-cell office:value-type="string" table:style-name="ce1">
            <text:p>Character Animation</text:p>
          </table:table-cell>
          <table:table-cell office:value-type="string" table:style-name="ce80">
            <text:p>Three or more animations applied to the player for feedback</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71">
            <text:p>walking left, walking right, jumping, and check point animation</text:p>
          </table:table-cell>
          <table:table-cell table:number-columns-repeated="16378"/>
        </table:table-row>
        <table:table-row table:style-name="ro1">
          <table:table-cell office:value-type="string" table:style-name="ce155">
            <text:p>Advanced</text:p>
          </table:table-cell>
          <table:table-cell office:value-type="string" table:style-name="ce1">
            <text:p>Enemy Animation</text:p>
          </table:table-cell>
          <table:table-cell office:value-type="string" table:style-name="ce80">
            <text:p>Three or more animations applied to enemies for feedback</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71"/>
          <table:table-cell table:number-columns-repeated="16378"/>
        </table:table-row>
        <table:table-row table:style-name="ro1">
          <table:table-cell office:value-type="string" table:style-name="ce155">
            <text:p>Basic</text:p>
          </table:table-cell>
          <table:table-cell office:value-type="string" table:style-name="ce1">
            <text:p>Basic Particle System</text:p>
          </table:table-cell>
          <table:table-cell office:value-type="string" table:style-name="ce80">
            <text:p>One or more basic particle systems in game</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71">
            <text:p>Snail leaves a slime trail, powerups have a particle effect</text:p>
          </table:table-cell>
          <table:table-cell table:number-columns-repeated="16378"/>
        </table:table-row>
        <table:table-row table:style-name="ro6">
          <table:table-cell office:value-type="string" table:style-name="ce155">
            <text:p>Intermediate</text:p>
          </table:table-cell>
          <table:table-cell office:value-type="string" table:style-name="ce1">
            <text:p>Spawned Particle Systems</text:p>
          </table:table-cell>
          <table:table-cell office:value-type="string" table:style-name="ce80">
            <text:p>Two or more particle systems of decent visual quality that are spawned at runtime as a visual feedback effect.</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71"/>
          <table:table-cell table:number-columns-repeated="16378"/>
        </table:table-row>
        <table:table-row table:style-name="ro6">
          <table:table-cell office:value-type="string" table:style-name="ce155">
            <text:p>Advanced</text:p>
          </table:table-cell>
          <table:table-cell office:value-type="string" table:style-name="ce1">
            <text:p>Excellent Particle Systems</text:p>
          </table:table-cell>
          <table:table-cell office:value-type="string" table:style-name="ce80">
            <text:p>Three or more particle systems of excellent visual quality that are spawned at runtime as a visual feedback effect.</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71"/>
          <table:table-cell table:number-columns-repeated="16378"/>
        </table:table-row>
        <table:table-row table:style-name="ro1">
          <table:table-cell office:value-type="string" table:style-name="ce155">
            <text:p>Intermediate</text:p>
          </table:table-cell>
          <table:table-cell office:value-type="string" table:style-name="ce1">
            <text:p>Camera Zooming</text:p>
          </table:table-cell>
          <table:table-cell office:value-type="string" table:style-name="ce80">
            <text:p>Basic camera zooming on gameplay (in or out but should make sense) on at least one axis</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71">
            <text:p>camera follows player and lerps</text:p>
          </table:table-cell>
          <table:table-cell table:number-columns-repeated="16378"/>
        </table:table-row>
        <table:table-row table:style-name="ro1">
          <table:table-cell office:value-type="string" table:style-name="ce155">
            <text:p>Advanced</text:p>
          </table:table-cell>
          <table:table-cell office:value-type="string" table:style-name="ce1">
            <text:p>Camera Zooming</text:p>
          </table:table-cell>
          <table:table-cell office:value-type="string" table:style-name="ce80">
            <text:p>3D camera manipulation to create movement and zoom effects</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71"/>
          <table:table-cell table:number-columns-repeated="16378"/>
        </table:table-row>
        <table:table-row table:style-name="ro6">
          <table:table-cell office:value-type="string" table:style-name="ce155">
            <text:p>Professional</text:p>
          </table:table-cell>
          <table:table-cell office:value-type="string" table:style-name="ce1">
            <text:p>Camera Zooming</text:p>
          </table:table-cell>
          <table:table-cell office:value-type="string" table:style-name="ce80">
            <text:p>3D camera manipulation to create movement and zoom effects. Should be polished and invlove some camera rotation and environment and character contextual awareness.</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71"/>
          <table:table-cell table:number-columns-repeated="16378"/>
        </table:table-row>
        <table:table-row table:style-name="ro1">
          <table:table-cell office:value-type="string" table:number-columns-spanned="2" table:number-rows-spanned="1" table:style-name="ce154">
            <text:p>Game</text:p>
          </table:table-cell>
          <table:covered-table-cell/>
          <table:table-cell office:value-type="string" table:style-name="ce75">
            <text:p>Details</text:p>
          </table:table-cell>
          <table:table-cell office:value-type="string" table:style-name="ce150">
            <text:p>Student</text:p>
          </table:table-cell>
          <table:table-cell office:value-type="string" table:style-name="ce150">
            <text:p>Instructor</text:p>
          </table:table-cell>
          <table:table-cell office:value-type="string" table:style-name="ce77">
            <text:p>Comment</text:p>
          </table:table-cell>
          <table:table-cell table:number-columns-repeated="16378"/>
        </table:table-row>
        <table:table-row table:style-name="ro1">
          <table:table-cell office:value-type="string" table:style-name="ce155">
            <text:p>Required</text:p>
          </table:table-cell>
          <table:table-cell office:value-type="string" table:style-name="ce71">
            <text:p>Game is a platformer</text:p>
          </table:table-cell>
          <table:table-cell office:value-type="string" table:style-name="ce1">
            <text:p>Game must be a platformer</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1">
            <text:p>player must platform to win</text:p>
          </table:table-cell>
          <table:table-cell table:number-columns-repeated="16378"/>
        </table:table-row>
        <table:table-row table:style-name="ro1">
          <table:table-cell office:value-type="string" table:style-name="ce155">
            <text:p>Required</text:p>
          </table:table-cell>
          <table:table-cell office:value-type="string" table:style-name="ce1">
            <text:p>Basic Health / Lives</text:p>
          </table:table-cell>
          <table:table-cell office:value-type="string" table:style-name="ce1">
            <text:p>Basic number of lives and/or health for the player</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1">
            <text:p>player has 10 health</text:p>
          </table:table-cell>
          <table:table-cell table:number-columns-repeated="16378"/>
        </table:table-row>
        <table:table-row table:style-name="ro1">
          <table:table-cell office:value-type="string" table:style-name="ce155">
            <text:p>basic</text:p>
          </table:table-cell>
          <table:table-cell office:value-type="string" table:style-name="ce1">
            <text:p>Powerup one</text:p>
          </table:table-cell>
          <table:table-cell office:value-type="string" table:style-name="ce1">
            <text:p>Basic power that enhances some existing functionality of the player</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1">
            <text:p>player can collect jump power up to double jump</text:p>
          </table:table-cell>
          <table:table-cell table:number-columns-repeated="16378"/>
        </table:table-row>
        <table:table-row table:style-name="ro1">
          <table:table-cell office:value-type="string" table:style-name="ce155">
            <text:p>Intermediate</text:p>
          </table:table-cell>
          <table:table-cell office:value-type="string" table:style-name="ce1">
            <text:p>Powerup one</text:p>
          </table:table-cell>
          <table:table-cell office:value-type="string" table:style-name="ce1">
            <text:p>Basic power up that gives the player some new functionality</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1"/>
          <table:table-cell table:number-columns-repeated="16378"/>
        </table:table-row>
        <table:table-row table:style-name="ro1">
          <table:table-cell office:value-type="string" table:style-name="ce155">
            <text:p>Advanced</text:p>
          </table:table-cell>
          <table:table-cell office:value-type="string" table:style-name="ce1">
            <text:p>Powerup one</text:p>
          </table:table-cell>
          <table:table-cell office:value-type="string" table:style-name="ce1">
            <text:p>Basic power up that gives the player some new interesting functionality</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1"/>
          <table:table-cell table:number-columns-repeated="16378"/>
        </table:table-row>
        <table:table-row table:style-name="ro1">
          <table:table-cell office:value-type="string" table:style-name="ce155">
            <text:p>Professional</text:p>
          </table:table-cell>
          <table:table-cell office:value-type="string" table:style-name="ce1">
            <text:p>Powerup one</text:p>
          </table:table-cell>
          <table:table-cell office:value-type="string" table:style-name="ce1">
            <text:p>Special power up that gives the player some new interesting functionality</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1"/>
          <table:table-cell table:number-columns-repeated="16378"/>
        </table:table-row>
        <table:table-row table:style-name="ro1">
          <table:table-cell office:value-type="string" table:style-name="ce155">
            <text:p>Intermediate</text:p>
          </table:table-cell>
          <table:table-cell office:value-type="string" table:style-name="ce1">
            <text:p>Powerup two</text:p>
          </table:table-cell>
          <table:table-cell office:value-type="string" table:style-name="ce1">
            <text:p>Basic power up that gives the player some new functionality</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1">
            <text:p>music power up changes the background music</text:p>
          </table:table-cell>
          <table:table-cell table:number-columns-repeated="16378"/>
        </table:table-row>
        <table:table-row table:style-name="ro18">
          <table:table-cell office:value-type="string" table:style-name="ce155">
            <text:p>Advanced</text:p>
          </table:table-cell>
          <table:table-cell office:value-type="string" table:style-name="ce1">
            <text:p>Powerup two</text:p>
          </table:table-cell>
          <table:table-cell office:value-type="string" table:style-name="ce1">
            <text:p>Basic power up that gives the player some new interesting functionality</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1">
            <text:p>music power up allows you to adjust the existing background music playback based on your x velocity. Exciting, no?</text:p>
          </table:table-cell>
          <table:table-cell table:number-columns-repeated="16378"/>
        </table:table-row>
        <table:table-row table:style-name="ro1">
          <table:table-cell office:value-type="string" table:style-name="ce155">
            <text:p>Professional</text:p>
          </table:table-cell>
          <table:table-cell office:value-type="string" table:style-name="ce1">
            <text:p>Powerup two</text:p>
          </table:table-cell>
          <table:table-cell office:value-type="string" table:style-name="ce1">
            <text:p>Special power up that gives the player some new interesting functionality</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1"/>
          <table:table-cell table:number-columns-repeated="16378"/>
        </table:table-row>
        <table:table-row table:style-name="ro1">
          <table:table-cell office:value-type="string" table:style-name="ce155">
            <text:p>Intermediate</text:p>
          </table:table-cell>
          <table:table-cell office:value-type="string" table:style-name="ce1">
            <text:p>Powerup three</text:p>
          </table:table-cell>
          <table:table-cell office:value-type="string" table:style-name="ce1">
            <text:p>Basic power up that gives the player some new functionality</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1"/>
          <table:table-cell table:number-columns-repeated="16378"/>
        </table:table-row>
        <table:table-row table:style-name="ro1">
          <table:table-cell office:value-type="string" table:style-name="ce155">
            <text:p>Advanced</text:p>
          </table:table-cell>
          <table:table-cell office:value-type="string" table:style-name="ce1">
            <text:p>Powerup three</text:p>
          </table:table-cell>
          <table:table-cell office:value-type="string" table:style-name="ce1">
            <text:p>Basic power up that gives the player some new interesting functionality</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1"/>
          <table:table-cell table:number-columns-repeated="16378"/>
        </table:table-row>
        <table:table-row table:style-name="ro1">
          <table:table-cell office:value-type="string" table:style-name="ce155">
            <text:p>Professional</text:p>
          </table:table-cell>
          <table:table-cell office:value-type="string" table:style-name="ce1">
            <text:p>Powerup three</text:p>
          </table:table-cell>
          <table:table-cell office:value-type="string" table:style-name="ce1">
            <text:p>Special power up that gives the player some new interesting functionality</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1"/>
          <table:table-cell table:number-columns-repeated="16378"/>
        </table:table-row>
        <table:table-row table:style-name="ro1">
          <table:table-cell office:value-type="string" table:style-name="ce155">
            <text:p>Intermediate</text:p>
          </table:table-cell>
          <table:table-cell office:value-type="string" table:style-name="ce1">
            <text:p>Keys, doors, or locks</text:p>
          </table:table-cell>
          <table:table-cell office:value-type="string" table:style-name="ce1">
            <text:p>The ability to pick up keys that open specific locks or doors</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1"/>
          <table:table-cell table:number-columns-repeated="16378"/>
        </table:table-row>
        <table:table-row table:style-name="ro18">
          <table:table-cell office:value-type="string" table:style-name="ce155">
            <text:p>Required</text:p>
          </table:table-cell>
          <table:table-cell office:value-type="string" table:style-name="ce1">
            <text:p>Game over and restart</text:p>
          </table:table-cell>
          <table:table-cell office:value-type="string" table:style-name="ce1">
            <text:p>The ability to lose and restart the game</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1">
            <text:p>if you die you go to a lose screen, which takes you to the menu selection, which allows you to start a new game.</text:p>
          </table:table-cell>
          <table:table-cell table:number-columns-repeated="16378"/>
        </table:table-row>
        <table:table-row table:style-name="ro17">
          <table:table-cell office:value-type="string" table:style-name="ce155">
            <text:p>Basic</text:p>
          </table:table-cell>
          <table:table-cell office:value-type="string" table:style-name="ce1">
            <text:p>Checkpoints</text:p>
          </table:table-cell>
          <table:table-cell office:value-type="string" table:style-name="ce1">
            <text:p>Check points in the game which spawn the player after death with partial progress</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1">
            <text:p>Oh yeah, press “r” to respawn at the last checkpoint touched.</text:p>
          </table:table-cell>
          <table:table-cell table:number-columns-repeated="16378"/>
        </table:table-row>
        <table:table-row table:style-name="ro17">
          <table:table-cell office:value-type="string" table:style-name="ce155">
            <text:p>basic</text:p>
          </table:table-cell>
          <table:table-cell office:value-type="string" table:style-name="ce1">
            <text:p>Game Victory</text:p>
          </table:table-cell>
          <table:table-cell office:value-type="string" table:style-name="ce1">
            <text:p>The ability for the player to win the game</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1">
            <text:p>reach the top right corner of the map or cheat and press left bracket “[“</text:p>
          </table:table-cell>
          <table:table-cell table:number-columns-repeated="16378"/>
        </table:table-row>
        <table:table-row table:style-name="ro1">
          <table:table-cell office:value-type="string" table:style-name="ce155">
            <text:p>Intermediate</text:p>
          </table:table-cell>
          <table:table-cell office:value-type="string" table:style-name="ce1">
            <text:p>Gamepads</text:p>
          </table:table-cell>
          <table:table-cell office:value-type="string" table:style-name="ce1">
            <text:p>The functionality for the game to be completely operated with the game pad</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1"/>
          <table:table-cell table:number-columns-repeated="16378"/>
        </table:table-row>
        <table:table-row table:style-name="ro1">
          <table:table-cell office:value-type="string" table:style-name="ce155">
            <text:p>Advanced</text:p>
          </table:table-cell>
          <table:table-cell office:value-type="string" table:style-name="ce1">
            <text:p>Two Player</text:p>
          </table:table-cell>
          <table:table-cell office:value-type="string" table:style-name="ce1">
            <text:p>Your game supports multiple players</text:p>
          </table:table-cell>
          <table:table-cell office:value-type="string" table:content-validation-name="val5" table:style-name="ce149">
            <text:p>Missing</text:p>
          </table:table-cell>
          <table:table-cell office:value-type="string" table:content-validation-name="val5" table:style-name="ce149">
            <text:p>untested</text:p>
          </table:table-cell>
          <table:table-cell table:style-name="ce1"/>
          <table:table-cell table:number-columns-repeated="16378"/>
        </table:table-row>
        <table:table-row table:style-name="ro1">
          <table:table-cell office:value-type="string" table:number-columns-spanned="2" table:number-rows-spanned="1" table:style-name="ce154">
            <text:p>Debug Controls</text:p>
          </table:table-cell>
          <table:covered-table-cell/>
          <table:table-cell office:value-type="string" table:style-name="ce75">
            <text:p>Details</text:p>
          </table:table-cell>
          <table:table-cell office:value-type="string" table:style-name="ce150">
            <text:p>Student</text:p>
          </table:table-cell>
          <table:table-cell office:value-type="string" table:style-name="ce150">
            <text:p>Instructor</text:p>
          </table:table-cell>
          <table:table-cell office:value-type="string" table:style-name="ce77">
            <text:p>Comment</text:p>
          </table:table-cell>
          <table:table-cell table:number-columns-repeated="16378"/>
        </table:table-row>
        <table:table-row table:style-name="ro1">
          <table:table-cell office:value-type="string" table:style-name="ce155">
            <text:p>Basic</text:p>
          </table:table-cell>
          <table:table-cell office:value-type="string" table:style-name="ce71">
            <text:p>Win Game</text:p>
          </table:table-cell>
          <table:table-cell office:value-type="string" table:style-name="ce71">
            <text:p>Debug Control to instantly satisfy the win condition</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71">
            <text:p>press left bracket “[“ to go to win screen</text:p>
          </table:table-cell>
          <table:table-cell table:number-columns-repeated="16378"/>
        </table:table-row>
        <table:table-row table:style-name="ro1">
          <table:table-cell office:value-type="string" table:style-name="ce155">
            <text:p>Intermediate</text:p>
          </table:table-cell>
          <table:table-cell office:value-type="string" table:style-name="ce71">
            <text:p>Lose Game</text:p>
          </table:table-cell>
          <table:table-cell office:value-type="string" table:style-name="ce71">
            <text:p>Debug Control to instantly satisfy the loss condition</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71">
            <text:p>press right bracket “]“ to go to lose screen</text:p>
          </table:table-cell>
          <table:table-cell table:number-columns-repeated="16378"/>
        </table:table-row>
        <table:table-row table:style-name="ro6">
          <table:table-cell office:value-type="string" table:style-name="ce155">
            <text:p>Intermediate</text:p>
          </table:table-cell>
          <table:table-cell office:value-type="string" table:style-name="ce71">
            <text:p>Deal Damage to Player</text:p>
          </table:table-cell>
          <table:table-cell office:value-type="string" table:style-name="ce71">
            <text:p>Debug Control that deals damage to all enemies</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71">
            <text:p>Pressing numpad “-” takes1 <text:s/>hp away from the player, pressing the numpad “+” kills the player (10 hp total)</text:p>
          </table:table-cell>
          <table:table-cell table:number-columns-repeated="16378"/>
        </table:table-row>
        <table:table-row table:style-name="ro6">
          <table:table-cell office:value-type="string" table:style-name="ce155">
            <text:p>Advanced</text:p>
          </table:table-cell>
          <table:table-cell office:value-type="string" table:style-name="ce71">
            <text:p>Kill All Enemies</text:p>
          </table:table-cell>
          <table:table-cell office:value-type="string" table:style-name="ce71">
            <text:p>Debug Control that kills all enemies</text:p>
          </table:table-cell>
          <table:table-cell office:value-type="string" table:content-validation-name="val5" table:style-name="ce149">
            <text:p>Completed</text:p>
          </table:table-cell>
          <table:table-cell office:value-type="string" table:content-validation-name="val5" table:style-name="ce149">
            <text:p>untested</text:p>
          </table:table-cell>
          <table:table-cell office:value-type="string" table:style-name="ce71">
            <text:p>Pressing “numpad “/” damages all enemies for their max possible health.</text:p>
          </table:table-cell>
          <table:table-cell table:number-columns-repeated="16378"/>
        </table:table-row>
        <table:table-row table:style-name="ro1">
          <table:table-cell table:style-name="ce156"/>
          <table:table-cell table:style-name="ce69"/>
          <table:table-cell table:style-name="ce64"/>
          <table:table-cell table:content-validation-name="val6" table:style-name="ce156"/>
          <table:table-cell table:content-validation-name="val6" table:style-name="ce156"/>
          <table:table-cell table:number-columns-repeated="245" table:style-name="ce69"/>
          <table:table-cell table:number-columns-repeated="16134"/>
        </table:table-row>
        <table:table-row table:style-name="ro1">
          <table:table-cell table:style-name="ce156"/>
          <table:table-cell table:number-columns-repeated="2" table:style-name="ce69"/>
          <table:table-cell table:content-validation-name="val6" table:style-name="ce156"/>
          <table:table-cell table:content-validation-name="val6" table:style-name="ce156"/>
          <table:table-cell table:number-columns-repeated="245" table:style-name="ce69"/>
          <table:table-cell table:number-columns-repeated="16134"/>
        </table:table-row>
        <table:table-row table:style-name="ro1">
          <table:table-cell table:style-name="ce156"/>
          <table:table-cell table:style-name="ce69"/>
          <table:table-cell table:style-name="ce64"/>
          <table:table-cell table:content-validation-name="val6" table:style-name="ce156"/>
          <table:table-cell table:content-validation-name="val6" table:style-name="ce156"/>
          <table:table-cell table:number-columns-repeated="245" table:style-name="ce69"/>
          <table:table-cell table:number-columns-repeated="16134"/>
        </table:table-row>
        <table:table-row table:number-rows-repeated="11" table:style-name="ro1">
          <table:table-cell table:style-name="ce156"/>
          <table:table-cell table:number-columns-repeated="2" table:style-name="ce69"/>
          <table:table-cell table:content-validation-name="val6" table:style-name="ce156"/>
          <table:table-cell table:content-validation-name="val6" table:style-name="ce156"/>
          <table:table-cell table:number-columns-repeated="245" table:style-name="ce69"/>
          <table:table-cell table:number-columns-repeated="16134"/>
        </table:table-row>
        <table:table-row table:number-rows-repeated="32" table:style-name="ro3">
          <table:table-cell table:style-name="ce156"/>
          <table:table-cell table:number-columns-repeated="2"/>
          <table:table-cell table:content-validation-name="val6" table:style-name="ce156"/>
          <table:table-cell table:content-validation-name="val6" table:style-name="ce156"/>
          <table:table-cell table:number-columns-repeated="16379"/>
        </table:table-row>
        <table:table-row table:number-rows-repeated="14" table:style-name="ro1">
          <table:table-cell table:style-name="ce156"/>
          <table:table-cell table:number-columns-repeated="2"/>
          <table:table-cell table:content-validation-name="val6" table:style-name="ce156"/>
          <table:table-cell table:content-validation-name="val6" table:style-name="ce156"/>
          <table:table-cell table:number-columns-repeated="245"/>
          <table:table-cell table:number-columns-repeated="774" table:style-name="ce5"/>
          <table:table-cell table:number-columns-repeated="15360"/>
        </table:table-row>
        <table:table-row table:style-name="ro1">
          <table:table-cell table:style-name="ce156"/>
          <table:table-cell table:number-columns-repeated="2"/>
          <table:table-cell table:content-validation-name="val6" table:style-name="ce156"/>
          <table:table-cell table:content-validation-name="val6" table:style-name="ce156"/>
          <table:table-cell table:number-columns-repeated="245"/>
          <table:table-cell table:number-columns-repeated="768" table:style-name="ce69"/>
          <table:table-cell table:number-columns-repeated="15366"/>
        </table:table-row>
        <table:table-row table:number-rows-repeated="88" table:style-name="ro3">
          <table:table-cell table:style-name="ce156"/>
          <table:table-cell table:number-columns-repeated="2"/>
          <table:table-cell table:content-validation-name="val6" table:style-name="ce156"/>
          <table:table-cell table:content-validation-name="val6" table:style-name="ce156"/>
          <table:table-cell table:number-columns-repeated="16379"/>
        </table:table-row>
        <table:table-row table:number-rows-repeated="65248" table:style-name="ro3">
          <table:table-cell table:number-columns-repeated="3"/>
          <table:table-cell table:content-validation-name="val6" table:style-name="ce69"/>
          <table:table-cell table:content-validation-name="val6" table:style-name="ce69"/>
          <table:table-cell table:number-columns-repeated="16379"/>
        </table:table-row>
        <table:table-row table:number-rows-repeated="983097" table:style-name="ro3">
          <table:table-cell table:number-columns-repeated="16384"/>
        </table:table-row>
      </table:table>
      <table:table table:name="VCRs" table:style-name="ta2">
        <table:table-column table:style-name="co18" table:default-cell-style-name="ce69"/>
        <table:table-column table:style-name="co5" table:default-cell-style-name="ce69"/>
        <table:table-column table:style-name="co19" table:default-cell-style-name="ce69"/>
        <table:table-column table:style-name="co18" table:number-columns-repeated="2" table:default-cell-style-name="ce69"/>
        <table:table-column table:style-name="co20" table:default-cell-style-name="ce69"/>
        <table:table-column table:style-name="co1" table:number-columns-repeated="231" table:default-cell-style-name="ce69"/>
        <table:table-column table:style-name="co18" table:number-columns-repeated="768" table:default-cell-style-name="ce5"/>
        <table:table-column table:style-name="co12" table:number-columns-repeated="2" table:default-cell-style-name="ce5"/>
        <table:table-column table:style-name="co18" table:number-columns-repeated="16" table:default-cell-style-name="ce5"/>
        <table:table-column table:style-name="co13" table:default-cell-style-name="ce5"/>
        <table:table-column table:style-name="co13" table:number-columns-repeated="15360" table:default-cell-style-name="ce1"/>
        <table:table-row table:style-name="ro6">
          <table:table-cell office:value-type="string" table:style-name="ce67">
            <text:p>STATUS LIST</text:p>
          </table:table-cell>
          <table:table-cell office:value-type="string" table:style-name="ce67">
            <text:p>STATUS DESCRIPTION</text:p>
          </table:table-cell>
          <table:table-cell office:value-type="string" table:style-name="ce67">
            <text:p>VISUAL REQUIREMENTS</text:p>
          </table:table-cell>
          <table:table-cell office:value-type="string" office:string-value="0 Untested" table:formula="of:=&quot;&quot;&amp;COUNTIF([.D$10:.D$201];[.$A$2])&amp;&quot; &quot;&amp;[.$A$2]" table:style-name="ce2">
            <text:p>0 Untested</text:p>
          </table:table-cell>
          <table:table-cell office:value-type="string" office:string-value="21 Untested" table:formula="of:=&quot;&quot;&amp;COUNTIF([.E$10:.E$201];[.$A$2])&amp;&quot; &quot;&amp;[.$A$2]" table:style-name="ce2">
            <text:p>21 Untested</text:p>
          </table:table-cell>
          <table:table-cell office:value-type="string" table:style-name="ce67">
            <text:p>VCR</text:p>
          </table:table-cell>
          <table:table-cell table:number-columns-repeated="231" table:style-name="ce69"/>
          <table:table-cell table:number-columns-repeated="787" table:style-name="ce5"/>
          <table:table-cell table:number-columns-repeated="15360"/>
        </table:table-row>
        <table:table-row table:style-name="ro1">
          <table:table-cell office:value-type="string" table:style-name="ce70">
            <text:p>Untested</text:p>
          </table:table-cell>
          <table:table-cell office:value-type="string" table:style-name="ce71">
            <text:p>Has not been tested/checked</text:p>
          </table:table-cell>
          <table:table-cell office:value-type="string" table:number-columns-spanned="1" table:number-rows-spanned="8" table:style-name="ce82">
            <text:p>Note that you do not have to have elaborate art in your game to fulfill the required, basic, and intermediate visual requirements. A clean, abstract look that relies heavily on special effects for visual interest can work very well for many games.</text:p>
          </table:table-cell>
          <table:table-cell office:value-type="float" office:value="0" table:formula="of:=SUMPRODUCT(([.$A$10:.$A$201]=&quot;Required&quot;)*([.D$10:.D$201]=&quot;Missing&quot;))+0.5*SUMPRODUCT(([.$A$10:.$A$201]=&quot;Required&quot;)*([.D$10:.D$201]=&quot;Partial&quot;))" table:style-name="ce72">
            <text:p>0</text:p>
          </table:table-cell>
          <table:table-cell office:value-type="float" office:value="0" table:formula="of:=SUMPRODUCT(([.$A$10:.$A$201]=&quot;Required&quot;)*([.E$10:.E$201]=&quot;Missing&quot;))+0.5*SUMPRODUCT(([.$A$10:.$A$201]=&quot;Required&quot;)*([.E$10:.E$201]=&quot;Partial&quot;))" table:style-name="ce72">
            <text:p>0</text:p>
          </table:table-cell>
          <table:table-cell office:value-type="string" office:string-value="Required VCRs Missing" table:formula="of:=&quot;Required &quot;&amp;[.$F$1]&amp;&quot;s &quot;&amp;[.A3]" table:style-name="ce71">
            <text:p>Required VCRs Missing</text:p>
          </table:table-cell>
          <table:table-cell table:number-columns-repeated="231" table:style-name="ce69"/>
          <table:table-cell table:number-columns-repeated="787" table:style-name="ce5"/>
          <table:table-cell table:number-columns-repeated="15360"/>
        </table:table-row>
        <table:table-row table:style-name="ro1">
          <table:table-cell office:value-type="string" table:style-name="ce70">
            <text:p>Missing</text:p>
          </table:table-cell>
          <table:table-cell office:value-type="string" table:style-name="ce71">
            <text:p>Requirement not met</text:p>
          </table:table-cell>
          <table:covered-table-cell/>
          <table:table-cell office:value-type="float" office:value="0" table:formula="of:=SUMPRODUCT(([.$A$10:.$A$201]=&quot;Basic&quot;)*([.D$10:.D$201]=&quot;Missing&quot;))+0.5*SUMPRODUCT(([.$A$10:.$A$201]=&quot;Basic&quot;)*([.D$10:.D$201]=&quot;Partial&quot;))" table:style-name="ce72">
            <text:p>0</text:p>
          </table:table-cell>
          <table:table-cell office:value-type="float" office:value="0" table:formula="of:=SUMPRODUCT(([.$A$10:.$A$201]=&quot;Basic&quot;)*([.E$10:.E$201]=&quot;Missing&quot;))+0.5*SUMPRODUCT(([.$A$10:.$A$201]=&quot;Basic&quot;)*([.E$10:.E$201]=&quot;Partial&quot;))" table:style-name="ce72">
            <text:p>0</text:p>
          </table:table-cell>
          <table:table-cell office:value-type="string" office:string-value="Basic VCRs Missing" table:formula="of:=&quot;Basic &quot;&amp;[.$F$1]&amp;&quot;s &quot;&amp;[.A3]" table:style-name="ce71">
            <text:p>Basic VCRs Missing</text:p>
          </table:table-cell>
          <table:table-cell table:number-columns-repeated="231" table:style-name="ce69"/>
          <table:table-cell table:number-columns-repeated="787" table:style-name="ce5"/>
          <table:table-cell table:number-columns-repeated="15360"/>
        </table:table-row>
        <table:table-row table:style-name="ro1">
          <table:table-cell office:value-type="string" table:style-name="ce70">
            <text:p>Partial</text:p>
          </table:table-cell>
          <table:table-cell office:value-type="string" table:style-name="ce71">
            <text:p>Completed at least half-way</text:p>
          </table:table-cell>
          <table:covered-table-cell/>
          <table:table-cell office:value-type="float" office:value="3" table:formula="of:=SUMPRODUCT(([.$A$10:.$A$201]=&quot;Intermediate&quot;)*([.D$10:.D$201]=&quot;Missing&quot;))+0.5*SUMPRODUCT(([.$A$10:.$A$201]=&quot;Intermediate&quot;)*([.D$10:.D$201]=&quot;Partial&quot;))" table:style-name="ce72">
            <text:p>3</text:p>
          </table:table-cell>
          <table:table-cell office:value-type="float" office:value="0" table:formula="of:=SUMPRODUCT(([.$A$10:.$A$201]=&quot;Intermediate&quot;)*([.E$10:.E$201]=&quot;Missing&quot;))+0.5*SUMPRODUCT(([.$A$10:.$A$201]=&quot;Intermediate&quot;)*([.E$10:.E$201]=&quot;Partial&quot;))" table:style-name="ce72">
            <text:p>0</text:p>
          </table:table-cell>
          <table:table-cell office:value-type="string" office:string-value="Intermediate VCRs Missing" table:formula="of:=&quot;Intermediate &quot;&amp;[.$F$1]&amp;&quot;s &quot;&amp;[.A3]" table:style-name="ce71">
            <text:p>Intermediate VCRs Missing</text:p>
          </table:table-cell>
          <table:table-cell table:number-columns-repeated="999" table:style-name="ce73"/>
          <table:table-cell table:number-columns-repeated="15379"/>
        </table:table-row>
        <table:table-row table:style-name="ro1">
          <table:table-cell office:value-type="string" table:style-name="ce70">
            <text:p>Completed</text:p>
          </table:table-cell>
          <table:table-cell office:value-type="string" table:style-name="ce71">
            <text:p>Fully completed</text:p>
          </table:table-cell>
          <table:covered-table-cell/>
          <table:table-cell office:value-type="float" office:value="6" table:formula="of:=SUMPRODUCT(([.$A$10:.$A$201]=&quot;Intermediate&quot;)*([.D$10:.D$201]=&quot;Completed&quot;))+SUMPRODUCT(([.$A$10:.$A$201]=&quot;Intermediate&quot;)*([.D$10:.D$201]=&quot;Pre-Passed&quot;))+0.5*SUMPRODUCT(([.$A$10:.$A$201]=&quot;Intermediate&quot;)*([.D$10:.D$201]=&quot;Partial&quot;))" table:style-name="ce72">
            <text:p>6</text:p>
          </table:table-cell>
          <table:table-cell office:value-type="float" office:value="0" table:formula="of:=SUMPRODUCT(([.$A$10:.$A$201]=&quot;Intermediate&quot;)*([.E$10:.E$201]=&quot;Completed&quot;))+SUMPRODUCT(([.$A$10:.$A$201]=&quot;Intermediate&quot;)*([.E$10:.E$201]=&quot;Pre-Passed&quot;))+0.5*SUMPRODUCT(([.$A$10:.$A$201]=&quot;Intermediate&quot;)*([.E$10:.E$201]=&quot;Partial&quot;))" table:style-name="ce72">
            <text:p>0</text:p>
          </table:table-cell>
          <table:table-cell office:value-type="string" office:string-value="Intermediate VCRs Completed" table:formula="of:=&quot;Intermediate &quot;&amp;[.$F$1]&amp;&quot;s &quot;&amp;[.A5]" table:style-name="ce71">
            <text:p>Intermediate VCRs Completed</text:p>
          </table:table-cell>
          <table:table-cell table:number-columns-repeated="999" table:style-name="ce73"/>
          <table:table-cell table:number-columns-repeated="15379"/>
        </table:table-row>
        <table:table-row table:style-name="ro6">
          <table:table-cell office:value-type="string" table:style-name="ce70">
            <text:p>Pre-Passed</text:p>
          </table:table-cell>
          <table:table-cell office:value-type="string" table:style-name="ce71">
            <text:p>Marked as completed by instructor*</text:p>
          </table:table-cell>
          <table:covered-table-cell/>
          <table:table-cell office:value-type="float" office:value="2" table:formula="of:=SUMPRODUCT(([.$A$10:.$A$201]=&quot;Advanced&quot;)*([.D$10:.D$201]=&quot;Missing&quot;))+0.5*SUMPRODUCT(([.$A$10:.$A$201]=&quot;Advanced&quot;)*([.D$10:.D$201]=&quot;Partial&quot;))" table:style-name="ce72">
            <text:p>2</text:p>
          </table:table-cell>
          <table:table-cell office:value-type="float" office:value="0" table:formula="of:=SUMPRODUCT(([.$A$10:.$A$201]=&quot;Advanced&quot;)*([.E$10:.E$201]=&quot;Missing&quot;))+0.5*SUMPRODUCT(([.$A$10:.$A$201]=&quot;Advanced&quot;)*([.E$10:.E$201]=&quot;Partial&quot;))" table:style-name="ce72">
            <text:p>0</text:p>
          </table:table-cell>
          <table:table-cell office:value-type="string" office:string-value="Advanced VCRs Missing" table:formula="of:=&quot;Advanced &quot;&amp;[.$F$1]&amp;&quot;s &quot;&amp;[.A3]" table:style-name="ce71">
            <text:p>Advanced VCRs Missing</text:p>
          </table:table-cell>
          <table:table-cell table:number-columns-repeated="999" table:style-name="ce73"/>
          <table:table-cell table:number-columns-repeated="15379"/>
        </table:table-row>
        <table:table-row table:style-name="ro6">
          <table:table-cell office:value-type="string" table:style-name="ce70">
            <text:p>Waived</text:p>
          </table:table-cell>
          <table:table-cell office:value-type="string" table:style-name="ce71">
            <text:p>Requirement waived by instructor*</text:p>
          </table:table-cell>
          <table:covered-table-cell/>
          <table:table-cell office:value-type="float" office:value="1" table:formula="of:=SUMPRODUCT(([.$A$10:.$A$201]=&quot;Advanced&quot;)*([.D$10:.D$201]=&quot;Completed&quot;))+SUMPRODUCT(([.$A$10:.$A$201]=&quot;Advanced&quot;)*([.D$10:.D$201]=&quot;Pre-Passed&quot;))+0.5*SUMPRODUCT(([.$A$10:.$A$201]=&quot;Advanced&quot;)*([.D$10:.D$201]=&quot;Partial&quot;))" table:style-name="ce72">
            <text:p>1</text:p>
          </table:table-cell>
          <table:table-cell office:value-type="float" office:value="0" table:formula="of:=SUMPRODUCT(([.$A$10:.$A$201]=&quot;Advanced&quot;)*([.E$10:.E$201]=&quot;Completed&quot;))+SUMPRODUCT(([.$A$10:.$A$201]=&quot;Advanced&quot;)*([.E$10:.E$201]=&quot;Pre-Passed&quot;))+0.5*SUMPRODUCT(([.$A$10:.$A$201]=&quot;Advanced&quot;)*([.E$10:.E$201]=&quot;Partial&quot;))" table:style-name="ce72">
            <text:p>0</text:p>
          </table:table-cell>
          <table:table-cell office:value-type="string" office:string-value="Advanced VCRs Completed" table:formula="of:=&quot;Advanced &quot;&amp;[.$F$1]&amp;&quot;s &quot;&amp;[.A5]" table:style-name="ce71">
            <text:p>Advanced VCRs Completed</text:p>
          </table:table-cell>
          <table:table-cell table:number-columns-repeated="999" table:style-name="ce73"/>
          <table:table-cell table:number-columns-repeated="15379"/>
        </table:table-row>
        <table:table-row table:style-name="ro6">
          <table:table-cell office:value-type="string" table:style-name="ce74">
            <text:p>Not Applicable</text:p>
          </table:table-cell>
          <table:table-cell office:value-type="string" table:style-name="ce71">
            <text:p>Does not apply to this project</text:p>
          </table:table-cell>
          <table:covered-table-cell/>
          <table:table-cell office:value-type="float" office:value="0" table:formula="of:=SUMPRODUCT(([.$A$10:.$A$201]=&quot;Professional&quot;)*([.D$10:.D$201]=&quot;Completed&quot;))+SUMPRODUCT(([.$A$10:.$A$201]=&quot;Professional&quot;)*([.D$10:.D$201]=&quot;Pre-Passed&quot;))+0.5*SUMPRODUCT(([.$A$10:.$A$201]=&quot;Professional&quot;)*([.D$10:.D$201]=&quot;Partial&quot;))" table:style-name="ce72">
            <text:p>0</text:p>
          </table:table-cell>
          <table:table-cell office:value-type="float" office:value="0" table:formula="of:=SUMPRODUCT(([.$A$10:.$A$201]=&quot;Professional&quot;)*([.E$10:.E$201]=&quot;Completed&quot;))+SUMPRODUCT(([.$A$10:.$A$201]=&quot;Professional&quot;)*([.E$10:.E$201]=&quot;Pre-Passed&quot;))+0.5*SUMPRODUCT(([.$A$10:.$A$201]=&quot;Professional&quot;)*([.E$10:.E$201]=&quot;Partial&quot;))" table:style-name="ce72">
            <text:p>0</text:p>
          </table:table-cell>
          <table:table-cell office:value-type="string" office:string-value="Professional VCRs Completed" table:formula="of:=&quot;Professional &quot;&amp;[.$F$1]&amp;&quot;s &quot;&amp;[.A5]" table:style-name="ce71">
            <text:p>Professional VCRs Completed</text:p>
          </table:table-cell>
          <table:table-cell table:number-columns-repeated="999" table:style-name="ce73"/>
          <table:table-cell table:number-columns-repeated="15379"/>
        </table:table-row>
        <table:table-row table:style-name="ro1">
          <table:table-cell office:value-type="string" table:number-columns-spanned="2" table:number-rows-spanned="1" table:style-name="ce83">
            <text:p>*Comments must list instructor's name</text:p>
          </table:table-cell>
          <table:covered-table-cell/>
          <table:covered-table-cell/>
          <table:table-cell office:value-type="float" office:value="0" table:formula="of:=SUMPRODUCT(([.$A$10:.$A$201]=&quot;Innovative&quot;)*([.D$10:.D$201]=&quot;Completed&quot;))+SUMPRODUCT(([.$A$10:.$A$201]=&quot;Innovative&quot;)*([.D$10:.D$201]=&quot;Pre-Passed&quot;))+0.5*SUMPRODUCT(([.$A$10:.$A$201]=&quot;Innovative&quot;)*([.D$10:.D$201]=&quot;Partial&quot;))" table:style-name="ce72">
            <text:p>0</text:p>
          </table:table-cell>
          <table:table-cell office:value-type="float" office:value="0" table:formula="of:=SUMPRODUCT(([.$A$10:.$A$201]=&quot;Innovative&quot;)*([.E$10:.E$201]=&quot;Completed&quot;))+SUMPRODUCT(([.$A$10:.$A$201]=&quot;Innovative&quot;)*([.E$10:.E$201]=&quot;Pre-Passed&quot;))+0.5*SUMPRODUCT(([.$A$10:.$A$201]=&quot;Innovative&quot;)*([.E$10:.E$201]=&quot;Partial&quot;))" table:style-name="ce72">
            <text:p>0</text:p>
          </table:table-cell>
          <table:table-cell office:value-type="string" office:string-value="Innovative VCRs Completed" table:formula="of:=&quot;Innovative &quot;&amp;[.$F$1]&amp;&quot;s &quot;&amp;[.A5]" table:style-name="ce71">
            <text:p>Innovative VCRs Completed</text:p>
          </table:table-cell>
          <table:table-cell table:number-columns-repeated="999" table:style-name="ce73"/>
          <table:table-cell table:number-columns-repeated="15379"/>
        </table:table-row>
        <table:table-row table:style-name="ro1">
          <table:table-cell office:value-type="string" table:number-columns-spanned="2" table:number-rows-spanned="1" table:style-name="ce88">
            <text:p><text:s/>VISUAL QUALITY</text:p>
          </table:table-cell>
          <table:covered-table-cell/>
          <table:table-cell office:value-type="string" table:style-name="ce75">
            <text:p>Details</text:p>
          </table:table-cell>
          <table:table-cell office:value-type="string" table:style-name="ce76">
            <text:p>Student</text:p>
          </table:table-cell>
          <table:table-cell office:value-type="string" table:style-name="ce76">
            <text:p>Instructor</text:p>
          </table:table-cell>
          <table:table-cell office:value-type="string" table:style-name="ce77">
            <text:p>Comment</text:p>
          </table:table-cell>
          <table:table-cell table:number-columns-repeated="999" table:style-name="ce79"/>
          <table:table-cell table:number-columns-repeated="15379"/>
        </table:table-row>
        <table:table-row table:style-name="ro1">
          <table:table-cell office:value-type="string" table:style-name="ce71">
            <text:p>Required</text:p>
          </table:table-cell>
          <table:table-cell office:value-type="string" table:style-name="ce71">
            <text:p>Acceptable Art</text:p>
          </table:table-cell>
          <table:table-cell office:value-type="string" table:style-name="ce80">
            <text:p>All art is acceptable for a DigiPen game.</text:p>
          </table:table-cell>
          <table:table-cell office:value-type="string" table:content-validation-name="val7" table:style-name="ce159">
            <text:p>Completed</text:p>
          </table:table-cell>
          <table:table-cell office:value-type="string" table:content-validation-name="val7" table:style-name="ce159">
            <text:p>untested</text:p>
          </table:table-cell>
          <table:table-cell office:value-type="string" table:style-name="ce71">
            <text:p>Y</text:p>
          </table:table-cell>
          <table:table-cell table:number-columns-repeated="231" table:style-name="ce69"/>
          <table:table-cell table:number-columns-repeated="787" table:style-name="ce5"/>
          <table:table-cell table:number-columns-repeated="15360"/>
        </table:table-row>
        <table:table-row table:style-name="ro6">
          <table:table-cell office:value-type="string" table:style-name="ce71">
            <text:p>Required</text:p>
          </table:table-cell>
          <table:table-cell office:value-type="string" table:style-name="ce71">
            <text:p>Placeholder Art</text:p>
          </table:table-cell>
          <table:table-cell office:value-type="string" table:style-name="ce80">
            <text:p>Lots of placeholder art, but it isn't too sloppy and does not have lots of problems with scale, glitches, artifacts, etc.</text:p>
          </table:table-cell>
          <table:table-cell office:value-type="string" table:content-validation-name="val7" table:style-name="ce159">
            <text:p>Completed</text:p>
          </table:table-cell>
          <table:table-cell office:value-type="string" table:content-validation-name="val7" table:style-name="ce159">
            <text:p>untested</text:p>
          </table:table-cell>
          <table:table-cell office:value-type="string" table:style-name="ce71">
            <text:p>a</text:p>
          </table:table-cell>
          <table:table-cell table:number-columns-repeated="231" table:style-name="ce69"/>
          <table:table-cell table:number-columns-repeated="787" table:style-name="ce5"/>
          <table:table-cell table:number-columns-repeated="15360"/>
        </table:table-row>
        <table:table-row table:style-name="ro1">
          <table:table-cell office:value-type="string" table:style-name="ce71">
            <text:p>Required</text:p>
          </table:table-cell>
          <table:table-cell office:value-type="string" table:style-name="ce71">
            <text:p>Visible Art</text:p>
          </table:table-cell>
          <table:table-cell office:value-type="string" table:style-name="ce80">
            <text:p>Art, color palette, and lighting do not make the game difficulty to play.</text:p>
          </table:table-cell>
          <table:table-cell office:value-type="string" table:content-validation-name="val7" table:style-name="ce159">
            <text:p>Completed</text:p>
          </table:table-cell>
          <table:table-cell office:value-type="string" table:content-validation-name="val7" table:style-name="ce159">
            <text:p>untested</text:p>
          </table:table-cell>
          <table:table-cell office:value-type="string" table:style-name="ce71">
            <text:p>y</text:p>
          </table:table-cell>
          <table:table-cell table:number-columns-repeated="231" table:style-name="ce69"/>
          <table:table-cell table:number-columns-repeated="787" table:style-name="ce5"/>
          <table:table-cell table:number-columns-repeated="15360"/>
        </table:table-row>
        <table:table-row table:style-name="ro1">
          <table:table-cell office:value-type="string" table:style-name="ce71">
            <text:p>Basic</text:p>
          </table:table-cell>
          <table:table-cell office:value-type="string" table:style-name="ce71">
            <text:p>Decent Quality Art</text:p>
          </table:table-cell>
          <table:table-cell office:value-type="string" table:style-name="ce80">
            <text:p>Art is decent quality and not sloppy, even if it is just clean and abstract in look.</text:p>
          </table:table-cell>
          <table:table-cell office:value-type="string" table:content-validation-name="val7" table:style-name="ce159">
            <text:p>Completed</text:p>
          </table:table-cell>
          <table:table-cell office:value-type="string" table:content-validation-name="val7" table:style-name="ce159">
            <text:p>untested</text:p>
          </table:table-cell>
          <table:table-cell table:style-name="ce71"/>
          <table:table-cell table:number-columns-repeated="231" table:style-name="ce69"/>
          <table:table-cell table:number-columns-repeated="787" table:style-name="ce5"/>
          <table:table-cell table:number-columns-repeated="15360"/>
        </table:table-row>
        <table:table-row table:style-name="ro1">
          <table:table-cell office:value-type="string" table:style-name="ce71">
            <text:p>Basic</text:p>
          </table:table-cell>
          <table:table-cell office:value-type="string" table:style-name="ce71">
            <text:p>Appropriate Scale</text:p>
          </table:table-cell>
          <table:table-cell office:value-type="string" table:style-name="ce80">
            <text:p>Art is scaled correctly, with no pixelation problems or odd size mismatches.</text:p>
          </table:table-cell>
          <table:table-cell office:value-type="string" table:content-validation-name="val7" table:style-name="ce159">
            <text:p>Completed</text:p>
          </table:table-cell>
          <table:table-cell office:value-type="string" table:content-validation-name="val7" table:style-name="ce159">
            <text:p>untested</text:p>
          </table:table-cell>
          <table:table-cell office:value-type="string" table:style-name="ce71">
            <text:p>f</text:p>
          </table:table-cell>
          <table:table-cell table:number-columns-repeated="231" table:style-name="ce69"/>
          <table:table-cell table:number-columns-repeated="787" table:style-name="ce5"/>
          <table:table-cell table:number-columns-repeated="15360"/>
        </table:table-row>
        <table:table-row table:style-name="ro1">
          <table:table-cell office:value-type="string" table:style-name="ce71">
            <text:p>Basic</text:p>
          </table:table-cell>
          <table:table-cell office:value-type="string" table:style-name="ce71">
            <text:p>No Artifacts</text:p>
          </table:table-cell>
          <table:table-cell office:value-type="string" table:style-name="ce80">
            <text:p>Art has few, if any, visual artifacts or glitches.</text:p>
          </table:table-cell>
          <table:table-cell office:value-type="string" table:content-validation-name="val7" table:style-name="ce159">
            <text:p>Completed</text:p>
          </table:table-cell>
          <table:table-cell office:value-type="string" table:content-validation-name="val7" table:style-name="ce159">
            <text:p>untested</text:p>
          </table:table-cell>
          <table:table-cell office:value-type="string" table:style-name="ce71">
            <text:p>o</text:p>
          </table:table-cell>
          <table:table-cell table:number-columns-repeated="231" table:style-name="ce69"/>
          <table:table-cell table:number-columns-repeated="787" table:style-name="ce5"/>
          <table:table-cell table:number-columns-repeated="15360"/>
        </table:table-row>
        <table:table-row table:style-name="ro1">
          <table:table-cell office:value-type="string" table:style-name="ce71">
            <text:p>Basic</text:p>
          </table:table-cell>
          <table:table-cell office:value-type="string" table:style-name="ce71">
            <text:p>Decent Lighting</text:p>
          </table:table-cell>
          <table:table-cell office:value-type="string" table:style-name="ce80">
            <text:p>Lighting is not too dark or too bright, and color palette is decent.</text:p>
          </table:table-cell>
          <table:table-cell office:value-type="string" table:content-validation-name="val7" table:style-name="ce159">
            <text:p>Completed</text:p>
          </table:table-cell>
          <table:table-cell office:value-type="string" table:content-validation-name="val7" table:style-name="ce159">
            <text:p>untested</text:p>
          </table:table-cell>
          <table:table-cell office:value-type="string" table:style-name="ce71">
            <text:p>r</text:p>
          </table:table-cell>
          <table:table-cell table:number-columns-repeated="16378"/>
        </table:table-row>
        <table:table-row table:style-name="ro1">
          <table:table-cell office:value-type="string" table:style-name="ce71">
            <text:p>Intermediate</text:p>
          </table:table-cell>
          <table:table-cell office:value-type="string" table:style-name="ce71">
            <text:p>Themed Art</text:p>
          </table:table-cell>
          <table:table-cell office:value-type="string" table:style-name="ce80">
            <text:p>Art is not inconsistent with the theme of the game.</text:p>
          </table:table-cell>
          <table:table-cell office:value-type="string" table:content-validation-name="val7" table:style-name="ce159">
            <text:p>Completed</text:p>
          </table:table-cell>
          <table:table-cell office:value-type="string" table:content-validation-name="val7" table:style-name="ce159">
            <text:p>untested</text:p>
          </table:table-cell>
          <table:table-cell table:style-name="ce71"/>
          <table:table-cell table:number-columns-repeated="16378"/>
        </table:table-row>
        <table:table-row table:style-name="ro1">
          <table:table-cell office:value-type="string" table:style-name="ce71">
            <text:p>Intermediate</text:p>
          </table:table-cell>
          <table:table-cell office:value-type="string" table:style-name="ce71">
            <text:p>Visual Consistency</text:p>
          </table:table-cell>
          <table:table-cell office:value-type="string" table:style-name="ce80">
            <text:p>Visual elements are consistent with each other and do not clash.</text:p>
          </table:table-cell>
          <table:table-cell office:value-type="string" table:content-validation-name="val7" table:style-name="ce159">
            <text:p>Completed</text:p>
          </table:table-cell>
          <table:table-cell office:value-type="string" table:content-validation-name="val7" table:style-name="ce159">
            <text:p>untested</text:p>
          </table:table-cell>
          <table:table-cell office:value-type="string" table:style-name="ce71">
            <text:p>m</text:p>
          </table:table-cell>
          <table:table-cell table:number-columns-repeated="16378"/>
        </table:table-row>
        <table:table-row table:style-name="ro1">
          <table:table-cell office:value-type="string" table:style-name="ce71">
            <text:p>Intermediate</text:p>
          </table:table-cell>
          <table:table-cell office:value-type="string" table:style-name="ce71">
            <text:p>Well-Matched Art</text:p>
          </table:table-cell>
          <table:table-cell office:value-type="string" table:style-name="ce80">
            <text:p>Art matches the game's theme really well.</text:p>
          </table:table-cell>
          <table:table-cell office:value-type="string" table:content-validation-name="val7" table:style-name="ce159">
            <text:p>Completed</text:p>
          </table:table-cell>
          <table:table-cell office:value-type="string" table:content-validation-name="val7" table:style-name="ce159">
            <text:p>untested</text:p>
          </table:table-cell>
          <table:table-cell office:value-type="string" table:style-name="ce71">
            <text:p>y</text:p>
          </table:table-cell>
          <table:table-cell table:number-columns-repeated="16378"/>
        </table:table-row>
        <table:table-row table:style-name="ro1">
          <table:table-cell office:value-type="string" table:style-name="ce71">
            <text:p>Intermediate</text:p>
          </table:table-cell>
          <table:table-cell office:value-type="string" table:style-name="ce71">
            <text:p>High Quality Art</text:p>
          </table:table-cell>
          <table:table-cell office:value-type="string" table:style-name="ce80">
            <text:p>Art is of high quality throughout.</text:p>
          </table:table-cell>
          <table:table-cell office:value-type="string" table:content-validation-name="val7" table:style-name="ce159">
            <text:p>Completed</text:p>
          </table:table-cell>
          <table:table-cell office:value-type="string" table:content-validation-name="val7" table:style-name="ce159">
            <text:p>untested</text:p>
          </table:table-cell>
          <table:table-cell table:style-name="ce71"/>
          <table:table-cell table:number-columns-repeated="16378"/>
        </table:table-row>
        <table:table-row table:style-name="ro1">
          <table:table-cell office:value-type="string" table:style-name="ce71">
            <text:p>Intermediate</text:p>
          </table:table-cell>
          <table:table-cell office:value-type="string" table:style-name="ce71">
            <text:p>Varied Art</text:p>
          </table:table-cell>
          <table:table-cell office:value-type="string" table:style-name="ce80">
            <text:p>Art has good amount of variety in a way that works well for the game.</text:p>
          </table:table-cell>
          <table:table-cell office:value-type="string" table:content-validation-name="val7" table:style-name="ce159">
            <text:p>Completed</text:p>
          </table:table-cell>
          <table:table-cell office:value-type="string" table:content-validation-name="val7" table:style-name="ce159">
            <text:p>untested</text:p>
          </table:table-cell>
          <table:table-cell office:value-type="string" table:style-name="ce71">
            <text:p>a</text:p>
          </table:table-cell>
          <table:table-cell table:number-columns-repeated="16378"/>
        </table:table-row>
        <table:table-row table:style-name="ro1">
          <table:table-cell office:value-type="string" table:style-name="ce71">
            <text:p>Intermediate</text:p>
          </table:table-cell>
          <table:table-cell office:value-type="string" table:style-name="ce71">
            <text:p>Perfect Cohesion</text:p>
          </table:table-cell>
          <table:table-cell office:value-type="string" table:style-name="ce80">
            <text:p>All visual elements blend together with each other perfectly.</text:p>
          </table:table-cell>
          <table:table-cell office:value-type="string" table:content-validation-name="val7" table:style-name="ce159">
            <text:p>Completed</text:p>
          </table:table-cell>
          <table:table-cell office:value-type="string" table:content-validation-name="val7" table:style-name="ce159">
            <text:p>untested</text:p>
          </table:table-cell>
          <table:table-cell office:value-type="string" table:style-name="ce71">
            <text:p>r</text:p>
          </table:table-cell>
          <table:table-cell table:number-columns-repeated="16378"/>
        </table:table-row>
        <table:table-row table:style-name="ro1">
          <table:table-cell office:value-type="string" table:style-name="ce71">
            <text:p>Advanced</text:p>
          </table:table-cell>
          <table:table-cell office:value-type="string" table:style-name="ce71">
            <text:p>Unique Style</text:p>
          </table:table-cell>
          <table:table-cell office:value-type="string" table:style-name="ce80">
            <text:p>Art has a unique and interesting style that matches the game's theme perfectly.</text:p>
          </table:table-cell>
          <table:table-cell office:value-type="string" table:content-validation-name="val7" table:style-name="ce159">
            <text:p>Completed</text:p>
          </table:table-cell>
          <table:table-cell office:value-type="string" table:content-validation-name="val7" table:style-name="ce159">
            <text:p>untested</text:p>
          </table:table-cell>
          <table:table-cell office:value-type="string" table:style-name="ce71">
            <text:p>t</text:p>
          </table:table-cell>
          <table:table-cell table:number-columns-repeated="16378"/>
        </table:table-row>
        <table:table-row table:style-name="ro1">
          <table:table-cell office:value-type="string" table:style-name="ce71">
            <text:p>Advanced</text:p>
          </table:table-cell>
          <table:table-cell office:value-type="string" table:style-name="ce71">
            <text:p>Professional Art</text:p>
          </table:table-cell>
          <table:table-cell office:value-type="string" table:style-name="ce80">
            <text:p>Art is of professional quality throughout.</text:p>
          </table:table-cell>
          <table:table-cell office:value-type="string" table:content-validation-name="val7" table:style-name="ce159">
            <text:p>Missing</text:p>
          </table:table-cell>
          <table:table-cell office:value-type="string" table:content-validation-name="val7" table:style-name="ce159">
            <text:p>untested</text:p>
          </table:table-cell>
          <table:table-cell table:style-name="ce71"/>
          <table:table-cell table:number-columns-repeated="16378"/>
        </table:table-row>
        <table:table-row table:style-name="ro1">
          <table:table-cell office:value-type="string" table:style-name="ce71">
            <text:p>Advanced</text:p>
          </table:table-cell>
          <table:table-cell office:value-type="string" table:style-name="ce71">
            <text:p>Extensive Art</text:p>
          </table:table-cell>
          <table:table-cell office:value-type="string" table:style-name="ce80">
            <text:p>Has tons of art with lots of variety that greatly enhances the experience of the game.</text:p>
          </table:table-cell>
          <table:table-cell office:value-type="string" table:content-validation-name="val7" table:style-name="ce159">
            <text:p>Missing</text:p>
          </table:table-cell>
          <table:table-cell office:value-type="string" table:content-validation-name="val7" table:style-name="ce159">
            <text:p>untested</text:p>
          </table:table-cell>
          <table:table-cell table:style-name="ce71"/>
          <table:table-cell table:number-columns-repeated="16378"/>
        </table:table-row>
        <table:table-row table:style-name="ro1">
          <table:table-cell office:value-type="string" table:style-name="ce157">
            <text:p>Professional</text:p>
          </table:table-cell>
          <table:table-cell office:value-type="string" table:style-name="ce71">
            <text:p>Innovative Visuals</text:p>
          </table:table-cell>
          <table:table-cell office:value-type="string" table:style-name="ce80">
            <text:p>Art has a visual style that has not been used by other games.</text:p>
          </table:table-cell>
          <table:table-cell office:value-type="string" table:content-validation-name="val7" table:style-name="ce159">
            <text:p>Missing</text:p>
          </table:table-cell>
          <table:table-cell office:value-type="string" table:content-validation-name="val7" table:style-name="ce159">
            <text:p>untested</text:p>
          </table:table-cell>
          <table:table-cell table:style-name="ce71"/>
          <table:table-cell table:number-columns-repeated="16378"/>
        </table:table-row>
        <table:table-row table:style-name="ro1">
          <table:table-cell office:value-type="string" table:style-name="ce157">
            <text:p>Professional</text:p>
          </table:table-cell>
          <table:table-cell office:value-type="string" table:style-name="ce71">
            <text:p>Emotional Visuals</text:p>
          </table:table-cell>
          <table:table-cell office:value-type="string" table:style-name="ce80">
            <text:p>Overall visuals are emotionally resonant, not just good looking.</text:p>
          </table:table-cell>
          <table:table-cell office:value-type="string" table:content-validation-name="val7" table:style-name="ce159">
            <text:p>Missing</text:p>
          </table:table-cell>
          <table:table-cell office:value-type="string" table:content-validation-name="val7" table:style-name="ce159">
            <text:p>untested</text:p>
          </table:table-cell>
          <table:table-cell table:style-name="ce71"/>
          <table:table-cell table:number-columns-repeated="16378"/>
        </table:table-row>
        <table:table-row table:style-name="ro17">
          <table:table-cell office:value-type="string" table:number-columns-spanned="2" table:number-rows-spanned="1" table:style-name="ce85">
            <text:p><text:s/>ANIMATIONS</text:p>
          </table:table-cell>
          <table:covered-table-cell/>
          <table:table-cell office:value-type="string" table:style-name="ce75">
            <text:p>Details<text:s/><text:span text:style-name="T5">(includes regular animations, parallax, particles, glow effects, fades, hit effects, drop shadows, etc.)</text:span></text:p>
          </table:table-cell>
          <table:table-cell office:value-type="string" table:style-name="ce76">
            <text:p>Student</text:p>
          </table:table-cell>
          <table:table-cell office:value-type="string" table:style-name="ce76">
            <text:p>Instructor</text:p>
          </table:table-cell>
          <table:table-cell office:value-type="string" table:style-name="ce77">
            <text:p>Comment</text:p>
          </table:table-cell>
          <table:table-cell table:number-columns-repeated="16378"/>
        </table:table-row>
        <table:table-row table:style-name="ro1">
          <table:table-cell office:value-type="string" table:style-name="ce158">
            <text:p>Intermediate</text:p>
          </table:table-cell>
          <table:table-cell office:value-type="string" table:style-name="ce71">
            <text:p>Attack Animation</text:p>
          </table:table-cell>
          <table:table-cell office:value-type="string" table:style-name="ce80">
            <text:p>Attack Animation for the player</text:p>
          </table:table-cell>
          <table:table-cell office:value-type="string" table:content-validation-name="val7" table:style-name="ce159">
            <text:p>Missing</text:p>
          </table:table-cell>
          <table:table-cell office:value-type="string" table:content-validation-name="val7" table:style-name="ce159">
            <text:p>untested</text:p>
          </table:table-cell>
          <table:table-cell table:style-name="ce71"/>
          <table:table-cell table:number-columns-repeated="16378"/>
        </table:table-row>
        <table:table-row table:style-name="ro1">
          <table:table-cell office:value-type="string" table:style-name="ce158">
            <text:p>Intermediate</text:p>
          </table:table-cell>
          <table:table-cell office:value-type="string" table:style-name="ce71">
            <text:p>Dmg Animation</text:p>
          </table:table-cell>
          <table:table-cell office:value-type="string" table:style-name="ce80">
            <text:p>Damaged animation for the player</text:p>
          </table:table-cell>
          <table:table-cell office:value-type="string" table:content-validation-name="val7" table:style-name="ce159">
            <text:p>Missing</text:p>
          </table:table-cell>
          <table:table-cell office:value-type="string" table:content-validation-name="val7" table:style-name="ce159">
            <text:p>untested</text:p>
          </table:table-cell>
          <table:table-cell table:style-name="ce71"/>
          <table:table-cell table:number-columns-repeated="16378"/>
        </table:table-row>
        <table:table-row table:style-name="ro1">
          <table:table-cell office:value-type="string" table:style-name="ce158">
            <text:p>Intermediate</text:p>
          </table:table-cell>
          <table:table-cell office:value-type="string" table:style-name="ce71">
            <text:p>Death Animation</text:p>
          </table:table-cell>
          <table:table-cell office:value-type="string" table:style-name="ce80">
            <text:p>Death animation for the player</text:p>
          </table:table-cell>
          <table:table-cell office:value-type="string" table:content-validation-name="val7" table:style-name="ce159">
            <text:p>Missing</text:p>
          </table:table-cell>
          <table:table-cell office:value-type="string" table:content-validation-name="val7" table:style-name="ce159">
            <text:p>untested</text:p>
          </table:table-cell>
          <table:table-cell table:style-name="ce71"/>
          <table:table-cell table:number-columns-repeated="16378"/>
        </table:table-row>
        <table:table-row table:number-rows-repeated="3" table:style-name="ro1">
          <table:table-cell table:number-columns-repeated="2"/>
          <table:table-cell table:style-name="ce64"/>
          <table:table-cell table:content-validation-name="val8" table:style-name="ce69"/>
          <table:table-cell table:content-validation-name="val8" table:style-name="ce69"/>
          <table:table-cell table:number-columns-repeated="16379"/>
        </table:table-row>
        <table:table-row table:style-name="ro1">
          <table:table-cell table:number-columns-repeated="2"/>
          <table:table-cell table:number-columns-repeated="235" table:style-name="ce69"/>
          <table:table-cell table:number-columns-repeated="16147"/>
        </table:table-row>
        <table:table-row table:style-name="ro1">
          <table:table-cell table:number-columns-repeated="2"/>
          <table:table-cell table:style-name="ce64"/>
          <table:table-cell table:number-columns-repeated="16381"/>
        </table:table-row>
        <table:table-row table:number-rows-repeated="2" table:style-name="ro1">
          <table:table-cell table:number-columns-repeated="2"/>
          <table:table-cell table:number-columns-repeated="235" table:style-name="ce69"/>
          <table:table-cell table:number-columns-repeated="16147"/>
        </table:table-row>
        <table:table-row table:number-rows-repeated="2" table:style-name="ro1">
          <table:table-cell table:number-columns-repeated="2"/>
          <table:table-cell table:style-name="ce64"/>
          <table:table-cell table:number-columns-repeated="16381"/>
        </table:table-row>
        <table:table-row table:number-rows-repeated="4" table:style-name="ro1">
          <table:table-cell table:number-columns-repeated="2"/>
          <table:table-cell table:style-name="ce64"/>
          <table:table-cell table:content-validation-name="val9" table:style-name="ce69"/>
          <table:table-cell table:content-validation-name="val9" table:style-name="ce69"/>
          <table:table-cell table:number-columns-repeated="16379"/>
        </table:table-row>
        <table:table-row table:style-name="ro1">
          <table:table-cell table:number-columns-repeated="2"/>
          <table:table-cell table:number-columns-repeated="235" table:style-name="ce69"/>
          <table:table-cell table:number-columns-repeated="16147"/>
        </table:table-row>
        <table:table-row table:number-rows-repeated="3" table:style-name="ro1">
          <table:table-cell table:number-columns-repeated="2"/>
          <table:table-cell table:style-name="ce64"/>
          <table:table-cell table:content-validation-name="val9" table:style-name="ce69"/>
          <table:table-cell table:content-validation-name="val9" table:style-name="ce69"/>
          <table:table-cell table:number-columns-repeated="16379"/>
        </table:table-row>
        <table:table-row table:style-name="ro1">
          <table:table-cell table:number-columns-repeated="2"/>
          <table:table-cell table:number-columns-repeated="235" table:style-name="ce69"/>
          <table:table-cell table:number-columns-repeated="16147"/>
        </table:table-row>
        <table:table-row table:number-rows-repeated="8" table:style-name="ro1">
          <table:table-cell table:number-columns-repeated="2"/>
          <table:table-cell table:style-name="ce64"/>
          <table:table-cell table:content-validation-name="val9" table:style-name="ce69"/>
          <table:table-cell table:content-validation-name="val9" table:style-name="ce69"/>
          <table:table-cell table:number-columns-repeated="16379"/>
        </table:table-row>
        <table:table-row table:style-name="ro1">
          <table:table-cell table:number-columns-repeated="2"/>
          <table:table-cell table:style-name="ce69"/>
          <table:table-cell table:content-validation-name="val9" table:style-name="ce69"/>
          <table:table-cell table:content-validation-name="val9" table:style-name="ce69"/>
          <table:table-cell table:number-columns-repeated="16379"/>
        </table:table-row>
        <table:table-row table:number-rows-repeated="2" table:style-name="ro1">
          <table:table-cell table:number-columns-repeated="2"/>
          <table:table-cell table:style-name="ce64"/>
          <table:table-cell table:content-validation-name="val9" table:style-name="ce69"/>
          <table:table-cell table:content-validation-name="val9" table:style-name="ce69"/>
          <table:table-cell table:number-columns-repeated="16379"/>
        </table:table-row>
        <table:table-row table:style-name="ro1">
          <table:table-cell table:number-columns-repeated="2"/>
          <table:table-cell table:style-name="ce69"/>
          <table:table-cell table:content-validation-name="val9" table:style-name="ce69"/>
          <table:table-cell table:content-validation-name="val9" table:style-name="ce69"/>
          <table:table-cell table:number-columns-repeated="16379"/>
        </table:table-row>
        <table:table-row table:style-name="ro1">
          <table:table-cell table:number-columns-repeated="2"/>
          <table:table-cell table:style-name="ce64"/>
          <table:table-cell table:content-validation-name="val9" table:style-name="ce69"/>
          <table:table-cell table:content-validation-name="val9" table:style-name="ce69"/>
          <table:table-cell table:number-columns-repeated="16379"/>
        </table:table-row>
        <table:table-row table:style-name="ro1">
          <table:table-cell table:number-columns-repeated="2"/>
          <table:table-cell table:style-name="ce69"/>
          <table:table-cell table:content-validation-name="val9" table:style-name="ce69"/>
          <table:table-cell table:content-validation-name="val9" table:style-name="ce69"/>
          <table:table-cell table:number-columns-repeated="16379"/>
        </table:table-row>
        <table:table-row table:number-rows-repeated="2" table:style-name="ro1">
          <table:table-cell table:number-columns-repeated="3"/>
          <table:table-cell table:content-validation-name="val9" table:style-name="ce69"/>
          <table:table-cell table:content-validation-name="val9" table:style-name="ce69"/>
          <table:table-cell table:number-columns-repeated="232"/>
          <table:table-cell table:number-columns-repeated="787" table:style-name="ce5"/>
          <table:table-cell table:number-columns-repeated="15360"/>
        </table:table-row>
        <table:table-row table:style-name="ro1">
          <table:table-cell table:number-columns-repeated="3"/>
          <table:table-cell table:content-validation-name="val9" table:style-name="ce69"/>
          <table:table-cell table:content-validation-name="val9" table:style-name="ce69"/>
          <table:table-cell table:number-columns-repeated="232"/>
          <table:table-cell table:style-name="ce69"/>
          <table:table-cell table:number-columns-repeated="16146"/>
        </table:table-row>
        <table:table-row table:number-rows-repeated="8" table:style-name="ro1">
          <table:table-cell table:number-columns-repeated="3"/>
          <table:table-cell table:content-validation-name="val9" table:style-name="ce69"/>
          <table:table-cell table:content-validation-name="val9" table:style-name="ce69"/>
          <table:table-cell table:number-columns-repeated="232"/>
          <table:table-cell table:number-columns-repeated="787" table:style-name="ce5"/>
          <table:table-cell table:number-columns-repeated="15360"/>
        </table:table-row>
        <table:table-row table:style-name="ro1">
          <table:table-cell table:number-columns-repeated="3"/>
          <table:table-cell table:content-validation-name="val9" table:style-name="ce69"/>
          <table:table-cell table:content-validation-name="val9" table:style-name="ce69"/>
          <table:table-cell table:number-columns-repeated="232"/>
          <table:table-cell table:style-name="ce69"/>
          <table:table-cell table:number-columns-repeated="16146"/>
        </table:table-row>
        <table:table-row table:number-rows-repeated="4" table:style-name="ro1">
          <table:table-cell table:number-columns-repeated="3"/>
          <table:table-cell table:content-validation-name="val9" table:style-name="ce69"/>
          <table:table-cell table:content-validation-name="val9" table:style-name="ce69"/>
          <table:table-cell table:number-columns-repeated="232"/>
          <table:table-cell table:number-columns-repeated="787" table:style-name="ce5"/>
          <table:table-cell table:number-columns-repeated="15360"/>
        </table:table-row>
        <table:table-row table:style-name="ro1">
          <table:table-cell table:number-columns-repeated="2"/>
          <table:table-cell table:style-name="ce69"/>
          <table:table-cell table:content-validation-name="val9" table:style-name="ce69"/>
          <table:table-cell table:content-validation-name="val9" table:style-name="ce69"/>
          <table:table-cell table:number-columns-repeated="232" table:style-name="ce69"/>
          <table:table-cell table:number-columns-repeated="787" table:style-name="ce5"/>
          <table:table-cell table:number-columns-repeated="15360"/>
        </table:table-row>
        <table:table-row table:style-name="ro1">
          <table:table-cell table:number-columns-repeated="2"/>
          <table:table-cell table:style-name="ce64"/>
          <table:table-cell table:content-validation-name="val9" table:style-name="ce69"/>
          <table:table-cell table:content-validation-name="val9" table:style-name="ce69"/>
          <table:table-cell table:number-columns-repeated="232" table:style-name="ce69"/>
          <table:table-cell table:number-columns-repeated="787" table:style-name="ce5"/>
          <table:table-cell table:number-columns-repeated="15360"/>
        </table:table-row>
        <table:table-row table:number-rows-repeated="2" table:style-name="ro1">
          <table:table-cell table:number-columns-repeated="2"/>
          <table:table-cell table:style-name="ce69"/>
          <table:table-cell table:content-validation-name="val9" table:style-name="ce69"/>
          <table:table-cell table:content-validation-name="val9" table:style-name="ce69"/>
          <table:table-cell table:number-columns-repeated="232" table:style-name="ce69"/>
          <table:table-cell table:number-columns-repeated="787" table:style-name="ce5"/>
          <table:table-cell table:number-columns-repeated="15360"/>
        </table:table-row>
        <table:table-row table:number-rows-repeated="5" table:style-name="ro1">
          <table:table-cell table:number-columns-repeated="2"/>
          <table:table-cell table:style-name="ce69"/>
          <table:table-cell table:content-validation-name="val9" table:style-name="ce69"/>
          <table:table-cell table:content-validation-name="val9" table:style-name="ce69"/>
          <table:table-cell table:number-columns-repeated="233" table:style-name="ce69"/>
          <table:table-cell table:number-columns-repeated="16146"/>
        </table:table-row>
        <table:table-row table:number-rows-repeated="7" table:style-name="ro1">
          <table:table-cell table:number-columns-repeated="2"/>
          <table:table-cell table:style-name="ce69"/>
          <table:table-cell table:content-validation-name="val9" table:style-name="ce69"/>
          <table:table-cell table:content-validation-name="val9" table:style-name="ce69"/>
          <table:table-cell table:number-columns-repeated="232" table:style-name="ce69"/>
          <table:table-cell table:number-columns-repeated="787" table:style-name="ce5"/>
          <table:table-cell table:number-columns-repeated="15360"/>
        </table:table-row>
        <table:table-row table:style-name="ro1">
          <table:table-cell table:number-columns-repeated="2"/>
          <table:table-cell table:style-name="ce64"/>
          <table:table-cell table:content-validation-name="val9" table:style-name="ce69"/>
          <table:table-cell table:content-validation-name="val9" table:style-name="ce69"/>
          <table:table-cell table:number-columns-repeated="16379"/>
        </table:table-row>
        <table:table-row table:style-name="ro1">
          <table:table-cell table:number-columns-repeated="2"/>
          <table:table-cell table:style-name="ce69"/>
          <table:table-cell table:content-validation-name="val9" table:style-name="ce69"/>
          <table:table-cell table:content-validation-name="val9" table:style-name="ce69"/>
          <table:table-cell table:number-columns-repeated="16379"/>
        </table:table-row>
        <table:table-row table:style-name="ro1">
          <table:table-cell table:number-columns-repeated="2"/>
          <table:table-cell table:style-name="ce64"/>
          <table:table-cell table:content-validation-name="val9" table:style-name="ce69"/>
          <table:table-cell table:content-validation-name="val9" table:style-name="ce69"/>
          <table:table-cell table:number-columns-repeated="16379"/>
        </table:table-row>
        <table:table-row table:style-name="ro1">
          <table:table-cell table:number-columns-repeated="2"/>
          <table:table-cell table:style-name="ce69"/>
          <table:table-cell table:content-validation-name="val9" table:style-name="ce69"/>
          <table:table-cell table:content-validation-name="val9" table:style-name="ce69"/>
          <table:table-cell table:number-columns-repeated="16379"/>
        </table:table-row>
        <table:table-row table:style-name="ro1">
          <table:table-cell table:number-columns-repeated="2"/>
          <table:table-cell table:style-name="ce64"/>
          <table:table-cell table:content-validation-name="val9" table:style-name="ce69"/>
          <table:table-cell table:content-validation-name="val9" table:style-name="ce69"/>
          <table:table-cell table:number-columns-repeated="16379"/>
        </table:table-row>
        <table:table-row table:number-rows-repeated="65414" table:style-name="ro3">
          <table:table-cell table:number-columns-repeated="3"/>
          <table:table-cell table:content-validation-name="val9" table:style-name="ce69"/>
          <table:table-cell table:content-validation-name="val9" table:style-name="ce69"/>
          <table:table-cell table:number-columns-repeated="16379"/>
        </table:table-row>
        <table:table-row table:number-rows-repeated="983061" table:style-name="ro3">
          <table:table-cell table:number-columns-repeated="16384"/>
        </table:table-row>
      </table:table>
      <table:table table:name="Student_Grade" table:style-name="ta2">
        <table:table-column table:style-name="co23" table:default-cell-style-name="ce93"/>
        <table:table-column table:style-name="co24" table:default-cell-style-name="ce94"/>
        <table:table-column table:style-name="co7" table:default-cell-style-name="ce95"/>
        <table:table-column table:style-name="co7" table:default-cell-style-name="ce96"/>
        <table:table-column table:style-name="co7" table:default-cell-style-name="ce95"/>
        <table:table-column table:style-name="co7" table:default-cell-style-name="ce96"/>
        <table:table-column table:style-name="co7" table:default-cell-style-name="ce95"/>
        <table:table-column table:style-name="co7" table:default-cell-style-name="ce96"/>
        <table:table-column table:style-name="co25" table:default-cell-style-name="ce93"/>
        <table:table-column table:style-name="co6" table:default-cell-style-name="ce93"/>
        <table:table-column table:style-name="co26" table:default-cell-style-name="ce93"/>
        <table:table-column table:style-name="co10" table:number-columns-repeated="232" table:default-cell-style-name="ce93"/>
        <table:table-column table:style-name="co18" table:number-columns-repeated="765" table:default-cell-style-name="ce46"/>
        <table:table-column table:style-name="co12" table:number-columns-repeated="2" table:default-cell-style-name="ce46"/>
        <table:table-column table:style-name="co18" table:number-columns-repeated="3" table:default-cell-style-name="ce1"/>
        <table:table-column table:style-name="co13" table:number-columns-repeated="15371" table:default-cell-style-name="ce1"/>
        <table:table-row table:style-name="ro21">
          <table:table-cell office:value-type="string" table:number-columns-spanned="1" table:number-rows-spanned="3" table:style-name="ce115">
            <text:p>STUDENT</text:p>
            <text:p>GRADE</text:p>
          </table:table-cell>
          <table:table-cell table:style-name="ce89"/>
          <table:table-cell office:value-type="string" table:number-columns-spanned="2" table:number-rows-spanned="1" table:style-name="ce116">
            <text:p>TOTAL</text:p>
          </table:table-cell>
          <table:covered-table-cell/>
          <table:table-cell table:number-columns-repeated="994" table:style-name="ce90"/>
          <table:table-cell table:number-columns-repeated="2" table:style-name="ce46"/>
          <table:table-cell table:number-columns-repeated="15384" table:style-name="ce1"/>
        </table:table-row>
        <table:table-row table:style-name="ro22">
          <table:covered-table-cell/>
          <table:table-cell table:style-name="ce89"/>
          <table:table-cell office:value-type="string" table:number-columns-spanned="2" table:number-rows-spanned="1" table:style-name="ce117">
            <text:p>GRADE</text:p>
          </table:table-cell>
          <table:covered-table-cell/>
          <table:table-cell table:number-columns-repeated="994" table:style-name="ce90"/>
          <table:table-cell table:number-columns-repeated="2" table:style-name="ce46"/>
          <table:table-cell table:number-columns-repeated="15384" table:style-name="ce1"/>
        </table:table-row>
        <table:table-row table:style-name="ro23">
          <table:covered-table-cell/>
          <table:table-cell table:style-name="ce91"/>
          <table:table-cell office:value-type="percentage" office:value="0.84" table:formula="of:=IF(([.A6]+[.C6]) &lt;= 0.95; ROUND([.A6]+[.C6];2); ROUND((0.95+([.A6]+[.C6]-0.95)/5);2))" table:number-columns-spanned="2" table:number-rows-spanned="1" table:style-name="ce118">
            <text:p>84%</text:p>
          </table:table-cell>
          <table:covered-table-cell/>
          <table:table-cell table:number-columns-repeated="994" table:style-name="ce92"/>
          <table:table-cell table:number-columns-repeated="2" table:style-name="ce46"/>
          <table:table-cell table:number-columns-repeated="15384" table:style-name="ce1"/>
        </table:table-row>
        <table:table-row table:style-name="ro1">
          <table:table-cell table:style-name="ce93"/>
          <table:table-cell table:style-name="ce94"/>
          <table:table-cell table:style-name="ce95"/>
          <table:table-cell table:style-name="ce96"/>
          <table:table-cell table:number-columns-repeated="229" table:style-name="ce93"/>
          <table:table-cell table:number-columns-repeated="767" table:style-name="ce46"/>
          <table:table-cell table:number-columns-repeated="15384" table:style-name="ce1"/>
        </table:table-row>
        <table:table-row table:style-name="ro1">
          <table:table-cell office:value-type="string" table:style-name="ce97">
            <text:p>BASE GRADE</text:p>
          </table:table-cell>
          <table:table-cell table:style-name="ce23"/>
          <table:table-cell office:value-type="string" table:number-columns-spanned="2" table:number-rows-spanned="1" table:style-name="ce119">
            <text:p>CODER MODS</text:p>
          </table:table-cell>
          <table:covered-table-cell/>
          <table:table-cell table:number-columns-repeated="229" table:style-name="ce93"/>
          <table:table-cell table:number-columns-repeated="767" table:style-name="ce46"/>
          <table:table-cell table:number-columns-repeated="15384" table:style-name="ce1"/>
        </table:table-row>
        <table:table-row table:style-name="ro1">
          <table:table-cell office:value-type="percentage" office:value="0.7" table:formula="of:=[Game_Data.$I$12]+[Submission.$E$17]" table:style-name="ce98">
            <text:p>70%</text:p>
          </table:table-cell>
          <table:table-cell table:style-name="ce23"/>
          <table:table-cell office:value-type="percentage" office:value="0.13500000000000001" table:formula="of:=[.D15]+[.D24]+[.D33]" table:number-columns-spanned="2" table:number-rows-spanned="1" table:style-name="ce120">
            <text:p>13.50%</text:p>
          </table:table-cell>
          <table:covered-table-cell/>
          <table:table-cell table:number-columns-repeated="229" table:style-name="ce93"/>
          <table:table-cell table:number-columns-repeated="767" table:style-name="ce46"/>
          <table:table-cell table:number-columns-repeated="15384" table:style-name="ce1"/>
        </table:table-row>
        <table:table-row table:style-name="ro1">
          <table:table-cell table:style-name="ce4"/>
          <table:table-cell table:style-name="ce23"/>
          <table:table-cell office:value-type="string" table:number-columns-spanned="2" table:number-rows-spanned="1" table:style-name="ce121">
            <text:p>Coder</text:p>
          </table:table-cell>
          <table:covered-table-cell/>
          <table:table-cell table:number-columns-repeated="229" table:style-name="ce93"/>
          <table:table-cell table:number-columns-repeated="767" table:style-name="ce46"/>
          <table:table-cell table:number-columns-repeated="15384" table:style-name="ce1"/>
        </table:table-row>
        <table:table-row table:style-name="ro1">
          <table:table-cell office:value-type="string" table:style-name="ce43">
            <text:p>Technical Requirements</text:p>
          </table:table-cell>
          <table:table-cell office:value-type="string" table:style-name="ce44">
            <text:p>#</text:p>
          </table:table-cell>
          <table:table-cell office:value-type="string" table:style-name="ce43">
            <text:p>Weight</text:p>
          </table:table-cell>
          <table:table-cell office:value-type="string" table:style-name="ce99">
            <text:p>Total</text:p>
          </table:table-cell>
          <table:table-cell table:number-columns-repeated="229" table:style-name="ce93"/>
          <table:table-cell table:number-columns-repeated="767" table:style-name="ce46"/>
          <table:table-cell table:number-columns-repeated="15384" table:style-name="ce1"/>
        </table:table-row>
        <table:table-row table:style-name="ro1">
          <table:table-cell office:value-type="string" office:string-value="Missing Required TCRs (out of 6)" table:formula="of:=&quot;Missing Required TCRs (out of &quot;&amp;COUNTIF([TCRs.$A$10:.$A$163];&quot;Required&quot;)&amp;&quot;)&quot;" table:style-name="ce47">
            <text:p>Missing Required TCRs (out of 6)</text:p>
          </table:table-cell>
          <table:table-cell office:value-type="float" office:value="0" table:formula="of:=[TCRs.$D$2]" table:style-name="ce48">
            <text:p>0</text:p>
          </table:table-cell>
          <table:table-cell office:value-type="percentage" office:value="-0.1" table:style-name="ce100">
            <text:p>-10%</text:p>
          </table:table-cell>
          <table:table-cell office:value-type="percentage" office:value="0" table:formula="of:=[.B9]*[.C9]" table:style-name="ce101">
            <text:p>0.00%</text:p>
          </table:table-cell>
          <table:table-cell table:number-columns-repeated="229" table:style-name="ce93"/>
          <table:table-cell table:number-columns-repeated="767" table:style-name="ce46"/>
          <table:table-cell table:number-columns-repeated="15384" table:style-name="ce1"/>
        </table:table-row>
        <table:table-row table:style-name="ro1">
          <table:table-cell office:value-type="string" office:string-value="Missing Basic TCRs (out of 13)" table:formula="of:=&quot;Missing Basic TCRs (out of &quot;&amp;COUNTIF([TCRs.$A$10:.$A$163];&quot;Basic&quot;)&amp;&quot;)&quot;" table:style-name="ce51">
            <text:p>Missing Basic TCRs (out of 13)</text:p>
          </table:table-cell>
          <table:table-cell office:value-type="float" office:value="0" table:formula="of:=[TCRs.$D$3]" table:style-name="ce23">
            <text:p>0</text:p>
          </table:table-cell>
          <table:table-cell office:value-type="percentage" office:value="-0.05" table:style-name="ce102">
            <text:p>-5%</text:p>
          </table:table-cell>
          <table:table-cell office:value-type="percentage" office:value="0" table:formula="of:=[.B10]*[.C10]" table:style-name="ce103">
            <text:p>0.00%</text:p>
          </table:table-cell>
          <table:table-cell table:number-columns-repeated="229" table:style-name="ce93"/>
          <table:table-cell table:number-columns-repeated="767" table:style-name="ce46"/>
          <table:table-cell table:number-columns-repeated="15384" table:style-name="ce1"/>
        </table:table-row>
        <table:table-row table:style-name="ro1">
          <table:table-cell office:value-type="string" office:string-value="Completed Intermediate TCRs (out of 2)" table:formula="of:=&quot;Completed Intermediate TCRs (out of &quot;&amp;COUNTIF([TCRs.$A$10:.$A$230];&quot;Intermediate&quot;)&amp;&quot;)&quot;" table:style-name="ce51">
            <text:p>Completed Intermediate TCRs (out of 2)</text:p>
          </table:table-cell>
          <table:table-cell office:value-type="float" office:value="2" table:formula="of:=[TCRs.$D$5]" table:style-name="ce23">
            <text:p>2</text:p>
          </table:table-cell>
          <table:table-cell office:value-type="percentage" office:value="5.0000000000000001E-3" table:style-name="ce104">
            <text:p>0.5%</text:p>
          </table:table-cell>
          <table:table-cell office:value-type="percentage" office:value="0.01" table:formula="of:=[.B11]*[.C11]" table:style-name="ce103">
            <text:p>1.00%</text:p>
          </table:table-cell>
          <table:table-cell table:number-columns-repeated="229" table:style-name="ce93"/>
          <table:table-cell table:number-columns-repeated="767" table:style-name="ce46"/>
          <table:table-cell table:number-columns-repeated="15384" table:style-name="ce1"/>
        </table:table-row>
        <table:table-row table:style-name="ro1">
          <table:table-cell office:value-type="string" office:string-value="Completed Advanced TCRs (out of 1)" table:formula="of:=&quot;Completed Advanced TCRs (out of &quot;&amp;COUNTIF([TCRs.$A$10:.$A$163];&quot;Advanced&quot;)&amp;&quot;)&quot;" table:style-name="ce51">
            <text:p>Completed Advanced TCRs (out of 1)</text:p>
          </table:table-cell>
          <table:table-cell office:value-type="float" office:value="1" table:formula="of:=[TCRs.$D$7]" table:style-name="ce23">
            <text:p>1</text:p>
          </table:table-cell>
          <table:table-cell office:value-type="percentage" office:value="0.01" table:style-name="ce104">
            <text:p>1.0%</text:p>
          </table:table-cell>
          <table:table-cell office:value-type="percentage" office:value="0.01" table:formula="of:=[.B12]*[.C12]" table:style-name="ce103">
            <text:p>1.00%</text:p>
          </table:table-cell>
          <table:table-cell table:number-columns-repeated="229" table:style-name="ce93"/>
          <table:table-cell table:number-columns-repeated="767" table:style-name="ce46"/>
          <table:table-cell table:number-columns-repeated="15384" table:style-name="ce1"/>
        </table:table-row>
        <table:table-row table:style-name="ro1">
          <table:table-cell office:value-type="string" office:string-value="Completed Professional TCRs (out of 0)" table:formula="of:=&quot;Completed Professional TCRs (out of &quot;&amp;COUNTIF([TCRs.$A$10:.$A$163];&quot;Professional&quot;)&amp;&quot;)&quot;" table:style-name="ce51">
            <text:p>Completed Professional TCRs (out of 0)</text:p>
          </table:table-cell>
          <table:table-cell office:value-type="float" office:value="0" table:formula="of:=[TCRs.$D$8]" table:style-name="ce23">
            <text:p>0</text:p>
          </table:table-cell>
          <table:table-cell office:value-type="percentage" office:value="0.02" table:style-name="ce104">
            <text:p>2.0%</text:p>
          </table:table-cell>
          <table:table-cell office:value-type="percentage" office:value="0" table:formula="of:=[.B13]*[.C13]" table:style-name="ce103">
            <text:p>0.00%</text:p>
          </table:table-cell>
          <table:table-cell table:number-columns-repeated="229" table:style-name="ce93"/>
          <table:table-cell table:number-columns-repeated="767" table:style-name="ce46"/>
          <table:table-cell table:number-columns-repeated="15384" table:style-name="ce1"/>
        </table:table-row>
        <table:table-row table:style-name="ro1">
          <table:table-cell office:value-type="string" office:string-value="Completed Innovative TCRs (out of 0)" table:formula="of:=&quot;Completed Innovative TCRs (out of &quot;&amp;COUNTIF([TCRs.$A$10:.$A$163];&quot;Innovative&quot;)&amp;&quot;)&quot;" table:style-name="ce54">
            <text:p>Completed Innovative TCRs (out of 0)</text:p>
          </table:table-cell>
          <table:table-cell office:value-type="float" office:value="0" table:formula="of:=[TCRs.$D$9]" table:style-name="ce55">
            <text:p>0</text:p>
          </table:table-cell>
          <table:table-cell office:value-type="percentage" office:value="0.05" table:style-name="ce105">
            <text:p>5.0%</text:p>
          </table:table-cell>
          <table:table-cell office:value-type="percentage" office:value="0" table:formula="of:=[.B14]*[.C14]" table:style-name="ce106">
            <text:p>0.00%</text:p>
          </table:table-cell>
          <table:table-cell table:number-columns-repeated="229" table:style-name="ce93"/>
          <table:table-cell table:number-columns-repeated="767" table:style-name="ce46"/>
          <table:table-cell table:number-columns-repeated="15384" table:style-name="ce1"/>
        </table:table-row>
        <table:table-row table:style-name="ro1">
          <table:table-cell table:style-name="ce4"/>
          <table:table-cell table:style-name="ce23"/>
          <table:table-cell office:value-type="string" table:style-name="ce107">
            <text:p>Total:</text:p>
          </table:table-cell>
          <table:table-cell office:value-type="percentage" office:value="0.02" table:formula="of:=SUM([.D9:.D14])" table:style-name="ce108">
            <text:p>2.00%</text:p>
          </table:table-cell>
          <table:table-cell table:number-columns-repeated="229" table:style-name="ce93"/>
          <table:table-cell table:number-columns-repeated="767" table:style-name="ce46"/>
          <table:table-cell table:number-columns-repeated="15384" table:style-name="ce1"/>
        </table:table-row>
        <table:table-row table:style-name="ro1">
          <table:table-cell table:style-name="ce4"/>
          <table:table-cell table:style-name="ce23"/>
          <table:table-cell office:value-type="string" table:number-columns-spanned="2" table:number-rows-spanned="1" table:style-name="ce122">
            <text:p>Coder</text:p>
          </table:table-cell>
          <table:covered-table-cell/>
          <table:table-cell table:number-columns-repeated="229" table:style-name="ce93"/>
          <table:table-cell table:number-columns-repeated="767" table:style-name="ce46"/>
          <table:table-cell table:number-columns-repeated="15384" table:style-name="ce1"/>
        </table:table-row>
        <table:table-row table:style-name="ro1">
          <table:table-cell office:value-type="string" table:style-name="ce43">
            <text:p>Feature Requirements</text:p>
          </table:table-cell>
          <table:table-cell office:value-type="string" table:style-name="ce44">
            <text:p>#</text:p>
          </table:table-cell>
          <table:table-cell office:value-type="string" table:style-name="ce43">
            <text:p>Weight</text:p>
          </table:table-cell>
          <table:table-cell office:value-type="string" table:style-name="ce99">
            <text:p>Total</text:p>
          </table:table-cell>
          <table:table-cell table:number-columns-repeated="229" table:style-name="ce93"/>
          <table:table-cell table:number-columns-repeated="767" table:style-name="ce46"/>
          <table:table-cell table:number-columns-repeated="15384" table:style-name="ce1"/>
        </table:table-row>
        <table:table-row table:style-name="ro1">
          <table:table-cell office:value-type="string" office:string-value="Missing Required FCRs (out of 6)" table:formula="of:=&quot;Missing Required FCRs (out of &quot;&amp;COUNTIF([FCRs.$A$10:.$A$231];&quot;Required&quot;)&amp;&quot;)&quot;" table:style-name="ce47">
            <text:p>Missing Required FCRs (out of 6)</text:p>
          </table:table-cell>
          <table:table-cell office:value-type="float" office:value="0" table:formula="of:=[FCRs.$D$2]" table:style-name="ce48">
            <text:p>0</text:p>
          </table:table-cell>
          <table:table-cell office:value-type="percentage" office:value="-0.1" table:style-name="ce100">
            <text:p>-10%</text:p>
          </table:table-cell>
          <table:table-cell office:value-type="percentage" office:value="0" table:formula="of:=[.B18]*[.C18]" table:style-name="ce101">
            <text:p>0.00%</text:p>
          </table:table-cell>
          <table:table-cell table:number-columns-repeated="229" table:style-name="ce93"/>
          <table:table-cell table:number-columns-repeated="767" table:style-name="ce46"/>
          <table:table-cell table:number-columns-repeated="15384" table:style-name="ce1"/>
        </table:table-row>
        <table:table-row table:style-name="ro1">
          <table:table-cell office:value-type="string" office:string-value="Missing Basic FCRs (out of 13)" table:formula="of:=&quot;Missing Basic FCRs (out of &quot;&amp;COUNTIF([FCRs.$A$10:.$A$231];&quot;Basic&quot;)&amp;&quot;)&quot;" table:style-name="ce51">
            <text:p>Missing Basic FCRs (out of 13)</text:p>
          </table:table-cell>
          <table:table-cell office:value-type="float" office:value="0" table:formula="of:=[FCRs.$D$3]" table:style-name="ce23">
            <text:p>0</text:p>
          </table:table-cell>
          <table:table-cell office:value-type="percentage" office:value="-0.05" table:style-name="ce102">
            <text:p>-5%</text:p>
          </table:table-cell>
          <table:table-cell office:value-type="percentage" office:value="0" table:formula="of:=[.B19]*[.C19]" table:style-name="ce103">
            <text:p>0.00%</text:p>
          </table:table-cell>
          <table:table-cell table:number-columns-repeated="229" table:style-name="ce93"/>
          <table:table-cell table:number-columns-repeated="767" table:style-name="ce46"/>
          <table:table-cell table:number-columns-repeated="15384" table:style-name="ce1"/>
        </table:table-row>
        <table:table-row table:style-name="ro1">
          <table:table-cell office:value-type="string" office:string-value="Completed Intermediate FCRs (out of 23)" table:formula="of:=&quot;Completed Intermediate FCRs (out of &quot;&amp;COUNTIF([FCRs.$A$10:.$A$231];&quot;Intermediate&quot;)&amp;&quot;)&quot;" table:style-name="ce51">
            <text:p>Completed Intermediate FCRs (out of 23)</text:p>
          </table:table-cell>
          <table:table-cell office:value-type="float" office:value="9" table:formula="of:=[FCRs.$D$5]" table:style-name="ce23">
            <text:p>9</text:p>
          </table:table-cell>
          <table:table-cell office:value-type="percentage" office:value="5.0000000000000001E-3" table:style-name="ce104">
            <text:p>0.5%</text:p>
          </table:table-cell>
          <table:table-cell office:value-type="percentage" office:value="4.4999999999999998E-2" table:formula="of:=[.B20]*[.C20]" table:style-name="ce103">
            <text:p>4.50%</text:p>
          </table:table-cell>
          <table:table-cell table:number-columns-repeated="229" table:style-name="ce93"/>
          <table:table-cell table:number-columns-repeated="767" table:style-name="ce46"/>
          <table:table-cell table:number-columns-repeated="15384" table:style-name="ce1"/>
        </table:table-row>
        <table:table-row table:style-name="ro1">
          <table:table-cell office:value-type="string" office:string-value="Completed Advanced FCRs (out of 16)" table:formula="of:=&quot;Completed Advanced FCRs (out of &quot;&amp;COUNTIF([FCRs.$A$10:.$A$231];&quot;Advanced&quot;)&amp;&quot;)&quot;" table:style-name="ce51">
            <text:p>Completed Advanced FCRs (out of 16)</text:p>
          </table:table-cell>
          <table:table-cell office:value-type="float" office:value="5" table:formula="of:=[FCRs.$D$7]" table:style-name="ce23">
            <text:p>5</text:p>
          </table:table-cell>
          <table:table-cell office:value-type="percentage" office:value="0.01" table:style-name="ce104">
            <text:p>1.0%</text:p>
          </table:table-cell>
          <table:table-cell office:value-type="percentage" office:value="0.05" table:formula="of:=[.B21]*[.C21]" table:style-name="ce103">
            <text:p>5.00%</text:p>
          </table:table-cell>
          <table:table-cell table:number-columns-repeated="229" table:style-name="ce93"/>
          <table:table-cell table:number-columns-repeated="767" table:style-name="ce46"/>
          <table:table-cell table:number-columns-repeated="15384" table:style-name="ce1"/>
        </table:table-row>
        <table:table-row table:style-name="ro1">
          <table:table-cell office:value-type="string" office:string-value="Completed Professional FCRs (out of 7)" table:formula="of:=&quot;Completed Professional FCRs (out of &quot;&amp;COUNTIF([FCRs.$A$10:.$A$231];&quot;Professional&quot;)&amp;&quot;)&quot;" table:style-name="ce51">
            <text:p>Completed Professional FCRs (out of 7)</text:p>
          </table:table-cell>
          <table:table-cell office:value-type="float" office:value="0" table:formula="of:=[FCRs.$D$8]" table:style-name="ce23">
            <text:p>0</text:p>
          </table:table-cell>
          <table:table-cell office:value-type="percentage" office:value="0.02" table:style-name="ce104">
            <text:p>2.0%</text:p>
          </table:table-cell>
          <table:table-cell office:value-type="percentage" office:value="0" table:formula="of:=[.B22]*[.C22]" table:style-name="ce103">
            <text:p>0.00%</text:p>
          </table:table-cell>
          <table:table-cell table:number-columns-repeated="229" table:style-name="ce93"/>
          <table:table-cell table:number-columns-repeated="767" table:style-name="ce46"/>
          <table:table-cell table:number-columns-repeated="15384" table:style-name="ce1"/>
        </table:table-row>
        <table:table-row table:style-name="ro1">
          <table:table-cell office:value-type="string" office:string-value="Completed Innovative FCRs (out of 0)" table:formula="of:=&quot;Completed Innovative FCRs (out of &quot;&amp;COUNTIF([FCRs.$A$10:.$A$231];&quot;Innovative&quot;)&amp;&quot;)&quot;" table:style-name="ce54">
            <text:p>Completed Innovative FCRs (out of 0)</text:p>
          </table:table-cell>
          <table:table-cell office:value-type="float" office:value="0" table:formula="of:=[FCRs.$D$9]" table:style-name="ce55">
            <text:p>0</text:p>
          </table:table-cell>
          <table:table-cell office:value-type="percentage" office:value="0.05" table:style-name="ce105">
            <text:p>5.0%</text:p>
          </table:table-cell>
          <table:table-cell office:value-type="percentage" office:value="0" table:formula="of:=[.B23]*[.C23]" table:style-name="ce106">
            <text:p>0.00%</text:p>
          </table:table-cell>
          <table:table-cell table:number-columns-repeated="229" table:style-name="ce93"/>
          <table:table-cell table:number-columns-repeated="767" table:style-name="ce46"/>
          <table:table-cell table:number-columns-repeated="15384" table:style-name="ce1"/>
        </table:table-row>
        <table:table-row table:style-name="ro1">
          <table:table-cell table:style-name="ce4"/>
          <table:table-cell table:style-name="ce23"/>
          <table:table-cell office:value-type="string" table:style-name="ce107">
            <text:p>Total:</text:p>
          </table:table-cell>
          <table:table-cell office:value-type="percentage" office:value="9.5000000000000001E-2" table:formula="of:=SUM([.D18:.D23])" table:style-name="ce108">
            <text:p>9.50%</text:p>
          </table:table-cell>
          <table:table-cell table:number-columns-repeated="229" table:style-name="ce93"/>
          <table:table-cell table:number-columns-repeated="767" table:style-name="ce46"/>
          <table:table-cell table:number-columns-repeated="15384" table:style-name="ce1"/>
        </table:table-row>
        <table:table-row table:style-name="ro1">
          <table:table-cell table:style-name="ce4"/>
          <table:table-cell table:style-name="ce23"/>
          <table:table-cell office:value-type="string" table:number-columns-spanned="2" table:number-rows-spanned="1" table:style-name="ce122">
            <text:p>Coder</text:p>
          </table:table-cell>
          <table:covered-table-cell/>
          <table:table-cell table:number-columns-repeated="229" table:style-name="ce93"/>
          <table:table-cell table:number-columns-repeated="767" table:style-name="ce46"/>
          <table:table-cell table:number-columns-repeated="15384" table:style-name="ce1"/>
        </table:table-row>
        <table:table-row table:style-name="ro1">
          <table:table-cell office:value-type="string" table:style-name="ce43">
            <text:p>Visual Requirements</text:p>
          </table:table-cell>
          <table:table-cell office:value-type="string" table:style-name="ce44">
            <text:p>#</text:p>
          </table:table-cell>
          <table:table-cell office:value-type="string" table:style-name="ce43">
            <text:p>Weight</text:p>
          </table:table-cell>
          <table:table-cell office:value-type="string" table:style-name="ce99">
            <text:p>Total</text:p>
          </table:table-cell>
          <table:table-cell table:number-columns-repeated="229" table:style-name="ce93"/>
          <table:table-cell table:number-columns-repeated="767" table:style-name="ce46"/>
          <table:table-cell table:number-columns-repeated="15384" table:style-name="ce1"/>
        </table:table-row>
        <table:table-row table:style-name="ro1">
          <table:table-cell office:value-type="string" office:string-value="Missing Required VCRs (out of 3)" table:formula="of:=&quot;Missing Required VCRs (out of &quot;&amp;COUNTIF([VCRs.$A$10:.$A$201];&quot;Required&quot;)&amp;&quot;)&quot;" table:style-name="ce47">
            <text:p>Missing Required VCRs (out of 3)</text:p>
          </table:table-cell>
          <table:table-cell office:value-type="float" office:value="0" table:formula="of:=[VCRs.$D$2]" table:style-name="ce48">
            <text:p>0</text:p>
          </table:table-cell>
          <table:table-cell office:value-type="percentage" office:value="-0.1" table:style-name="ce100">
            <text:p>-10%</text:p>
          </table:table-cell>
          <table:table-cell office:value-type="percentage" office:value="0" table:formula="of:=[.B27]*[.C27]" table:style-name="ce101">
            <text:p>0.00%</text:p>
          </table:table-cell>
          <table:table-cell table:number-columns-repeated="229" table:style-name="ce93"/>
          <table:table-cell table:number-columns-repeated="767" table:style-name="ce46"/>
          <table:table-cell table:number-columns-repeated="15384" table:style-name="ce1"/>
        </table:table-row>
        <table:table-row table:style-name="ro1">
          <table:table-cell office:value-type="string" office:string-value="Missing Basic VCRs (out of 4)" table:formula="of:=&quot;Missing Basic VCRs (out of &quot;&amp;COUNTIF([VCRs.$A$10:.$A$201];&quot;Basic&quot;)&amp;&quot;)&quot;" table:style-name="ce51">
            <text:p>Missing Basic VCRs (out of 4)</text:p>
          </table:table-cell>
          <table:table-cell office:value-type="float" office:value="0" table:formula="of:=[VCRs.$D$3]" table:style-name="ce23">
            <text:p>0</text:p>
          </table:table-cell>
          <table:table-cell office:value-type="percentage" office:value="-0.05" table:style-name="ce102">
            <text:p>-5%</text:p>
          </table:table-cell>
          <table:table-cell office:value-type="percentage" office:value="0" table:formula="of:=[.B28]*[.C28]" table:style-name="ce103">
            <text:p>0.00%</text:p>
          </table:table-cell>
          <table:table-cell table:number-columns-repeated="229" table:style-name="ce93"/>
          <table:table-cell table:number-columns-repeated="767" table:style-name="ce46"/>
          <table:table-cell table:number-columns-repeated="15384" table:style-name="ce1"/>
        </table:table-row>
        <table:table-row table:style-name="ro1">
          <table:table-cell office:value-type="string" office:string-value="Completed Intermediate VCRs (out of 9)" table:formula="of:=&quot;Completed Intermediate VCRs (out of &quot;&amp;COUNTIF([VCRs.$A$10:.$A$201];&quot;Intermediate&quot;)&amp;&quot;)&quot;" table:style-name="ce51">
            <text:p>Completed Intermediate VCRs (out of 9)</text:p>
          </table:table-cell>
          <table:table-cell office:value-type="float" office:value="6" table:formula="of:=[VCRs.$D$5]" table:style-name="ce23">
            <text:p>6</text:p>
          </table:table-cell>
          <table:table-cell office:value-type="percentage" office:value="2.5000000000000001E-3" table:style-name="ce109">
            <text:p>0.25%</text:p>
          </table:table-cell>
          <table:table-cell office:value-type="percentage" office:value="1.4999999999999999E-2" table:formula="of:=[.B29]*[.C29]" table:style-name="ce103">
            <text:p>1.50%</text:p>
          </table:table-cell>
          <table:table-cell table:number-columns-repeated="229" table:style-name="ce93"/>
          <table:table-cell table:number-columns-repeated="767" table:style-name="ce46"/>
          <table:table-cell table:number-columns-repeated="15384" table:style-name="ce1"/>
        </table:table-row>
        <table:table-row table:style-name="ro1">
          <table:table-cell office:value-type="string" office:string-value="Completed Advanced VCRs (out of 3)" table:formula="of:=&quot;Completed Advanced VCRs (out of &quot;&amp;COUNTIF([VCRs.$A$10:.$A$201];&quot;Advanced&quot;)&amp;&quot;)&quot;" table:style-name="ce51">
            <text:p>Completed Advanced VCRs (out of 3)</text:p>
          </table:table-cell>
          <table:table-cell office:value-type="float" office:value="1" table:formula="of:=[VCRs.$D$7]" table:style-name="ce23">
            <text:p>1</text:p>
          </table:table-cell>
          <table:table-cell office:value-type="percentage" office:value="5.0000000000000001E-3" table:style-name="ce104">
            <text:p>0.5%</text:p>
          </table:table-cell>
          <table:table-cell office:value-type="percentage" office:value="5.0000000000000001E-3" table:formula="of:=[.B30]*[.C30]" table:style-name="ce103">
            <text:p>0.50%</text:p>
          </table:table-cell>
          <table:table-cell table:number-columns-repeated="229" table:style-name="ce93"/>
          <table:table-cell table:number-columns-repeated="767" table:style-name="ce46"/>
          <table:table-cell table:number-columns-repeated="15384" table:style-name="ce1"/>
        </table:table-row>
        <table:table-row table:style-name="ro1">
          <table:table-cell office:value-type="string" office:string-value="Completed Professional VCRs (out of 2)" table:formula="of:=&quot;Completed Professional VCRs (out of &quot;&amp;COUNTIF([VCRs.$A$10:.$A$201];&quot;Professional&quot;)&amp;&quot;)&quot;" table:style-name="ce51">
            <text:p>Completed Professional VCRs (out of 2)</text:p>
          </table:table-cell>
          <table:table-cell office:value-type="float" office:value="0" table:formula="of:=[VCRs.$D$8]" table:style-name="ce23">
            <text:p>0</text:p>
          </table:table-cell>
          <table:table-cell office:value-type="percentage" office:value="0.01" table:style-name="ce104">
            <text:p>1.0%</text:p>
          </table:table-cell>
          <table:table-cell office:value-type="percentage" office:value="0" table:formula="of:=[.B31]*[.C31]" table:style-name="ce103">
            <text:p>0.00%</text:p>
          </table:table-cell>
          <table:table-cell table:number-columns-repeated="229" table:style-name="ce93"/>
          <table:table-cell table:number-columns-repeated="767" table:style-name="ce46"/>
          <table:table-cell table:number-columns-repeated="15384" table:style-name="ce1"/>
        </table:table-row>
        <table:table-row table:style-name="ro1">
          <table:table-cell office:value-type="string" office:string-value="Completed Innovative VCRs (out of 0)" table:formula="of:=&quot;Completed Innovative VCRs (out of &quot;&amp;COUNTIF([VCRs.$A$10:.$A$201];&quot;Innovative&quot;)&amp;&quot;)&quot;" table:style-name="ce54">
            <text:p>Completed Innovative VCRs (out of 0)</text:p>
          </table:table-cell>
          <table:table-cell office:value-type="float" office:value="0" table:formula="of:=[VCRs.$D$9]" table:style-name="ce55">
            <text:p>0</text:p>
          </table:table-cell>
          <table:table-cell office:value-type="percentage" office:value="0.03" table:style-name="ce105">
            <text:p>3.0%</text:p>
          </table:table-cell>
          <table:table-cell office:value-type="percentage" office:value="0" table:formula="of:=[.B32]*[.C32]" table:style-name="ce106">
            <text:p>0.00%</text:p>
          </table:table-cell>
          <table:table-cell table:number-columns-repeated="229" table:style-name="ce93"/>
          <table:table-cell table:number-columns-repeated="767" table:style-name="ce46"/>
          <table:table-cell table:number-columns-repeated="15384" table:style-name="ce1"/>
        </table:table-row>
        <table:table-row table:style-name="ro1">
          <table:table-cell table:style-name="ce4"/>
          <table:table-cell table:style-name="ce23"/>
          <table:table-cell office:value-type="string" table:style-name="ce107">
            <text:p>Total:</text:p>
          </table:table-cell>
          <table:table-cell office:value-type="percentage" office:value="0.02" table:formula="of:=SUM([.D27:.D32])" table:style-name="ce108">
            <text:p>2.00%</text:p>
          </table:table-cell>
          <table:table-cell table:number-columns-repeated="229" table:style-name="ce4"/>
          <table:table-cell table:number-columns-repeated="767" table:style-name="ce5"/>
          <table:table-cell table:number-columns-repeated="3" table:style-name="ce110"/>
          <table:table-cell table:number-columns-repeated="15381" table:style-name="ce1"/>
        </table:table-row>
        <table:table-row table:style-name="ro1">
          <table:table-cell table:style-name="ce93"/>
          <table:table-cell table:style-name="ce94"/>
          <table:table-cell table:style-name="ce95"/>
          <table:table-cell table:style-name="ce96"/>
          <table:table-cell table:style-name="ce95"/>
          <table:table-cell table:style-name="ce96"/>
          <table:table-cell table:style-name="ce95"/>
          <table:table-cell table:style-name="ce96"/>
          <table:table-cell table:number-columns-repeated="235" table:style-name="ce93"/>
          <table:table-cell table:number-columns-repeated="767" table:style-name="ce46"/>
          <table:table-cell table:number-columns-repeated="15374"/>
        </table:table-row>
        <table:table-row table:style-name="ro1">
          <table:table-cell table:number-columns-repeated="2" table:style-name="ce46"/>
          <table:table-cell table:style-name="ce111"/>
          <table:table-cell table:style-name="ce96"/>
          <table:table-cell table:style-name="ce111"/>
          <table:table-cell table:style-name="ce96"/>
          <table:table-cell table:style-name="ce111"/>
          <table:table-cell table:style-name="ce96"/>
          <table:table-cell table:number-columns-repeated="235" table:style-name="ce93"/>
          <table:table-cell table:number-columns-repeated="767" table:style-name="ce46"/>
          <table:table-cell table:number-columns-repeated="15374"/>
        </table:table-row>
        <table:table-row table:style-name="ro1">
          <table:table-cell table:number-columns-repeated="2" table:style-name="ce46"/>
          <table:table-cell table:style-name="ce95"/>
          <table:table-cell table:style-name="ce96"/>
          <table:table-cell table:style-name="ce95"/>
          <table:table-cell table:style-name="ce96"/>
          <table:table-cell table:style-name="ce95"/>
          <table:table-cell table:style-name="ce96"/>
          <table:table-cell table:number-columns-repeated="235" table:style-name="ce93"/>
          <table:table-cell table:number-columns-repeated="767" table:style-name="ce46"/>
          <table:table-cell table:number-columns-repeated="15374"/>
        </table:table-row>
        <table:table-row table:style-name="ro1">
          <table:table-cell table:style-name="ce112"/>
          <table:table-cell table:style-name="ce94"/>
          <table:table-cell table:style-name="ce113"/>
          <table:table-cell table:style-name="ce114"/>
          <table:table-cell table:style-name="ce113"/>
          <table:table-cell table:style-name="ce114"/>
          <table:table-cell table:style-name="ce113"/>
          <table:table-cell table:style-name="ce114"/>
          <table:table-cell table:number-columns-repeated="235" table:style-name="ce93"/>
          <table:table-cell table:number-columns-repeated="767" table:style-name="ce46"/>
          <table:table-cell table:number-columns-repeated="15374"/>
        </table:table-row>
        <table:table-row table:number-rows-repeated="5" table:style-name="ro1">
          <table:table-cell table:style-name="ce93"/>
          <table:table-cell table:style-name="ce94"/>
          <table:table-cell table:style-name="ce95"/>
          <table:table-cell table:style-name="ce96"/>
          <table:table-cell table:style-name="ce95"/>
          <table:table-cell table:style-name="ce96"/>
          <table:table-cell table:style-name="ce95"/>
          <table:table-cell table:style-name="ce96"/>
          <table:table-cell table:number-columns-repeated="235" table:style-name="ce93"/>
          <table:table-cell table:number-columns-repeated="767" table:style-name="ce46"/>
          <table:table-cell table:number-columns-repeated="15374"/>
        </table:table-row>
        <table:table-row table:style-name="ro1">
          <table:table-cell table:number-columns-repeated="2" table:style-name="ce46"/>
          <table:table-cell table:style-name="ce111"/>
          <table:table-cell table:style-name="ce96"/>
          <table:table-cell table:style-name="ce111"/>
          <table:table-cell table:style-name="ce96"/>
          <table:table-cell table:style-name="ce111"/>
          <table:table-cell table:style-name="ce96"/>
          <table:table-cell table:number-columns-repeated="235" table:style-name="ce93"/>
          <table:table-cell table:number-columns-repeated="767" table:style-name="ce46"/>
          <table:table-cell table:number-columns-repeated="15374"/>
        </table:table-row>
        <table:table-row table:number-rows-repeated="5" table:style-name="ro1">
          <table:table-cell table:number-columns-repeated="2" table:style-name="ce46"/>
          <table:table-cell table:style-name="ce95"/>
          <table:table-cell table:style-name="ce96"/>
          <table:table-cell table:style-name="ce95"/>
          <table:table-cell table:style-name="ce96"/>
          <table:table-cell table:style-name="ce95"/>
          <table:table-cell table:style-name="ce96"/>
          <table:table-cell table:number-columns-repeated="235" table:style-name="ce93"/>
          <table:table-cell table:number-columns-repeated="767" table:style-name="ce46"/>
          <table:table-cell table:number-columns-repeated="15374"/>
        </table:table-row>
        <table:table-row table:number-rows-repeated="3" table:style-name="ro1">
          <table:table-cell table:number-columns-repeated="2" table:style-name="ce46"/>
          <table:table-cell table:style-name="ce95"/>
          <table:table-cell table:style-name="ce96"/>
          <table:table-cell table:style-name="ce95"/>
          <table:table-cell table:style-name="ce96"/>
          <table:table-cell table:style-name="ce95"/>
          <table:table-cell table:style-name="ce96"/>
          <table:table-cell table:number-columns-repeated="235" table:style-name="ce93"/>
          <table:table-cell table:number-columns-repeated="767" table:style-name="ce46"/>
          <table:table-cell table:number-columns-repeated="15374" table:style-name="ce1"/>
        </table:table-row>
        <table:table-row table:number-rows-repeated="2" table:style-name="ro1">
          <table:table-cell table:style-name="ce93"/>
          <table:table-cell table:style-name="ce94"/>
          <table:table-cell table:style-name="ce95"/>
          <table:table-cell table:style-name="ce96"/>
          <table:table-cell table:style-name="ce95"/>
          <table:table-cell table:style-name="ce96"/>
          <table:table-cell table:style-name="ce95"/>
          <table:table-cell table:style-name="ce96"/>
          <table:table-cell table:number-columns-repeated="235" table:style-name="ce4"/>
          <table:table-cell table:number-columns-repeated="767" table:style-name="ce5"/>
          <table:table-cell table:number-columns-repeated="3" table:style-name="ce110"/>
          <table:table-cell table:number-columns-repeated="15371"/>
        </table:table-row>
        <table:table-row table:number-rows-repeated="1048523" table:style-name="ro5">
          <table:table-cell table:number-columns-repeated="16384"/>
        </table:table-row>
      </table:table>
      <table:table table:name="Instructor_Grade" table:style-name="ta2">
        <table:table-column table:style-name="co27" table:default-cell-style-name="ce93"/>
        <table:table-column table:style-name="co24" table:default-cell-style-name="ce94"/>
        <table:table-column table:style-name="co7" table:default-cell-style-name="ce95"/>
        <table:table-column table:style-name="co7" table:default-cell-style-name="ce96"/>
        <table:table-column table:style-name="co7" table:default-cell-style-name="ce95"/>
        <table:table-column table:style-name="co28" table:default-cell-style-name="ce96"/>
        <table:table-column table:style-name="co7" table:default-cell-style-name="ce95"/>
        <table:table-column table:style-name="co7" table:default-cell-style-name="ce96"/>
        <table:table-column table:style-name="co25" table:default-cell-style-name="ce124"/>
        <table:table-column table:style-name="co6" table:default-cell-style-name="ce94"/>
        <table:table-column table:style-name="co26" table:default-cell-style-name="ce93"/>
        <table:table-column table:style-name="co10" table:number-columns-repeated="236" table:default-cell-style-name="ce93"/>
        <table:table-column table:style-name="co18" table:number-columns-repeated="765" table:default-cell-style-name="ce46"/>
        <table:table-column table:style-name="co12" table:number-columns-repeated="2" table:default-cell-style-name="ce46"/>
        <table:table-column table:style-name="co18" table:number-columns-repeated="3" table:default-cell-style-name="ce1"/>
        <table:table-column table:style-name="co13" table:number-columns-repeated="15367" table:default-cell-style-name="ce1"/>
        <table:table-row table:style-name="ro21">
          <table:table-cell office:value-type="string" table:number-columns-spanned="1" table:number-rows-spanned="3" table:style-name="ce115">
            <text:p>INSTRUCTOR</text:p>
            <text:p>GRADE</text:p>
          </table:table-cell>
          <table:table-cell table:style-name="ce89"/>
          <table:table-cell office:value-type="string" table:number-columns-spanned="2" table:number-rows-spanned="1" table:style-name="ce116">
            <text:p>CODER</text:p>
          </table:table-cell>
          <table:covered-table-cell/>
          <table:table-cell table:style-name="ce113"/>
          <table:table-cell office:value-type="string" table:number-columns-spanned="1" table:number-rows-spanned="2" table:style-name="ce132">
            <text:p>Student-Instructor Mods Difference</text:p>
          </table:table-cell>
          <table:table-cell table:style-name="ce93"/>
          <table:table-cell office:value-type="string" table:number-columns-spanned="3" table:number-rows-spanned="7" table:style-name="ce66">
            <text:p>This is based on -1%/-2%/-10% weighting for all categories. If you can accurately predict your CR modifiers, your entire project gets a small bonus. If you get your project pre-graded and turn it in early, this is effectively an early turn-in bonus.</text:p>
          </table:table-cell>
          <table:covered-table-cell table:number-columns-repeated="2"/>
          <table:table-cell table:number-columns-repeated="998" table:style-name="ce90"/>
          <table:table-cell table:number-columns-repeated="2" table:style-name="ce46"/>
          <table:table-cell table:number-columns-repeated="15374" table:style-name="ce1"/>
        </table:table-row>
        <table:table-row table:style-name="ro22">
          <table:covered-table-cell/>
          <table:table-cell table:style-name="ce89"/>
          <table:table-cell office:value-type="string" table:number-columns-spanned="2" table:number-rows-spanned="1" table:style-name="ce117">
            <text:p>GRADE</text:p>
          </table:table-cell>
          <table:covered-table-cell/>
          <table:table-cell table:style-name="ce113"/>
          <table:covered-table-cell/>
          <table:table-cell table:style-name="ce93"/>
          <table:covered-table-cell/>
          <table:covered-table-cell table:number-columns-repeated="2"/>
          <table:table-cell table:number-columns-repeated="998" table:style-name="ce90"/>
          <table:table-cell table:number-columns-repeated="2" table:style-name="ce46"/>
          <table:table-cell table:number-columns-repeated="15374" table:style-name="ce1"/>
        </table:table-row>
        <table:table-row table:style-name="ro23">
          <table:covered-table-cell/>
          <table:table-cell table:style-name="ce91"/>
          <table:table-cell office:value-type="percentage" office:value="0.7" table:formula="of:=IF(([.A6]+[.C6]+[.F7]) &lt;= 0.95; ROUND([.A6]+[.C6]+[.F7];2); ROUND((0.95+([.A6]+[.C6]+[.F7]-0.95)/5);2))" table:number-columns-spanned="2" table:number-rows-spanned="1" table:style-name="ce118">
            <text:p>70%</text:p>
          </table:table-cell>
          <table:covered-table-cell/>
          <table:table-cell table:style-name="ce113"/>
          <table:table-cell office:value-type="percentage" office:value="0.13500000000000001" table:formula="of:=ABS([Student_Grade.$D$15]+[Student_Grade.$D$24]+[Student_Grade.$D$33]) - ABS([.D15]+[.D24]+[.D33])" table:style-name="ce123">
            <text:p>13.50%</text:p>
          </table:table-cell>
          <table:table-cell table:style-name="ce93"/>
          <table:covered-table-cell/>
          <table:covered-table-cell table:number-columns-repeated="2"/>
          <table:table-cell table:number-columns-repeated="998" table:style-name="ce92"/>
          <table:table-cell table:number-columns-repeated="2" table:style-name="ce46"/>
          <table:table-cell table:number-columns-repeated="15374" table:style-name="ce1"/>
        </table:table-row>
        <table:table-row table:style-name="ro1">
          <table:table-cell table:style-name="ce93"/>
          <table:table-cell table:style-name="ce94"/>
          <table:table-cell table:style-name="ce95"/>
          <table:table-cell table:style-name="ce96"/>
          <table:table-cell table:style-name="ce124"/>
          <table:table-cell table:style-name="ce23"/>
          <table:table-cell table:style-name="ce93"/>
          <table:covered-table-cell/>
          <table:covered-table-cell table:number-columns-repeated="2"/>
          <table:table-cell table:number-columns-repeated="233" table:style-name="ce93"/>
          <table:table-cell table:number-columns-repeated="767" table:style-name="ce46"/>
          <table:table-cell table:number-columns-repeated="15374" table:style-name="ce1"/>
        </table:table-row>
        <table:table-row table:style-name="ro1">
          <table:table-cell office:value-type="string" table:style-name="ce97">
            <text:p>BASE GRADE</text:p>
          </table:table-cell>
          <table:table-cell table:style-name="ce23"/>
          <table:table-cell office:value-type="string" table:number-columns-spanned="2" table:number-rows-spanned="1" table:style-name="ce119">
            <text:p>CODER MODS</text:p>
          </table:table-cell>
          <table:covered-table-cell/>
          <table:table-cell table:style-name="ce124"/>
          <table:table-cell office:value-type="string" table:number-columns-spanned="1" table:number-rows-spanned="2" table:style-name="ce132">
            <text:p>Student Grading Accuracy Bonus</text:p>
          </table:table-cell>
          <table:table-cell table:style-name="ce93"/>
          <table:covered-table-cell/>
          <table:covered-table-cell table:number-columns-repeated="2"/>
          <table:table-cell table:number-columns-repeated="233" table:style-name="ce93"/>
          <table:table-cell table:number-columns-repeated="767" table:style-name="ce46"/>
          <table:table-cell table:number-columns-repeated="15374" table:style-name="ce1"/>
        </table:table-row>
        <table:table-row table:style-name="ro1">
          <table:table-cell office:value-type="percentage" office:value="0.7" table:formula="of:=[Game_Data.$I$12]+[Submission.$E$17]" table:style-name="ce98">
            <text:p>70%</text:p>
          </table:table-cell>
          <table:table-cell table:style-name="ce23"/>
          <table:table-cell office:value-type="percentage" office:value="0" table:formula="of:=[.D15]+[.D24]+[.D33]" table:number-columns-spanned="2" table:number-rows-spanned="1" table:style-name="ce120">
            <text:p>0.00%</text:p>
          </table:table-cell>
          <table:covered-table-cell/>
          <table:table-cell table:style-name="ce95"/>
          <table:covered-table-cell/>
          <table:table-cell table:style-name="ce93"/>
          <table:covered-table-cell/>
          <table:covered-table-cell table:number-columns-repeated="2"/>
          <table:table-cell table:number-columns-repeated="233" table:style-name="ce93"/>
          <table:table-cell table:number-columns-repeated="767" table:style-name="ce46"/>
          <table:table-cell table:number-columns-repeated="15374" table:style-name="ce1"/>
        </table:table-row>
        <table:table-row table:style-name="ro1">
          <table:table-cell table:style-name="ce4"/>
          <table:table-cell table:style-name="ce23"/>
          <table:table-cell office:value-type="string" table:number-columns-spanned="2" table:number-rows-spanned="1" table:style-name="ce121">
            <text:p>Coder</text:p>
          </table:table-cell>
          <table:covered-table-cell/>
          <table:table-cell table:style-name="ce125"/>
          <table:table-cell office:value-type="percentage" office:value="0" table:formula="of:=IF([.F3] &gt; 0.05; 0; IF( [.F3] &gt; 0.02; 0.01; (IF([.F3] &gt; 0.01; 0.02; 0.03))))" table:style-name="ce126">
            <text:p>0%</text:p>
          </table:table-cell>
          <table:table-cell table:style-name="ce93"/>
          <table:covered-table-cell/>
          <table:covered-table-cell table:number-columns-repeated="2"/>
          <table:table-cell table:number-columns-repeated="233" table:style-name="ce93"/>
          <table:table-cell table:number-columns-repeated="767" table:style-name="ce46"/>
          <table:table-cell table:number-columns-repeated="15374" table:style-name="ce1"/>
        </table:table-row>
        <table:table-row table:style-name="ro1">
          <table:table-cell office:value-type="string" table:style-name="ce43">
            <text:p>Technical Requirements</text:p>
          </table:table-cell>
          <table:table-cell office:value-type="string" table:style-name="ce44">
            <text:p>#</text:p>
          </table:table-cell>
          <table:table-cell office:value-type="string" table:style-name="ce43">
            <text:p>Weight</text:p>
          </table:table-cell>
          <table:table-cell office:value-type="string" table:style-name="ce99">
            <text:p>Total</text:p>
          </table:table-cell>
          <table:table-cell table:style-name="ce127"/>
          <table:table-cell table:style-name="ce23"/>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Missing Required TCRs (out of 6)" table:formula="of:=&quot;Missing Required TCRs (out of &quot;&amp;COUNTIF([TCRs.$A$10:.$A$163];&quot;Required&quot;)&amp;&quot;)&quot;" table:style-name="ce47">
            <text:p>Missing Required TCRs (out of 6)</text:p>
          </table:table-cell>
          <table:table-cell office:value-type="float" office:value="0" table:formula="of:=[TCRs.$E$2]" table:style-name="ce48">
            <text:p>0</text:p>
          </table:table-cell>
          <table:table-cell office:value-type="percentage" office:value="-0.1" table:style-name="ce100">
            <text:p>-10%</text:p>
          </table:table-cell>
          <table:table-cell office:value-type="percentage" office:value="0" table:formula="of:=[.B9]*[.C9]" table:style-name="ce101">
            <text:p>0.00%</text:p>
          </table:table-cell>
          <table:table-cell table:style-name="ce125"/>
          <table:table-cell office:value-type="string" table:number-columns-spanned="1" table:number-rows-spanned="3" table:style-name="ce40">
            <text:p>+1% for 5% or less</text:p>
            <text:p>+2% for 2% or less</text:p>
            <text:p>+3% for 1% or less</text:p>
          </table:table-cell>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Missing Basic TCRs (out of 13)" table:formula="of:=&quot;Missing Basic TCRs (out of &quot;&amp;COUNTIF([TCRs.$A$10:.$A$163];&quot;Basic&quot;)&amp;&quot;)&quot;" table:style-name="ce51">
            <text:p>Missing Basic TCRs (out of 13)</text:p>
          </table:table-cell>
          <table:table-cell office:value-type="float" office:value="0" table:formula="of:=[TCRs.$E$3]" table:style-name="ce23">
            <text:p>0</text:p>
          </table:table-cell>
          <table:table-cell office:value-type="percentage" office:value="-0.05" table:style-name="ce102">
            <text:p>-5%</text:p>
          </table:table-cell>
          <table:table-cell office:value-type="percentage" office:value="0" table:formula="of:=[.B10]*[.C10]" table:style-name="ce103">
            <text:p>0.00%</text:p>
          </table:table-cell>
          <table:table-cell table:style-name="ce125"/>
          <table:covered-table-cell/>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Completed Intermediate TCRs (out of 2)" table:formula="of:=&quot;Completed Intermediate TCRs (out of &quot;&amp;COUNTIF([TCRs.$A$10:.$A$230];&quot;Intermediate&quot;)&amp;&quot;)&quot;" table:style-name="ce51">
            <text:p>Completed Intermediate TCRs (out of 2)</text:p>
          </table:table-cell>
          <table:table-cell office:value-type="float" office:value="0" table:formula="of:=[TCRs.$E$5]" table:style-name="ce23">
            <text:p>0</text:p>
          </table:table-cell>
          <table:table-cell office:value-type="percentage" office:value="5.0000000000000001E-3" table:style-name="ce104">
            <text:p>0.5%</text:p>
          </table:table-cell>
          <table:table-cell office:value-type="percentage" office:value="0" table:formula="of:=[.B11]*[.C11]" table:style-name="ce103">
            <text:p>0.00%</text:p>
          </table:table-cell>
          <table:table-cell table:style-name="ce128"/>
          <table:covered-table-cell/>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Completed Advanced TCRs (out of 1)" table:formula="of:=&quot;Completed Advanced TCRs (out of &quot;&amp;COUNTIF([TCRs.$A$10:.$A$174];&quot;Advanced&quot;)&amp;&quot;)&quot;" table:style-name="ce51">
            <text:p>Completed Advanced TCRs (out of 1)</text:p>
          </table:table-cell>
          <table:table-cell office:value-type="float" office:value="0" table:formula="of:=[TCRs.$E$7]" table:style-name="ce23">
            <text:p>0</text:p>
          </table:table-cell>
          <table:table-cell office:value-type="percentage" office:value="0.01" table:style-name="ce104">
            <text:p>1.0%</text:p>
          </table:table-cell>
          <table:table-cell office:value-type="percentage" office:value="0" table:formula="of:=[.B12]*[.C12]" table:style-name="ce103">
            <text:p>0.00%</text:p>
          </table:table-cell>
          <table:table-cell table:style-name="ce128"/>
          <table:table-cell table:style-name="ce129"/>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Completed Professional TCRs (out of 0)" table:formula="of:=&quot;Completed Professional TCRs (out of &quot;&amp;COUNTIF([TCRs.$A$10:.$A$174];&quot;Professional&quot;)&amp;&quot;)&quot;" table:style-name="ce51">
            <text:p>Completed Professional TCRs (out of 0)</text:p>
          </table:table-cell>
          <table:table-cell office:value-type="float" office:value="0" table:formula="of:=[TCRs.$E$8]" table:style-name="ce23">
            <text:p>0</text:p>
          </table:table-cell>
          <table:table-cell office:value-type="percentage" office:value="0.02" table:style-name="ce104">
            <text:p>2.0%</text:p>
          </table:table-cell>
          <table:table-cell office:value-type="percentage" office:value="0" table:formula="of:=[.B13]*[.C13]" table:style-name="ce103">
            <text:p>0.00%</text:p>
          </table:table-cell>
          <table:table-cell table:style-name="ce128"/>
          <table:table-cell table:style-name="ce23"/>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Completed Innovative TCRs (out of 0)" table:formula="of:=&quot;Completed Innovative TCRs (out of &quot;&amp;COUNTIF([TCRs.$A$10:.$A$163];&quot;Innovative&quot;)&amp;&quot;)&quot;" table:style-name="ce54">
            <text:p>Completed Innovative TCRs (out of 0)</text:p>
          </table:table-cell>
          <table:table-cell office:value-type="float" office:value="0" table:formula="of:=[TCRs.$E$9]" table:style-name="ce55">
            <text:p>0</text:p>
          </table:table-cell>
          <table:table-cell office:value-type="percentage" office:value="0.05" table:style-name="ce105">
            <text:p>5.0%</text:p>
          </table:table-cell>
          <table:table-cell office:value-type="percentage" office:value="0" table:formula="of:=[.B14]*[.C14]" table:style-name="ce106">
            <text:p>0.00%</text:p>
          </table:table-cell>
          <table:table-cell table:style-name="ce125"/>
          <table:table-cell table:style-name="ce23"/>
          <table:table-cell table:number-columns-repeated="237" table:style-name="ce93"/>
          <table:table-cell table:number-columns-repeated="767" table:style-name="ce46"/>
          <table:table-cell table:number-columns-repeated="15374" table:style-name="ce1"/>
        </table:table-row>
        <table:table-row table:style-name="ro1">
          <table:table-cell table:style-name="ce4"/>
          <table:table-cell table:style-name="ce23"/>
          <table:table-cell office:value-type="string" table:style-name="ce107">
            <text:p>Total:</text:p>
          </table:table-cell>
          <table:table-cell office:value-type="percentage" office:value="0" table:formula="of:=SUM([.D9:.D14])" table:style-name="ce108">
            <text:p>0.00%</text:p>
          </table:table-cell>
          <table:table-cell table:style-name="ce127"/>
          <table:table-cell table:style-name="ce23"/>
          <table:table-cell table:number-columns-repeated="237" table:style-name="ce93"/>
          <table:table-cell table:number-columns-repeated="767" table:style-name="ce46"/>
          <table:table-cell table:number-columns-repeated="15374" table:style-name="ce1"/>
        </table:table-row>
        <table:table-row table:style-name="ro1">
          <table:table-cell table:style-name="ce4"/>
          <table:table-cell table:style-name="ce23"/>
          <table:table-cell office:value-type="string" table:number-columns-spanned="2" table:number-rows-spanned="1" table:style-name="ce122">
            <text:p>Coder</text:p>
          </table:table-cell>
          <table:covered-table-cell/>
          <table:table-cell table:style-name="ce125"/>
          <table:table-cell table:style-name="ce23"/>
          <table:table-cell table:number-columns-repeated="237" table:style-name="ce93"/>
          <table:table-cell table:number-columns-repeated="767" table:style-name="ce46"/>
          <table:table-cell table:number-columns-repeated="15374" table:style-name="ce1"/>
        </table:table-row>
        <table:table-row table:style-name="ro1">
          <table:table-cell office:value-type="string" table:style-name="ce43">
            <text:p>Design Requirements</text:p>
          </table:table-cell>
          <table:table-cell office:value-type="string" table:style-name="ce44">
            <text:p>#</text:p>
          </table:table-cell>
          <table:table-cell office:value-type="string" table:style-name="ce43">
            <text:p>Weight</text:p>
          </table:table-cell>
          <table:table-cell office:value-type="string" table:style-name="ce99">
            <text:p>Total</text:p>
          </table:table-cell>
          <table:table-cell table:style-name="ce125"/>
          <table:table-cell table:style-name="ce23"/>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Missing Required FCRs (out of 6)" table:formula="of:=&quot;Missing Required FCRs (out of &quot;&amp;COUNTIF([FCRs.$A$10:.$A$231];&quot;Required&quot;)&amp;&quot;)&quot;" table:style-name="ce47">
            <text:p>Missing Required FCRs (out of 6)</text:p>
          </table:table-cell>
          <table:table-cell office:value-type="float" office:value="0" table:formula="of:=[FCRs.$E$2]" table:style-name="ce48">
            <text:p>0</text:p>
          </table:table-cell>
          <table:table-cell office:value-type="percentage" office:value="-0.1" table:style-name="ce100">
            <text:p>-10%</text:p>
          </table:table-cell>
          <table:table-cell office:value-type="percentage" office:value="0" table:formula="of:=[.B18]*[.C18]" table:style-name="ce101">
            <text:p>0.00%</text:p>
          </table:table-cell>
          <table:table-cell table:style-name="ce130"/>
          <table:table-cell table:style-name="ce23"/>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Missing Basic FCRs (out of 13)" table:formula="of:=&quot;Missing Basic FCRs (out of &quot;&amp;COUNTIF([FCRs.$A$10:.$A$231];&quot;Basic&quot;)&amp;&quot;)&quot;" table:style-name="ce51">
            <text:p>Missing Basic FCRs (out of 13)</text:p>
          </table:table-cell>
          <table:table-cell office:value-type="float" office:value="0" table:formula="of:=[FCRs.$E$3]" table:style-name="ce23">
            <text:p>0</text:p>
          </table:table-cell>
          <table:table-cell office:value-type="percentage" office:value="-0.05" table:style-name="ce102">
            <text:p>-5%</text:p>
          </table:table-cell>
          <table:table-cell office:value-type="percentage" office:value="0" table:formula="of:=[.B19]*[.C19]" table:style-name="ce103">
            <text:p>0.00%</text:p>
          </table:table-cell>
          <table:table-cell table:style-name="ce130"/>
          <table:table-cell table:style-name="ce23"/>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Completed Intermediate FCRs (out of 23)" table:formula="of:=&quot;Completed Intermediate FCRs (out of &quot;&amp;COUNTIF([FCRs.$A$10:.$A$231];&quot;Intermediate&quot;)&amp;&quot;)&quot;" table:style-name="ce51">
            <text:p>Completed Intermediate FCRs (out of 23)</text:p>
          </table:table-cell>
          <table:table-cell office:value-type="float" office:value="0" table:formula="of:=[FCRs.$E$5]" table:style-name="ce23">
            <text:p>0</text:p>
          </table:table-cell>
          <table:table-cell office:value-type="percentage" office:value="5.0000000000000001E-3" table:style-name="ce104">
            <text:p>0.5%</text:p>
          </table:table-cell>
          <table:table-cell office:value-type="percentage" office:value="0" table:formula="of:=[.B20]*[.C20]" table:style-name="ce103">
            <text:p>0.00%</text:p>
          </table:table-cell>
          <table:table-cell table:style-name="ce130"/>
          <table:table-cell table:style-name="ce23"/>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Completed Advanced FCRs (out of 16)" table:formula="of:=&quot;Completed Advanced FCRs (out of &quot;&amp;COUNTIF([FCRs.$A$10:.$A$231];&quot;Advanced&quot;)&amp;&quot;)&quot;" table:style-name="ce51">
            <text:p>Completed Advanced FCRs (out of 16)</text:p>
          </table:table-cell>
          <table:table-cell office:value-type="float" office:value="0" table:formula="of:=[FCRs.$E$7]" table:style-name="ce23">
            <text:p>0</text:p>
          </table:table-cell>
          <table:table-cell office:value-type="percentage" office:value="0.01" table:style-name="ce104">
            <text:p>1.0%</text:p>
          </table:table-cell>
          <table:table-cell office:value-type="percentage" office:value="0" table:formula="of:=[.B21]*[.C21]" table:style-name="ce103">
            <text:p>0.00%</text:p>
          </table:table-cell>
          <table:table-cell table:style-name="ce125"/>
          <table:table-cell table:style-name="ce94"/>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Completed Professional FCRs (out of 7)" table:formula="of:=&quot;Completed Professional FCRs (out of &quot;&amp;COUNTIF([FCRs.$A$10:.$A$231];&quot;Professional&quot;)&amp;&quot;)&quot;" table:style-name="ce51">
            <text:p>Completed Professional FCRs (out of 7)</text:p>
          </table:table-cell>
          <table:table-cell office:value-type="float" office:value="0" table:formula="of:=[FCRs.$E$8]" table:style-name="ce23">
            <text:p>0</text:p>
          </table:table-cell>
          <table:table-cell office:value-type="percentage" office:value="0.02" table:style-name="ce104">
            <text:p>2.0%</text:p>
          </table:table-cell>
          <table:table-cell office:value-type="percentage" office:value="0" table:formula="of:=[.B22]*[.C22]" table:style-name="ce103">
            <text:p>0.00%</text:p>
          </table:table-cell>
          <table:table-cell table:style-name="ce127"/>
          <table:table-cell table:style-name="ce94"/>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Completed Innovative FCRs (out of 0)" table:formula="of:=&quot;Completed Innovative FCRs (out of &quot;&amp;COUNTIF([FCRs.$A$10:.$A$231];&quot;Innovative&quot;)&amp;&quot;)&quot;" table:style-name="ce54">
            <text:p>Completed Innovative FCRs (out of 0)</text:p>
          </table:table-cell>
          <table:table-cell office:value-type="float" office:value="0" table:formula="of:=[FCRs.$E$9]" table:style-name="ce55">
            <text:p>0</text:p>
          </table:table-cell>
          <table:table-cell office:value-type="percentage" office:value="0.05" table:style-name="ce105">
            <text:p>5.0%</text:p>
          </table:table-cell>
          <table:table-cell office:value-type="percentage" office:value="0" table:formula="of:=[.B23]*[.C23]" table:style-name="ce106">
            <text:p>0.00%</text:p>
          </table:table-cell>
          <table:table-cell table:style-name="ce125"/>
          <table:table-cell table:style-name="ce94"/>
          <table:table-cell table:number-columns-repeated="237" table:style-name="ce93"/>
          <table:table-cell table:number-columns-repeated="767" table:style-name="ce46"/>
          <table:table-cell table:number-columns-repeated="15374" table:style-name="ce1"/>
        </table:table-row>
        <table:table-row table:style-name="ro1">
          <table:table-cell table:style-name="ce4"/>
          <table:table-cell table:style-name="ce23"/>
          <table:table-cell office:value-type="string" table:style-name="ce107">
            <text:p>Total:</text:p>
          </table:table-cell>
          <table:table-cell office:value-type="percentage" office:value="0" table:formula="of:=SUM([.D18:.D23])" table:style-name="ce108">
            <text:p>0.00%</text:p>
          </table:table-cell>
          <table:table-cell table:style-name="ce125"/>
          <table:table-cell table:style-name="ce94"/>
          <table:table-cell table:number-columns-repeated="237" table:style-name="ce93"/>
          <table:table-cell table:number-columns-repeated="767" table:style-name="ce46"/>
          <table:table-cell table:number-columns-repeated="15374" table:style-name="ce1"/>
        </table:table-row>
        <table:table-row table:style-name="ro1">
          <table:table-cell table:style-name="ce4"/>
          <table:table-cell table:style-name="ce23"/>
          <table:table-cell office:value-type="string" table:number-columns-spanned="2" table:number-rows-spanned="1" table:style-name="ce122">
            <text:p>Coder</text:p>
          </table:table-cell>
          <table:covered-table-cell/>
          <table:table-cell table:style-name="ce130"/>
          <table:table-cell table:style-name="ce94"/>
          <table:table-cell table:number-columns-repeated="237" table:style-name="ce93"/>
          <table:table-cell table:number-columns-repeated="767" table:style-name="ce46"/>
          <table:table-cell table:number-columns-repeated="15374" table:style-name="ce1"/>
        </table:table-row>
        <table:table-row table:style-name="ro1">
          <table:table-cell office:value-type="string" table:style-name="ce43">
            <text:p>Visual Requirements</text:p>
          </table:table-cell>
          <table:table-cell office:value-type="string" table:style-name="ce44">
            <text:p>#</text:p>
          </table:table-cell>
          <table:table-cell office:value-type="string" table:style-name="ce43">
            <text:p>Weight</text:p>
          </table:table-cell>
          <table:table-cell office:value-type="string" table:style-name="ce99">
            <text:p>Total</text:p>
          </table:table-cell>
          <table:table-cell table:style-name="ce130"/>
          <table:table-cell table:style-name="ce94"/>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Missing Required VCRs (out of 3)" table:formula="of:=&quot;Missing Required VCRs (out of &quot;&amp;COUNTIF([VCRs.$A$10:.$A$201];&quot;Required&quot;)&amp;&quot;)&quot;" table:style-name="ce47">
            <text:p>Missing Required VCRs (out of 3)</text:p>
          </table:table-cell>
          <table:table-cell office:value-type="float" office:value="0" table:formula="of:=[VCRs.$E$2]" table:style-name="ce48">
            <text:p>0</text:p>
          </table:table-cell>
          <table:table-cell office:value-type="percentage" office:value="-0.1" table:style-name="ce100">
            <text:p>-10%</text:p>
          </table:table-cell>
          <table:table-cell office:value-type="percentage" office:value="0" table:formula="of:=[.B27]*[.C27]" table:style-name="ce101">
            <text:p>0.00%</text:p>
          </table:table-cell>
          <table:table-cell table:style-name="ce130"/>
          <table:table-cell table:style-name="ce94"/>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Missing Basic VCRs (out of 4)" table:formula="of:=&quot;Missing Basic VCRs (out of &quot;&amp;COUNTIF([VCRs.$A$10:.$A$201];&quot;Basic&quot;)&amp;&quot;)&quot;" table:style-name="ce51">
            <text:p>Missing Basic VCRs (out of 4)</text:p>
          </table:table-cell>
          <table:table-cell office:value-type="float" office:value="0" table:formula="of:=[VCRs.$E$3]" table:style-name="ce23">
            <text:p>0</text:p>
          </table:table-cell>
          <table:table-cell office:value-type="percentage" office:value="-0.05" table:style-name="ce102">
            <text:p>-5%</text:p>
          </table:table-cell>
          <table:table-cell office:value-type="percentage" office:value="0" table:formula="of:=[.B28]*[.C28]" table:style-name="ce103">
            <text:p>0.00%</text:p>
          </table:table-cell>
          <table:table-cell table:style-name="ce125"/>
          <table:table-cell table:style-name="ce23"/>
          <table:table-cell table:number-columns-repeated="4" table:style-name="ce4"/>
          <table:table-cell table:number-columns-repeated="233" table:style-name="ce93"/>
          <table:table-cell table:number-columns-repeated="767" table:style-name="ce46"/>
          <table:table-cell table:number-columns-repeated="15374" table:style-name="ce1"/>
        </table:table-row>
        <table:table-row table:style-name="ro1">
          <table:table-cell office:value-type="string" office:string-value="Completed Intermediate VCRs (out of 9)" table:formula="of:=&quot;Completed Intermediate VCRs (out of &quot;&amp;COUNTIF([VCRs.$A$10:.$A$230];&quot;Intermediate&quot;)&amp;&quot;)&quot;" table:style-name="ce51">
            <text:p>Completed Intermediate VCRs (out of 9)</text:p>
          </table:table-cell>
          <table:table-cell office:value-type="float" office:value="0" table:formula="of:=[VCRs.$E$5]" table:style-name="ce23">
            <text:p>0</text:p>
          </table:table-cell>
          <table:table-cell office:value-type="percentage" office:value="2.5000000000000001E-3" table:style-name="ce109">
            <text:p>0.25%</text:p>
          </table:table-cell>
          <table:table-cell office:value-type="percentage" office:value="0" table:formula="of:=[.B29]*[.C29]" table:style-name="ce103">
            <text:p>0.00%</text:p>
          </table:table-cell>
          <table:table-cell table:style-name="ce127"/>
          <table:table-cell table:style-name="ce94"/>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Completed Advanced VCRs (out of 3)" table:formula="of:=&quot;Completed Advanced VCRs (out of &quot;&amp;COUNTIF([VCRs.$A$10:.$A$201];&quot;Advanced&quot;)&amp;&quot;)&quot;" table:style-name="ce51">
            <text:p>Completed Advanced VCRs (out of 3)</text:p>
          </table:table-cell>
          <table:table-cell office:value-type="float" office:value="0" table:formula="of:=[VCRs.$E$7]" table:style-name="ce23">
            <text:p>0</text:p>
          </table:table-cell>
          <table:table-cell office:value-type="percentage" office:value="5.0000000000000001E-3" table:style-name="ce104">
            <text:p>0.5%</text:p>
          </table:table-cell>
          <table:table-cell office:value-type="percentage" office:value="0" table:formula="of:=[.B30]*[.C30]" table:style-name="ce103">
            <text:p>0.00%</text:p>
          </table:table-cell>
          <table:table-cell table:style-name="ce125"/>
          <table:table-cell table:style-name="ce94"/>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Completed Professional VCRs (out of 2)" table:formula="of:=&quot;Completed Professional VCRs (out of &quot;&amp;COUNTIF([VCRs.$A$10:.$A$201];&quot;Professional&quot;)&amp;&quot;)&quot;" table:style-name="ce51">
            <text:p>Completed Professional VCRs (out of 2)</text:p>
          </table:table-cell>
          <table:table-cell office:value-type="float" office:value="0" table:formula="of:=[VCRs.$E$8]" table:style-name="ce23">
            <text:p>0</text:p>
          </table:table-cell>
          <table:table-cell office:value-type="percentage" office:value="0.01" table:style-name="ce104">
            <text:p>1.0%</text:p>
          </table:table-cell>
          <table:table-cell office:value-type="percentage" office:value="0" table:formula="of:=[.B31]*[.C31]" table:style-name="ce103">
            <text:p>0.00%</text:p>
          </table:table-cell>
          <table:table-cell table:style-name="ce125"/>
          <table:table-cell table:style-name="ce96"/>
          <table:table-cell table:style-name="ce95"/>
          <table:table-cell table:style-name="ce96"/>
          <table:table-cell table:style-name="ce130"/>
          <table:table-cell table:style-name="ce94"/>
          <table:table-cell table:number-columns-repeated="233" table:style-name="ce4"/>
          <table:table-cell table:number-columns-repeated="767" table:style-name="ce5"/>
          <table:table-cell table:number-columns-repeated="3" table:style-name="ce110"/>
          <table:table-cell table:number-columns-repeated="15371" table:style-name="ce1"/>
        </table:table-row>
        <table:table-row table:style-name="ro1">
          <table:table-cell office:value-type="string" office:string-value="Completed Innovative VCRs (out of 0)" table:formula="of:=&quot;Completed Innovative VCRs (out of &quot;&amp;COUNTIF([VCRs.$A$10:.$A$201];&quot;Innovative&quot;)&amp;&quot;)&quot;" table:style-name="ce54">
            <text:p>Completed Innovative VCRs (out of 0)</text:p>
          </table:table-cell>
          <table:table-cell office:value-type="float" office:value="0" table:formula="of:=[VCRs.$E$9]" table:style-name="ce55">
            <text:p>0</text:p>
          </table:table-cell>
          <table:table-cell office:value-type="percentage" office:value="0.03" table:style-name="ce105">
            <text:p>3.0%</text:p>
          </table:table-cell>
          <table:table-cell office:value-type="percentage" office:value="0" table:formula="of:=[.B32]*[.C32]" table:style-name="ce106">
            <text:p>0.00%</text:p>
          </table:table-cell>
          <table:table-cell table:style-name="ce130"/>
          <table:table-cell table:style-name="ce96"/>
          <table:table-cell table:style-name="ce111"/>
          <table:table-cell table:style-name="ce96"/>
          <table:table-cell table:style-name="ce125"/>
          <table:table-cell table:style-name="ce94"/>
          <table:table-cell table:number-columns-repeated="233" table:style-name="ce93"/>
          <table:table-cell table:number-columns-repeated="767" table:style-name="ce46"/>
          <table:table-cell table:number-columns-repeated="15374" table:style-name="ce1"/>
        </table:table-row>
        <table:table-row table:style-name="ro1">
          <table:table-cell table:style-name="ce4"/>
          <table:table-cell table:style-name="ce23"/>
          <table:table-cell office:value-type="string" table:style-name="ce107">
            <text:p>Total:</text:p>
          </table:table-cell>
          <table:table-cell office:value-type="percentage" office:value="0" table:formula="of:=SUM([.D27:.D32])" table:style-name="ce108">
            <text:p>0.00%</text:p>
          </table:table-cell>
          <table:table-cell table:style-name="ce130"/>
          <table:table-cell table:style-name="ce96"/>
          <table:table-cell table:style-name="ce95"/>
          <table:table-cell table:style-name="ce96"/>
          <table:table-cell table:style-name="ce127"/>
          <table:table-cell table:style-name="ce94"/>
          <table:table-cell table:number-columns-repeated="233" table:style-name="ce93"/>
          <table:table-cell table:number-columns-repeated="767" table:style-name="ce46"/>
          <table:table-cell table:number-columns-repeated="15374" table:style-name="ce1"/>
        </table:table-row>
        <table:table-row table:style-name="ro1">
          <table:table-cell table:style-name="ce93"/>
          <table:table-cell table:style-name="ce94"/>
          <table:table-cell table:style-name="ce95"/>
          <table:table-cell table:style-name="ce96"/>
          <table:table-cell table:style-name="ce95"/>
          <table:table-cell table:style-name="ce114"/>
          <table:table-cell table:style-name="ce113"/>
          <table:table-cell table:style-name="ce114"/>
          <table:table-cell table:style-name="ce125"/>
          <table:table-cell table:style-name="ce94"/>
          <table:table-cell table:number-columns-repeated="237" table:style-name="ce93"/>
          <table:table-cell table:number-columns-repeated="767" table:style-name="ce46"/>
          <table:table-cell table:number-columns-repeated="15370"/>
        </table:table-row>
        <table:table-row table:style-name="ro1">
          <table:table-cell table:number-columns-repeated="2" table:style-name="ce46"/>
          <table:table-cell table:style-name="ce111"/>
          <table:table-cell table:style-name="ce96"/>
          <table:table-cell table:style-name="ce111"/>
          <table:table-cell table:style-name="ce96"/>
          <table:table-cell table:style-name="ce95"/>
          <table:table-cell table:style-name="ce96"/>
          <table:table-cell table:style-name="ce125"/>
          <table:table-cell table:style-name="ce94"/>
          <table:table-cell table:number-columns-repeated="237" table:style-name="ce93"/>
          <table:table-cell table:number-columns-repeated="767" table:style-name="ce46"/>
          <table:table-cell table:number-columns-repeated="15370"/>
        </table:table-row>
        <table:table-row table:style-name="ro1">
          <table:table-cell table:number-columns-repeated="2" table:style-name="ce46"/>
          <table:table-cell table:style-name="ce95"/>
          <table:table-cell table:style-name="ce96"/>
          <table:table-cell table:style-name="ce95"/>
          <table:table-cell table:style-name="ce96"/>
          <table:table-cell table:style-name="ce95"/>
          <table:table-cell table:style-name="ce96"/>
          <table:table-cell table:style-name="ce130"/>
          <table:table-cell table:style-name="ce94"/>
          <table:table-cell table:number-columns-repeated="237" table:style-name="ce93"/>
          <table:table-cell table:number-columns-repeated="767" table:style-name="ce46"/>
          <table:table-cell table:number-columns-repeated="15370"/>
        </table:table-row>
        <table:table-row table:style-name="ro1">
          <table:table-cell table:style-name="ce112"/>
          <table:table-cell table:style-name="ce94"/>
          <table:table-cell table:style-name="ce113"/>
          <table:table-cell table:style-name="ce114"/>
          <table:table-cell table:style-name="ce113"/>
          <table:table-cell table:style-name="ce96"/>
          <table:table-cell table:style-name="ce95"/>
          <table:table-cell table:style-name="ce96"/>
          <table:table-cell table:style-name="ce130"/>
          <table:table-cell table:style-name="ce94"/>
          <table:table-cell table:number-columns-repeated="237" table:style-name="ce93"/>
          <table:table-cell table:number-columns-repeated="767" table:style-name="ce46"/>
          <table:table-cell table:number-columns-repeated="15370"/>
        </table:table-row>
        <table:table-row table:style-name="ro1">
          <table:table-cell table:style-name="ce93"/>
          <table:table-cell table:style-name="ce94"/>
          <table:table-cell table:style-name="ce95"/>
          <table:table-cell table:style-name="ce96"/>
          <table:table-cell table:style-name="ce95"/>
          <table:table-cell table:style-name="ce96"/>
          <table:table-cell table:style-name="ce95"/>
          <table:table-cell table:style-name="ce96"/>
          <table:table-cell table:style-name="ce130"/>
          <table:table-cell table:style-name="ce94"/>
          <table:table-cell table:number-columns-repeated="237" table:style-name="ce93"/>
          <table:table-cell table:number-columns-repeated="767" table:style-name="ce46"/>
          <table:table-cell table:number-columns-repeated="15370"/>
        </table:table-row>
        <table:table-row table:style-name="ro1">
          <table:table-cell table:style-name="ce93"/>
          <table:table-cell table:style-name="ce94"/>
          <table:table-cell table:style-name="ce95"/>
          <table:table-cell table:style-name="ce96"/>
          <table:table-cell table:style-name="ce95"/>
          <table:table-cell table:style-name="ce96"/>
          <table:table-cell table:style-name="ce95"/>
          <table:table-cell table:style-name="ce96"/>
          <table:table-cell table:style-name="ce124"/>
          <table:table-cell table:style-name="ce94"/>
          <table:table-cell table:number-columns-repeated="237" table:style-name="ce93"/>
          <table:table-cell table:number-columns-repeated="767" table:style-name="ce46"/>
          <table:table-cell table:number-columns-repeated="15370"/>
        </table:table-row>
        <table:table-row table:style-name="ro1">
          <table:table-cell table:style-name="ce93"/>
          <table:table-cell table:style-name="ce94"/>
          <table:table-cell table:style-name="ce95"/>
          <table:table-cell table:style-name="ce96"/>
          <table:table-cell table:style-name="ce95"/>
          <table:table-cell table:style-name="ce96"/>
          <table:table-cell table:style-name="ce111"/>
          <table:table-cell table:style-name="ce96"/>
          <table:table-cell table:style-name="ce131"/>
          <table:table-cell table:style-name="ce94"/>
          <table:table-cell table:number-columns-repeated="237" table:style-name="ce93"/>
          <table:table-cell table:number-columns-repeated="767" table:style-name="ce46"/>
          <table:table-cell table:number-columns-repeated="15370"/>
        </table:table-row>
        <table:table-row table:number-rows-repeated="2" table:style-name="ro1">
          <table:table-cell table:style-name="ce93"/>
          <table:table-cell table:style-name="ce94"/>
          <table:table-cell table:style-name="ce95"/>
          <table:table-cell table:style-name="ce96"/>
          <table:table-cell table:style-name="ce95"/>
          <table:table-cell table:style-name="ce96"/>
          <table:table-cell table:style-name="ce95"/>
          <table:table-cell table:style-name="ce96"/>
          <table:table-cell table:style-name="ce124"/>
          <table:table-cell table:style-name="ce94"/>
          <table:table-cell table:number-columns-repeated="237" table:style-name="ce93"/>
          <table:table-cell table:number-columns-repeated="767" table:style-name="ce46"/>
          <table:table-cell table:number-columns-repeated="15370"/>
        </table:table-row>
        <table:table-row table:style-name="ro1">
          <table:table-cell table:number-columns-repeated="2" table:style-name="ce46"/>
          <table:table-cell table:style-name="ce111"/>
          <table:table-cell table:style-name="ce96"/>
          <table:table-cell table:style-name="ce111"/>
          <table:table-cell table:style-name="ce96"/>
          <table:table-cell table:style-name="ce95"/>
          <table:table-cell table:style-name="ce96"/>
          <table:table-cell table:style-name="ce124"/>
          <table:table-cell table:style-name="ce94"/>
          <table:table-cell table:number-columns-repeated="237" table:style-name="ce93"/>
          <table:table-cell table:number-columns-repeated="767" table:style-name="ce46"/>
          <table:table-cell table:number-columns-repeated="15370"/>
        </table:table-row>
        <table:table-row table:style-name="ro1">
          <table:table-cell table:number-columns-repeated="2" table:style-name="ce46"/>
          <table:table-cell table:style-name="ce95"/>
          <table:table-cell table:style-name="ce96"/>
          <table:table-cell table:style-name="ce95"/>
          <table:table-cell table:style-name="ce96"/>
          <table:table-cell table:style-name="ce95"/>
          <table:table-cell table:style-name="ce96"/>
          <table:table-cell table:style-name="ce95"/>
          <table:table-cell table:style-name="ce94"/>
          <table:table-cell table:number-columns-repeated="237" table:style-name="ce93"/>
          <table:table-cell table:number-columns-repeated="767" table:style-name="ce46"/>
          <table:table-cell table:number-columns-repeated="15370"/>
        </table:table-row>
        <table:table-row table:style-name="ro1">
          <table:table-cell table:number-columns-repeated="2" table:style-name="ce46"/>
          <table:table-cell table:style-name="ce95"/>
          <table:table-cell table:style-name="ce96"/>
          <table:table-cell table:style-name="ce95"/>
          <table:table-cell table:style-name="ce96"/>
          <table:table-cell table:style-name="ce95"/>
          <table:table-cell table:style-name="ce96"/>
          <table:table-cell table:style-name="ce124"/>
          <table:table-cell table:style-name="ce94"/>
          <table:table-cell table:number-columns-repeated="237" table:style-name="ce93"/>
          <table:table-cell table:number-columns-repeated="767" table:style-name="ce46"/>
          <table:table-cell table:number-columns-repeated="15370"/>
        </table:table-row>
        <table:table-row table:style-name="ro1">
          <table:table-cell table:number-columns-repeated="2" table:style-name="ce46"/>
          <table:table-cell table:style-name="ce95"/>
          <table:table-cell table:style-name="ce96"/>
          <table:table-cell table:style-name="ce95"/>
          <table:table-cell table:style-name="ce96"/>
          <table:table-cell table:style-name="ce95"/>
          <table:table-cell table:style-name="ce96"/>
          <table:table-cell table:style-name="ce131"/>
          <table:table-cell table:style-name="ce94"/>
          <table:table-cell table:number-columns-repeated="237" table:style-name="ce93"/>
          <table:table-cell table:number-columns-repeated="767" table:style-name="ce46"/>
          <table:table-cell table:number-columns-repeated="15370"/>
        </table:table-row>
        <table:table-row table:number-rows-repeated="2" table:style-name="ro1">
          <table:table-cell table:number-columns-repeated="2" table:style-name="ce46"/>
          <table:table-cell table:style-name="ce95"/>
          <table:table-cell table:style-name="ce96"/>
          <table:table-cell table:style-name="ce95"/>
          <table:table-cell table:style-name="ce96"/>
          <table:table-cell table:style-name="ce95"/>
          <table:table-cell table:style-name="ce96"/>
          <table:table-cell table:style-name="ce15"/>
          <table:table-cell table:style-name="ce23"/>
          <table:table-cell table:number-columns-repeated="237" table:style-name="ce93"/>
          <table:table-cell table:number-columns-repeated="767" table:style-name="ce46"/>
          <table:table-cell table:number-columns-repeated="15370"/>
        </table:table-row>
        <table:table-row table:style-name="ro1">
          <table:table-cell table:number-columns-repeated="2" table:style-name="ce46"/>
          <table:table-cell table:style-name="ce95"/>
          <table:table-cell table:style-name="ce96"/>
          <table:table-cell table:style-name="ce95"/>
          <table:table-cell table:style-name="ce96"/>
          <table:table-cell table:style-name="ce95"/>
          <table:table-cell table:style-name="ce96"/>
          <table:table-cell table:style-name="ce124"/>
          <table:table-cell table:style-name="ce94"/>
          <table:table-cell table:number-columns-repeated="237" table:style-name="ce93"/>
          <table:table-cell table:number-columns-repeated="767" table:style-name="ce46"/>
          <table:table-cell table:number-columns-repeated="15370" table:style-name="ce1"/>
        </table:table-row>
        <table:table-row table:number-rows-repeated="2" table:style-name="ro1">
          <table:table-cell table:number-columns-repeated="2" table:style-name="ce46"/>
          <table:table-cell table:style-name="ce95"/>
          <table:table-cell table:style-name="ce96"/>
          <table:table-cell table:style-name="ce95"/>
          <table:table-cell table:style-name="ce96"/>
          <table:table-cell table:style-name="ce95"/>
          <table:table-cell table:style-name="ce96"/>
          <table:table-cell table:style-name="ce124"/>
          <table:table-cell table:style-name="ce94"/>
          <table:table-cell table:number-columns-repeated="237" table:style-name="ce4"/>
          <table:table-cell table:number-columns-repeated="767" table:style-name="ce5"/>
          <table:table-cell table:number-columns-repeated="3" table:style-name="ce110"/>
          <table:table-cell table:number-columns-repeated="15367"/>
        </table:table-row>
        <table:table-row table:number-rows-repeated="1048525"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1" svg:font-family="Calibri1"/>
    <style:font-face style:name="Arial1" svg:font-family="Arial1"/>
  </office:font-face-decls>
  <office:styles>
    <number:number-style style:name="N0">
      <number:number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percentage-style style:name="N36P0">
      <number:number number:decimal-places="2" number:min-integer-digits="1"/>
      <number:text>%</number:text>
    </number:percentage-style>
    <number:percentage-style style:name="N36">
      <style:text-properties fo:color="#FF0000"/>
      <number:text>-</number:text>
      <number:number number:decimal-places="2" number:min-integer-digits="1"/>
      <number:text>%</number:text>
      <style:map style:condition="value()&gt;=0" style:apply-style-name="N36P0"/>
    </number:percentage-style>
    <number:percentage-style style:name="N37">
      <number:number number:decimal-places="1" number:min-integer-digits="1"/>
      <number:text>%</number:text>
    </number:percentage-style>
    <number:date-style style:name="N38P0">
      <number:month/>
      <number:text>/</number:text>
      <number:day/>
    </number:date-style>
    <number:text-style style:name="N38">
      <number:text-content/>
      <style:map style:condition="value()&gt;=0" style:apply-style-name="N38P0"/>
    </number:text-style>
    <number:date-style style:name="N39P0">
      <number:day/>
      <number:text>-</number:text>
      <number:month number:textual="true"/>
    </number:date-style>
    <number:text-style style:name="N39">
      <number:text-content/>
      <style:map style:condition="value()&gt;=0" style:apply-style-name="N39P0"/>
    </number:text-style>
    <number:currency-style style:name="N40P0" number:language="en" number:country="US">
      <number:currency-symbol number:language="en" number:country="US">$</number:currency-symbol>
      <number:number number:decimal-places="2" number:min-integer-digits="1" number:grouping="true"/>
    </number:currency-style>
    <number:currency-style style:name="N40"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40P0"/>
    </number:currency-style>
    <style:style style:name="bgBLUE" style:family="table-cell" style:data-style-name="N0">
      <style:table-cell-properties fo:border="thin solid #000000" style:vertical-align="top" fo:wrap-option="wrap" fo:background-color="#006699"/>
      <style:text-properties fo:font-size="10pt" style:font-size-asian="10pt" style:font-size-complex="10pt"/>
    </style:style>
    <style:style style:name="bgCYAN" style:family="table-cell" style:data-style-name="N0">
      <style:table-cell-properties fo:border="thin solid #000000" style:vertical-align="top" fo:wrap-option="wrap" fo:background-color="#336666"/>
      <style:text-properties fo:font-size="10pt" style:font-size-asian="10pt" style:font-size-complex="10pt"/>
    </style:style>
    <style:style style:name="bgGREEN" style:family="table-cell" style:data-style-name="N0">
      <style:table-cell-properties fo:border="thin solid #000000" style:vertical-align="top" fo:wrap-option="wrap" fo:background-color="#007826"/>
      <style:text-properties fo:font-size="10pt" style:font-size-asian="10pt" style:font-size-complex="10pt"/>
    </style:style>
    <style:style style:name="bgGREY" style:family="table-cell" style:data-style-name="N0">
      <style:table-cell-properties fo:border="thin solid #000000" style:vertical-align="top" fo:wrap-option="wrap" fo:background-color="#808080"/>
      <style:text-properties fo:font-size="10pt" style:font-size-asian="10pt" style:font-size-complex="10pt"/>
    </style:style>
    <style:style style:name="bgPURPLE" style:family="table-cell" style:data-style-name="N0">
      <style:table-cell-properties fo:border="thin solid #000000" style:vertical-align="top" fo:wrap-option="wrap" fo:background-color="#663399"/>
      <style:text-properties fo:font-size="10pt" style:font-size-asian="10pt" style:font-size-complex="10pt"/>
    </style:style>
    <style:style style:name="bgRED" style:family="table-cell" style:data-style-name="N0">
      <style:table-cell-properties fo:border="thin solid #000000" style:vertical-align="top" fo:wrap-option="wrap" fo:background-color="#CC0000"/>
      <style:text-properties fo:font-size="10pt" style:font-size-asian="10pt" style:font-size-complex="10pt"/>
    </style:style>
    <style:style style:name="bgYELLOW" style:family="table-cell" style:data-style-name="N0">
      <style:table-cell-properties fo:border="thin solid #000000" style:vertical-align="top" fo:wrap-option="wrap" fo:background-color="#FFFF66"/>
      <style:text-properties fo:font-size="10pt" style:font-size-asian="10pt" style:font-size-complex="10pt"/>
    </style:style>
    <style:style style:name="CategoryHeader" style:family="table-cell" style:data-style-name="N0">
      <style:table-cell-properties fo:border="thin solid #000000" style:vertical-align="top" fo:wrap-option="wrap" fo:background-color="#000000"/>
      <style:text-properties fo:color="#FFFFFF" style:font-name="Calibri1" style:font-name-asian="Calibri1" style:font-name-complex="Calibri1" fo:font-size="10pt" style:font-size-asian="10pt" style:font-size-complex="10pt" fo:font-weight="bold" style:font-weight-asian="bold" style:font-weight-complex="bold"/>
    </style:style>
    <style:style style:name="cf1" style:family="table-cell" style:data-style-name="N0">
      <style:table-cell-properties fo:border="thin solid #000000" style:vertical-align="top" fo:wrap-option="wrap" fo:background-color="#000000"/>
      <style:text-properties fo:color="#FFFFFF" fo:font-weight="bold" style:font-weight-asian="bold" style:font-weight-complex="bold"/>
    </style:style>
    <style:style style:name="cf10" style:family="table-cell" style:data-style-name="N0">
      <style:table-cell-properties fo:border="thin solid #000000" style:vertical-align="top" fo:wrap-option="wrap" fo:background-color="#FFFF66"/>
    </style:style>
    <style:style style:name="cf11" style:family="table-cell" style:data-style-name="N0">
      <style:table-cell-properties fo:border="thin solid #000000" style:vertical-align="top" fo:wrap-option="wrap" fo:background-color="#663399"/>
    </style:style>
    <style:style style:name="cf12" style:family="table-cell" style:data-style-name="N0">
      <style:table-cell-properties fo:border="thin solid #000000" style:vertical-align="top" fo:wrap-option="wrap" fo:background-color="#808080"/>
    </style:style>
    <style:style style:name="cf13" style:family="table-cell" style:data-style-name="N0">
      <style:table-cell-properties fo:border="thin solid #000000" style:vertical-align="top" fo:wrap-option="wrap" fo:background-color="#006699"/>
    </style:style>
    <style:style style:name="cf14" style:family="table-cell" style:data-style-name="N0">
      <style:table-cell-properties fo:border="thin solid #000000" style:vertical-align="top" fo:wrap-option="wrap" fo:background-color="#CC0000"/>
    </style:style>
    <style:style style:name="cf15" style:family="table-cell" style:data-style-name="N0">
      <style:table-cell-properties fo:border="thin solid #000000" style:vertical-align="top" fo:wrap-option="wrap" fo:background-color="#336666"/>
    </style:style>
    <style:style style:name="cf16" style:family="table-cell" style:data-style-name="N0">
      <style:table-cell-properties fo:border="thin solid #000000" fo:background-color="#000000"/>
      <style:text-properties fo:color="#FFFFFF" fo:font-weight="bold" style:font-weight-asian="bold" style:font-weight-complex="bold"/>
    </style:style>
    <style:style style:name="cf17" style:family="table-cell" style:data-style-name="N0">
      <style:table-cell-properties fo:border="thin solid #000000" fo:background-color="#007826"/>
    </style:style>
    <style:style style:name="cf18" style:family="table-cell" style:data-style-name="N0">
      <style:table-cell-properties fo:border="thin solid #000000" fo:background-color="#FFFF66"/>
    </style:style>
    <style:style style:name="cf19" style:family="table-cell" style:data-style-name="N0">
      <style:table-cell-properties fo:border="thin solid #000000" fo:background-color="#663399"/>
    </style:style>
    <style:style style:name="cf2" style:family="table-cell" style:data-style-name="N0">
      <style:table-cell-properties fo:border="thin solid #000000" style:vertical-align="top" fo:wrap-option="wrap" fo:background-color="#007826"/>
    </style:style>
    <style:style style:name="cf20" style:family="table-cell" style:data-style-name="N0">
      <style:table-cell-properties fo:border="thin solid #000000" fo:background-color="#808080"/>
    </style:style>
    <style:style style:name="cf21" style:family="table-cell" style:data-style-name="N0">
      <style:table-cell-properties fo:border="thin solid #000000" fo:background-color="#006699"/>
    </style:style>
    <style:style style:name="cf22" style:family="table-cell" style:data-style-name="N0">
      <style:table-cell-properties fo:border="thin solid #000000" fo:background-color="#CC0000"/>
    </style:style>
    <style:style style:name="cf23" style:family="table-cell" style:data-style-name="N0">
      <style:table-cell-properties fo:border="thin solid #000000" fo:background-color="#336666"/>
    </style:style>
    <style:style style:name="cf24" style:family="table-cell" style:data-style-name="N0">
      <style:table-cell-properties fo:border="thin solid #000000" fo:background-color="#007826"/>
    </style:style>
    <style:style style:name="cf25" style:family="table-cell" style:data-style-name="N0">
      <style:table-cell-properties fo:border="thin solid #000000" fo:background-color="#FFFF66"/>
    </style:style>
    <style:style style:name="cf26" style:family="table-cell" style:data-style-name="N0">
      <style:table-cell-properties fo:border="thin solid #000000" fo:background-color="#663399"/>
    </style:style>
    <style:style style:name="cf27" style:family="table-cell" style:data-style-name="N0">
      <style:table-cell-properties fo:border="thin solid #000000" fo:background-color="#808080"/>
    </style:style>
    <style:style style:name="cf28" style:family="table-cell" style:data-style-name="N0">
      <style:table-cell-properties fo:border="thin solid #000000" fo:background-color="#006699"/>
    </style:style>
    <style:style style:name="cf29" style:family="table-cell" style:data-style-name="N0">
      <style:table-cell-properties fo:border="thin solid #000000" fo:background-color="#CC0000"/>
    </style:style>
    <style:style style:name="cf3" style:family="table-cell" style:data-style-name="N0">
      <style:table-cell-properties fo:border="thin solid #000000" style:vertical-align="top" fo:wrap-option="wrap" fo:background-color="#FFFF66"/>
    </style:style>
    <style:style style:name="cf30" style:family="table-cell" style:data-style-name="N0">
      <style:table-cell-properties fo:border="thin solid #000000" fo:background-color="#336666"/>
    </style:style>
    <style:style style:name="cf4" style:family="table-cell" style:data-style-name="N0">
      <style:table-cell-properties fo:border="thin solid #000000" style:vertical-align="top" fo:wrap-option="wrap" fo:background-color="#663399"/>
    </style:style>
    <style:style style:name="cf5" style:family="table-cell" style:data-style-name="N0">
      <style:table-cell-properties fo:border="thin solid #000000" style:vertical-align="top" fo:wrap-option="wrap" fo:background-color="#808080"/>
    </style:style>
    <style:style style:name="cf6" style:family="table-cell" style:data-style-name="N0">
      <style:table-cell-properties fo:border="thin solid #000000" style:vertical-align="top" fo:wrap-option="wrap" fo:background-color="#006699"/>
    </style:style>
    <style:style style:name="cf7" style:family="table-cell" style:data-style-name="N0">
      <style:table-cell-properties fo:border="thin solid #000000" style:vertical-align="top" fo:wrap-option="wrap" fo:background-color="#CC0000"/>
    </style:style>
    <style:style style:name="cf8" style:family="table-cell" style:data-style-name="N0">
      <style:table-cell-properties fo:border="thin solid #000000" style:vertical-align="top" fo:wrap-option="wrap" fo:background-color="#336666"/>
    </style:style>
    <style:style style:name="cf9" style:family="table-cell" style:data-style-name="N0">
      <style:table-cell-properties fo:border="thin solid #000000" style:vertical-align="top" fo:wrap-option="wrap" fo:background-color="#007826"/>
    </style:style>
    <style:style style:name="Heading" style:family="table-cell" style:data-style-name="N0">
      <style:table-cell-properties fo:border="thin solid #000000" style:vertical-align="top" fo:wrap-option="wrap" fo:background-color="#FFFFFF"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fo:border="thin solid #000000" style:vertical-align="top" fo:wrap-option="wrap" fo:background-color="#FFFFFF"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fo:border="thin solid #000000" style:vertical-align="top" fo:wrap-option="wrap" fo:background-color="#FFFFFF"/>
      <style:text-properties fo:color="#000000" style:font-name="Calibri" style:font-name-asian="Calibri" style:font-name-complex="Calibri" fo:font-size="11pt" style:font-size-asian="11pt" style:font-size-complex="11pt"/>
    </style:style>
    <style:style style:name="Result" style:family="table-cell" style:data-style-name="N0">
      <style:table-cell-properties fo:border="thin solid #000000" style:vertical-align="top" fo:wrap-option="wrap" fo:background-color="#FFFFFF"/>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0">
      <style:table-cell-properties fo:border="thin solid #000000" style:vertical-align="top" fo:wrap-option="wrap" fo:background-color="#FFFFFF"/>
      <style:text-properties fo:font-style="italic" style:font-style-asian="italic" style:font-style-complex="italic" style:text-underline-style="solid" style:text-underline-type="single" fo:font-weight="bold" style:font-weight-asian="bold" style:font-weight-complex="bold"/>
    </style:style>
    <style:style style:name="cf31" style:family="table-cell">
      <style:table-cell-properties fo:border="thin solid #000000" fo:background-color="#007826"/>
      <style:text-properties fo:color="#000000"/>
    </style:style>
    <style:style style:name="cf32" style:family="table-cell">
      <style:table-cell-properties fo:border="thin solid #000000" fo:background-color="#FFFF66"/>
      <style:text-properties fo:color="#000000"/>
    </style:style>
    <style:style style:name="cf33" style:family="table-cell">
      <style:table-cell-properties fo:border="thin solid #000000" fo:background-color="#663399"/>
      <style:text-properties fo:color="#000000"/>
    </style:style>
    <style:style style:name="cf34" style:family="table-cell">
      <style:table-cell-properties fo:border="thin solid #000000" fo:background-color="#808080"/>
      <style:text-properties fo:color="#000000"/>
    </style:style>
    <style:style style:name="cf35" style:family="table-cell">
      <style:table-cell-properties fo:border="thin solid #000000" fo:background-color="#006699"/>
      <style:text-properties fo:color="#000000"/>
    </style:style>
    <style:style style:name="cf36" style:family="table-cell">
      <style:table-cell-properties fo:border="thin solid #000000" fo:background-color="#CC0000"/>
      <style:text-properties fo:color="#000000"/>
    </style:style>
    <style:style style:name="cf37" style:family="table-cell">
      <style:table-cell-properties fo:border="thin solid #000000" fo:background-color="#336666"/>
      <style:text-properties fo:color="#000000"/>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75in" fo:margin-bottom="0.75in" fo:margin-left="0.7in" fo:margin-right="0.7in" style:print-page-order="ltr" style:first-page-number="continue" style:scale-to="100%" style:table-centering="none" style:print="objects charts drawings"/>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pm2">
      <style:page-layout-properties fo:margin-top="0.75in" fo:margin-bottom="0.75in" fo:margin-left="0.7in" fo:margin-right="0.7in" style:print-orientation="portrait" style:print-page-order="ltr" style:first-page-number="continue" style:scale-to="100%" style:table-centering="none" style:print="objects charts drawings"/>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whom</meta:initial-creator>
    <dc:creator>Travis</dc:creator>
    <meta:creation-date>2009-11-09T15:59:30Z</meta:creation-date>
    <dc:date>2014-11-23T19:12:22Z</dc:date>
    <meta:editing-cycles>506</meta:editing-cycles>
    <meta:editing-duration>PT7551S</meta:editing-duration>
  </office:meta>
</office:document-meta>
</file>